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Aptos" style:font-family-asian="Aptos" style:font-family-complex="Aptos" fo:background-color="transparent" style:use-window-font-color="true"/>
    </style:style>
    <style:style style:name="T2" style:family="text">
      <style:text-properties fo:font-size="12.00pt" fo:font-weight="normal" fo:font-family="Arial" style:font-family-asian="Arial" style:font-family-complex="Arial" fo:background-color="transparent" fo:color="#252525"/>
    </style:style>
    <style:style style:name="T3" style:family="text">
      <style:text-properties fo:font-size="12.00pt" fo:font-weight="bold" fo:font-family="Arial" style:font-family-asian="Arial" style:font-family-complex="Arial" fo:background-color="transparent" fo:color="#252525"/>
    </style:style>
    <style:style style:name="T4" style:family="text">
      <style:text-properties fo:font-size="12.00pt" fo:font-weight="normal" fo:font-family="Arial" style:font-family-asian="Arial" style:font-family-complex="Arial" fo:background-color="transparent" fo:color="#252525"/>
    </style:style>
    <style:style style:name="T5" style:family="text">
      <style:text-properties fo:font-size="12.00pt" fo:font-weight="normal" fo:font-family="Aptos" style:font-family-asian="Aptos" style:font-family-complex="Aptos" fo:background-color="transparent" style:use-window-font-color="true"/>
    </style:style>
    <style:style style:name="T6" style:family="text">
      <style:text-properties fo:font-size="12.00pt" fo:font-weight="bold" fo:font-family="Arial" style:font-family-asian="Arial" style:font-family-complex="Arial" fo:background-color="transparent" fo:color="#252525"/>
    </style:style>
    <style:style style:name="T7" style:family="text">
      <style:text-properties fo:font-size="12.00pt" fo:font-weight="normal" fo:font-family="Aptos" style:font-family-asian="Aptos" style:font-family-complex="Aptos" fo:background-color="transparent" style:use-window-font-color="true"/>
    </style:style>
    <style:style style:name="T8" style:family="text">
      <style:text-properties fo:font-size="12.00pt" fo:font-weight="bold" fo:font-family="Arial" style:font-family-asian="Arial" style:font-family-complex="Arial" fo:background-color="transparent" fo:color="#252525"/>
    </style:style>
    <style:style style:name="T9" style:family="text">
      <style:text-properties fo:font-size="12.00pt" fo:font-weight="normal" fo:font-family="Arial" style:font-family-asian="Arial" style:font-family-complex="Arial" fo:background-color="transparent" fo:color="#252525"/>
    </style:style>
    <style:style style:name="T10" style:family="text">
      <style:text-properties fo:font-size="12.00pt" fo:font-weight="normal" fo:font-family="Aptos" style:font-family-asian="Aptos" style:font-family-complex="Aptos" fo:background-color="transparent" style:use-window-font-color="true"/>
    </style:style>
    <style:style style:name="T11" style:family="text">
      <style:text-properties fo:font-size="12.00pt" fo:font-weight="bold" fo:font-family="Arial" style:font-family-asian="Arial" style:font-family-complex="Arial" fo:background-color="transparent" fo:color="#252525"/>
    </style:style>
    <style:style style:name="T12" style:family="text">
      <style:text-properties fo:font-size="12.00pt" fo:font-weight="normal" fo:font-family="Aptos" style:font-family-asian="Aptos" style:font-family-complex="Aptos" fo:background-color="transparent" style:use-window-font-color="true"/>
    </style:style>
    <style:style style:name="T13" style:family="text">
      <style:text-properties fo:font-size="12.00pt" fo:font-weight="normal" fo:font-family="Arial" style:font-family-asian="Arial" style:font-family-complex="Arial" fo:background-color="transparent" fo:color="#252525"/>
    </style:style>
    <style:style style:name="T14" style:family="text">
      <style:text-properties fo:font-size="12.00pt" fo:font-weight="normal" fo:font-family="Aptos" style:font-family-asian="Aptos" style:font-family-complex="Aptos" fo:background-color="transparent" style:use-window-font-color="true"/>
    </style:style>
    <style:style style:name="T15" style:family="text">
      <style:text-properties fo:font-size="12.00pt" fo:font-weight="bold" fo:font-family="Arial" style:font-family-asian="Arial" style:font-family-complex="Arial" fo:background-color="transparent" fo:color="#252525"/>
    </style:style>
    <style:style style:name="T16" style:family="text">
      <style:text-properties fo:font-size="12.00pt" fo:font-weight="normal" fo:font-family="Aptos" style:font-family-asian="Aptos" style:font-family-complex="Aptos" fo:background-color="transparent" style:use-window-font-color="true"/>
    </style:style>
    <style:style style:name="T17" style:family="text">
      <style:text-properties fo:font-size="12.00pt" fo:font-weight="bold" fo:font-family="Arial" style:font-family-asian="Arial" style:font-family-complex="Arial" fo:background-color="transparent" fo:color="#252525"/>
    </style:style>
    <style:style style:name="T18" style:family="text">
      <style:text-properties fo:font-size="12.00pt" fo:font-weight="normal" fo:font-family="Arial" style:font-family-asian="Arial" style:font-family-complex="Arial" fo:background-color="transparent" fo:color="#252525"/>
    </style:style>
    <style:style style:name="T19" style:family="text">
      <style:text-properties fo:font-size="12.00pt" fo:font-weight="normal" fo:font-family="Aptos" style:font-family-asian="Aptos" style:font-family-complex="Aptos" fo:background-color="transparent" style:use-window-font-color="true"/>
    </style:style>
    <style:style style:name="T20" style:family="text">
      <style:text-properties fo:font-size="12.00pt" fo:font-weight="normal" fo:font-family="Arial" style:font-family-asian="Arial" style:font-family-complex="Arial" fo:background-color="transparent" fo:color="#252525"/>
    </style:style>
    <style:style style:name="T21" style:family="text">
      <style:text-properties fo:font-size="12.00pt" fo:font-weight="normal" fo:font-family="Aptos" style:font-family-asian="Aptos" style:font-family-complex="Aptos" fo:background-color="transparent" style:use-window-font-color="true"/>
    </style:style>
    <style:style style:name="T22" style:family="text">
      <style:text-properties fo:font-size="12.00pt" fo:font-weight="bold" fo:font-family="Arial" style:font-family-asian="Arial" style:font-family-complex="Arial" fo:background-color="transparent" fo:color="#252525"/>
    </style:style>
    <style:style style:name="T23" style:family="text">
      <style:text-properties fo:font-size="12.00pt" fo:font-weight="normal" fo:font-family="Aptos" style:font-family-asian="Aptos" style:font-family-complex="Aptos" fo:background-color="transparent" style:use-window-font-color="true"/>
    </style:style>
    <style:style style:name="T24" style:family="text">
      <style:text-properties fo:font-size="12.00pt" fo:font-weight="bold" fo:font-family="Arial" style:font-family-asian="Arial" style:font-family-complex="Arial" fo:background-color="transparent" fo:color="#252525"/>
    </style:style>
    <style:style style:name="T25" style:family="text">
      <style:text-properties fo:font-size="12.00pt" fo:font-weight="normal" fo:font-family="Aptos" style:font-family-asian="Aptos" style:font-family-complex="Aptos" fo:background-color="transparent" style:use-window-font-color="true"/>
    </style:style>
    <style:style style:name="T26" style:family="text">
      <style:text-properties fo:font-size="12.00pt" fo:font-weight="bold" fo:font-family="Arial" style:font-family-asian="Arial" style:font-family-complex="Arial" fo:background-color="transparent" fo:color="#252525"/>
    </style:style>
    <style:style style:name="T27" style:family="text">
      <style:text-properties fo:font-size="12.00pt" fo:font-weight="normal" fo:font-family="Arial" style:font-family-asian="Arial" style:font-family-complex="Arial" fo:background-color="transparent" fo:color="#252525"/>
    </style:style>
    <style:style style:name="T28" style:family="text">
      <style:text-properties fo:font-size="12.00pt" fo:font-weight="normal" fo:font-family="Aptos" style:font-family-asian="Aptos" style:font-family-complex="Aptos" fo:background-color="transparent" style:use-window-font-color="true"/>
    </style:style>
    <style:style style:name="T29" style:family="text">
      <style:text-properties fo:font-size="12.00pt" fo:font-weight="bold" fo:font-family="Arial" style:font-family-asian="Arial" style:font-family-complex="Arial" fo:background-color="transparent" fo:color="#252525"/>
    </style:style>
    <style:style style:name="T30" style:family="text">
      <style:text-properties fo:font-size="12.00pt" fo:font-weight="normal" fo:font-family="Arial" style:font-family-asian="Arial" style:font-family-complex="Arial" fo:background-color="transparent" fo:color="#252525"/>
    </style:style>
    <style:style style:name="T31" style:family="text">
      <style:text-properties fo:font-size="12.00pt" fo:font-weight="normal" fo:font-family="Aptos" style:font-family-asian="Aptos" style:font-family-complex="Aptos" fo:background-color="transparent" style:use-window-font-color="true"/>
    </style:style>
    <style:style style:name="T32" style:family="text">
      <style:text-properties fo:font-size="12.00pt" fo:font-weight="bold" fo:font-family="Arial" style:font-family-asian="Arial" style:font-family-complex="Arial" fo:background-color="transparent" fo:color="#252525"/>
    </style:style>
    <style:style style:name="T33" style:family="text">
      <style:text-properties fo:font-size="12.00pt" fo:font-weight="normal" fo:font-family="Arial" style:font-family-asian="Arial" style:font-family-complex="Arial" fo:background-color="transparent" fo:color="#252525"/>
    </style:style>
    <style:style style:name="T34" style:family="text">
      <style:text-properties fo:font-size="12.00pt" fo:font-weight="normal" fo:font-family="Aptos" style:font-family-asian="Aptos" style:font-family-complex="Aptos" fo:background-color="transparent" style:use-window-font-color="true"/>
    </style:style>
    <style:style style:name="T35" style:family="text">
      <style:text-properties fo:font-size="12.00pt" fo:font-weight="bold" fo:font-family="Arial" style:font-family-asian="Arial" style:font-family-complex="Arial" fo:background-color="transparent" fo:color="#252525"/>
    </style:style>
    <style:style style:name="T36" style:family="text">
      <style:text-properties fo:font-size="12.00pt" fo:font-weight="normal" fo:font-family="Aptos" style:font-family-asian="Aptos" style:font-family-complex="Aptos" fo:background-color="transparent" style:use-window-font-color="true"/>
    </style:style>
    <style:style style:name="T37" style:family="text">
      <style:text-properties fo:font-size="12.00pt" fo:font-weight="normal" fo:font-family="Arial" style:font-family-asian="Arial" style:font-family-complex="Arial" fo:background-color="transparent" fo:color="#252525"/>
    </style:style>
    <style:style style:name="T38" style:family="text">
      <style:text-properties fo:font-size="12.00pt" fo:font-weight="normal" fo:font-family="Aptos" style:font-family-asian="Aptos" style:font-family-complex="Aptos" fo:background-color="transparent" style:use-window-font-color="true"/>
    </style:style>
    <style:style style:name="T39" style:family="text">
      <style:text-properties fo:font-size="12.00pt" fo:font-weight="normal" fo:font-family="Arial" style:font-family-asian="Arial" style:font-family-complex="Arial" fo:background-color="transparent" fo:color="#252525"/>
    </style:style>
    <style:style style:name="T40" style:family="text">
      <style:text-properties fo:font-size="12.00pt" fo:font-weight="normal" fo:font-family="Aptos" style:font-family-asian="Aptos" style:font-family-complex="Aptos" fo:background-color="transparent" style:use-window-font-color="true"/>
    </style:style>
    <style:style style:name="T41" style:family="text">
      <style:text-properties fo:font-size="12.00pt" fo:font-weight="normal" fo:font-family="Arial" style:font-family-asian="Arial" style:font-family-complex="Arial" fo:background-color="transparent" fo:color="#252525"/>
    </style:style>
    <style:style style:name="T42" style:family="text">
      <style:text-properties fo:font-size="12.00pt" fo:font-weight="normal" fo:font-family="Aptos" style:font-family-asian="Aptos" style:font-family-complex="Aptos" fo:background-color="transparent" style:use-window-font-color="true"/>
    </style:style>
    <style:style style:name="T43" style:family="text">
      <style:text-properties fo:font-size="12.00pt" fo:font-weight="normal" fo:font-family="Arial" style:font-family-asian="Arial" style:font-family-complex="Arial" fo:background-color="transparent" fo:color="#252525"/>
    </style:style>
    <style:style style:name="T44" style:family="text">
      <style:text-properties fo:font-size="12.00pt" fo:font-weight="normal" fo:font-family="Aptos" style:font-family-asian="Aptos" style:font-family-complex="Aptos" fo:background-color="transparent" style:use-window-font-color="true"/>
    </style:style>
    <style:style style:name="T45" style:family="text">
      <style:text-properties fo:font-size="12.00pt" fo:font-weight="bold" fo:font-family="Arial" style:font-family-asian="Arial" style:font-family-complex="Arial" fo:background-color="transparent" fo:color="#252525"/>
    </style:style>
    <style:style style:name="T46" style:family="text">
      <style:text-properties fo:font-size="12.00pt" fo:font-weight="normal" fo:font-family="Aptos" style:font-family-asian="Aptos" style:font-family-complex="Aptos" fo:background-color="transparent" style:use-window-font-color="true"/>
    </style:style>
    <style:style style:name="T47" style:family="text">
      <style:text-properties fo:font-size="12.00pt" fo:font-weight="bold" fo:font-family="Arial" style:font-family-asian="Arial" style:font-family-complex="Arial" fo:background-color="transparent" fo:color="#252525"/>
    </style:style>
    <style:style style:name="T48" style:family="text">
      <style:text-properties fo:font-size="12.00pt" fo:font-weight="normal" fo:font-family="Aptos" style:font-family-asian="Aptos" style:font-family-complex="Aptos" fo:background-color="transparent" style:use-window-font-color="true"/>
    </style:style>
    <style:style style:name="T49" style:family="text">
      <style:text-properties fo:font-size="12.00pt" fo:font-weight="normal" fo:font-family="Arial" style:font-family-asian="Arial" style:font-family-complex="Arial" fo:background-color="transparent" fo:color="#252525"/>
    </style:style>
    <style:style style:name="T50" style:family="text">
      <style:text-properties fo:font-size="12.00pt" fo:font-weight="normal" fo:font-family="Aptos" style:font-family-asian="Aptos" style:font-family-complex="Aptos" fo:background-color="transparent" style:use-window-font-color="true"/>
    </style:style>
    <style:style style:name="T51" style:family="text">
      <style:text-properties fo:font-size="12.00pt" fo:font-weight="normal" fo:font-family="Arial" style:font-family-asian="Arial" style:font-family-complex="Arial" fo:background-color="transparent" fo:color="#252525"/>
    </style:style>
    <style:style style:name="T52" style:family="text">
      <style:text-properties fo:font-size="12.00pt" fo:font-weight="normal" fo:font-family="Aptos" style:font-family-asian="Aptos" style:font-family-complex="Aptos" fo:background-color="transparent" style:use-window-font-color="true"/>
    </style:style>
    <style:style style:name="T53" style:family="text">
      <style:text-properties fo:font-size="12.00pt" fo:font-weight="bold" fo:font-family="Arial" style:font-family-asian="Arial" style:font-family-complex="Arial" fo:background-color="transparent" fo:color="#252525"/>
    </style:style>
    <style:style style:name="T54" style:family="text">
      <style:text-properties fo:font-size="12.00pt" fo:font-weight="normal" fo:font-family="Aptos" style:font-family-asian="Aptos" style:font-family-complex="Aptos" fo:background-color="transparent" style:use-window-font-color="true"/>
    </style:style>
    <style:style style:name="T55" style:family="text">
      <style:text-properties fo:font-size="12.00pt" fo:font-weight="bold" fo:font-family="Arial" style:font-family-asian="Arial" style:font-family-complex="Arial" fo:background-color="transparent" fo:color="#252525"/>
    </style:style>
    <style:style style:name="T56" style:family="text">
      <style:text-properties fo:font-size="12.00pt" fo:font-weight="normal" fo:font-family="Arial" style:font-family-asian="Arial" style:font-family-complex="Arial" fo:background-color="transparent" fo:color="#252525"/>
    </style:style>
    <style:style style:name="T57" style:family="text">
      <style:text-properties fo:font-size="12.00pt" fo:font-weight="normal" fo:font-family="Aptos" style:font-family-asian="Aptos" style:font-family-complex="Aptos" fo:background-color="transparent" style:use-window-font-color="true"/>
    </style:style>
    <style:style style:name="T58" style:family="text">
      <style:text-properties fo:font-size="12.00pt" fo:font-weight="bold" fo:font-family="Arial" style:font-family-asian="Arial" style:font-family-complex="Arial" fo:background-color="transparent" fo:color="#252525"/>
    </style:style>
    <style:style style:name="T59" style:family="text">
      <style:text-properties fo:font-size="12.00pt" fo:font-weight="normal" fo:font-family="Arial" style:font-family-asian="Arial" style:font-family-complex="Arial" fo:background-color="transparent" fo:color="#252525"/>
    </style:style>
    <style:style style:name="T60" style:family="text">
      <style:text-properties fo:font-size="12.00pt" fo:font-weight="normal" fo:font-family="Aptos" style:font-family-asian="Aptos" style:font-family-complex="Aptos" fo:background-color="transparent" style:use-window-font-color="true"/>
    </style:style>
    <style:style style:name="T61" style:family="text">
      <style:text-properties fo:font-size="12.00pt" fo:font-weight="normal" fo:font-family="Arial" style:font-family-asian="Arial" style:font-family-complex="Arial" fo:background-color="transparent" fo:color="#252525"/>
    </style:style>
    <style:style style:name="T62" style:family="text">
      <style:text-properties fo:font-size="12.00pt" fo:font-weight="normal" fo:font-family="Aptos" style:font-family-asian="Aptos" style:font-family-complex="Aptos" fo:background-color="transparent" style:use-window-font-color="true"/>
    </style:style>
    <style:style style:name="T63" style:family="text">
      <style:text-properties fo:font-size="12.00pt" fo:font-weight="bold" fo:font-family="Arial" style:font-family-asian="Arial" style:font-family-complex="Arial" fo:background-color="transparent" fo:color="#252525"/>
    </style:style>
    <style:style style:name="T64" style:family="text">
      <style:text-properties fo:font-size="12.00pt" fo:font-weight="normal" fo:font-family="Arial" style:font-family-asian="Arial" style:font-family-complex="Arial" fo:background-color="transparent" fo:color="#252525"/>
    </style:style>
    <style:style style:name="T65" style:family="text">
      <style:text-properties fo:font-size="12.00pt" fo:font-weight="normal" fo:font-family="Aptos" style:font-family-asian="Aptos" style:font-family-complex="Aptos" fo:background-color="transparent" style:use-window-font-color="true"/>
    </style:style>
    <style:style style:name="T66" style:family="text">
      <style:text-properties fo:font-size="12.00pt" fo:font-weight="bold" fo:font-family="Arial" style:font-family-asian="Arial" style:font-family-complex="Arial" fo:background-color="transparent" fo:color="#252525"/>
    </style:style>
    <style:style style:name="T67" style:family="text">
      <style:text-properties fo:font-size="12.00pt" fo:font-weight="normal" fo:font-family="Arial" style:font-family-asian="Arial" style:font-family-complex="Arial" fo:background-color="transparent" fo:color="#252525"/>
    </style:style>
    <style:style style:name="T68" style:family="text">
      <style:text-properties fo:font-size="12.00pt" fo:font-weight="normal" fo:font-family="Aptos" style:font-family-asian="Aptos" style:font-family-complex="Aptos" fo:background-color="transparent" style:use-window-font-color="true"/>
    </style:style>
    <style:style style:name="T69" style:family="text">
      <style:text-properties fo:font-size="12.00pt" fo:font-weight="bold" fo:font-family="Arial" style:font-family-asian="Arial" style:font-family-complex="Arial" fo:background-color="transparent" fo:color="#252525"/>
    </style:style>
    <style:style style:name="T70" style:family="text">
      <style:text-properties fo:font-size="12.00pt" fo:font-weight="normal" fo:font-family="Aptos" style:font-family-asian="Aptos" style:font-family-complex="Aptos" fo:background-color="transparent" style:use-window-font-color="true"/>
    </style:style>
    <style:style style:name="T71" style:family="text">
      <style:text-properties fo:font-size="12.00pt" fo:font-weight="bold" fo:font-family="Arial" style:font-family-asian="Arial" style:font-family-complex="Arial" fo:background-color="transparent" fo:color="#252525"/>
    </style:style>
    <style:style style:name="T72" style:family="text">
      <style:text-properties fo:font-size="12.00pt" fo:font-weight="normal" fo:font-family="Aptos" style:font-family-asian="Aptos" style:font-family-complex="Aptos" fo:background-color="transparent" style:use-window-font-color="true"/>
    </style:style>
    <style:style style:name="T73" style:family="text">
      <style:text-properties fo:font-size="12.00pt" fo:font-weight="normal" fo:font-family="Arial" style:font-family-asian="Arial" style:font-family-complex="Arial" fo:background-color="transparent" fo:color="#252525"/>
    </style:style>
    <style:style style:name="T74" style:family="text">
      <style:text-properties fo:font-size="12.00pt" fo:font-weight="normal" fo:font-family="Aptos" style:font-family-asian="Aptos" style:font-family-complex="Aptos" fo:background-color="transparent" style:use-window-font-color="true"/>
    </style:style>
    <style:style style:name="T75" style:family="text">
      <style:text-properties fo:font-size="12.00pt" fo:font-weight="bold" fo:font-family="Arial" style:font-family-asian="Arial" style:font-family-complex="Arial" fo:background-color="transparent" fo:color="#252525"/>
    </style:style>
    <style:style style:name="T76" style:family="text">
      <style:text-properties fo:font-size="12.00pt" fo:font-weight="normal" fo:font-family="Aptos" style:font-family-asian="Aptos" style:font-family-complex="Aptos" fo:background-color="transparent" style:use-window-font-color="true"/>
    </style:style>
    <style:style style:name="T77" style:family="text">
      <style:text-properties fo:font-size="12.00pt" fo:font-weight="normal" fo:font-family="Arial" style:font-family-asian="Arial" style:font-family-complex="Arial" fo:background-color="transparent" fo:color="#252525"/>
    </style:style>
    <style:style style:name="T78" style:family="text">
      <style:text-properties fo:font-size="12.00pt" fo:font-weight="bold" fo:font-family="Arial" style:font-family-asian="Arial" style:font-family-complex="Arial" fo:background-color="transparent" fo:color="#252525"/>
    </style:style>
    <style:style style:name="T79" style:family="text">
      <style:text-properties fo:font-size="12.00pt" fo:font-weight="normal" fo:font-family="Arial" style:font-family-asian="Arial" style:font-family-complex="Arial" fo:background-color="transparent" fo:color="#252525"/>
    </style:style>
    <style:style style:name="T80" style:family="text">
      <style:text-properties fo:font-size="12.00pt" fo:font-weight="normal" fo:font-family="Aptos" style:font-family-asian="Aptos" style:font-family-complex="Aptos" fo:background-color="transparent" style:use-window-font-color="true"/>
    </style:style>
    <style:style style:name="T81" style:family="text">
      <style:text-properties fo:font-size="12.00pt" fo:font-weight="bold" fo:font-family="Arial" style:font-family-asian="Arial" style:font-family-complex="Arial" fo:background-color="transparent" fo:color="#252525"/>
    </style:style>
    <style:style style:name="T82" style:family="text">
      <style:text-properties fo:font-size="12.00pt" fo:font-weight="normal" fo:font-family="Aptos" style:font-family-asian="Aptos" style:font-family-complex="Aptos" fo:background-color="transparent" style:use-window-font-color="true"/>
    </style:style>
    <style:style style:name="T83" style:family="text">
      <style:text-properties fo:font-size="12.00pt" fo:font-weight="normal" fo:font-family="Arial" style:font-family-asian="Arial" style:font-family-complex="Arial" fo:background-color="transparent" fo:color="#252525"/>
    </style:style>
    <style:style style:name="T84" style:family="text">
      <style:text-properties fo:font-size="12.00pt" fo:font-weight="normal" fo:font-family="Aptos" style:font-family-asian="Aptos" style:font-family-complex="Aptos" fo:background-color="transparent" style:use-window-font-color="true"/>
    </style:style>
    <style:style style:name="T85" style:family="text">
      <style:text-properties fo:font-size="12.00pt" fo:font-weight="bold" fo:font-family="Arial" style:font-family-asian="Arial" style:font-family-complex="Arial" fo:background-color="transparent" fo:color="#252525"/>
    </style:style>
    <style:style style:name="T86" style:family="text">
      <style:text-properties fo:font-size="12.00pt" fo:font-weight="normal" fo:font-family="Aptos" style:font-family-asian="Aptos" style:font-family-complex="Aptos" fo:background-color="transparent" style:use-window-font-color="true"/>
    </style:style>
    <style:style style:name="T87" style:family="text">
      <style:text-properties fo:font-size="12.00pt" fo:font-weight="bold" fo:font-family="Arial" style:font-family-asian="Arial" style:font-family-complex="Arial" fo:background-color="transparent" fo:color="#252525"/>
    </style:style>
    <style:style style:name="T88" style:family="text">
      <style:text-properties fo:font-size="12.00pt" fo:font-weight="normal" fo:font-family="Aptos" style:font-family-asian="Aptos" style:font-family-complex="Aptos" fo:background-color="transparent" style:use-window-font-color="true"/>
    </style:style>
    <style:style style:name="T89" style:family="text">
      <style:text-properties fo:font-size="12.00pt" fo:font-weight="normal" fo:font-family="Arial" style:font-family-asian="Arial" style:font-family-complex="Arial" fo:background-color="transparent" fo:color="#252525"/>
    </style:style>
    <style:style style:name="T90" style:family="text">
      <style:text-properties fo:font-size="12.00pt" fo:font-weight="normal" fo:font-family="Aptos" style:font-family-asian="Aptos" style:font-family-complex="Aptos" fo:background-color="transparent" style:use-window-font-color="true"/>
    </style:style>
    <style:style style:name="T91" style:family="text">
      <style:text-properties fo:font-size="12.00pt" fo:font-weight="bold" fo:font-family="Arial" style:font-family-asian="Arial" style:font-family-complex="Arial" fo:background-color="transparent" fo:color="#252525"/>
    </style:style>
    <style:style style:name="T92" style:family="text">
      <style:text-properties fo:font-size="12.00pt" fo:font-weight="normal" fo:font-family="Aptos" style:font-family-asian="Aptos" style:font-family-complex="Aptos" fo:background-color="transparent" style:use-window-font-color="true"/>
    </style:style>
    <style:style style:name="T93" style:family="text">
      <style:text-properties fo:font-size="12.00pt" fo:font-weight="normal" fo:font-family="Arial" style:font-family-asian="Arial" style:font-family-complex="Arial" fo:background-color="transparent" fo:color="#252525"/>
    </style:style>
    <style:style style:name="T94" style:family="text">
      <style:text-properties fo:font-size="12.00pt" fo:font-weight="normal" fo:font-family="Aptos" style:font-family-asian="Aptos" style:font-family-complex="Aptos" fo:background-color="transparent" style:use-window-font-color="true"/>
    </style:style>
    <style:style style:name="T95" style:family="text">
      <style:text-properties fo:font-size="12.00pt" fo:font-weight="normal" fo:font-family="Arial" style:font-family-asian="Arial" style:font-family-complex="Arial" fo:background-color="transparent" fo:color="#252525"/>
    </style:style>
    <style:style style:name="T96" style:family="text">
      <style:text-properties fo:font-size="12.00pt" fo:font-weight="normal" fo:font-family="Aptos" style:font-family-asian="Aptos" style:font-family-complex="Aptos" fo:background-color="transparent" style:use-window-font-color="true"/>
    </style:style>
    <style:style style:name="T97" style:family="text">
      <style:text-properties fo:font-size="12.00pt" fo:font-weight="normal" fo:font-family="Arial" style:font-family-asian="Arial" style:font-family-complex="Arial" fo:background-color="transparent" fo:color="#252525"/>
    </style:style>
    <style:style style:name="T98" style:family="text">
      <style:text-properties fo:font-size="12.00pt" fo:font-weight="normal" fo:font-family="Aptos" style:font-family-asian="Aptos" style:font-family-complex="Aptos" fo:background-color="transparent" style:use-window-font-color="true"/>
    </style:style>
    <style:style style:name="T99" style:family="text">
      <style:text-properties fo:font-size="12.00pt" fo:font-weight="bold" fo:font-family="Arial" style:font-family-asian="Arial" style:font-family-complex="Arial" fo:background-color="transparent" fo:color="#252525"/>
    </style:style>
    <style:style style:name="T100" style:family="text">
      <style:text-properties fo:font-size="12.00pt" fo:font-weight="normal" fo:font-family="Aptos" style:font-family-asian="Aptos" style:font-family-complex="Aptos" fo:background-color="transparent" style:use-window-font-color="true"/>
    </style:style>
    <style:style style:name="T101" style:family="text">
      <style:text-properties fo:font-size="12.00pt" fo:font-weight="bold" fo:font-family="Arial" style:font-family-asian="Arial" style:font-family-complex="Arial" fo:background-color="transparent" fo:color="#252525"/>
    </style:style>
    <style:style style:name="T102" style:family="text">
      <style:text-properties fo:font-size="12.00pt" fo:font-weight="normal" fo:font-family="Arial" style:font-family-asian="Arial" style:font-family-complex="Arial" fo:background-color="transparent" fo:color="#252525"/>
    </style:style>
    <style:style style:name="T103" style:family="text">
      <style:text-properties fo:font-size="12.00pt" fo:font-weight="normal" fo:font-family="Aptos" style:font-family-asian="Aptos" style:font-family-complex="Aptos" fo:background-color="transparent" style:use-window-font-color="true"/>
    </style:style>
    <style:style style:name="T104" style:family="text">
      <style:text-properties fo:font-size="12.00pt" fo:font-weight="bold" fo:font-family="Arial" style:font-family-asian="Arial" style:font-family-complex="Arial" fo:background-color="transparent" fo:color="#252525"/>
    </style:style>
    <style:style style:name="T105" style:family="text">
      <style:text-properties fo:font-size="12.00pt" fo:font-weight="normal" fo:font-family="Aptos" style:font-family-asian="Aptos" style:font-family-complex="Aptos" fo:background-color="transparent" style:use-window-font-color="true"/>
    </style:style>
    <style:style style:name="T106" style:family="text">
      <style:text-properties fo:font-size="12.00pt" fo:font-weight="bold" fo:font-family="Arial" style:font-family-asian="Arial" style:font-family-complex="Arial" fo:background-color="transparent" fo:color="#252525"/>
    </style:style>
    <style:style style:name="T107" style:family="text">
      <style:text-properties fo:font-size="12.00pt" fo:font-weight="normal" fo:font-family="Aptos" style:font-family-asian="Aptos" style:font-family-complex="Aptos" fo:background-color="transparent" style:use-window-font-color="true"/>
    </style:style>
    <style:style style:name="T108" style:family="text">
      <style:text-properties fo:font-size="12.00pt" fo:font-weight="normal" fo:font-family="Arial" style:font-family-asian="Arial" style:font-family-complex="Arial" fo:background-color="transparent" fo:color="#252525"/>
    </style:style>
    <style:style style:name="T109" style:family="text">
      <style:text-properties fo:font-size="12.00pt" fo:font-weight="normal" fo:font-family="Aptos" style:font-family-asian="Aptos" style:font-family-complex="Aptos" fo:background-color="transparent" style:use-window-font-color="true"/>
    </style:style>
    <style:style style:name="T110" style:family="text">
      <style:text-properties fo:font-size="12.00pt" fo:font-weight="normal" fo:font-family="Arial" style:font-family-asian="Arial" style:font-family-complex="Arial" fo:background-color="transparent" fo:color="#252525"/>
    </style:style>
    <style:style style:name="T111" style:family="text">
      <style:text-properties fo:font-size="12.00pt" fo:font-weight="normal" fo:font-family="Aptos" style:font-family-asian="Aptos" style:font-family-complex="Aptos" fo:background-color="transparent" style:use-window-font-color="true"/>
    </style:style>
    <style:style style:name="T112" style:family="text">
      <style:text-properties fo:font-size="12.00pt" fo:font-weight="normal" fo:font-family="Arial" style:font-family-asian="Arial" style:font-family-complex="Arial" fo:background-color="transparent" fo:color="#252525"/>
    </style:style>
    <style:style style:name="T113" style:family="text">
      <style:text-properties fo:font-size="12.00pt" fo:font-weight="normal" fo:font-family="Aptos" style:font-family-asian="Aptos" style:font-family-complex="Aptos" fo:background-color="transparent" style:use-window-font-color="true"/>
    </style:style>
    <style:style style:name="T114" style:family="text">
      <style:text-properties fo:font-size="12.00pt" fo:font-weight="normal" fo:font-family="Arial" style:font-family-asian="Arial" style:font-family-complex="Arial" fo:background-color="transparent" fo:color="#252525"/>
    </style:style>
    <style:style style:name="T115" style:family="text">
      <style:text-properties fo:font-size="12.00pt" fo:font-weight="normal" fo:font-family="Aptos" style:font-family-asian="Aptos" style:font-family-complex="Aptos" fo:background-color="transparent" style:use-window-font-color="true"/>
    </style:style>
    <style:style style:name="T116" style:family="text">
      <style:text-properties fo:font-size="12.00pt" fo:font-weight="bold" fo:font-family="Arial" style:font-family-asian="Arial" style:font-family-complex="Arial" fo:background-color="transparent" fo:color="#252525"/>
    </style:style>
    <style:style style:name="T117" style:family="text">
      <style:text-properties fo:font-size="12.00pt" fo:font-weight="normal" fo:font-family="Aptos" style:font-family-asian="Aptos" style:font-family-complex="Aptos" fo:background-color="transparent" style:use-window-font-color="true"/>
    </style:style>
    <style:style style:name="T118" style:family="text">
      <style:text-properties fo:font-size="12.00pt" fo:font-weight="normal" fo:font-family="Arial" style:font-family-asian="Arial" style:font-family-complex="Arial" fo:background-color="transparent" fo:color="#252525"/>
    </style:style>
    <style:style style:name="T119" style:family="text">
      <style:text-properties fo:font-size="12.00pt" fo:font-weight="normal" fo:font-family="Aptos" style:font-family-asian="Aptos" style:font-family-complex="Aptos" fo:background-color="transparent" style:use-window-font-color="true"/>
    </style:style>
    <style:style style:name="T120" style:family="text">
      <style:text-properties fo:font-size="12.00pt" fo:font-weight="normal" fo:font-family="Arial" style:font-family-asian="Arial" style:font-family-complex="Arial" fo:background-color="transparent" fo:color="#252525"/>
    </style:style>
    <style:style style:name="T121" style:family="text">
      <style:text-properties fo:font-size="12.00pt" fo:font-weight="normal" fo:font-family="Aptos" style:font-family-asian="Aptos" style:font-family-complex="Aptos" fo:background-color="transparent" style:use-window-font-color="true"/>
    </style:style>
    <style:style style:name="T122" style:family="text">
      <style:text-properties fo:font-size="12.00pt" fo:font-weight="bold" fo:font-family="Arial" style:font-family-asian="Arial" style:font-family-complex="Arial" fo:background-color="transparent" fo:color="#252525"/>
    </style:style>
    <style:style style:name="T123" style:family="text">
      <style:text-properties fo:font-size="12.00pt" fo:font-weight="normal" fo:font-family="Aptos" style:font-family-asian="Aptos" style:font-family-complex="Aptos" fo:background-color="transparent" style:use-window-font-color="true"/>
    </style:style>
    <style:style style:name="T124" style:family="text">
      <style:text-properties fo:font-size="12.00pt" fo:font-weight="bold" fo:font-family="Arial" style:font-family-asian="Arial" style:font-family-complex="Arial" fo:background-color="transparent" fo:color="#252525"/>
    </style:style>
    <style:style style:name="T125" style:family="text">
      <style:text-properties fo:font-size="12.00pt" fo:font-weight="normal" fo:font-family="Aptos" style:font-family-asian="Aptos" style:font-family-complex="Aptos" fo:background-color="transparent" style:use-window-font-color="true"/>
    </style:style>
    <style:style style:name="T126" style:family="text">
      <style:text-properties fo:font-size="12.00pt" fo:font-weight="bold" fo:font-family="Arial" style:font-family-asian="Arial" style:font-family-complex="Arial" fo:background-color="transparent" fo:color="#252525"/>
    </style:style>
    <style:style style:name="T127" style:family="text">
      <style:text-properties fo:font-size="12.00pt" fo:font-weight="normal" fo:font-family="Arial" style:font-family-asian="Arial" style:font-family-complex="Arial" fo:background-color="transparent" fo:color="#252525"/>
    </style:style>
    <style:style style:name="T128" style:family="text">
      <style:text-properties fo:font-size="12.00pt" fo:font-weight="normal" fo:font-family="Aptos" style:font-family-asian="Aptos" style:font-family-complex="Aptos" fo:background-color="transparent" style:use-window-font-color="true"/>
    </style:style>
    <style:style style:name="T129" style:family="text">
      <style:text-properties fo:font-size="12.00pt" fo:font-weight="normal" fo:font-family="Arial" style:font-family-asian="Arial" style:font-family-complex="Arial" fo:background-color="transparent" fo:color="#252525"/>
    </style:style>
    <style:style style:name="T130" style:family="text">
      <style:text-properties fo:font-size="12.00pt" fo:font-weight="normal" fo:font-family="Aptos" style:font-family-asian="Aptos" style:font-family-complex="Aptos" fo:background-color="transparent" style:use-window-font-color="true"/>
    </style:style>
    <style:style style:name="T131" style:family="text">
      <style:text-properties fo:font-size="12.00pt" fo:font-weight="normal" fo:font-family="Arial" style:font-family-asian="Arial" style:font-family-complex="Arial" fo:background-color="transparent" fo:color="#252525"/>
    </style:style>
    <style:style style:name="T132" style:family="text">
      <style:text-properties fo:font-size="12.00pt" fo:font-weight="normal" fo:font-family="Aptos" style:font-family-asian="Aptos" style:font-family-complex="Aptos" fo:background-color="transparent" style:use-window-font-color="true"/>
    </style:style>
    <style:style style:name="T133" style:family="text">
      <style:text-properties fo:font-size="12.00pt" fo:font-weight="normal" fo:font-family="Arial" style:font-family-asian="Arial" style:font-family-complex="Arial" fo:background-color="transparent" fo:color="#252525"/>
    </style:style>
    <style:style style:name="T134" style:family="text">
      <style:text-properties fo:font-size="12.00pt" fo:font-weight="normal" fo:font-family="Aptos" style:font-family-asian="Aptos" style:font-family-complex="Aptos" fo:background-color="transparent" style:use-window-font-color="true"/>
    </style:style>
    <style:style style:name="T135" style:family="text">
      <style:text-properties fo:font-size="12.00pt" fo:font-weight="bold" fo:font-family="Arial" style:font-family-asian="Arial" style:font-family-complex="Arial" fo:background-color="transparent" fo:color="#252525"/>
    </style:style>
    <style:style style:name="T136" style:family="text">
      <style:text-properties fo:font-size="12.00pt" fo:font-weight="normal" fo:font-family="Aptos" style:font-family-asian="Aptos" style:font-family-complex="Aptos" fo:background-color="transparent" style:use-window-font-color="true"/>
    </style:style>
    <style:style style:name="T137" style:family="text">
      <style:text-properties fo:font-size="12.00pt" fo:font-weight="normal" fo:font-family="Arial" style:font-family-asian="Arial" style:font-family-complex="Arial" fo:background-color="transparent" fo:color="#252525"/>
    </style:style>
    <style:style style:name="T138" style:family="text">
      <style:text-properties fo:font-size="12.00pt" fo:font-weight="normal" fo:font-family="Aptos" style:font-family-asian="Aptos" style:font-family-complex="Aptos" fo:background-color="transparent" style:use-window-font-color="true"/>
    </style:style>
    <style:style style:name="T139" style:family="text">
      <style:text-properties fo:font-size="12.00pt" fo:font-weight="bold" fo:font-family="Arial" style:font-family-asian="Arial" style:font-family-complex="Arial" fo:background-color="transparent" fo:color="#252525"/>
    </style:style>
    <style:style style:name="T140" style:family="text">
      <style:text-properties fo:font-size="12.00pt" fo:font-weight="normal" fo:font-family="Aptos" style:font-family-asian="Aptos" style:font-family-complex="Aptos" fo:background-color="transparent" style:use-window-font-color="true"/>
    </style:style>
    <style:style style:name="T141" style:family="text">
      <style:text-properties fo:font-size="12.00pt" fo:font-weight="normal" fo:font-family="Arial" style:font-family-asian="Arial" style:font-family-complex="Arial" fo:background-color="transparent" fo:color="#252525"/>
    </style:style>
    <style:style style:name="T142" style:family="text">
      <style:text-properties fo:font-size="12.00pt" fo:font-weight="normal" fo:font-family="Aptos" style:font-family-asian="Aptos" style:font-family-complex="Aptos" fo:background-color="transparent" style:use-window-font-color="true"/>
    </style:style>
    <style:style style:name="T143" style:family="text">
      <style:text-properties fo:font-size="12.00pt" fo:font-weight="normal" fo:font-family="Arial" style:font-family-asian="Arial" style:font-family-complex="Arial" fo:background-color="transparent" fo:color="#252525"/>
    </style:style>
    <style:style style:name="T144" style:family="text">
      <style:text-properties fo:font-size="12.00pt" fo:font-weight="normal" fo:font-family="Aptos" style:font-family-asian="Aptos" style:font-family-complex="Aptos" fo:background-color="transparent" style:use-window-font-color="true"/>
    </style:style>
    <style:style style:name="T145" style:family="text">
      <style:text-properties fo:font-size="12.00pt" fo:font-weight="bold" fo:font-family="Arial" style:font-family-asian="Arial" style:font-family-complex="Arial" fo:background-color="transparent" fo:color="#252525"/>
    </style:style>
    <style:style style:name="T146" style:family="text">
      <style:text-properties fo:font-size="12.00pt" fo:font-weight="normal" fo:font-family="Aptos" style:font-family-asian="Aptos" style:font-family-complex="Aptos" fo:background-color="transparent" style:use-window-font-color="true"/>
    </style:style>
    <style:style style:name="T147" style:family="text">
      <style:text-properties fo:font-size="12.00pt" fo:font-weight="bold" fo:font-family="Arial" style:font-family-asian="Arial" style:font-family-complex="Arial" fo:background-color="transparent" fo:color="#252525"/>
    </style:style>
    <style:style style:name="T148" style:family="text">
      <style:text-properties fo:font-size="12.00pt" fo:font-weight="normal" fo:font-family="Aptos" style:font-family-asian="Aptos" style:font-family-complex="Aptos" fo:background-color="transparent" style:use-window-font-color="true"/>
    </style:style>
    <style:style style:name="T149" style:family="text">
      <style:text-properties fo:font-size="12.00pt" fo:font-weight="normal" fo:font-family="Arial" style:font-family-asian="Arial" style:font-family-complex="Arial" fo:background-color="transparent" fo:color="#252525"/>
    </style:style>
    <style:style style:name="T150" style:family="text">
      <style:text-properties fo:font-size="12.00pt" fo:font-weight="normal" fo:font-family="Aptos" style:font-family-asian="Aptos" style:font-family-complex="Aptos" fo:background-color="transparent" style:use-window-font-color="true"/>
    </style:style>
    <style:style style:name="T151" style:family="text">
      <style:text-properties fo:font-size="12.00pt" fo:font-weight="bold" fo:font-family="Arial" style:font-family-asian="Arial" style:font-family-complex="Arial" fo:background-color="transparent" fo:color="#252525"/>
    </style:style>
    <style:style style:name="T152" style:family="text">
      <style:text-properties fo:font-size="12.00pt" fo:font-weight="normal" fo:font-family="Aptos" style:font-family-asian="Aptos" style:font-family-complex="Aptos" fo:background-color="transparent" style:use-window-font-color="true"/>
    </style:style>
    <style:style style:name="T153" style:family="text">
      <style:text-properties fo:font-size="12.00pt" fo:font-weight="normal" fo:font-family="Arial" style:font-family-asian="Arial" style:font-family-complex="Arial" fo:background-color="transparent" fo:color="#252525"/>
    </style:style>
    <style:style style:name="T154" style:family="text">
      <style:text-properties fo:font-size="12.00pt" fo:font-weight="bold" fo:font-family="Arial" style:font-family-asian="Arial" style:font-family-complex="Arial" fo:background-color="transparent" fo:color="#252525"/>
    </style:style>
    <style:style style:name="T155" style:family="text">
      <style:text-properties fo:font-size="12.00pt" fo:font-weight="normal" fo:font-family="Arial" style:font-family-asian="Arial" style:font-family-complex="Arial" fo:background-color="transparent" fo:color="#252525"/>
    </style:style>
    <style:style style:name="T156" style:family="text">
      <style:text-properties fo:font-size="12.00pt" fo:font-weight="normal" fo:font-family="Aptos" style:font-family-asian="Aptos" style:font-family-complex="Aptos" fo:background-color="transparent" style:use-window-font-color="true"/>
    </style:style>
    <style:style style:name="T157" style:family="text">
      <style:text-properties fo:font-size="12.00pt" fo:font-weight="bold" fo:font-family="Arial" style:font-family-asian="Arial" style:font-family-complex="Arial" fo:background-color="transparent" fo:color="#252525"/>
    </style:style>
    <style:style style:name="T158" style:family="text">
      <style:text-properties fo:font-size="12.00pt" fo:font-weight="normal" fo:font-family="Aptos" style:font-family-asian="Aptos" style:font-family-complex="Aptos" fo:background-color="transparent" style:use-window-font-color="true"/>
    </style:style>
    <style:style style:name="T159" style:family="text">
      <style:text-properties fo:font-size="12.00pt" fo:font-weight="bold" fo:font-family="Arial" style:font-family-asian="Arial" style:font-family-complex="Arial" fo:background-color="transparent" fo:color="#252525"/>
    </style:style>
    <style:style style:name="T160" style:family="text">
      <style:text-properties fo:font-size="12.00pt" fo:font-weight="normal" fo:font-family="Aptos" style:font-family-asian="Aptos" style:font-family-complex="Aptos" fo:background-color="transparent" style:use-window-font-color="true"/>
    </style:style>
    <style:style style:name="T161" style:family="text">
      <style:text-properties fo:font-size="12.00pt" fo:font-weight="normal" fo:font-family="Arial" style:font-family-asian="Arial" style:font-family-complex="Arial" fo:background-color="transparent" fo:color="#252525"/>
    </style:style>
    <style:style style:name="T162" style:family="text">
      <style:text-properties fo:font-size="12.00pt" fo:font-weight="normal" fo:font-family="Aptos" style:font-family-asian="Aptos" style:font-family-complex="Aptos" fo:background-color="transparent" style:use-window-font-color="true"/>
    </style:style>
    <style:style style:name="T163" style:family="text">
      <style:text-properties fo:font-size="12.00pt" fo:font-weight="bold" fo:font-family="Arial" style:font-family-asian="Arial" style:font-family-complex="Arial" fo:background-color="transparent" fo:color="#252525"/>
    </style:style>
    <style:style style:name="T164" style:family="text">
      <style:text-properties fo:font-size="12.00pt" fo:font-weight="normal" fo:font-family="Aptos" style:font-family-asian="Aptos" style:font-family-complex="Aptos" fo:background-color="transparent" style:use-window-font-color="true"/>
    </style:style>
    <style:style style:name="T165" style:family="text">
      <style:text-properties fo:font-size="12.00pt" fo:font-weight="normal" fo:font-family="Arial" style:font-family-asian="Arial" style:font-family-complex="Arial" fo:background-color="transparent" fo:color="#252525"/>
    </style:style>
    <style:style style:name="T166" style:family="text">
      <style:text-properties fo:font-size="12.00pt" fo:font-weight="normal" fo:font-family="Aptos" style:font-family-asian="Aptos" style:font-family-complex="Aptos" fo:background-color="transparent" style:use-window-font-color="true"/>
    </style:style>
    <style:style style:name="T167" style:family="text">
      <style:text-properties fo:font-size="12.00pt" fo:font-weight="bold" fo:font-family="Arial" style:font-family-asian="Arial" style:font-family-complex="Arial" fo:background-color="transparent" fo:color="#252525"/>
    </style:style>
    <style:style style:name="T168" style:family="text">
      <style:text-properties fo:font-size="12.00pt" fo:font-weight="normal" fo:font-family="Aptos" style:font-family-asian="Aptos" style:font-family-complex="Aptos" fo:background-color="transparent" style:use-window-font-color="true"/>
    </style:style>
    <style:style style:name="T169" style:family="text">
      <style:text-properties fo:font-size="12.00pt" fo:font-weight="normal" fo:font-family="Arial" style:font-family-asian="Arial" style:font-family-complex="Arial" fo:background-color="transparent" fo:color="#252525"/>
    </style:style>
    <style:style style:name="T170" style:family="text">
      <style:text-properties fo:font-size="12.00pt" fo:font-weight="normal" fo:font-family="Aptos" style:font-family-asian="Aptos" style:font-family-complex="Aptos" fo:background-color="transparent" style:use-window-font-color="true"/>
    </style:style>
    <style:style style:name="T171" style:family="text">
      <style:text-properties fo:font-size="12.00pt" fo:font-weight="bold" fo:font-family="Arial" style:font-family-asian="Arial" style:font-family-complex="Arial" fo:background-color="transparent" fo:color="#252525"/>
    </style:style>
    <style:style style:name="T172" style:family="text">
      <style:text-properties fo:font-size="12.00pt" fo:font-weight="normal" fo:font-family="Aptos" style:font-family-asian="Aptos" style:font-family-complex="Aptos" fo:background-color="transparent" style:use-window-font-color="true"/>
    </style:style>
    <style:style style:name="T173" style:family="text">
      <style:text-properties fo:font-size="12.00pt" fo:font-weight="normal" fo:font-family="Arial" style:font-family-asian="Arial" style:font-family-complex="Arial" fo:background-color="transparent" fo:color="#252525"/>
    </style:style>
    <style:style style:name="T174" style:family="text">
      <style:text-properties fo:font-size="12.00pt" fo:font-weight="bold" fo:font-family="Arial" style:font-family-asian="Arial" style:font-family-complex="Arial" fo:background-color="transparent" fo:color="#252525"/>
    </style:style>
    <style:style style:name="T175" style:family="text">
      <style:text-properties fo:font-size="12.00pt" fo:font-weight="normal" fo:font-family="Arial" style:font-family-asian="Arial" style:font-family-complex="Arial" fo:background-color="transparent" fo:color="#252525"/>
    </style:style>
    <style:style style:name="T176" style:family="text">
      <style:text-properties fo:font-size="12.00pt" fo:font-weight="normal" fo:font-family="Aptos" style:font-family-asian="Aptos" style:font-family-complex="Aptos" fo:background-color="transparent" style:use-window-font-color="true"/>
    </style:style>
    <style:style style:name="T177" style:family="text">
      <style:text-properties fo:font-size="12.00pt" fo:font-weight="bold" fo:font-family="Arial" style:font-family-asian="Arial" style:font-family-complex="Arial" fo:background-color="transparent" fo:color="#252525"/>
    </style:style>
    <style:style style:name="T178" style:family="text">
      <style:text-properties fo:font-size="12.00pt" fo:font-weight="normal" fo:font-family="Arial" style:font-family-asian="Arial" style:font-family-complex="Arial" fo:background-color="transparent" fo:color="#252525"/>
    </style:style>
    <style:style style:name="T179" style:family="text">
      <style:text-properties fo:font-size="12.00pt" fo:font-weight="bold" fo:font-family="Arial" style:font-family-asian="Arial" style:font-family-complex="Arial" fo:background-color="transparent" fo:color="#252525"/>
    </style:style>
    <style:style style:name="T180" style:family="text">
      <style:text-properties fo:font-size="12.00pt" fo:font-weight="normal" fo:font-family="Arial" style:font-family-asian="Arial" style:font-family-complex="Arial" fo:background-color="transparent" fo:color="#252525"/>
    </style:style>
    <style:style style:name="T181" style:family="text">
      <style:text-properties fo:font-size="12.00pt" fo:font-weight="normal" fo:font-family="Aptos" style:font-family-asian="Aptos" style:font-family-complex="Aptos" fo:background-color="transparent" style:use-window-font-color="true"/>
    </style:style>
    <style:style style:name="T182" style:family="text">
      <style:text-properties fo:font-size="12.00pt" fo:font-weight="bold" fo:font-family="Arial" style:font-family-asian="Arial" style:font-family-complex="Arial" fo:background-color="transparent" fo:color="#252525"/>
    </style:style>
    <style:style style:name="T183" style:family="text">
      <style:text-properties fo:font-size="12.00pt" fo:font-weight="normal" fo:font-family="Arial" style:font-family-asian="Arial" style:font-family-complex="Arial" fo:background-color="transparent" fo:color="#252525"/>
    </style:style>
    <style:style style:name="T184" style:family="text">
      <style:text-properties fo:font-size="12.00pt" fo:font-weight="normal" fo:font-family="Aptos" style:font-family-asian="Aptos" style:font-family-complex="Aptos" fo:background-color="transparent" style:use-window-font-color="true"/>
    </style:style>
    <style:style style:name="T185" style:family="text">
      <style:text-properties fo:font-size="12.00pt" fo:font-weight="normal" fo:font-family="Arial" style:font-family-asian="Arial" style:font-family-complex="Arial" fo:background-color="transparent" fo:color="#252525"/>
    </style:style>
    <style:style style:name="T186" style:family="text">
      <style:text-properties fo:font-size="12.00pt" fo:font-weight="normal" fo:font-family="Aptos" style:font-family-asian="Aptos" style:font-family-complex="Aptos" fo:background-color="transparent" style:use-window-font-color="true"/>
    </style:style>
    <style:style style:name="T187" style:family="text">
      <style:text-properties fo:font-size="12.00pt" fo:font-weight="normal" fo:font-family="Arial" style:font-family-asian="Arial" style:font-family-complex="Arial" fo:background-color="transparent" fo:color="#252525"/>
    </style:style>
    <style:style style:name="T188" style:family="text">
      <style:text-properties fo:font-size="12.00pt" fo:font-weight="normal" fo:font-family="Aptos" style:font-family-asian="Aptos" style:font-family-complex="Aptos" fo:background-color="transparent" style:use-window-font-color="true"/>
    </style:style>
    <style:style style:name="T189" style:family="text">
      <style:text-properties fo:font-size="12.00pt" fo:font-weight="normal" fo:font-family="Arial" style:font-family-asian="Arial" style:font-family-complex="Arial" fo:background-color="transparent" fo:color="#252525"/>
    </style:style>
    <style:style style:name="T190" style:family="text">
      <style:text-properties fo:font-size="12.00pt" fo:font-weight="normal" fo:font-family="Aptos" style:font-family-asian="Aptos" style:font-family-complex="Aptos" fo:background-color="transparent" style:use-window-font-color="true"/>
    </style:style>
    <style:style style:name="T191" style:family="text">
      <style:text-properties fo:font-size="12.00pt" fo:font-weight="normal" fo:font-family="Arial" style:font-family-asian="Arial" style:font-family-complex="Arial" fo:background-color="transparent" fo:color="#252525"/>
    </style:style>
    <style:style style:name="T192" style:family="text">
      <style:text-properties fo:font-size="12.00pt" fo:font-weight="normal" fo:font-family="Aptos" style:font-family-asian="Aptos" style:font-family-complex="Aptos" fo:background-color="transparent" style:use-window-font-color="true"/>
    </style:style>
    <style:style style:name="T193" style:family="text">
      <style:text-properties fo:font-size="12.00pt" fo:font-weight="bold" fo:font-family="Arial" style:font-family-asian="Arial" style:font-family-complex="Arial" fo:background-color="transparent" fo:color="#252525"/>
    </style:style>
    <style:style style:name="T194" style:family="text">
      <style:text-properties fo:font-size="12.00pt" fo:font-weight="normal" fo:font-family="Aptos" style:font-family-asian="Aptos" style:font-family-complex="Aptos" fo:background-color="transparent" style:use-window-font-color="true"/>
    </style:style>
    <style:style style:name="T195" style:family="text">
      <style:text-properties fo:font-size="12.00pt" fo:font-weight="bold" fo:font-family="Arial" style:font-family-asian="Arial" style:font-family-complex="Arial" fo:background-color="transparent" fo:color="#252525"/>
    </style:style>
    <style:style style:name="T196" style:family="text">
      <style:text-properties fo:font-size="12.00pt" fo:font-weight="normal" fo:font-family="Aptos" style:font-family-asian="Aptos" style:font-family-complex="Aptos" fo:background-color="transparent" style:use-window-font-color="true"/>
    </style:style>
    <style:style style:name="T197" style:family="text">
      <style:text-properties fo:font-size="12.00pt" fo:font-weight="bold" fo:font-family="Arial" style:font-family-asian="Arial" style:font-family-complex="Arial" fo:background-color="transparent" fo:color="#252525"/>
    </style:style>
    <style:style style:name="T198" style:family="text">
      <style:text-properties fo:font-size="12.00pt" fo:font-weight="normal" fo:font-family="Arial" style:font-family-asian="Arial" style:font-family-complex="Arial" fo:background-color="transparent" fo:color="#252525"/>
    </style:style>
    <style:style style:name="T199" style:family="text">
      <style:text-properties fo:font-size="12.00pt" fo:font-weight="normal" fo:font-family="Aptos" style:font-family-asian="Aptos" style:font-family-complex="Aptos" fo:background-color="transparent" style:use-window-font-color="true"/>
    </style:style>
    <style:style style:name="T200" style:family="text">
      <style:text-properties fo:font-size="12.00pt" fo:font-weight="bold" fo:font-family="Arial" style:font-family-asian="Arial" style:font-family-complex="Arial" fo:background-color="transparent" fo:color="#252525"/>
    </style:style>
    <style:style style:name="T201" style:family="text">
      <style:text-properties fo:font-size="12.00pt" fo:font-weight="normal" fo:font-family="Arial" style:font-family-asian="Arial" style:font-family-complex="Arial" fo:background-color="transparent" fo:color="#252525"/>
    </style:style>
    <style:style style:name="T202" style:family="text">
      <style:text-properties fo:font-size="12.00pt" fo:font-weight="normal" fo:font-family="Aptos" style:font-family-asian="Aptos" style:font-family-complex="Aptos" fo:background-color="transparent" style:use-window-font-color="true"/>
    </style:style>
    <style:style style:name="T203" style:family="text">
      <style:text-properties fo:font-size="12.00pt" fo:font-weight="bold" fo:font-family="Arial" style:font-family-asian="Arial" style:font-family-complex="Arial" fo:background-color="transparent" fo:color="#252525"/>
    </style:style>
    <style:style style:name="T204" style:family="text">
      <style:text-properties fo:font-size="12.00pt" fo:font-weight="normal" fo:font-family="Arial" style:font-family-asian="Arial" style:font-family-complex="Arial" fo:background-color="transparent" fo:color="#252525"/>
    </style:style>
    <style:style style:name="T205" style:family="text">
      <style:text-properties fo:font-size="12.00pt" fo:font-weight="normal" fo:font-family="Aptos" style:font-family-asian="Aptos" style:font-family-complex="Aptos" fo:background-color="transparent" style:use-window-font-color="true"/>
    </style:style>
    <style:style style:name="T206" style:family="text">
      <style:text-properties fo:font-size="12.00pt" fo:font-weight="normal" fo:font-family="Arial" style:font-family-asian="Arial" style:font-family-complex="Arial" fo:background-color="transparent" fo:color="#252525"/>
    </style:style>
    <style:style style:name="T207" style:family="text">
      <style:text-properties fo:font-size="12.00pt" fo:font-weight="normal" fo:font-family="Aptos" style:font-family-asian="Aptos" style:font-family-complex="Aptos" fo:background-color="transparent" style:use-window-font-color="true"/>
    </style:style>
    <style:style style:name="T208" style:family="text">
      <style:text-properties fo:font-size="12.00pt" fo:font-weight="bold" fo:font-family="Arial" style:font-family-asian="Arial" style:font-family-complex="Arial" fo:background-color="transparent" fo:color="#252525"/>
    </style:style>
    <style:style style:name="T209" style:family="text">
      <style:text-properties fo:font-size="12.00pt" fo:font-weight="normal" fo:font-family="Aptos" style:font-family-asian="Aptos" style:font-family-complex="Aptos" fo:background-color="transparent" style:use-window-font-color="true"/>
    </style:style>
    <style:style style:name="T210" style:family="text">
      <style:text-properties fo:font-size="12.00pt" fo:font-weight="bold" fo:font-family="Arial" style:font-family-asian="Arial" style:font-family-complex="Arial" fo:background-color="transparent" fo:color="#252525"/>
    </style:style>
    <style:style style:name="T211" style:family="text">
      <style:text-properties fo:font-size="12.00pt" fo:font-weight="normal" fo:font-family="Arial" style:font-family-asian="Arial" style:font-family-complex="Arial" fo:background-color="transparent" fo:color="#252525"/>
    </style:style>
    <style:style style:name="T212" style:family="text">
      <style:text-properties fo:font-size="12.00pt" fo:font-weight="normal" fo:font-family="Aptos" style:font-family-asian="Aptos" style:font-family-complex="Aptos" fo:background-color="transparent" style:use-window-font-color="true"/>
    </style:style>
    <style:style style:name="T213" style:family="text">
      <style:text-properties fo:font-size="12.00pt" fo:font-weight="bold" fo:font-family="Arial" style:font-family-asian="Arial" style:font-family-complex="Arial" fo:background-color="transparent" fo:color="#252525"/>
    </style:style>
    <style:style style:name="T214" style:family="text">
      <style:text-properties fo:font-size="12.00pt" fo:font-weight="normal" fo:font-family="Arial" style:font-family-asian="Arial" style:font-family-complex="Arial" fo:background-color="transparent" fo:color="#252525"/>
    </style:style>
    <style:style style:name="T215" style:family="text">
      <style:text-properties fo:font-size="12.00pt" fo:font-weight="normal" fo:font-family="Aptos" style:font-family-asian="Aptos" style:font-family-complex="Aptos" fo:background-color="transparent" style:use-window-font-color="true"/>
    </style:style>
    <style:style style:name="T216" style:family="text">
      <style:text-properties fo:font-size="12.00pt" fo:font-weight="bold" fo:font-family="Arial" style:font-family-asian="Arial" style:font-family-complex="Arial" fo:background-color="transparent" fo:color="#252525"/>
    </style:style>
    <style:style style:name="T217" style:family="text">
      <style:text-properties fo:font-size="12.00pt" fo:font-weight="normal" fo:font-family="Arial" style:font-family-asian="Arial" style:font-family-complex="Arial" fo:background-color="transparent" fo:color="#252525"/>
    </style:style>
    <style:style style:name="T218" style:family="text">
      <style:text-properties fo:font-size="12.00pt" fo:font-weight="normal" fo:font-family="Aptos" style:font-family-asian="Aptos" style:font-family-complex="Aptos" fo:background-color="transparent" style:use-window-font-color="true"/>
    </style:style>
    <style:style style:name="T219" style:family="text">
      <style:text-properties fo:font-size="12.00pt" fo:font-weight="bold" fo:font-family="Arial" style:font-family-asian="Arial" style:font-family-complex="Arial" fo:background-color="transparent" fo:color="#252525"/>
    </style:style>
    <style:style style:name="T220" style:family="text">
      <style:text-properties fo:font-size="12.00pt" fo:font-weight="normal" fo:font-family="Aptos" style:font-family-asian="Aptos" style:font-family-complex="Aptos" fo:background-color="transparent" style:use-window-font-color="true"/>
    </style:style>
    <style:style style:name="T221" style:family="text">
      <style:text-properties fo:font-size="12.00pt" fo:font-weight="bold" fo:font-family="Arial" style:font-family-asian="Arial" style:font-family-complex="Arial" fo:background-color="transparent" fo:color="#252525"/>
    </style:style>
    <style:style style:name="T222" style:family="text">
      <style:text-properties fo:font-size="12.00pt" fo:font-weight="normal" fo:font-family="Arial" style:font-family-asian="Arial" style:font-family-complex="Arial" fo:background-color="transparent" fo:color="#252525"/>
    </style:style>
    <style:style style:name="T223" style:family="text">
      <style:text-properties fo:font-size="12.00pt" fo:font-weight="normal" fo:font-family="Aptos" style:font-family-asian="Aptos" style:font-family-complex="Aptos" fo:background-color="transparent" style:use-window-font-color="true"/>
    </style:style>
    <style:style style:name="T224" style:family="text">
      <style:text-properties fo:font-size="12.00pt" fo:font-weight="bold" fo:font-family="Arial" style:font-family-asian="Arial" style:font-family-complex="Arial" fo:background-color="transparent" fo:color="#252525"/>
    </style:style>
    <style:style style:name="T225" style:family="text">
      <style:text-properties fo:font-size="12.00pt" fo:font-weight="normal" fo:font-family="Arial" style:font-family-asian="Arial" style:font-family-complex="Arial" fo:background-color="transparent" fo:color="#252525"/>
    </style:style>
    <style:style style:name="T226" style:family="text">
      <style:text-properties fo:font-size="12.00pt" fo:font-weight="normal" fo:font-family="Aptos" style:font-family-asian="Aptos" style:font-family-complex="Aptos" fo:background-color="transparent" style:use-window-font-color="true"/>
    </style:style>
    <style:style style:name="T227" style:family="text">
      <style:text-properties fo:font-size="12.00pt" fo:font-weight="bold" fo:font-family="Arial" style:font-family-asian="Arial" style:font-family-complex="Arial" fo:background-color="transparent" fo:color="#252525"/>
    </style:style>
    <style:style style:name="T228" style:family="text">
      <style:text-properties fo:font-size="12.00pt" fo:font-weight="normal" fo:font-family="Aptos" style:font-family-asian="Aptos" style:font-family-complex="Aptos" fo:background-color="transparent" style:use-window-font-color="true"/>
    </style:style>
    <style:style style:name="T229" style:family="text">
      <style:text-properties fo:font-size="12.00pt" fo:font-weight="bold" fo:font-family="Arial" style:font-family-asian="Arial" style:font-family-complex="Arial" fo:background-color="transparent" fo:color="#252525"/>
    </style:style>
    <style:style style:name="T230" style:family="text">
      <style:text-properties fo:font-size="12.00pt" fo:font-weight="normal" fo:font-family="Arial" style:font-family-asian="Arial" style:font-family-complex="Arial" fo:background-color="transparent" fo:color="#252525"/>
    </style:style>
    <style:style style:name="T231" style:family="text">
      <style:text-properties fo:font-size="12.00pt" fo:font-weight="normal" fo:font-family="Aptos" style:font-family-asian="Aptos" style:font-family-complex="Aptos" fo:background-color="transparent" style:use-window-font-color="true"/>
    </style:style>
    <style:style style:name="T232" style:family="text">
      <style:text-properties fo:font-size="12.00pt" fo:font-weight="bold" fo:font-family="Arial" style:font-family-asian="Arial" style:font-family-complex="Arial" fo:background-color="transparent" fo:color="#252525"/>
    </style:style>
    <style:style style:name="T233" style:family="text">
      <style:text-properties fo:font-size="12.00pt" fo:font-weight="normal" fo:font-family="Arial" style:font-family-asian="Arial" style:font-family-complex="Arial" fo:background-color="transparent" fo:color="#252525"/>
    </style:style>
    <style:style style:name="T234" style:family="text">
      <style:text-properties fo:font-size="12.00pt" fo:font-weight="normal" fo:font-family="Aptos" style:font-family-asian="Aptos" style:font-family-complex="Aptos" fo:background-color="transparent" style:use-window-font-color="true"/>
    </style:style>
    <style:style style:name="T235" style:family="text">
      <style:text-properties fo:font-size="12.00pt" fo:font-weight="bold" fo:font-family="Arial" style:font-family-asian="Arial" style:font-family-complex="Arial" fo:background-color="transparent" fo:color="#252525"/>
    </style:style>
    <style:style style:name="T236" style:family="text">
      <style:text-properties fo:font-size="12.00pt" fo:font-weight="normal" fo:font-family="Aptos" style:font-family-asian="Aptos" style:font-family-complex="Aptos" fo:background-color="transparent" style:use-window-font-color="true"/>
    </style:style>
    <style:style style:name="T237" style:family="text">
      <style:text-properties fo:font-size="12.00pt" fo:font-weight="bold" fo:font-family="Arial" style:font-family-asian="Arial" style:font-family-complex="Arial" fo:background-color="transparent" fo:color="#252525"/>
    </style:style>
    <style:style style:name="T238" style:family="text">
      <style:text-properties fo:font-size="12.00pt" fo:font-weight="normal" fo:font-family="Arial" style:font-family-asian="Arial" style:font-family-complex="Arial" fo:background-color="transparent" fo:color="#252525"/>
    </style:style>
    <style:style style:name="T239" style:family="text">
      <style:text-properties fo:font-size="12.00pt" fo:font-weight="normal" fo:font-family="Aptos" style:font-family-asian="Aptos" style:font-family-complex="Aptos" fo:background-color="transparent" style:use-window-font-color="true"/>
    </style:style>
    <style:style style:name="T240" style:family="text">
      <style:text-properties fo:font-size="12.00pt" fo:font-weight="bold" fo:font-family="Arial" style:font-family-asian="Arial" style:font-family-complex="Arial" fo:background-color="transparent" fo:color="#252525"/>
    </style:style>
    <style:style style:name="T241" style:family="text">
      <style:text-properties fo:font-size="12.00pt" fo:font-weight="normal" fo:font-family="Arial" style:font-family-asian="Arial" style:font-family-complex="Arial" fo:background-color="transparent" fo:color="#252525"/>
    </style:style>
    <style:style style:name="T242" style:family="text">
      <style:text-properties fo:font-size="12.00pt" fo:font-weight="normal" fo:font-family="Aptos" style:font-family-asian="Aptos" style:font-family-complex="Aptos" fo:background-color="transparent" style:use-window-font-color="true"/>
    </style:style>
    <style:style style:name="T243" style:family="text">
      <style:text-properties fo:font-size="12.00pt" fo:font-weight="normal" fo:font-family="Arial" style:font-family-asian="Arial" style:font-family-complex="Arial" fo:background-color="transparent" fo:color="#252525"/>
    </style:style>
    <style:style style:name="T244" style:family="text">
      <style:text-properties fo:font-size="12.00pt" fo:font-weight="normal" fo:font-family="Aptos" style:font-family-asian="Aptos" style:font-family-complex="Aptos" fo:background-color="transparent" style:use-window-font-color="true"/>
    </style:style>
    <style:style style:name="T245" style:family="text">
      <style:text-properties fo:font-size="12.00pt" fo:font-weight="bold" fo:font-family="Arial" style:font-family-asian="Arial" style:font-family-complex="Arial" fo:background-color="transparent" fo:color="#252525"/>
    </style:style>
    <style:style style:name="T246" style:family="text">
      <style:text-properties fo:font-size="12.00pt" fo:font-weight="normal" fo:font-family="Aptos" style:font-family-asian="Aptos" style:font-family-complex="Aptos" fo:background-color="transparent" style:use-window-font-color="true"/>
    </style:style>
    <style:style style:name="T247" style:family="text">
      <style:text-properties fo:font-size="12.00pt" fo:font-weight="bold" fo:font-family="Arial" style:font-family-asian="Arial" style:font-family-complex="Arial" fo:background-color="transparent" fo:color="#252525"/>
    </style:style>
    <style:style style:name="T248" style:family="text">
      <style:text-properties fo:font-size="12.00pt" fo:font-weight="normal" fo:font-family="Arial" style:font-family-asian="Arial" style:font-family-complex="Arial" fo:background-color="transparent" fo:color="#252525"/>
    </style:style>
    <style:style style:name="T249" style:family="text">
      <style:text-properties fo:font-size="12.00pt" fo:font-weight="normal" fo:font-family="Aptos" style:font-family-asian="Aptos" style:font-family-complex="Aptos" fo:background-color="transparent" style:use-window-font-color="true"/>
    </style:style>
    <style:style style:name="T250" style:family="text">
      <style:text-properties fo:font-size="12.00pt" fo:font-weight="bold" fo:font-family="Arial" style:font-family-asian="Arial" style:font-family-complex="Arial" fo:background-color="transparent" fo:color="#252525"/>
    </style:style>
    <style:style style:name="T251" style:family="text">
      <style:text-properties fo:font-size="12.00pt" fo:font-weight="normal" fo:font-family="Arial" style:font-family-asian="Arial" style:font-family-complex="Arial" fo:background-color="transparent" fo:color="#252525"/>
    </style:style>
    <style:style style:name="T252" style:family="text">
      <style:text-properties fo:font-size="12.00pt" fo:font-weight="normal" fo:font-family="Aptos" style:font-family-asian="Aptos" style:font-family-complex="Aptos" fo:background-color="transparent" style:use-window-font-color="true"/>
    </style:style>
    <style:style style:name="T253" style:family="text">
      <style:text-properties fo:font-size="12.00pt" fo:font-weight="bold" fo:font-family="Arial" style:font-family-asian="Arial" style:font-family-complex="Arial" fo:background-color="transparent" fo:color="#252525"/>
    </style:style>
    <style:style style:name="T254" style:family="text">
      <style:text-properties fo:font-size="12.00pt" fo:font-weight="normal" fo:font-family="Aptos" style:font-family-asian="Aptos" style:font-family-complex="Aptos" fo:background-color="transparent" style:use-window-font-color="true"/>
    </style:style>
    <style:style style:name="T255" style:family="text">
      <style:text-properties fo:font-size="12.00pt" fo:font-weight="bold" fo:font-family="Arial" style:font-family-asian="Arial" style:font-family-complex="Arial" fo:background-color="transparent" fo:color="#252525"/>
    </style:style>
    <style:style style:name="T256" style:family="text">
      <style:text-properties fo:font-size="12.00pt" fo:font-weight="normal" fo:font-family="Arial" style:font-family-asian="Arial" style:font-family-complex="Arial" fo:background-color="transparent" fo:color="#252525"/>
    </style:style>
    <style:style style:name="T257" style:family="text">
      <style:text-properties fo:font-size="12.00pt" fo:font-weight="normal" fo:font-family="Aptos" style:font-family-asian="Aptos" style:font-family-complex="Aptos" fo:background-color="transparent" style:use-window-font-color="true"/>
    </style:style>
    <style:style style:name="T258" style:family="text">
      <style:text-properties fo:font-size="12.00pt" fo:font-weight="bold" fo:font-family="Arial" style:font-family-asian="Arial" style:font-family-complex="Arial" fo:background-color="transparent" fo:color="#252525"/>
    </style:style>
    <style:style style:name="T259" style:family="text">
      <style:text-properties fo:font-size="12.00pt" fo:font-weight="normal" fo:font-family="Arial" style:font-family-asian="Arial" style:font-family-complex="Arial" fo:background-color="transparent" fo:color="#252525"/>
    </style:style>
    <style:style style:name="T260" style:family="text">
      <style:text-properties fo:font-size="12.00pt" fo:font-weight="normal" fo:font-family="Aptos" style:font-family-asian="Aptos" style:font-family-complex="Aptos" fo:background-color="transparent" style:use-window-font-color="true"/>
    </style:style>
    <style:style style:name="T261" style:family="text">
      <style:text-properties fo:font-size="12.00pt" fo:font-weight="bold" fo:font-family="Arial" style:font-family-asian="Arial" style:font-family-complex="Arial" fo:background-color="transparent" fo:color="#252525"/>
    </style:style>
    <style:style style:name="T262" style:family="text">
      <style:text-properties fo:font-size="12.00pt" fo:font-weight="normal" fo:font-family="Aptos" style:font-family-asian="Aptos" style:font-family-complex="Aptos" fo:background-color="transparent" style:use-window-font-color="true"/>
    </style:style>
    <style:style style:name="T263" style:family="text">
      <style:text-properties fo:font-size="12.00pt" fo:font-weight="bold" fo:font-family="Arial" style:font-family-asian="Arial" style:font-family-complex="Arial" fo:background-color="transparent" fo:color="#252525"/>
    </style:style>
    <style:style style:name="T264" style:family="text">
      <style:text-properties fo:font-size="12.00pt" fo:font-weight="normal" fo:font-family="Arial" style:font-family-asian="Arial" style:font-family-complex="Arial" fo:background-color="transparent" fo:color="#252525"/>
    </style:style>
    <style:style style:name="T265" style:family="text">
      <style:text-properties fo:font-size="12.00pt" fo:font-weight="normal" fo:font-family="Aptos" style:font-family-asian="Aptos" style:font-family-complex="Aptos" fo:background-color="transparent" style:use-window-font-color="true"/>
    </style:style>
    <style:style style:name="T266" style:family="text">
      <style:text-properties fo:font-size="12.00pt" fo:font-weight="bold" fo:font-family="Arial" style:font-family-asian="Arial" style:font-family-complex="Arial" fo:background-color="transparent" fo:color="#252525"/>
    </style:style>
    <style:style style:name="T267" style:family="text">
      <style:text-properties fo:font-size="12.00pt" fo:font-weight="normal" fo:font-family="Arial" style:font-family-asian="Arial" style:font-family-complex="Arial" fo:background-color="transparent" fo:color="#252525"/>
    </style:style>
    <style:style style:name="T268" style:family="text">
      <style:text-properties fo:font-size="12.00pt" fo:font-weight="normal" fo:font-family="Aptos" style:font-family-asian="Aptos" style:font-family-complex="Aptos" fo:background-color="transparent" style:use-window-font-color="true"/>
    </style:style>
    <style:style style:name="T269" style:family="text">
      <style:text-properties fo:font-size="12.00pt" fo:font-weight="bold" fo:font-family="Arial" style:font-family-asian="Arial" style:font-family-complex="Arial" fo:background-color="transparent" fo:color="#252525"/>
    </style:style>
    <style:style style:name="T270" style:family="text">
      <style:text-properties fo:font-size="12.00pt" fo:font-weight="normal" fo:font-family="Aptos" style:font-family-asian="Aptos" style:font-family-complex="Aptos" fo:background-color="transparent" style:use-window-font-color="true"/>
    </style:style>
    <style:style style:name="T271" style:family="text">
      <style:text-properties fo:font-size="12.00pt" fo:font-weight="bold" fo:font-family="Arial" style:font-family-asian="Arial" style:font-family-complex="Arial" fo:background-color="transparent" fo:color="#252525"/>
    </style:style>
    <style:style style:name="T272" style:family="text">
      <style:text-properties fo:font-size="12.00pt" fo:font-weight="normal" fo:font-family="Arial" style:font-family-asian="Arial" style:font-family-complex="Arial" fo:background-color="transparent" fo:color="#252525"/>
    </style:style>
    <style:style style:name="T273" style:family="text">
      <style:text-properties fo:font-size="12.00pt" fo:font-weight="normal" fo:font-family="Aptos" style:font-family-asian="Aptos" style:font-family-complex="Aptos" fo:background-color="transparent" style:use-window-font-color="true"/>
    </style:style>
    <style:style style:name="T274" style:family="text">
      <style:text-properties fo:font-size="12.00pt" fo:font-weight="bold" fo:font-family="Arial" style:font-family-asian="Arial" style:font-family-complex="Arial" fo:background-color="transparent" fo:color="#252525"/>
    </style:style>
    <style:style style:name="T275" style:family="text">
      <style:text-properties fo:font-size="12.00pt" fo:font-weight="normal" fo:font-family="Arial" style:font-family-asian="Arial" style:font-family-complex="Arial" fo:background-color="transparent" fo:color="#252525"/>
    </style:style>
    <style:style style:name="T276" style:family="text">
      <style:text-properties fo:font-size="12.00pt" fo:font-weight="normal" fo:font-family="Aptos" style:font-family-asian="Aptos" style:font-family-complex="Aptos" fo:background-color="transparent" style:use-window-font-color="true"/>
    </style:style>
    <style:style style:name="T277" style:family="text">
      <style:text-properties fo:font-size="12.00pt" fo:font-weight="bold" fo:font-family="Arial" style:font-family-asian="Arial" style:font-family-complex="Arial" fo:background-color="transparent" fo:color="#252525"/>
    </style:style>
    <style:style style:name="T278" style:family="text">
      <style:text-properties fo:font-size="12.00pt" fo:font-weight="normal" fo:font-family="Arial" style:font-family-asian="Arial" style:font-family-complex="Arial" fo:background-color="transparent" fo:color="#252525"/>
    </style:style>
    <style:style style:name="T279" style:family="text">
      <style:text-properties fo:font-size="12.00pt" fo:font-weight="normal" fo:font-family="Aptos" style:font-family-asian="Aptos" style:font-family-complex="Aptos" fo:background-color="transparent" style:use-window-font-color="true"/>
    </style:style>
    <style:style style:name="T280" style:family="text">
      <style:text-properties fo:font-size="12.00pt" fo:font-weight="bold" fo:font-family="Arial" style:font-family-asian="Arial" style:font-family-complex="Arial" fo:background-color="transparent" fo:color="#252525"/>
    </style:style>
    <style:style style:name="T281" style:family="text">
      <style:text-properties fo:font-size="12.00pt" fo:font-weight="normal" fo:font-family="Arial" style:font-family-asian="Arial" style:font-family-complex="Arial" fo:background-color="transparent" fo:color="#252525"/>
    </style:style>
    <style:style style:name="T282" style:family="text">
      <style:text-properties fo:font-size="12.00pt" fo:font-weight="normal" fo:font-family="Aptos" style:font-family-asian="Aptos" style:font-family-complex="Aptos" fo:background-color="transparent" style:use-window-font-color="true"/>
    </style:style>
    <style:style style:name="T283" style:family="text">
      <style:text-properties fo:font-size="12.00pt" fo:font-weight="normal" fo:font-family="Arial" style:font-family-asian="Arial" style:font-family-complex="Arial" fo:background-color="transparent" fo:color="#252525"/>
    </style:style>
    <style:style style:name="T284" style:family="text">
      <style:text-properties fo:font-size="12.00pt" fo:font-weight="normal" fo:font-family="Aptos" style:font-family-asian="Aptos" style:font-family-complex="Aptos" fo:background-color="transparent" style:use-window-font-color="true"/>
    </style:style>
    <style:style style:name="T285" style:family="text">
      <style:text-properties fo:font-size="12.00pt" fo:font-weight="bold" fo:font-family="Arial" style:font-family-asian="Arial" style:font-family-complex="Arial" fo:background-color="transparent" fo:color="#252525"/>
    </style:style>
    <style:style style:name="T286" style:family="text">
      <style:text-properties fo:font-size="12.00pt" fo:font-weight="normal" fo:font-family="Aptos" style:font-family-asian="Aptos" style:font-family-complex="Aptos" fo:background-color="transparent" style:use-window-font-color="true"/>
    </style:style>
    <style:style style:name="T287" style:family="text">
      <style:text-properties fo:font-size="12.00pt" fo:font-weight="normal" fo:font-family="Arial" style:font-family-asian="Arial" style:font-family-complex="Arial" fo:background-color="transparent" fo:color="#252525"/>
    </style:style>
    <style:style style:name="T288" style:family="text">
      <style:text-properties fo:font-size="12.00pt" fo:font-weight="normal" fo:font-family="Aptos" style:font-family-asian="Aptos" style:font-family-complex="Aptos" fo:background-color="transparent" style:use-window-font-color="true"/>
    </style:style>
    <style:style style:name="T289" style:family="text">
      <style:text-properties fo:font-size="12.00pt" fo:font-weight="bold" fo:font-family="Arial" style:font-family-asian="Arial" style:font-family-complex="Arial" fo:background-color="transparent" fo:color="#252525"/>
    </style:style>
    <style:style style:name="T290" style:family="text">
      <style:text-properties fo:font-size="12.00pt" fo:font-weight="normal" fo:font-family="Arial" style:font-family-asian="Arial" style:font-family-complex="Arial" fo:background-color="transparent" fo:color="#252525"/>
    </style:style>
    <style:style style:name="T291" style:family="text">
      <style:text-properties fo:font-size="12.00pt" fo:font-weight="bold" fo:font-family="Arial" style:font-family-asian="Arial" style:font-family-complex="Arial" fo:background-color="transparent" fo:color="#252525"/>
    </style:style>
    <style:style style:name="T292" style:family="text">
      <style:text-properties fo:font-size="12.00pt" fo:font-weight="normal" fo:font-family="Arial" style:font-family-asian="Arial" style:font-family-complex="Arial" fo:background-color="transparent" fo:color="#252525"/>
    </style:style>
    <style:style style:name="T293" style:family="text">
      <style:text-properties fo:font-size="12.00pt" fo:font-weight="normal" fo:font-family="Aptos" style:font-family-asian="Aptos" style:font-family-complex="Aptos" fo:background-color="transparent" style:use-window-font-color="true"/>
    </style:style>
    <style:style style:name="T294" style:family="text">
      <style:text-properties fo:font-size="12.00pt" fo:font-weight="bold" fo:font-family="Arial" style:font-family-asian="Arial" style:font-family-complex="Arial" fo:background-color="transparent" fo:color="#252525"/>
    </style:style>
    <style:style style:name="T295" style:family="text">
      <style:text-properties fo:font-size="12.00pt" fo:font-weight="normal" fo:font-family="Arial" style:font-family-asian="Arial" style:font-family-complex="Arial" fo:background-color="transparent" fo:color="#252525"/>
    </style:style>
    <style:style style:name="T296" style:family="text">
      <style:text-properties fo:font-size="12.00pt" fo:font-weight="normal" fo:font-family="Aptos" style:font-family-asian="Aptos" style:font-family-complex="Aptos" fo:background-color="transparent" style:use-window-font-color="true"/>
    </style:style>
    <style:style style:name="T297" style:family="text">
      <style:text-properties fo:font-size="12.00pt" fo:font-weight="normal" fo:font-family="Arial" style:font-family-asian="Arial" style:font-family-complex="Arial" fo:background-color="transparent" fo:color="#252525"/>
    </style:style>
    <style:style style:name="T298" style:family="text">
      <style:text-properties fo:font-size="12.00pt" fo:font-weight="normal" fo:font-family="Aptos" style:font-family-asian="Aptos" style:font-family-complex="Aptos" fo:background-color="transparent" style:use-window-font-color="true"/>
    </style:style>
    <style:style style:name="T299" style:family="text">
      <style:text-properties fo:font-size="12.00pt" fo:font-weight="normal" fo:font-family="Arial" style:font-family-asian="Arial" style:font-family-complex="Arial" fo:background-color="transparent" fo:color="#252525"/>
    </style:style>
    <style:style style:name="T300" style:family="text">
      <style:text-properties fo:font-size="12.00pt" fo:font-weight="normal" fo:font-family="Aptos" style:font-family-asian="Aptos" style:font-family-complex="Aptos" fo:background-color="transparent" style:use-window-font-color="true"/>
    </style:style>
    <style:style style:name="T301" style:family="text">
      <style:text-properties fo:font-size="12.00pt" fo:font-weight="normal" fo:font-family="Arial" style:font-family-asian="Arial" style:font-family-complex="Arial" fo:background-color="transparent" fo:color="#252525"/>
    </style:style>
    <style:style style:name="T302" style:family="text">
      <style:text-properties fo:font-size="12.00pt" fo:font-weight="normal" fo:font-family="Aptos" style:font-family-asian="Aptos" style:font-family-complex="Aptos" fo:background-color="transparent" style:use-window-font-color="true"/>
    </style:style>
    <style:style style:name="T303" style:family="text">
      <style:text-properties fo:font-size="12.00pt" fo:font-weight="bold" fo:font-family="Arial" style:font-family-asian="Arial" style:font-family-complex="Arial" fo:background-color="transparent" fo:color="#252525"/>
    </style:style>
    <style:style style:name="T304" style:family="text">
      <style:text-properties fo:font-size="12.00pt" fo:font-weight="normal" fo:font-family="Aptos" style:font-family-asian="Aptos" style:font-family-complex="Aptos" fo:background-color="transparent" style:use-window-font-color="true"/>
    </style:style>
    <style:style style:name="T305" style:family="text">
      <style:text-properties fo:font-size="12.00pt" fo:font-weight="bold" fo:font-family="Arial" style:font-family-asian="Arial" style:font-family-complex="Arial" fo:background-color="transparent" fo:color="#252525"/>
    </style:style>
    <style:style style:name="T306" style:family="text">
      <style:text-properties fo:font-size="12.00pt" fo:font-weight="normal" fo:font-family="Aptos" style:font-family-asian="Aptos" style:font-family-complex="Aptos" fo:background-color="transparent" style:use-window-font-color="true"/>
    </style:style>
    <style:style style:name="T307" style:family="text">
      <style:text-properties fo:font-size="12.00pt" fo:font-weight="bold" fo:font-family="Arial" style:font-family-asian="Arial" style:font-family-complex="Arial" fo:background-color="transparent" fo:color="#252525"/>
    </style:style>
    <style:style style:name="T308" style:family="text">
      <style:text-properties fo:font-size="12.00pt" fo:font-weight="normal" fo:font-family="Arial" style:font-family-asian="Arial" style:font-family-complex="Arial" fo:background-color="transparent" fo:color="#252525"/>
    </style:style>
    <style:style style:name="T309" style:family="text">
      <style:text-properties fo:font-size="12.00pt" fo:font-weight="normal" fo:font-family="Aptos" style:font-family-asian="Aptos" style:font-family-complex="Aptos" fo:background-color="transparent" style:use-window-font-color="true"/>
    </style:style>
    <style:style style:name="T310" style:family="text">
      <style:text-properties fo:font-size="12.00pt" fo:font-weight="bold" fo:font-family="Arial" style:font-family-asian="Arial" style:font-family-complex="Arial" fo:background-color="transparent" fo:color="#252525"/>
    </style:style>
    <style:style style:name="T311" style:family="text">
      <style:text-properties fo:font-size="12.00pt" fo:font-weight="normal" fo:font-family="Arial" style:font-family-asian="Arial" style:font-family-complex="Arial" fo:background-color="transparent" fo:color="#252525"/>
    </style:style>
    <style:style style:name="T312" style:family="text">
      <style:text-properties fo:font-size="12.00pt" fo:font-weight="normal" fo:font-family="Aptos" style:font-family-asian="Aptos" style:font-family-complex="Aptos" fo:background-color="transparent" style:use-window-font-color="true"/>
    </style:style>
    <style:style style:name="T313" style:family="text">
      <style:text-properties fo:font-size="12.00pt" fo:font-weight="bold" fo:font-family="Arial" style:font-family-asian="Arial" style:font-family-complex="Arial" fo:background-color="transparent" fo:color="#252525"/>
    </style:style>
    <style:style style:name="T314" style:family="text">
      <style:text-properties fo:font-size="12.00pt" fo:font-weight="normal" fo:font-family="Aptos" style:font-family-asian="Aptos" style:font-family-complex="Aptos" fo:background-color="transparent" style:use-window-font-color="true"/>
    </style:style>
    <style:style style:name="T315" style:family="text">
      <style:text-properties fo:font-size="12.00pt" fo:font-weight="bold" fo:font-family="Arial" style:font-family-asian="Arial" style:font-family-complex="Arial" fo:background-color="transparent" fo:color="#252525"/>
    </style:style>
    <style:style style:name="T316" style:family="text">
      <style:text-properties fo:font-size="12.00pt" fo:font-weight="normal" fo:font-family="Arial" style:font-family-asian="Arial" style:font-family-complex="Arial" fo:background-color="transparent" fo:color="#252525"/>
    </style:style>
    <style:style style:name="T317" style:family="text">
      <style:text-properties fo:font-size="12.00pt" fo:font-weight="normal" fo:font-family="Aptos" style:font-family-asian="Aptos" style:font-family-complex="Aptos" fo:background-color="transparent" style:use-window-font-color="true"/>
    </style:style>
    <style:style style:name="T318" style:family="text">
      <style:text-properties fo:font-size="12.00pt" fo:font-weight="bold" fo:font-family="Arial" style:font-family-asian="Arial" style:font-family-complex="Arial" fo:background-color="transparent" fo:color="#252525"/>
    </style:style>
    <style:style style:name="T319" style:family="text">
      <style:text-properties fo:font-size="12.00pt" fo:font-weight="normal" fo:font-family="Arial" style:font-family-asian="Arial" style:font-family-complex="Arial" fo:background-color="transparent" fo:color="#252525"/>
    </style:style>
    <style:style style:name="T320" style:family="text">
      <style:text-properties fo:font-size="12.00pt" fo:font-weight="normal" fo:font-family="Aptos" style:font-family-asian="Aptos" style:font-family-complex="Aptos" fo:background-color="transparent" style:use-window-font-color="true"/>
    </style:style>
    <style:style style:name="T321" style:family="text">
      <style:text-properties fo:font-size="12.00pt" fo:font-weight="bold" fo:font-family="Arial" style:font-family-asian="Arial" style:font-family-complex="Arial" fo:background-color="transparent" fo:color="#252525"/>
    </style:style>
    <style:style style:name="T322" style:family="text">
      <style:text-properties fo:font-size="12.00pt" fo:font-weight="normal" fo:font-family="Arial" style:font-family-asian="Arial" style:font-family-complex="Arial" fo:background-color="transparent" fo:color="#252525"/>
    </style:style>
    <style:style style:name="T323" style:family="text">
      <style:text-properties fo:font-size="12.00pt" fo:font-weight="normal" fo:font-family="Aptos" style:font-family-asian="Aptos" style:font-family-complex="Aptos" fo:background-color="transparent" style:use-window-font-color="true"/>
    </style:style>
    <style:style style:name="T324" style:family="text">
      <style:text-properties fo:font-size="12.00pt" fo:font-weight="normal" fo:font-family="Arial" style:font-family-asian="Arial" style:font-family-complex="Arial" fo:background-color="transparent" fo:color="#252525"/>
    </style:style>
    <style:style style:name="T325" style:family="text">
      <style:text-properties fo:font-size="12.00pt" fo:font-weight="normal" fo:font-family="Aptos" style:font-family-asian="Aptos" style:font-family-complex="Aptos" fo:background-color="transparent" style:use-window-font-color="true"/>
    </style:style>
    <style:style style:name="T326" style:family="text">
      <style:text-properties fo:font-size="12.00pt" fo:font-weight="bold" fo:font-family="Arial" style:font-family-asian="Arial" style:font-family-complex="Arial" fo:background-color="transparent" fo:color="#252525"/>
    </style:style>
    <style:style style:name="T327" style:family="text">
      <style:text-properties fo:font-size="12.00pt" fo:font-weight="normal" fo:font-family="Aptos" style:font-family-asian="Aptos" style:font-family-complex="Aptos" fo:background-color="transparent" style:use-window-font-color="true"/>
    </style:style>
    <style:style style:name="T328" style:family="text">
      <style:text-properties fo:font-size="12.00pt" fo:font-weight="bold" fo:font-family="Arial" style:font-family-asian="Arial" style:font-family-complex="Arial" fo:background-color="transparent" fo:color="#252525"/>
    </style:style>
    <style:style style:name="T329" style:family="text">
      <style:text-properties fo:font-size="12.00pt" fo:font-weight="normal" fo:font-family="Arial" style:font-family-asian="Arial" style:font-family-complex="Arial" fo:background-color="transparent" fo:color="#252525"/>
    </style:style>
    <style:style style:name="T330" style:family="text">
      <style:text-properties fo:font-size="12.00pt" fo:font-weight="normal" fo:font-family="Aptos" style:font-family-asian="Aptos" style:font-family-complex="Aptos" fo:background-color="transparent" style:use-window-font-color="true"/>
    </style:style>
    <style:style style:name="T331" style:family="text">
      <style:text-properties fo:font-size="12.00pt" fo:font-weight="bold" fo:font-family="Arial" style:font-family-asian="Arial" style:font-family-complex="Arial" fo:background-color="transparent" fo:color="#252525"/>
    </style:style>
    <style:style style:name="T332" style:family="text">
      <style:text-properties fo:font-size="12.00pt" fo:font-weight="normal" fo:font-family="Arial" style:font-family-asian="Arial" style:font-family-complex="Arial" fo:background-color="transparent" fo:color="#252525"/>
    </style:style>
    <style:style style:name="T333" style:family="text">
      <style:text-properties fo:font-size="12.00pt" fo:font-weight="normal" fo:font-family="Aptos" style:font-family-asian="Aptos" style:font-family-complex="Aptos" fo:background-color="transparent" style:use-window-font-color="true"/>
    </style:style>
    <style:style style:name="T334" style:family="text">
      <style:text-properties fo:font-size="12.00pt" fo:font-weight="bold" fo:font-family="Arial" style:font-family-asian="Arial" style:font-family-complex="Arial" fo:background-color="transparent" fo:color="#252525"/>
    </style:style>
    <style:style style:name="T335" style:family="text">
      <style:text-properties fo:font-size="12.00pt" fo:font-weight="normal" fo:font-family="Arial" style:font-family-asian="Arial" style:font-family-complex="Arial" fo:background-color="transparent" fo:color="#252525"/>
    </style:style>
    <style:style style:name="T336" style:family="text">
      <style:text-properties fo:font-size="12.00pt" fo:font-weight="normal" fo:font-family="Aptos" style:font-family-asian="Aptos" style:font-family-complex="Aptos" fo:background-color="transparent" style:use-window-font-color="true"/>
    </style:style>
    <style:style style:name="T337" style:family="text">
      <style:text-properties fo:font-size="12.00pt" fo:font-weight="bold" fo:font-family="Arial" style:font-family-asian="Arial" style:font-family-complex="Arial" fo:background-color="transparent" fo:color="#252525"/>
    </style:style>
    <style:style style:name="T338" style:family="text">
      <style:text-properties fo:font-size="12.00pt" fo:font-weight="normal" fo:font-family="Aptos" style:font-family-asian="Aptos" style:font-family-complex="Aptos" fo:background-color="transparent" style:use-window-font-color="true"/>
    </style:style>
    <style:style style:name="T339" style:family="text">
      <style:text-properties fo:font-size="12.00pt" fo:font-weight="bold" fo:font-family="Arial" style:font-family-asian="Arial" style:font-family-complex="Arial" fo:background-color="transparent" fo:color="#252525"/>
    </style:style>
    <style:style style:name="T340" style:family="text">
      <style:text-properties fo:font-size="12.00pt" fo:font-weight="normal" fo:font-family="Arial" style:font-family-asian="Arial" style:font-family-complex="Arial" fo:background-color="transparent" fo:color="#252525"/>
    </style:style>
    <style:style style:name="T341" style:family="text">
      <style:text-properties fo:font-size="12.00pt" fo:font-weight="normal" fo:font-family="Aptos" style:font-family-asian="Aptos" style:font-family-complex="Aptos" fo:background-color="transparent" style:use-window-font-color="true"/>
    </style:style>
    <style:style style:name="T342" style:family="text">
      <style:text-properties fo:font-size="12.00pt" fo:font-weight="bold" fo:font-family="Arial" style:font-family-asian="Arial" style:font-family-complex="Arial" fo:background-color="transparent" fo:color="#252525"/>
    </style:style>
    <style:style style:name="T343" style:family="text">
      <style:text-properties fo:font-size="12.00pt" fo:font-weight="normal" fo:font-family="Arial" style:font-family-asian="Arial" style:font-family-complex="Arial" fo:background-color="transparent" fo:color="#252525"/>
    </style:style>
    <style:style style:name="T344" style:family="text">
      <style:text-properties fo:font-size="12.00pt" fo:font-weight="normal" fo:font-family="Aptos" style:font-family-asian="Aptos" style:font-family-complex="Aptos" fo:background-color="transparent" style:use-window-font-color="true"/>
    </style:style>
    <style:style style:name="T345" style:family="text">
      <style:text-properties fo:font-size="12.00pt" fo:font-weight="normal" fo:font-family="Arial" style:font-family-asian="Arial" style:font-family-complex="Arial" fo:background-color="transparent" fo:color="#252525"/>
    </style:style>
    <style:style style:name="T346" style:family="text">
      <style:text-properties fo:font-size="12.00pt" fo:font-weight="normal" fo:font-family="Aptos" style:font-family-asian="Aptos" style:font-family-complex="Aptos" fo:background-color="transparent" style:use-window-font-color="true"/>
    </style:style>
    <style:style style:name="T347" style:family="text">
      <style:text-properties fo:font-size="12.00pt" fo:font-weight="bold" fo:font-family="Arial" style:font-family-asian="Arial" style:font-family-complex="Arial" fo:background-color="transparent" fo:color="#252525"/>
    </style:style>
    <style:style style:name="T348" style:family="text">
      <style:text-properties fo:font-size="12.00pt" fo:font-weight="normal" fo:font-family="Arial" style:font-family-asian="Arial" style:font-family-complex="Arial" fo:background-color="transparent" fo:color="#252525"/>
    </style:style>
    <style:style style:name="T349" style:family="text">
      <style:text-properties fo:font-size="12.00pt" fo:font-weight="normal" fo:font-family="Aptos" style:font-family-asian="Aptos" style:font-family-complex="Aptos" fo:background-color="transparent" style:use-window-font-color="true"/>
    </style:style>
    <style:style style:name="T350" style:family="text">
      <style:text-properties fo:font-size="12.00pt" fo:font-weight="bold" fo:font-family="Arial" style:font-family-asian="Arial" style:font-family-complex="Arial" fo:background-color="transparent" fo:color="#252525"/>
    </style:style>
    <style:style style:name="T351" style:family="text">
      <style:text-properties fo:font-size="12.00pt" fo:font-weight="normal" fo:font-family="Aptos" style:font-family-asian="Aptos" style:font-family-complex="Aptos" fo:background-color="transparent" style:use-window-font-color="true"/>
    </style:style>
    <style:style style:name="T352" style:family="text">
      <style:text-properties fo:font-size="12.00pt" fo:font-weight="bold" fo:font-family="Arial" style:font-family-asian="Arial" style:font-family-complex="Arial" fo:background-color="transparent" fo:color="#252525"/>
    </style:style>
    <style:style style:name="T353" style:family="text">
      <style:text-properties fo:font-size="12.00pt" fo:font-weight="normal" fo:font-family="Arial" style:font-family-asian="Arial" style:font-family-complex="Arial" fo:background-color="transparent" fo:color="#252525"/>
    </style:style>
    <style:style style:name="T354" style:family="text">
      <style:text-properties fo:font-size="12.00pt" fo:font-weight="normal" fo:font-family="Aptos" style:font-family-asian="Aptos" style:font-family-complex="Aptos" fo:background-color="transparent" style:use-window-font-color="true"/>
    </style:style>
    <style:style style:name="T355" style:family="text">
      <style:text-properties fo:font-size="12.00pt" fo:font-weight="bold" fo:font-family="Arial" style:font-family-asian="Arial" style:font-family-complex="Arial" fo:background-color="transparent" fo:color="#252525"/>
    </style:style>
    <style:style style:name="T356" style:family="text">
      <style:text-properties fo:font-size="12.00pt" fo:font-weight="normal" fo:font-family="Arial" style:font-family-asian="Arial" style:font-family-complex="Arial" fo:background-color="transparent" fo:color="#252525"/>
    </style:style>
    <style:style style:name="T357" style:family="text">
      <style:text-properties fo:font-size="12.00pt" fo:font-weight="normal" fo:font-family="Aptos" style:font-family-asian="Aptos" style:font-family-complex="Aptos" fo:background-color="transparent" style:use-window-font-color="true"/>
    </style:style>
    <style:style style:name="T358" style:family="text">
      <style:text-properties fo:font-size="12.00pt" fo:font-weight="bold" fo:font-family="Arial" style:font-family-asian="Arial" style:font-family-complex="Arial" fo:background-color="transparent" fo:color="#252525"/>
    </style:style>
    <style:style style:name="T359" style:family="text">
      <style:text-properties fo:font-size="12.00pt" fo:font-weight="normal" fo:font-family="Aptos" style:font-family-asian="Aptos" style:font-family-complex="Aptos" fo:background-color="transparent" style:use-window-font-color="true"/>
    </style:style>
    <style:style style:name="T360" style:family="text">
      <style:text-properties fo:font-size="12.00pt" fo:font-weight="bold" fo:font-family="Arial" style:font-family-asian="Arial" style:font-family-complex="Arial" fo:background-color="transparent" fo:color="#252525"/>
    </style:style>
    <style:style style:name="T361" style:family="text">
      <style:text-properties fo:font-size="12.00pt" fo:font-weight="normal" fo:font-family="Arial" style:font-family-asian="Arial" style:font-family-complex="Arial" fo:background-color="transparent" fo:color="#252525"/>
    </style:style>
    <style:style style:name="T362" style:family="text">
      <style:text-properties fo:font-size="12.00pt" fo:font-weight="normal" fo:font-family="Aptos" style:font-family-asian="Aptos" style:font-family-complex="Aptos" fo:background-color="transparent" style:use-window-font-color="true"/>
    </style:style>
    <style:style style:name="T363" style:family="text">
      <style:text-properties fo:font-size="12.00pt" fo:font-weight="bold" fo:font-family="Arial" style:font-family-asian="Arial" style:font-family-complex="Arial" fo:background-color="transparent" fo:color="#252525"/>
    </style:style>
    <style:style style:name="T364" style:family="text">
      <style:text-properties fo:font-size="12.00pt" fo:font-weight="normal" fo:font-family="Arial" style:font-family-asian="Arial" style:font-family-complex="Arial" fo:background-color="transparent" fo:color="#252525"/>
    </style:style>
    <style:style style:name="T365" style:family="text">
      <style:text-properties fo:font-size="12.00pt" fo:font-weight="normal" fo:font-family="Aptos" style:font-family-asian="Aptos" style:font-family-complex="Aptos" fo:background-color="transparent" style:use-window-font-color="true"/>
    </style:style>
    <style:style style:name="T366" style:family="text">
      <style:text-properties fo:font-size="12.00pt" fo:font-weight="normal" fo:font-family="Arial" style:font-family-asian="Arial" style:font-family-complex="Arial" fo:background-color="transparent" fo:color="#252525"/>
    </style:style>
    <style:style style:name="T367" style:family="text">
      <style:text-properties fo:font-size="12.00pt" fo:font-weight="normal" fo:font-family="Aptos" style:font-family-asian="Aptos" style:font-family-complex="Aptos" fo:background-color="transparent" style:use-window-font-color="true"/>
    </style:style>
    <style:style style:name="T368" style:family="text">
      <style:text-properties fo:font-size="12.00pt" fo:font-weight="bold" fo:font-family="Arial" style:font-family-asian="Arial" style:font-family-complex="Arial" fo:background-color="transparent" fo:color="#252525"/>
    </style:style>
    <style:style style:name="T369" style:family="text">
      <style:text-properties fo:font-size="12.00pt" fo:font-weight="normal" fo:font-family="Aptos" style:font-family-asian="Aptos" style:font-family-complex="Aptos" fo:background-color="transparent" style:use-window-font-color="true"/>
    </style:style>
    <style:style style:name="T370" style:family="text">
      <style:text-properties fo:font-size="12.00pt" fo:font-weight="bold" fo:font-family="Arial" style:font-family-asian="Arial" style:font-family-complex="Arial" fo:background-color="transparent" fo:color="#252525"/>
    </style:style>
    <style:style style:name="T371" style:family="text">
      <style:text-properties fo:font-size="12.00pt" fo:font-weight="normal" fo:font-family="Arial" style:font-family-asian="Arial" style:font-family-complex="Arial" fo:background-color="transparent" fo:color="#252525"/>
    </style:style>
    <style:style style:name="T372" style:family="text">
      <style:text-properties fo:font-size="12.00pt" fo:font-weight="normal" fo:font-family="Aptos" style:font-family-asian="Aptos" style:font-family-complex="Aptos" fo:background-color="transparent" style:use-window-font-color="true"/>
    </style:style>
    <style:style style:name="T373" style:family="text">
      <style:text-properties fo:font-size="12.00pt" fo:font-weight="bold" fo:font-family="Arial" style:font-family-asian="Arial" style:font-family-complex="Arial" fo:background-color="transparent" fo:color="#252525"/>
    </style:style>
    <style:style style:name="T374" style:family="text">
      <style:text-properties fo:font-size="12.00pt" fo:font-weight="normal" fo:font-family="Arial" style:font-family-asian="Arial" style:font-family-complex="Arial" fo:background-color="transparent" fo:color="#252525"/>
    </style:style>
    <style:style style:name="T375" style:family="text">
      <style:text-properties fo:font-size="12.00pt" fo:font-weight="normal" fo:font-family="Aptos" style:font-family-asian="Aptos" style:font-family-complex="Aptos" fo:background-color="transparent" style:use-window-font-color="true"/>
    </style:style>
    <style:style style:name="T376" style:family="text">
      <style:text-properties fo:font-size="12.00pt" fo:font-weight="bold" fo:font-family="Arial" style:font-family-asian="Arial" style:font-family-complex="Arial" fo:background-color="transparent" fo:color="#252525"/>
    </style:style>
    <style:style style:name="T377" style:family="text">
      <style:text-properties fo:font-size="12.00pt" fo:font-weight="normal" fo:font-family="Aptos" style:font-family-asian="Aptos" style:font-family-complex="Aptos" fo:background-color="transparent" style:use-window-font-color="true"/>
    </style:style>
    <style:style style:name="T378" style:family="text">
      <style:text-properties fo:font-size="12.00pt" fo:font-weight="bold" fo:font-family="Arial" style:font-family-asian="Arial" style:font-family-complex="Arial" fo:background-color="transparent" fo:color="#252525"/>
    </style:style>
    <style:style style:name="T379" style:family="text">
      <style:text-properties fo:font-size="12.00pt" fo:font-weight="normal" fo:font-family="Arial" style:font-family-asian="Arial" style:font-family-complex="Arial" fo:background-color="transparent" fo:color="#252525"/>
    </style:style>
    <style:style style:name="T380" style:family="text">
      <style:text-properties fo:font-size="12.00pt" fo:font-weight="normal" fo:font-family="Aptos" style:font-family-asian="Aptos" style:font-family-complex="Aptos" fo:background-color="transparent" style:use-window-font-color="true"/>
    </style:style>
    <style:style style:name="T381" style:family="text">
      <style:text-properties fo:font-size="12.00pt" fo:font-weight="bold" fo:font-family="Arial" style:font-family-asian="Arial" style:font-family-complex="Arial" fo:background-color="transparent" fo:color="#252525"/>
    </style:style>
    <style:style style:name="T382" style:family="text">
      <style:text-properties fo:font-size="12.00pt" fo:font-weight="normal" fo:font-family="Arial" style:font-family-asian="Arial" style:font-family-complex="Arial" fo:background-color="transparent" fo:color="#252525"/>
    </style:style>
    <style:style style:name="T383" style:family="text">
      <style:text-properties fo:font-size="12.00pt" fo:font-weight="normal" fo:font-family="Aptos" style:font-family-asian="Aptos" style:font-family-complex="Aptos" fo:background-color="transparent" style:use-window-font-color="true"/>
    </style:style>
    <style:style style:name="T384" style:family="text">
      <style:text-properties fo:font-size="12.00pt" fo:font-weight="bold" fo:font-family="Arial" style:font-family-asian="Arial" style:font-family-complex="Arial" fo:background-color="transparent" fo:color="#252525"/>
    </style:style>
    <style:style style:name="T385" style:family="text">
      <style:text-properties fo:font-size="12.00pt" fo:font-weight="normal" fo:font-family="Aptos" style:font-family-asian="Aptos" style:font-family-complex="Aptos" fo:background-color="transparent" style:use-window-font-color="true"/>
    </style:style>
    <style:style style:name="T386" style:family="text">
      <style:text-properties fo:font-size="12.00pt" fo:font-weight="bold" fo:font-family="Arial" style:font-family-asian="Arial" style:font-family-complex="Arial" fo:background-color="transparent" fo:color="#252525"/>
    </style:style>
    <style:style style:name="T387" style:family="text">
      <style:text-properties fo:font-size="12.00pt" fo:font-weight="normal" fo:font-family="Aptos" style:font-family-asian="Aptos" style:font-family-complex="Aptos" fo:background-color="transparent" style:use-window-font-color="true"/>
    </style:style>
    <style:style style:name="T388" style:family="text">
      <style:text-properties fo:font-size="12.00pt" fo:font-weight="bold" fo:font-family="Arial" style:font-family-asian="Arial" style:font-family-complex="Arial" fo:background-color="transparent" fo:color="#252525"/>
    </style:style>
    <style:style style:name="T389" style:family="text">
      <style:text-properties fo:font-size="12.00pt" fo:font-weight="normal" fo:font-family="Arial" style:font-family-asian="Arial" style:font-family-complex="Arial" fo:background-color="transparent" fo:color="#252525"/>
    </style:style>
    <style:style style:name="T390" style:family="text">
      <style:text-properties fo:font-size="12.00pt" fo:font-weight="normal" fo:font-family="Aptos" style:font-family-asian="Aptos" style:font-family-complex="Aptos" fo:background-color="transparent" style:use-window-font-color="true"/>
    </style:style>
    <style:style style:name="T391" style:family="text">
      <style:text-properties fo:font-size="12.00pt" fo:font-weight="bold" fo:font-family="Arial" style:font-family-asian="Arial" style:font-family-complex="Arial" fo:background-color="transparent" fo:color="#252525"/>
    </style:style>
    <style:style style:name="T392" style:family="text">
      <style:text-properties fo:font-size="12.00pt" fo:font-weight="normal" fo:font-family="Arial" style:font-family-asian="Arial" style:font-family-complex="Arial" fo:background-color="transparent" fo:color="#252525"/>
    </style:style>
    <style:style style:name="T393" style:family="text">
      <style:text-properties fo:font-size="12.00pt" fo:font-weight="normal" fo:font-family="Aptos" style:font-family-asian="Aptos" style:font-family-complex="Aptos" fo:background-color="transparent" style:use-window-font-color="true"/>
    </style:style>
    <style:style style:name="T394" style:family="text">
      <style:text-properties fo:font-size="12.00pt" fo:font-weight="bold" fo:font-family="Arial" style:font-family-asian="Arial" style:font-family-complex="Arial" fo:background-color="transparent" fo:color="#252525"/>
    </style:style>
    <style:style style:name="T395" style:family="text">
      <style:text-properties fo:font-size="12.00pt" fo:font-weight="normal" fo:font-family="Arial" style:font-family-asian="Arial" style:font-family-complex="Arial" fo:background-color="transparent" fo:color="#252525"/>
    </style:style>
    <style:style style:name="T396" style:family="text">
      <style:text-properties fo:font-size="12.00pt" fo:font-weight="normal" fo:font-family="Aptos" style:font-family-asian="Aptos" style:font-family-complex="Aptos" fo:background-color="transparent" style:use-window-font-color="true"/>
    </style:style>
    <style:style style:name="T397" style:family="text">
      <style:text-properties fo:font-size="12.00pt" fo:font-weight="bold" fo:font-family="Arial" style:font-family-asian="Arial" style:font-family-complex="Arial" fo:background-color="transparent" fo:color="#252525"/>
    </style:style>
    <style:style style:name="T398" style:family="text">
      <style:text-properties fo:font-size="12.00pt" fo:font-weight="normal" fo:font-family="Aptos" style:font-family-asian="Aptos" style:font-family-complex="Aptos" fo:background-color="transparent" style:use-window-font-color="true"/>
    </style:style>
    <style:style style:name="T399" style:family="text">
      <style:text-properties fo:font-size="12.00pt" fo:font-weight="normal" fo:font-family="Arial" style:font-family-asian="Arial" style:font-family-complex="Arial" fo:background-color="transparent" fo:color="#252525"/>
    </style:style>
    <style:style style:name="T400" style:family="text">
      <style:text-properties fo:font-size="12.00pt" fo:font-weight="normal" fo:font-family="Aptos" style:font-family-asian="Aptos" style:font-family-complex="Aptos" fo:background-color="transparent" style:use-window-font-color="true"/>
    </style:style>
    <style:style style:name="T401" style:family="text">
      <style:text-properties fo:font-size="12.00pt" fo:font-weight="bold" fo:font-family="Arial" style:font-family-asian="Arial" style:font-family-complex="Arial" fo:background-color="transparent" fo:color="#252525"/>
    </style:style>
    <style:style style:name="T402" style:family="text">
      <style:text-properties fo:font-size="12.00pt" fo:font-weight="normal" fo:font-family="Arial" style:font-family-asian="Arial" style:font-family-complex="Arial" fo:background-color="transparent" fo:color="#252525"/>
    </style:style>
    <style:style style:name="T403" style:family="text">
      <style:text-properties fo:font-size="12.00pt" fo:font-weight="bold" fo:font-family="Arial" style:font-family-asian="Arial" style:font-family-complex="Arial" fo:background-color="transparent" fo:color="#252525"/>
    </style:style>
    <style:style style:name="T404" style:family="text">
      <style:text-properties fo:font-size="12.00pt" fo:font-weight="normal" fo:font-family="Arial" style:font-family-asian="Arial" style:font-family-complex="Arial" fo:background-color="transparent" fo:color="#252525"/>
    </style:style>
    <style:style style:name="T405" style:family="text">
      <style:text-properties fo:font-size="12.00pt" fo:font-weight="normal" fo:font-family="Aptos" style:font-family-asian="Aptos" style:font-family-complex="Aptos" fo:background-color="transparent" style:use-window-font-color="true"/>
    </style:style>
    <style:style style:name="T406" style:family="text">
      <style:text-properties fo:font-size="12.00pt" fo:font-weight="bold" fo:font-family="Arial" style:font-family-asian="Arial" style:font-family-complex="Arial" fo:background-color="transparent" fo:color="#252525"/>
    </style:style>
    <style:style style:name="T407" style:family="text">
      <style:text-properties fo:font-size="12.00pt" fo:font-weight="normal" fo:font-family="Arial" style:font-family-asian="Arial" style:font-family-complex="Arial" fo:background-color="transparent" fo:color="#252525"/>
    </style:style>
    <style:style style:name="T408" style:family="text">
      <style:text-properties fo:font-size="12.00pt" fo:font-weight="normal" fo:font-family="Aptos" style:font-family-asian="Aptos" style:font-family-complex="Aptos" fo:background-color="transparent" style:use-window-font-color="true"/>
    </style:style>
    <style:style style:name="T409" style:family="text">
      <style:text-properties fo:font-size="12.00pt" fo:font-weight="normal" fo:font-family="Arial" style:font-family-asian="Arial" style:font-family-complex="Arial" fo:background-color="transparent" fo:color="#252525"/>
    </style:style>
    <style:style style:name="T410" style:family="text">
      <style:text-properties fo:font-size="12.00pt" fo:font-weight="normal" fo:font-family="Aptos" style:font-family-asian="Aptos" style:font-family-complex="Aptos" fo:background-color="transparent" style:use-window-font-color="true"/>
    </style:style>
    <style:style style:name="T411" style:family="text">
      <style:text-properties fo:font-size="12.00pt" fo:font-weight="normal" fo:font-family="Arial" style:font-family-asian="Arial" style:font-family-complex="Arial" fo:background-color="transparent" fo:color="#252525"/>
    </style:style>
    <style:style style:name="T412" style:family="text">
      <style:text-properties fo:font-size="12.00pt" fo:font-weight="normal" fo:font-family="Aptos" style:font-family-asian="Aptos" style:font-family-complex="Aptos" fo:background-color="transparent" style:use-window-font-color="true"/>
    </style:style>
    <style:style style:name="T413" style:family="text">
      <style:text-properties fo:font-size="12.00pt" fo:font-weight="normal" fo:font-family="Arial" style:font-family-asian="Arial" style:font-family-complex="Arial" fo:background-color="transparent" fo:color="#252525"/>
    </style:style>
    <style:style style:name="T414" style:family="text">
      <style:text-properties fo:font-size="12.00pt" fo:font-weight="normal" fo:font-family="Aptos" style:font-family-asian="Aptos" style:font-family-complex="Aptos" fo:background-color="transparent" style:use-window-font-color="true"/>
    </style:style>
    <style:style style:name="T415" style:family="text">
      <style:text-properties fo:font-size="12.00pt" fo:font-weight="bold" fo:font-family="Arial" style:font-family-asian="Arial" style:font-family-complex="Arial" fo:background-color="transparent" fo:color="#252525"/>
    </style:style>
    <style:style style:name="T416" style:family="text">
      <style:text-properties fo:font-size="12.00pt" fo:font-weight="normal" fo:font-family="Aptos" style:font-family-asian="Aptos" style:font-family-complex="Aptos" fo:background-color="transparent" style:use-window-font-color="true"/>
    </style:style>
    <style:style style:name="T417" style:family="text">
      <style:text-properties fo:font-size="12.00pt" fo:font-weight="bold" fo:font-family="Arial" style:font-family-asian="Arial" style:font-family-complex="Arial" fo:background-color="transparent" fo:color="#252525"/>
    </style:style>
    <style:style style:name="T418" style:family="text">
      <style:text-properties fo:font-size="12.00pt" fo:font-weight="normal" fo:font-family="Aptos" style:font-family-asian="Aptos" style:font-family-complex="Aptos" fo:background-color="transparent" style:use-window-font-color="true"/>
    </style:style>
    <style:style style:name="T419" style:family="text">
      <style:text-properties fo:font-size="12.00pt" fo:font-weight="bold" fo:font-family="Arial" style:font-family-asian="Arial" style:font-family-complex="Arial" fo:background-color="transparent" fo:color="#252525"/>
    </style:style>
    <style:style style:name="T420" style:family="text">
      <style:text-properties fo:font-size="12.00pt" fo:font-weight="normal" fo:font-family="Arial" style:font-family-asian="Arial" style:font-family-complex="Arial" fo:background-color="transparent" fo:color="#252525"/>
    </style:style>
    <style:style style:name="T421" style:family="text">
      <style:text-properties fo:font-size="12.00pt" fo:font-weight="normal" fo:font-family="Aptos" style:font-family-asian="Aptos" style:font-family-complex="Aptos" fo:background-color="transparent" style:use-window-font-color="true"/>
    </style:style>
    <style:style style:name="T422" style:family="text">
      <style:text-properties fo:font-size="12.00pt" fo:font-weight="bold" fo:font-family="Arial" style:font-family-asian="Arial" style:font-family-complex="Arial" fo:background-color="transparent" fo:color="#252525"/>
    </style:style>
    <style:style style:name="T423" style:family="text">
      <style:text-properties fo:font-size="12.00pt" fo:font-weight="normal" fo:font-family="Arial" style:font-family-asian="Arial" style:font-family-complex="Arial" fo:background-color="transparent" fo:color="#252525"/>
    </style:style>
    <style:style style:name="T424" style:family="text">
      <style:text-properties fo:font-size="12.00pt" fo:font-weight="normal" fo:font-family="Aptos" style:font-family-asian="Aptos" style:font-family-complex="Aptos" fo:background-color="transparent" style:use-window-font-color="true"/>
    </style:style>
    <style:style style:name="T425" style:family="text">
      <style:text-properties fo:font-size="12.00pt" fo:font-weight="bold" fo:font-family="Arial" style:font-family-asian="Arial" style:font-family-complex="Arial" fo:background-color="transparent" fo:color="#252525"/>
    </style:style>
    <style:style style:name="T426" style:family="text">
      <style:text-properties fo:font-size="12.00pt" fo:font-weight="normal" fo:font-family="Arial" style:font-family-asian="Arial" style:font-family-complex="Arial" fo:background-color="transparent" fo:color="#252525"/>
    </style:style>
    <style:style style:name="T427" style:family="text">
      <style:text-properties fo:font-size="12.00pt" fo:font-weight="normal" fo:font-family="Aptos" style:font-family-asian="Aptos" style:font-family-complex="Aptos" fo:background-color="transparent" style:use-window-font-color="true"/>
    </style:style>
    <style:style style:name="T428" style:family="text">
      <style:text-properties fo:font-size="12.00pt" fo:font-weight="normal" fo:font-family="Arial" style:font-family-asian="Arial" style:font-family-complex="Arial" fo:background-color="transparent" fo:color="#252525"/>
    </style:style>
    <style:style style:name="T429" style:family="text">
      <style:text-properties fo:font-size="12.00pt" fo:font-weight="normal" fo:font-family="Aptos" style:font-family-asian="Aptos" style:font-family-complex="Aptos" fo:background-color="transparent" style:use-window-font-color="true"/>
    </style:style>
    <style:style style:name="T430" style:family="text">
      <style:text-properties fo:font-size="12.00pt" fo:font-weight="bold" fo:font-family="Arial" style:font-family-asian="Arial" style:font-family-complex="Arial" fo:background-color="transparent" fo:color="#252525"/>
    </style:style>
    <style:style style:name="T431" style:family="text">
      <style:text-properties fo:font-size="12.00pt" fo:font-weight="normal" fo:font-family="Aptos" style:font-family-asian="Aptos" style:font-family-complex="Aptos" fo:background-color="transparent" style:use-window-font-color="true"/>
    </style:style>
    <style:style style:name="T432" style:family="text">
      <style:text-properties fo:font-size="12.00pt" fo:font-weight="bold" fo:font-family="Arial" style:font-family-asian="Arial" style:font-family-complex="Arial" fo:background-color="transparent" fo:color="#252525"/>
    </style:style>
    <style:style style:name="T433" style:family="text">
      <style:text-properties fo:font-size="12.00pt" fo:font-weight="normal" fo:font-family="Arial" style:font-family-asian="Arial" style:font-family-complex="Arial" fo:background-color="transparent" fo:color="#252525"/>
    </style:style>
    <style:style style:name="T434" style:family="text">
      <style:text-properties fo:font-size="12.00pt" fo:font-weight="normal" fo:font-family="Aptos" style:font-family-asian="Aptos" style:font-family-complex="Aptos" fo:background-color="transparent" style:use-window-font-color="true"/>
    </style:style>
    <style:style style:name="T435" style:family="text">
      <style:text-properties fo:font-size="12.00pt" fo:font-weight="bold" fo:font-family="Arial" style:font-family-asian="Arial" style:font-family-complex="Arial" fo:background-color="transparent" fo:color="#252525"/>
    </style:style>
    <style:style style:name="T436" style:family="text">
      <style:text-properties fo:font-size="12.00pt" fo:font-weight="normal" fo:font-family="Arial" style:font-family-asian="Arial" style:font-family-complex="Arial" fo:background-color="transparent" fo:color="#252525"/>
    </style:style>
    <style:style style:name="T437" style:family="text">
      <style:text-properties fo:font-size="12.00pt" fo:font-weight="normal" fo:font-family="Aptos" style:font-family-asian="Aptos" style:font-family-complex="Aptos" fo:background-color="transparent" style:use-window-font-color="true"/>
    </style:style>
    <style:style style:name="T438" style:family="text">
      <style:text-properties fo:font-size="12.00pt" fo:font-weight="bold" fo:font-family="Arial" style:font-family-asian="Arial" style:font-family-complex="Arial" fo:background-color="transparent" fo:color="#252525"/>
    </style:style>
    <style:style style:name="T439" style:family="text">
      <style:text-properties fo:font-size="12.00pt" fo:font-weight="normal" fo:font-family="Arial" style:font-family-asian="Arial" style:font-family-complex="Arial" fo:background-color="transparent" fo:color="#252525"/>
    </style:style>
    <style:style style:name="T440" style:family="text">
      <style:text-properties fo:font-size="12.00pt" fo:font-weight="normal" fo:font-family="Aptos" style:font-family-asian="Aptos" style:font-family-complex="Aptos" fo:background-color="transparent" style:use-window-font-color="true"/>
    </style:style>
    <style:style style:name="T441" style:family="text">
      <style:text-properties fo:font-size="12.00pt" fo:font-weight="bold" fo:font-family="Arial" style:font-family-asian="Arial" style:font-family-complex="Arial" fo:background-color="transparent" fo:color="#252525"/>
    </style:style>
    <style:style style:name="T442" style:family="text">
      <style:text-properties fo:font-size="12.00pt" fo:font-weight="normal" fo:font-family="Aptos" style:font-family-asian="Aptos" style:font-family-complex="Aptos" fo:background-color="transparent" style:use-window-font-color="true"/>
    </style:style>
    <style:style style:name="T443" style:family="text">
      <style:text-properties fo:font-size="12.00pt" fo:font-weight="bold" fo:font-family="Arial" style:font-family-asian="Arial" style:font-family-complex="Arial" fo:background-color="transparent" fo:color="#252525"/>
    </style:style>
    <style:style style:name="T444" style:family="text">
      <style:text-properties fo:font-size="12.00pt" fo:font-weight="normal" fo:font-family="Arial" style:font-family-asian="Arial" style:font-family-complex="Arial" fo:background-color="transparent" fo:color="#252525"/>
    </style:style>
    <style:style style:name="T445" style:family="text">
      <style:text-properties fo:font-size="12.00pt" fo:font-weight="normal" fo:font-family="Aptos" style:font-family-asian="Aptos" style:font-family-complex="Aptos" fo:background-color="transparent" style:use-window-font-color="true"/>
    </style:style>
    <style:style style:name="T446" style:family="text">
      <style:text-properties fo:font-size="12.00pt" fo:font-weight="bold" fo:font-family="Arial" style:font-family-asian="Arial" style:font-family-complex="Arial" fo:background-color="transparent" fo:color="#252525"/>
    </style:style>
    <style:style style:name="T447" style:family="text">
      <style:text-properties fo:font-size="12.00pt" fo:font-weight="normal" fo:font-family="Arial" style:font-family-asian="Arial" style:font-family-complex="Arial" fo:background-color="transparent" fo:color="#252525"/>
    </style:style>
    <style:style style:name="T448" style:family="text">
      <style:text-properties fo:font-size="12.00pt" fo:font-weight="normal" fo:font-family="Aptos" style:font-family-asian="Aptos" style:font-family-complex="Aptos" fo:background-color="transparent" style:use-window-font-color="true"/>
    </style:style>
    <style:style style:name="T449" style:family="text">
      <style:text-properties fo:font-size="12.00pt" fo:font-weight="normal" fo:font-family="Arial" style:font-family-asian="Arial" style:font-family-complex="Arial" fo:background-color="transparent" fo:color="#252525"/>
    </style:style>
    <style:style style:name="T450" style:family="text">
      <style:text-properties fo:font-size="12.00pt" fo:font-weight="normal" fo:font-family="Aptos" style:font-family-asian="Aptos" style:font-family-complex="Aptos" fo:background-color="transparent" style:use-window-font-color="true"/>
    </style:style>
    <style:style style:name="T451" style:family="text">
      <style:text-properties fo:font-size="12.00pt" fo:font-weight="bold" fo:font-family="Arial" style:font-family-asian="Arial" style:font-family-complex="Arial" fo:background-color="transparent" fo:color="#252525"/>
    </style:style>
    <style:style style:name="T452" style:family="text">
      <style:text-properties fo:font-size="12.00pt" fo:font-weight="normal" fo:font-family="Aptos" style:font-family-asian="Aptos" style:font-family-complex="Aptos" fo:background-color="transparent" style:use-window-font-color="true"/>
    </style:style>
    <style:style style:name="T453" style:family="text">
      <style:text-properties fo:font-size="12.00pt" fo:font-weight="bold" fo:font-family="Arial" style:font-family-asian="Arial" style:font-family-complex="Arial" fo:background-color="transparent" fo:color="#252525"/>
    </style:style>
    <style:style style:name="T454" style:family="text">
      <style:text-properties fo:font-size="12.00pt" fo:font-weight="normal" fo:font-family="Arial" style:font-family-asian="Arial" style:font-family-complex="Arial" fo:background-color="transparent" fo:color="#252525"/>
    </style:style>
    <style:style style:name="T455" style:family="text">
      <style:text-properties fo:font-size="12.00pt" fo:font-weight="normal" fo:font-family="Aptos" style:font-family-asian="Aptos" style:font-family-complex="Aptos" fo:background-color="transparent" style:use-window-font-color="true"/>
    </style:style>
    <style:style style:name="T456" style:family="text">
      <style:text-properties fo:font-size="12.00pt" fo:font-weight="bold" fo:font-family="Arial" style:font-family-asian="Arial" style:font-family-complex="Arial" fo:background-color="transparent" fo:color="#252525"/>
    </style:style>
    <style:style style:name="T457" style:family="text">
      <style:text-properties fo:font-size="12.00pt" fo:font-weight="normal" fo:font-family="Arial" style:font-family-asian="Arial" style:font-family-complex="Arial" fo:background-color="transparent" fo:color="#252525"/>
    </style:style>
    <style:style style:name="T458" style:family="text">
      <style:text-properties fo:font-size="12.00pt" fo:font-weight="normal" fo:font-family="Aptos" style:font-family-asian="Aptos" style:font-family-complex="Aptos" fo:background-color="transparent" style:use-window-font-color="true"/>
    </style:style>
    <style:style style:name="T459" style:family="text">
      <style:text-properties fo:font-size="12.00pt" fo:font-weight="bold" fo:font-family="Arial" style:font-family-asian="Arial" style:font-family-complex="Arial" fo:background-color="transparent" fo:color="#252525"/>
    </style:style>
    <style:style style:name="T460" style:family="text">
      <style:text-properties fo:font-size="12.00pt" fo:font-weight="normal" fo:font-family="Aptos" style:font-family-asian="Aptos" style:font-family-complex="Aptos" fo:background-color="transparent" style:use-window-font-color="true"/>
    </style:style>
    <style:style style:name="T461" style:family="text">
      <style:text-properties fo:font-size="12.00pt" fo:font-weight="bold" fo:font-family="Arial" style:font-family-asian="Arial" style:font-family-complex="Arial" fo:background-color="transparent" fo:color="#252525"/>
    </style:style>
    <style:style style:name="T462" style:family="text">
      <style:text-properties fo:font-size="12.00pt" fo:font-weight="normal" fo:font-family="Arial" style:font-family-asian="Arial" style:font-family-complex="Arial" fo:background-color="transparent" fo:color="#252525"/>
    </style:style>
    <style:style style:name="T463" style:family="text">
      <style:text-properties fo:font-size="12.00pt" fo:font-weight="normal" fo:font-family="Aptos" style:font-family-asian="Aptos" style:font-family-complex="Aptos" fo:background-color="transparent" style:use-window-font-color="true"/>
    </style:style>
    <style:style style:name="T464" style:family="text">
      <style:text-properties fo:font-size="12.00pt" fo:font-weight="bold" fo:font-family="Arial" style:font-family-asian="Arial" style:font-family-complex="Arial" fo:background-color="transparent" fo:color="#252525"/>
    </style:style>
    <style:style style:name="T465" style:family="text">
      <style:text-properties fo:font-size="12.00pt" fo:font-weight="normal" fo:font-family="Arial" style:font-family-asian="Arial" style:font-family-complex="Arial" fo:background-color="transparent" fo:color="#252525"/>
    </style:style>
    <style:style style:name="T466" style:family="text">
      <style:text-properties fo:font-size="12.00pt" fo:font-weight="normal" fo:font-family="Aptos" style:font-family-asian="Aptos" style:font-family-complex="Aptos" fo:background-color="transparent" style:use-window-font-color="true"/>
    </style:style>
    <style:style style:name="T467" style:family="text">
      <style:text-properties fo:font-size="12.00pt" fo:font-weight="normal" fo:font-family="Arial" style:font-family-asian="Arial" style:font-family-complex="Arial" fo:background-color="transparent" fo:color="#252525"/>
    </style:style>
    <style:style style:name="T468" style:family="text">
      <style:text-properties fo:font-size="12.00pt" fo:font-weight="normal" fo:font-family="Aptos" style:font-family-asian="Aptos" style:font-family-complex="Aptos" fo:background-color="transparent" style:use-window-font-color="true"/>
    </style:style>
    <style:style style:name="T469" style:family="text">
      <style:text-properties fo:font-size="12.00pt" fo:font-weight="bold" fo:font-family="Arial" style:font-family-asian="Arial" style:font-family-complex="Arial" fo:background-color="transparent" fo:color="#252525"/>
    </style:style>
    <style:style style:name="T470" style:family="text">
      <style:text-properties fo:font-size="12.00pt" fo:font-weight="normal" fo:font-family="Aptos" style:font-family-asian="Aptos" style:font-family-complex="Aptos" fo:background-color="transparent" style:use-window-font-color="true"/>
    </style:style>
    <style:style style:name="T471" style:family="text">
      <style:text-properties fo:font-size="12.00pt" fo:font-weight="bold" fo:font-family="Arial" style:font-family-asian="Arial" style:font-family-complex="Arial" fo:background-color="transparent" fo:color="#252525"/>
    </style:style>
    <style:style style:name="T472" style:family="text">
      <style:text-properties fo:font-size="12.00pt" fo:font-weight="normal" fo:font-family="Arial" style:font-family-asian="Arial" style:font-family-complex="Arial" fo:background-color="transparent" fo:color="#252525"/>
    </style:style>
    <style:style style:name="T473" style:family="text">
      <style:text-properties fo:font-size="12.00pt" fo:font-weight="normal" fo:font-family="Aptos" style:font-family-asian="Aptos" style:font-family-complex="Aptos" fo:background-color="transparent" style:use-window-font-color="true"/>
    </style:style>
    <style:style style:name="T474" style:family="text">
      <style:text-properties fo:font-size="12.00pt" fo:font-weight="bold" fo:font-family="Arial" style:font-family-asian="Arial" style:font-family-complex="Arial" fo:background-color="transparent" fo:color="#252525"/>
    </style:style>
    <style:style style:name="T475" style:family="text">
      <style:text-properties fo:font-size="12.00pt" fo:font-weight="normal" fo:font-family="Arial" style:font-family-asian="Arial" style:font-family-complex="Arial" fo:background-color="transparent" fo:color="#252525"/>
    </style:style>
    <style:style style:name="T476" style:family="text">
      <style:text-properties fo:font-size="12.00pt" fo:font-weight="normal" fo:font-family="Aptos" style:font-family-asian="Aptos" style:font-family-complex="Aptos" fo:background-color="transparent" style:use-window-font-color="true"/>
    </style:style>
    <style:style style:name="T477" style:family="text">
      <style:text-properties fo:font-size="12.00pt" fo:font-weight="bold" fo:font-family="Arial" style:font-family-asian="Arial" style:font-family-complex="Arial" fo:background-color="transparent" fo:color="#252525"/>
    </style:style>
    <style:style style:name="T478" style:family="text">
      <style:text-properties fo:font-size="12.00pt" fo:font-weight="normal" fo:font-family="Aptos" style:font-family-asian="Aptos" style:font-family-complex="Aptos" fo:background-color="transparent" style:use-window-font-color="true"/>
    </style:style>
    <style:style style:name="T479" style:family="text">
      <style:text-properties fo:font-size="12.00pt" fo:font-weight="bold" fo:font-family="Arial" style:font-family-asian="Arial" style:font-family-complex="Arial" fo:background-color="transparent" fo:color="#252525"/>
    </style:style>
    <style:style style:name="T480" style:family="text">
      <style:text-properties fo:font-size="12.00pt" fo:font-weight="normal" fo:font-family="Arial" style:font-family-asian="Arial" style:font-family-complex="Arial" fo:background-color="transparent" fo:color="#252525"/>
    </style:style>
    <style:style style:name="T481" style:family="text">
      <style:text-properties fo:font-size="12.00pt" fo:font-weight="normal" fo:font-family="Aptos" style:font-family-asian="Aptos" style:font-family-complex="Aptos" fo:background-color="transparent" style:use-window-font-color="true"/>
    </style:style>
    <style:style style:name="T482" style:family="text">
      <style:text-properties fo:font-size="12.00pt" fo:font-weight="bold" fo:font-family="Arial" style:font-family-asian="Arial" style:font-family-complex="Arial" fo:background-color="transparent" fo:color="#252525"/>
    </style:style>
    <style:style style:name="T483" style:family="text">
      <style:text-properties fo:font-size="12.00pt" fo:font-weight="normal" fo:font-family="Arial" style:font-family-asian="Arial" style:font-family-complex="Arial" fo:background-color="transparent" fo:color="#252525"/>
    </style:style>
    <style:style style:name="T484" style:family="text">
      <style:text-properties fo:font-size="12.00pt" fo:font-weight="normal" fo:font-family="Aptos" style:font-family-asian="Aptos" style:font-family-complex="Aptos" fo:background-color="transparent" style:use-window-font-color="true"/>
    </style:style>
    <style:style style:name="T485" style:family="text">
      <style:text-properties fo:font-size="12.00pt" fo:font-weight="normal" fo:font-family="Arial" style:font-family-asian="Arial" style:font-family-complex="Arial" fo:background-color="transparent" fo:color="#252525"/>
    </style:style>
    <style:style style:name="T486" style:family="text">
      <style:text-properties fo:font-size="12.00pt" fo:font-weight="normal" fo:font-family="Aptos" style:font-family-asian="Aptos" style:font-family-complex="Aptos" fo:background-color="transparent" style:use-window-font-color="true"/>
    </style:style>
    <style:style style:name="T487" style:family="text">
      <style:text-properties fo:font-size="12.00pt" fo:font-weight="bold" fo:font-family="Arial" style:font-family-asian="Arial" style:font-family-complex="Arial" fo:background-color="transparent" fo:color="#252525"/>
    </style:style>
    <style:style style:name="T488" style:family="text">
      <style:text-properties fo:font-size="12.00pt" fo:font-weight="normal" fo:font-family="Aptos" style:font-family-asian="Aptos" style:font-family-complex="Aptos" fo:background-color="transparent" style:use-window-font-color="true"/>
    </style:style>
    <style:style style:name="T489" style:family="text">
      <style:text-properties fo:font-size="12.00pt" fo:font-weight="bold" fo:font-family="Arial" style:font-family-asian="Arial" style:font-family-complex="Arial" fo:background-color="transparent" fo:color="#252525"/>
    </style:style>
    <style:style style:name="T490" style:family="text">
      <style:text-properties fo:font-size="12.00pt" fo:font-weight="normal" fo:font-family="Arial" style:font-family-asian="Arial" style:font-family-complex="Arial" fo:background-color="transparent" fo:color="#252525"/>
    </style:style>
    <style:style style:name="T491" style:family="text">
      <style:text-properties fo:font-size="12.00pt" fo:font-weight="normal" fo:font-family="Aptos" style:font-family-asian="Aptos" style:font-family-complex="Aptos" fo:background-color="transparent" style:use-window-font-color="true"/>
    </style:style>
    <style:style style:name="T492" style:family="text">
      <style:text-properties fo:font-size="12.00pt" fo:font-weight="bold" fo:font-family="Arial" style:font-family-asian="Arial" style:font-family-complex="Arial" fo:background-color="transparent" fo:color="#252525"/>
    </style:style>
    <style:style style:name="T493" style:family="text">
      <style:text-properties fo:font-size="12.00pt" fo:font-weight="normal" fo:font-family="Arial" style:font-family-asian="Arial" style:font-family-complex="Arial" fo:background-color="transparent" fo:color="#252525"/>
    </style:style>
    <style:style style:name="T494" style:family="text">
      <style:text-properties fo:font-size="12.00pt" fo:font-weight="normal" fo:font-family="Aptos" style:font-family-asian="Aptos" style:font-family-complex="Aptos" fo:background-color="transparent" style:use-window-font-color="true"/>
    </style:style>
    <style:style style:name="T495" style:family="text">
      <style:text-properties fo:font-size="12.00pt" fo:font-weight="bold" fo:font-family="Arial" style:font-family-asian="Arial" style:font-family-complex="Arial" fo:background-color="transparent" fo:color="#252525"/>
    </style:style>
    <style:style style:name="T496" style:family="text">
      <style:text-properties fo:font-size="12.00pt" fo:font-weight="normal" fo:font-family="Aptos" style:font-family-asian="Aptos" style:font-family-complex="Aptos" fo:background-color="transparent" style:use-window-font-color="true"/>
    </style:style>
    <style:style style:name="T497" style:family="text">
      <style:text-properties fo:font-size="12.00pt" fo:font-weight="bold" fo:font-family="Arial" style:font-family-asian="Arial" style:font-family-complex="Arial" fo:background-color="transparent" fo:color="#252525"/>
    </style:style>
    <style:style style:name="T498" style:family="text">
      <style:text-properties fo:font-size="12.00pt" fo:font-weight="normal" fo:font-family="Arial" style:font-family-asian="Arial" style:font-family-complex="Arial" fo:background-color="transparent" fo:color="#252525"/>
    </style:style>
    <style:style style:name="T499" style:family="text">
      <style:text-properties fo:font-size="12.00pt" fo:font-weight="normal" fo:font-family="Aptos" style:font-family-asian="Aptos" style:font-family-complex="Aptos" fo:background-color="transparent" style:use-window-font-color="true"/>
    </style:style>
    <style:style style:name="T500" style:family="text">
      <style:text-properties fo:font-size="12.00pt" fo:font-weight="bold" fo:font-family="Arial" style:font-family-asian="Arial" style:font-family-complex="Arial" fo:background-color="transparent" fo:color="#252525"/>
    </style:style>
    <style:style style:name="T501" style:family="text">
      <style:text-properties fo:font-size="12.00pt" fo:font-weight="normal" fo:font-family="Arial" style:font-family-asian="Arial" style:font-family-complex="Arial" fo:background-color="transparent" fo:color="#252525"/>
    </style:style>
    <style:style style:name="T502" style:family="text">
      <style:text-properties fo:font-size="12.00pt" fo:font-weight="normal" fo:font-family="Aptos" style:font-family-asian="Aptos" style:font-family-complex="Aptos" fo:background-color="transparent" style:use-window-font-color="true"/>
    </style:style>
    <style:style style:name="T503" style:family="text">
      <style:text-properties fo:font-size="12.00pt" fo:font-weight="bold" fo:font-family="Arial" style:font-family-asian="Arial" style:font-family-complex="Arial" fo:background-color="transparent" fo:color="#252525"/>
    </style:style>
    <style:style style:name="T504" style:family="text">
      <style:text-properties fo:font-size="12.00pt" fo:font-weight="normal" fo:font-family="Arial" style:font-family-asian="Arial" style:font-family-complex="Arial" fo:background-color="transparent" fo:color="#252525"/>
    </style:style>
    <style:style style:name="T505" style:family="text">
      <style:text-properties fo:font-size="12.00pt" fo:font-weight="normal" fo:font-family="Aptos" style:font-family-asian="Aptos" style:font-family-complex="Aptos" fo:background-color="transparent" style:use-window-font-color="true"/>
    </style:style>
    <style:style style:name="T506" style:family="text">
      <style:text-properties fo:font-size="12.00pt" fo:font-weight="normal" fo:font-family="Arial" style:font-family-asian="Arial" style:font-family-complex="Arial" fo:background-color="transparent" fo:color="#252525"/>
    </style:style>
    <style:style style:name="T507" style:family="text">
      <style:text-properties fo:font-size="12.00pt" fo:font-weight="normal" fo:font-family="Aptos" style:font-family-asian="Aptos" style:font-family-complex="Aptos" fo:background-color="transparent" style:use-window-font-color="true"/>
    </style:style>
    <style:style style:name="T508" style:family="text">
      <style:text-properties fo:font-size="12.00pt" fo:font-weight="bold" fo:font-family="Arial" style:font-family-asian="Arial" style:font-family-complex="Arial" fo:background-color="transparent" fo:color="#252525"/>
    </style:style>
    <style:style style:name="T509" style:family="text">
      <style:text-properties fo:font-size="12.00pt" fo:font-weight="normal" fo:font-family="Arial" style:font-family-asian="Arial" style:font-family-complex="Arial" fo:background-color="transparent" fo:color="#252525"/>
    </style:style>
    <style:style style:name="T510" style:family="text">
      <style:text-properties fo:font-size="12.00pt" fo:font-weight="normal" fo:font-family="Aptos" style:font-family-asian="Aptos" style:font-family-complex="Aptos" fo:background-color="transparent" style:use-window-font-color="true"/>
    </style:style>
    <style:style style:name="T511" style:family="text">
      <style:text-properties fo:font-size="12.00pt" fo:font-weight="bold" fo:font-family="Arial" style:font-family-asian="Arial" style:font-family-complex="Arial" fo:background-color="transparent" fo:color="#252525"/>
    </style:style>
    <style:style style:name="T512" style:family="text">
      <style:text-properties fo:font-size="12.00pt" fo:font-weight="normal" fo:font-family="Aptos" style:font-family-asian="Aptos" style:font-family-complex="Aptos" fo:background-color="transparent" style:use-window-font-color="true"/>
    </style:style>
    <style:style style:name="T513" style:family="text">
      <style:text-properties fo:font-size="12.00pt" fo:font-weight="bold" fo:font-family="Arial" style:font-family-asian="Arial" style:font-family-complex="Arial" fo:background-color="transparent" fo:color="#252525"/>
    </style:style>
    <style:style style:name="T514" style:family="text">
      <style:text-properties fo:font-size="12.00pt" fo:font-weight="normal" fo:font-family="Arial" style:font-family-asian="Arial" style:font-family-complex="Arial" fo:background-color="transparent" fo:color="#252525"/>
    </style:style>
    <style:style style:name="T515" style:family="text">
      <style:text-properties fo:font-size="12.00pt" fo:font-weight="normal" fo:font-family="Aptos" style:font-family-asian="Aptos" style:font-family-complex="Aptos" fo:background-color="transparent" style:use-window-font-color="true"/>
    </style:style>
    <style:style style:name="T516" style:family="text">
      <style:text-properties fo:font-size="12.00pt" fo:font-weight="bold" fo:font-family="Arial" style:font-family-asian="Arial" style:font-family-complex="Arial" fo:background-color="transparent" fo:color="#252525"/>
    </style:style>
    <style:style style:name="T517" style:family="text">
      <style:text-properties fo:font-size="12.00pt" fo:font-weight="normal" fo:font-family="Arial" style:font-family-asian="Arial" style:font-family-complex="Arial" fo:background-color="transparent" fo:color="#252525"/>
    </style:style>
    <style:style style:name="T518" style:family="text">
      <style:text-properties fo:font-size="12.00pt" fo:font-weight="normal" fo:font-family="Aptos" style:font-family-asian="Aptos" style:font-family-complex="Aptos" fo:background-color="transparent" style:use-window-font-color="true"/>
    </style:style>
    <style:style style:name="T519" style:family="text">
      <style:text-properties fo:font-size="12.00pt" fo:font-weight="bold" fo:font-family="Arial" style:font-family-asian="Arial" style:font-family-complex="Arial" fo:background-color="transparent" fo:color="#252525"/>
    </style:style>
    <style:style style:name="T520" style:family="text">
      <style:text-properties fo:font-size="12.00pt" fo:font-weight="normal" fo:font-family="Arial" style:font-family-asian="Arial" style:font-family-complex="Arial" fo:background-color="transparent" fo:color="#252525"/>
    </style:style>
    <style:style style:name="T521" style:family="text">
      <style:text-properties fo:font-size="12.00pt" fo:font-weight="normal" fo:font-family="Aptos" style:font-family-asian="Aptos" style:font-family-complex="Aptos" fo:background-color="transparent" style:use-window-font-color="true"/>
    </style:style>
    <style:style style:name="T522" style:family="text">
      <style:text-properties fo:font-size="12.00pt" fo:font-weight="normal" fo:font-family="Arial" style:font-family-asian="Arial" style:font-family-complex="Arial" fo:background-color="transparent" fo:color="#252525"/>
    </style:style>
    <style:style style:name="T523" style:family="text">
      <style:text-properties fo:font-size="12.00pt" fo:font-weight="normal" fo:font-family="Aptos" style:font-family-asian="Aptos" style:font-family-complex="Aptos" fo:background-color="transparent" style:use-window-font-color="true"/>
    </style:style>
    <style:style style:name="T524" style:family="text">
      <style:text-properties fo:font-size="12.00pt" fo:font-weight="bold" fo:font-family="Arial" style:font-family-asian="Arial" style:font-family-complex="Arial" fo:background-color="transparent" fo:color="#252525"/>
    </style:style>
    <style:style style:name="T525" style:family="text">
      <style:text-properties fo:font-size="12.00pt" fo:font-weight="normal" fo:font-family="Arial" style:font-family-asian="Arial" style:font-family-complex="Arial" fo:background-color="transparent" fo:color="#252525"/>
    </style:style>
    <style:style style:name="T526" style:family="text">
      <style:text-properties fo:font-size="12.00pt" fo:font-weight="normal" fo:font-family="Aptos" style:font-family-asian="Aptos" style:font-family-complex="Aptos" fo:background-color="transparent" style:use-window-font-color="true"/>
    </style:style>
    <style:style style:name="T527" style:family="text">
      <style:text-properties fo:font-size="12.00pt" fo:font-weight="bold" fo:font-family="Arial" style:font-family-asian="Arial" style:font-family-complex="Arial" fo:background-color="transparent" fo:color="#252525"/>
    </style:style>
    <style:style style:name="T528" style:family="text">
      <style:text-properties fo:font-size="12.00pt" fo:font-weight="normal" fo:font-family="Aptos" style:font-family-asian="Aptos" style:font-family-complex="Aptos" fo:background-color="transparent" style:use-window-font-color="true"/>
    </style:style>
    <style:style style:name="T529" style:family="text">
      <style:text-properties fo:font-size="12.00pt" fo:font-weight="normal" fo:font-family="Arial" style:font-family-asian="Arial" style:font-family-complex="Arial" fo:background-color="transparent" fo:color="#252525"/>
    </style:style>
    <style:style style:name="T530" style:family="text">
      <style:text-properties fo:font-size="12.00pt" fo:font-weight="normal" fo:font-family="Aptos" style:font-family-asian="Aptos" style:font-family-complex="Aptos" fo:background-color="transparent" style:use-window-font-color="true"/>
    </style:style>
    <style:style style:name="T531" style:family="text">
      <style:text-properties fo:font-size="12.00pt" fo:font-weight="bold" fo:font-family="Arial" style:font-family-asian="Arial" style:font-family-complex="Arial" fo:background-color="transparent" fo:color="#252525"/>
    </style:style>
    <style:style style:name="T532" style:family="text">
      <style:text-properties fo:font-size="12.00pt" fo:font-weight="normal" fo:font-family="Arial" style:font-family-asian="Arial" style:font-family-complex="Arial" fo:background-color="transparent" fo:color="#252525"/>
    </style:style>
    <style:style style:name="T533" style:family="text">
      <style:text-properties fo:font-size="12.00pt" fo:font-weight="bold" fo:font-family="Arial" style:font-family-asian="Arial" style:font-family-complex="Arial" fo:background-color="transparent" fo:color="#252525"/>
    </style:style>
    <style:style style:name="T534" style:family="text">
      <style:text-properties fo:font-size="12.00pt" fo:font-weight="normal" fo:font-family="Arial" style:font-family-asian="Arial" style:font-family-complex="Arial" fo:background-color="transparent" fo:color="#252525"/>
    </style:style>
    <style:style style:name="T535" style:family="text">
      <style:text-properties fo:font-size="12.00pt" fo:font-weight="normal" fo:font-family="Aptos" style:font-family-asian="Aptos" style:font-family-complex="Aptos" fo:background-color="transparent" style:use-window-font-color="true"/>
    </style:style>
    <style:style style:name="T536" style:family="text">
      <style:text-properties fo:font-size="12.00pt" fo:font-weight="bold" fo:font-family="Arial" style:font-family-asian="Arial" style:font-family-complex="Arial" fo:background-color="transparent" fo:color="#252525"/>
    </style:style>
    <style:style style:name="T537" style:family="text">
      <style:text-properties fo:font-size="12.00pt" fo:font-weight="normal" fo:font-family="Arial" style:font-family-asian="Arial" style:font-family-complex="Arial" fo:background-color="transparent" fo:color="#252525"/>
    </style:style>
    <style:style style:name="T538" style:family="text">
      <style:text-properties fo:font-size="12.00pt" fo:font-weight="normal" fo:font-family="Aptos" style:font-family-asian="Aptos" style:font-family-complex="Aptos" fo:background-color="transparent" style:use-window-font-color="true"/>
    </style:style>
    <style:style style:name="T539" style:family="text">
      <style:text-properties fo:font-size="12.00pt" fo:font-weight="normal" fo:font-family="Arial" style:font-family-asian="Arial" style:font-family-complex="Arial" fo:background-color="transparent" fo:color="#252525"/>
    </style:style>
    <style:style style:name="T540" style:family="text">
      <style:text-properties fo:font-size="12.00pt" fo:font-weight="normal" fo:font-family="Aptos" style:font-family-asian="Aptos" style:font-family-complex="Aptos" fo:background-color="transparent" style:use-window-font-color="true"/>
    </style:style>
    <style:style style:name="T541" style:family="text">
      <style:text-properties fo:font-size="12.00pt" fo:font-weight="normal" fo:font-family="Arial" style:font-family-asian="Arial" style:font-family-complex="Arial" fo:background-color="transparent" fo:color="#252525"/>
    </style:style>
    <style:style style:name="T542" style:family="text">
      <style:text-properties fo:font-size="12.00pt" fo:font-weight="normal" fo:font-family="Aptos" style:font-family-asian="Aptos" style:font-family-complex="Aptos" fo:background-color="transparent" style:use-window-font-color="true"/>
    </style:style>
    <style:style style:name="T543" style:family="text">
      <style:text-properties fo:font-size="12.00pt" fo:font-weight="normal" fo:font-family="Arial" style:font-family-asian="Arial" style:font-family-complex="Arial" fo:background-color="transparent" fo:color="#252525"/>
    </style:style>
    <style:style style:name="T544" style:family="text">
      <style:text-properties fo:font-size="12.00pt" fo:font-weight="normal" fo:font-family="Aptos" style:font-family-asian="Aptos" style:font-family-complex="Aptos" fo:background-color="transparent" style:use-window-font-color="true"/>
    </style:style>
    <style:style style:name="T545" style:family="text">
      <style:text-properties fo:font-size="12.00pt" fo:font-weight="normal" fo:font-family="Arial" style:font-family-asian="Arial" style:font-family-complex="Arial" fo:background-color="transparent" fo:color="#252525"/>
    </style:style>
    <style:style style:name="T546" style:family="text">
      <style:text-properties fo:font-size="12.00pt" fo:font-weight="normal" fo:font-family="Aptos" style:font-family-asian="Aptos" style:font-family-complex="Aptos" fo:background-color="transparent" style:use-window-font-color="true"/>
    </style:style>
    <style:style style:name="T547" style:family="text">
      <style:text-properties fo:font-size="12.00pt" fo:font-weight="bold" fo:font-family="Arial" style:font-family-asian="Arial" style:font-family-complex="Arial" fo:background-color="transparent" fo:color="#252525"/>
    </style:style>
    <style:style style:name="T548" style:family="text">
      <style:text-properties fo:font-size="12.00pt" fo:font-weight="normal" fo:font-family="Aptos" style:font-family-asian="Aptos" style:font-family-complex="Aptos" fo:background-color="transparent" style:use-window-font-color="true"/>
    </style:style>
    <style:style style:name="T549" style:family="text">
      <style:text-properties fo:font-size="12.00pt" fo:font-weight="bold" fo:font-family="Arial" style:font-family-asian="Arial" style:font-family-complex="Arial" fo:background-color="transparent" fo:color="#252525"/>
    </style:style>
    <style:style style:name="T550" style:family="text">
      <style:text-properties fo:font-size="12.00pt" fo:font-weight="normal" fo:font-family="Arial" style:font-family-asian="Arial" style:font-family-complex="Arial" fo:background-color="transparent" fo:color="#252525"/>
    </style:style>
    <style:style style:name="T551" style:family="text">
      <style:text-properties fo:font-size="12.00pt" fo:font-weight="normal" fo:font-family="Aptos" style:font-family-asian="Aptos" style:font-family-complex="Aptos" fo:background-color="transparent" style:use-window-font-color="true"/>
    </style:style>
    <style:style style:name="T552" style:family="text">
      <style:text-properties fo:font-size="12.00pt" fo:font-weight="bold" fo:font-family="Arial" style:font-family-asian="Arial" style:font-family-complex="Arial" fo:background-color="transparent" fo:color="#252525"/>
    </style:style>
    <style:style style:name="T553" style:family="text">
      <style:text-properties fo:font-size="12.00pt" fo:font-weight="normal" fo:font-family="Arial" style:font-family-asian="Arial" style:font-family-complex="Arial" fo:background-color="transparent" fo:color="#252525"/>
    </style:style>
    <style:style style:name="T554" style:family="text">
      <style:text-properties fo:font-size="12.00pt" fo:font-weight="normal" fo:font-family="Aptos" style:font-family-asian="Aptos" style:font-family-complex="Aptos" fo:background-color="transparent" style:use-window-font-color="true"/>
    </style:style>
    <style:style style:name="T555" style:family="text">
      <style:text-properties fo:font-size="12.00pt" fo:font-weight="bold" fo:font-family="Arial" style:font-family-asian="Arial" style:font-family-complex="Arial" fo:background-color="transparent" fo:color="#252525"/>
    </style:style>
    <style:style style:name="T556" style:family="text">
      <style:text-properties fo:font-size="12.00pt" fo:font-weight="normal" fo:font-family="Arial" style:font-family-asian="Arial" style:font-family-complex="Arial" fo:background-color="transparent" fo:color="#252525"/>
    </style:style>
    <style:style style:name="T557" style:family="text">
      <style:text-properties fo:font-size="12.00pt" fo:font-weight="normal" fo:font-family="Aptos" style:font-family-asian="Aptos" style:font-family-complex="Aptos" fo:background-color="transparent" style:use-window-font-color="true"/>
    </style:style>
    <style:style style:name="T558" style:family="text">
      <style:text-properties fo:font-size="12.00pt" fo:font-weight="normal" fo:font-family="Arial" style:font-family-asian="Arial" style:font-family-complex="Arial" fo:background-color="transparent" fo:color="#252525"/>
    </style:style>
    <style:style style:name="T559" style:family="text">
      <style:text-properties fo:font-size="12.00pt" fo:font-weight="normal" fo:font-family="Aptos" style:font-family-asian="Aptos" style:font-family-complex="Aptos" fo:background-color="transparent" style:use-window-font-color="true"/>
    </style:style>
    <style:style style:name="T560" style:family="text">
      <style:text-properties fo:font-size="12.00pt" fo:font-weight="normal" fo:font-family="Arial" style:font-family-asian="Arial" style:font-family-complex="Arial" fo:background-color="transparent" fo:color="#252525"/>
    </style:style>
    <style:style style:name="T561" style:family="text">
      <style:text-properties fo:font-size="12.00pt" fo:font-weight="normal" fo:font-family="Aptos" style:font-family-asian="Aptos" style:font-family-complex="Aptos" fo:background-color="transparent" style:use-window-font-color="true"/>
    </style:style>
    <style:style style:name="T562" style:family="text">
      <style:text-properties fo:font-size="12.00pt" fo:font-weight="normal" fo:font-family="Arial" style:font-family-asian="Arial" style:font-family-complex="Arial" fo:background-color="transparent" fo:color="#252525"/>
    </style:style>
    <style:style style:name="T563" style:family="text">
      <style:text-properties fo:font-size="12.00pt" fo:font-weight="normal" fo:font-family="Aptos" style:font-family-asian="Aptos" style:font-family-complex="Aptos" fo:background-color="transparent" style:use-window-font-color="true"/>
    </style:style>
    <style:style style:name="T564" style:family="text">
      <style:text-properties fo:font-size="12.00pt" fo:font-weight="normal" fo:font-family="Arial" style:font-family-asian="Arial" style:font-family-complex="Arial" fo:background-color="transparent" fo:color="#252525"/>
    </style:style>
    <style:style style:name="T565" style:family="text">
      <style:text-properties fo:font-size="12.00pt" fo:font-weight="normal" fo:font-family="Aptos" style:font-family-asian="Aptos" style:font-family-complex="Aptos" fo:background-color="transparent" style:use-window-font-color="true"/>
    </style:style>
    <style:style style:name="T566" style:family="text">
      <style:text-properties fo:font-size="12.00pt" fo:font-weight="bold" fo:font-family="Arial" style:font-family-asian="Arial" style:font-family-complex="Arial" fo:background-color="transparent" fo:color="#252525"/>
    </style:style>
    <style:style style:name="T567" style:family="text">
      <style:text-properties fo:font-size="12.00pt" fo:font-weight="normal" fo:font-family="Aptos" style:font-family-asian="Aptos" style:font-family-complex="Aptos" fo:background-color="transparent" style:use-window-font-color="true"/>
    </style:style>
    <style:style style:name="T568" style:family="text">
      <style:text-properties fo:font-size="12.00pt" fo:font-weight="bold" fo:font-family="Arial" style:font-family-asian="Arial" style:font-family-complex="Arial" fo:background-color="transparent" fo:color="#252525"/>
    </style:style>
    <style:style style:name="T569" style:family="text">
      <style:text-properties fo:font-size="12.00pt" fo:font-weight="normal" fo:font-family="Aptos" style:font-family-asian="Aptos" style:font-family-complex="Aptos" fo:background-color="transparent" style:use-window-font-color="true"/>
    </style:style>
    <style:style style:name="T570" style:family="text">
      <style:text-properties fo:font-size="12.00pt" fo:font-weight="bold" fo:font-family="Arial" style:font-family-asian="Arial" style:font-family-complex="Arial" fo:background-color="transparent" fo:color="#252525"/>
    </style:style>
    <style:style style:name="T571" style:family="text">
      <style:text-properties fo:font-size="12.00pt" fo:font-weight="normal" fo:font-family="Arial" style:font-family-asian="Arial" style:font-family-complex="Arial" fo:background-color="transparent" fo:color="#252525"/>
    </style:style>
    <style:style style:name="T572" style:family="text">
      <style:text-properties fo:font-size="12.00pt" fo:font-weight="normal" fo:font-family="Aptos" style:font-family-asian="Aptos" style:font-family-complex="Aptos" fo:background-color="transparent" style:use-window-font-color="true"/>
    </style:style>
    <style:style style:name="T573" style:family="text">
      <style:text-properties fo:font-size="12.00pt" fo:font-weight="bold" fo:font-family="Arial" style:font-family-asian="Arial" style:font-family-complex="Arial" fo:background-color="transparent" fo:color="#252525"/>
    </style:style>
    <style:style style:name="T574" style:family="text">
      <style:text-properties fo:font-size="12.00pt" fo:font-weight="normal" fo:font-family="Arial" style:font-family-asian="Arial" style:font-family-complex="Arial" fo:background-color="transparent" fo:color="#252525"/>
    </style:style>
    <style:style style:name="T575" style:family="text">
      <style:text-properties fo:font-size="12.00pt" fo:font-weight="normal" fo:font-family="Aptos" style:font-family-asian="Aptos" style:font-family-complex="Aptos" fo:background-color="transparent" style:use-window-font-color="true"/>
    </style:style>
    <style:style style:name="T576" style:family="text">
      <style:text-properties fo:font-size="12.00pt" fo:font-weight="bold" fo:font-family="Arial" style:font-family-asian="Arial" style:font-family-complex="Arial" fo:background-color="transparent" fo:color="#252525"/>
    </style:style>
    <style:style style:name="T577" style:family="text">
      <style:text-properties fo:font-size="12.00pt" fo:font-weight="normal" fo:font-family="Arial" style:font-family-asian="Arial" style:font-family-complex="Arial" fo:background-color="transparent" fo:color="#252525"/>
    </style:style>
    <style:style style:name="T578" style:family="text">
      <style:text-properties fo:font-size="12.00pt" fo:font-weight="normal" fo:font-family="Aptos" style:font-family-asian="Aptos" style:font-family-complex="Aptos" fo:background-color="transparent" style:use-window-font-color="true"/>
    </style:style>
    <style:style style:name="T579" style:family="text">
      <style:text-properties fo:font-size="12.00pt" fo:font-weight="normal" fo:font-family="Arial" style:font-family-asian="Arial" style:font-family-complex="Arial" fo:background-color="transparent" fo:color="#252525"/>
    </style:style>
    <style:style style:name="T580" style:family="text">
      <style:text-properties fo:font-size="12.00pt" fo:font-weight="normal" fo:font-family="Aptos" style:font-family-asian="Aptos" style:font-family-complex="Aptos" fo:background-color="transparent" style:use-window-font-color="true"/>
    </style:style>
    <style:style style:name="T581" style:family="text">
      <style:text-properties fo:font-size="12.00pt" fo:font-weight="bold" fo:font-family="Arial" style:font-family-asian="Arial" style:font-family-complex="Arial" fo:background-color="transparent" fo:color="#252525"/>
    </style:style>
    <style:style style:name="T582" style:family="text">
      <style:text-properties fo:font-size="12.00pt" fo:font-weight="normal" fo:font-family="Aptos" style:font-family-asian="Aptos" style:font-family-complex="Aptos" fo:background-color="transparent" style:use-window-font-color="true"/>
    </style:style>
    <style:style style:name="T583" style:family="text">
      <style:text-properties fo:font-size="12.00pt" fo:font-weight="bold" fo:font-family="Arial" style:font-family-asian="Arial" style:font-family-complex="Arial" fo:background-color="transparent" fo:color="#252525"/>
    </style:style>
    <style:style style:name="T584" style:family="text">
      <style:text-properties fo:font-size="12.00pt" fo:font-weight="normal" fo:font-family="Arial" style:font-family-asian="Arial" style:font-family-complex="Arial" fo:background-color="transparent" fo:color="#252525"/>
    </style:style>
    <style:style style:name="T585" style:family="text">
      <style:text-properties fo:font-size="12.00pt" fo:font-weight="normal" fo:font-family="Aptos" style:font-family-asian="Aptos" style:font-family-complex="Aptos" fo:background-color="transparent" style:use-window-font-color="true"/>
    </style:style>
    <style:style style:name="T586" style:family="text">
      <style:text-properties fo:font-size="12.00pt" fo:font-weight="bold" fo:font-family="Arial" style:font-family-asian="Arial" style:font-family-complex="Arial" fo:background-color="transparent" fo:color="#252525"/>
    </style:style>
    <style:style style:name="T587" style:family="text">
      <style:text-properties fo:font-size="12.00pt" fo:font-weight="normal" fo:font-family="Arial" style:font-family-asian="Arial" style:font-family-complex="Arial" fo:background-color="transparent" fo:color="#252525"/>
    </style:style>
    <style:style style:name="T588" style:family="text">
      <style:text-properties fo:font-size="12.00pt" fo:font-weight="normal" fo:font-family="Aptos" style:font-family-asian="Aptos" style:font-family-complex="Aptos" fo:background-color="transparent" style:use-window-font-color="true"/>
    </style:style>
    <style:style style:name="T589" style:family="text">
      <style:text-properties fo:font-size="12.00pt" fo:font-weight="bold" fo:font-family="Arial" style:font-family-asian="Arial" style:font-family-complex="Arial" fo:background-color="transparent" fo:color="#252525"/>
    </style:style>
    <style:style style:name="T590" style:family="text">
      <style:text-properties fo:font-size="12.00pt" fo:font-weight="normal" fo:font-family="Arial" style:font-family-asian="Arial" style:font-family-complex="Arial" fo:background-color="transparent" fo:color="#252525"/>
    </style:style>
    <style:style style:name="T591" style:family="text">
      <style:text-properties fo:font-size="12.00pt" fo:font-weight="normal" fo:font-family="Aptos" style:font-family-asian="Aptos" style:font-family-complex="Aptos" fo:background-color="transparent" style:use-window-font-color="true"/>
    </style:style>
    <style:style style:name="T592" style:family="text">
      <style:text-properties fo:font-size="12.00pt" fo:font-weight="bold" fo:font-family="Arial" style:font-family-asian="Arial" style:font-family-complex="Arial" fo:background-color="transparent" fo:color="#252525"/>
    </style:style>
    <style:style style:name="T593" style:family="text">
      <style:text-properties fo:font-size="12.00pt" fo:font-weight="normal" fo:font-family="Aptos" style:font-family-asian="Aptos" style:font-family-complex="Aptos" fo:background-color="transparent" style:use-window-font-color="true"/>
    </style:style>
    <style:style style:name="T594" style:family="text">
      <style:text-properties fo:font-size="12.00pt" fo:font-weight="bold" fo:font-family="Arial" style:font-family-asian="Arial" style:font-family-complex="Arial" fo:background-color="transparent" fo:color="#252525"/>
    </style:style>
    <style:style style:name="T595" style:family="text">
      <style:text-properties fo:font-size="12.00pt" fo:font-weight="normal" fo:font-family="Arial" style:font-family-asian="Arial" style:font-family-complex="Arial" fo:background-color="transparent" fo:color="#252525"/>
    </style:style>
    <style:style style:name="T596" style:family="text">
      <style:text-properties fo:font-size="12.00pt" fo:font-weight="normal" fo:font-family="Aptos" style:font-family-asian="Aptos" style:font-family-complex="Aptos" fo:background-color="transparent" style:use-window-font-color="true"/>
    </style:style>
    <style:style style:name="T597" style:family="text">
      <style:text-properties fo:font-size="12.00pt" fo:font-weight="bold" fo:font-family="Arial" style:font-family-asian="Arial" style:font-family-complex="Arial" fo:background-color="transparent" fo:color="#252525"/>
    </style:style>
    <style:style style:name="T598" style:family="text">
      <style:text-properties fo:font-size="12.00pt" fo:font-weight="normal" fo:font-family="Arial" style:font-family-asian="Arial" style:font-family-complex="Arial" fo:background-color="transparent" fo:color="#252525"/>
    </style:style>
    <style:style style:name="T599" style:family="text">
      <style:text-properties fo:font-size="12.00pt" fo:font-weight="normal" fo:font-family="Aptos" style:font-family-asian="Aptos" style:font-family-complex="Aptos" fo:background-color="transparent" style:use-window-font-color="true"/>
    </style:style>
    <style:style style:name="T600" style:family="text">
      <style:text-properties fo:font-size="12.00pt" fo:font-weight="bold" fo:font-family="Arial" style:font-family-asian="Arial" style:font-family-complex="Arial" fo:background-color="transparent" fo:color="#252525"/>
    </style:style>
    <style:style style:name="T601" style:family="text">
      <style:text-properties fo:font-size="12.00pt" fo:font-weight="normal" fo:font-family="Aptos" style:font-family-asian="Aptos" style:font-family-complex="Aptos" fo:background-color="transparent" style:use-window-font-color="true"/>
    </style:style>
    <style:style style:name="T602" style:family="text">
      <style:text-properties fo:font-size="12.00pt" fo:font-weight="bold" fo:font-family="Arial" style:font-family-asian="Arial" style:font-family-complex="Arial" fo:background-color="transparent" fo:color="#252525"/>
    </style:style>
    <style:style style:name="T603" style:family="text">
      <style:text-properties fo:font-size="12.00pt" fo:font-weight="normal" fo:font-family="Arial" style:font-family-asian="Arial" style:font-family-complex="Arial" fo:background-color="transparent" fo:color="#252525"/>
    </style:style>
    <style:style style:name="T604" style:family="text">
      <style:text-properties fo:font-size="12.00pt" fo:font-weight="normal" fo:font-family="Aptos" style:font-family-asian="Aptos" style:font-family-complex="Aptos" fo:background-color="transparent" style:use-window-font-color="true"/>
    </style:style>
    <style:style style:name="T605" style:family="text">
      <style:text-properties fo:font-size="12.00pt" fo:font-weight="bold" fo:font-family="Arial" style:font-family-asian="Arial" style:font-family-complex="Arial" fo:background-color="transparent" fo:color="#252525"/>
    </style:style>
    <style:style style:name="T606" style:family="text">
      <style:text-properties fo:font-size="12.00pt" fo:font-weight="normal" fo:font-family="Arial" style:font-family-asian="Arial" style:font-family-complex="Arial" fo:background-color="transparent" fo:color="#252525"/>
    </style:style>
    <style:style style:name="T607" style:family="text">
      <style:text-properties fo:font-size="12.00pt" fo:font-weight="normal" fo:font-family="Aptos" style:font-family-asian="Aptos" style:font-family-complex="Aptos" fo:background-color="transparent" style:use-window-font-color="true"/>
    </style:style>
    <style:style style:name="T608" style:family="text">
      <style:text-properties fo:font-size="12.00pt" fo:font-weight="bold" fo:font-family="Arial" style:font-family-asian="Arial" style:font-family-complex="Arial" fo:background-color="transparent" fo:color="#252525"/>
    </style:style>
    <style:style style:name="T609" style:family="text">
      <style:text-properties fo:font-size="12.00pt" fo:font-weight="normal" fo:font-family="Arial" style:font-family-asian="Arial" style:font-family-complex="Arial" fo:background-color="transparent" fo:color="#252525"/>
    </style:style>
    <style:style style:name="T610" style:family="text">
      <style:text-properties fo:font-size="12.00pt" fo:font-weight="normal" fo:font-family="Aptos" style:font-family-asian="Aptos" style:font-family-complex="Aptos" fo:background-color="transparent" style:use-window-font-color="true"/>
    </style:style>
    <style:style style:name="T611" style:family="text">
      <style:text-properties fo:font-size="12.00pt" fo:font-weight="bold" fo:font-family="Arial" style:font-family-asian="Arial" style:font-family-complex="Arial" fo:background-color="transparent" fo:color="#252525"/>
    </style:style>
    <style:style style:name="T612" style:family="text">
      <style:text-properties fo:font-size="12.00pt" fo:font-weight="normal" fo:font-family="Aptos" style:font-family-asian="Aptos" style:font-family-complex="Aptos" fo:background-color="transparent" style:use-window-font-color="true"/>
    </style:style>
    <style:style style:name="T613" style:family="text">
      <style:text-properties fo:font-size="12.00pt" fo:font-weight="bold" fo:font-family="Arial" style:font-family-asian="Arial" style:font-family-complex="Arial" fo:background-color="transparent" fo:color="#252525"/>
    </style:style>
    <style:style style:name="T614" style:family="text">
      <style:text-properties fo:font-size="12.00pt" fo:font-weight="normal" fo:font-family="Arial" style:font-family-asian="Arial" style:font-family-complex="Arial" fo:background-color="transparent" fo:color="#252525"/>
    </style:style>
    <style:style style:name="T615" style:family="text">
      <style:text-properties fo:font-size="12.00pt" fo:font-weight="normal" fo:font-family="Aptos" style:font-family-asian="Aptos" style:font-family-complex="Aptos" fo:background-color="transparent" style:use-window-font-color="true"/>
    </style:style>
    <style:style style:name="T616" style:family="text">
      <style:text-properties fo:font-size="12.00pt" fo:font-weight="bold" fo:font-family="Arial" style:font-family-asian="Arial" style:font-family-complex="Arial" fo:background-color="transparent" fo:color="#252525"/>
    </style:style>
    <style:style style:name="T617" style:family="text">
      <style:text-properties fo:font-size="12.00pt" fo:font-weight="normal" fo:font-family="Arial" style:font-family-asian="Arial" style:font-family-complex="Arial" fo:background-color="transparent" fo:color="#252525"/>
    </style:style>
    <style:style style:name="T618" style:family="text">
      <style:text-properties fo:font-size="12.00pt" fo:font-weight="normal" fo:font-family="Aptos" style:font-family-asian="Aptos" style:font-family-complex="Aptos" fo:background-color="transparent" style:use-window-font-color="true"/>
    </style:style>
    <style:style style:name="T619" style:family="text">
      <style:text-properties fo:font-size="12.00pt" fo:font-weight="normal" fo:font-family="Arial" style:font-family-asian="Arial" style:font-family-complex="Arial" fo:background-color="transparent" fo:color="#252525"/>
    </style:style>
    <style:style style:name="T620" style:family="text">
      <style:text-properties fo:font-size="12.00pt" fo:font-weight="normal" fo:font-family="Aptos" style:font-family-asian="Aptos" style:font-family-complex="Aptos" fo:background-color="transparent" style:use-window-font-color="true"/>
    </style:style>
    <style:style style:name="T621" style:family="text">
      <style:text-properties fo:font-size="12.00pt" fo:font-weight="bold" fo:font-family="Arial" style:font-family-asian="Arial" style:font-family-complex="Arial" fo:background-color="transparent" fo:color="#252525"/>
    </style:style>
    <style:style style:name="T622" style:family="text">
      <style:text-properties fo:font-size="12.00pt" fo:font-weight="normal" fo:font-family="Aptos" style:font-family-asian="Aptos" style:font-family-complex="Aptos" fo:background-color="transparent" style:use-window-font-color="true"/>
    </style:style>
    <style:style style:name="T623" style:family="text">
      <style:text-properties fo:font-size="12.00pt" fo:font-weight="bold" fo:font-family="Arial" style:font-family-asian="Arial" style:font-family-complex="Arial" fo:background-color="transparent" fo:color="#252525"/>
    </style:style>
    <style:style style:name="T624" style:family="text">
      <style:text-properties fo:font-size="12.00pt" fo:font-weight="normal" fo:font-family="Arial" style:font-family-asian="Arial" style:font-family-complex="Arial" fo:background-color="transparent" fo:color="#252525"/>
    </style:style>
    <style:style style:name="T625" style:family="text">
      <style:text-properties fo:font-size="12.00pt" fo:font-weight="normal" fo:font-family="Aptos" style:font-family-asian="Aptos" style:font-family-complex="Aptos" fo:background-color="transparent" style:use-window-font-color="true"/>
    </style:style>
    <style:style style:name="T626" style:family="text">
      <style:text-properties fo:font-size="12.00pt" fo:font-weight="bold" fo:font-family="Arial" style:font-family-asian="Arial" style:font-family-complex="Arial" fo:background-color="transparent" fo:color="#252525"/>
    </style:style>
    <style:style style:name="T627" style:family="text">
      <style:text-properties fo:font-size="12.00pt" fo:font-weight="normal" fo:font-family="Arial" style:font-family-asian="Arial" style:font-family-complex="Arial" fo:background-color="transparent" fo:color="#252525"/>
    </style:style>
    <style:style style:name="T628" style:family="text">
      <style:text-properties fo:font-size="12.00pt" fo:font-weight="normal" fo:font-family="Aptos" style:font-family-asian="Aptos" style:font-family-complex="Aptos" fo:background-color="transparent" style:use-window-font-color="true"/>
    </style:style>
    <style:style style:name="T629" style:family="text">
      <style:text-properties fo:font-size="12.00pt" fo:font-weight="bold" fo:font-family="Arial" style:font-family-asian="Arial" style:font-family-complex="Arial" fo:background-color="transparent" fo:color="#252525"/>
    </style:style>
    <style:style style:name="T630" style:family="text">
      <style:text-properties fo:font-size="12.00pt" fo:font-weight="normal" fo:font-family="Aptos" style:font-family-asian="Aptos" style:font-family-complex="Aptos" fo:background-color="transparent" style:use-window-font-color="true"/>
    </style:style>
    <style:style style:name="T631" style:family="text">
      <style:text-properties fo:font-size="12.00pt" fo:font-weight="bold" fo:font-family="Arial" style:font-family-asian="Arial" style:font-family-complex="Arial" fo:background-color="transparent" fo:color="#252525"/>
    </style:style>
    <style:style style:name="T632" style:family="text">
      <style:text-properties fo:font-size="12.00pt" fo:font-weight="normal" fo:font-family="Arial" style:font-family-asian="Arial" style:font-family-complex="Arial" fo:background-color="transparent" fo:color="#252525"/>
    </style:style>
    <style:style style:name="T633" style:family="text">
      <style:text-properties fo:font-size="12.00pt" fo:font-weight="normal" fo:font-family="Aptos" style:font-family-asian="Aptos" style:font-family-complex="Aptos" fo:background-color="transparent" style:use-window-font-color="true"/>
    </style:style>
    <style:style style:name="T634" style:family="text">
      <style:text-properties fo:font-size="12.00pt" fo:font-weight="bold" fo:font-family="Arial" style:font-family-asian="Arial" style:font-family-complex="Arial" fo:background-color="transparent" fo:color="#252525"/>
    </style:style>
    <style:style style:name="T635" style:family="text">
      <style:text-properties fo:font-size="12.00pt" fo:font-weight="normal" fo:font-family="Arial" style:font-family-asian="Arial" style:font-family-complex="Arial" fo:background-color="transparent" fo:color="#252525"/>
    </style:style>
    <style:style style:name="T636" style:family="text">
      <style:text-properties fo:font-size="12.00pt" fo:font-weight="normal" fo:font-family="Aptos" style:font-family-asian="Aptos" style:font-family-complex="Aptos" fo:background-color="transparent" style:use-window-font-color="true"/>
    </style:style>
    <style:style style:name="T637" style:family="text">
      <style:text-properties fo:font-size="12.00pt" fo:font-weight="bold" fo:font-family="Arial" style:font-family-asian="Arial" style:font-family-complex="Arial" fo:background-color="transparent" fo:color="#252525"/>
    </style:style>
    <style:style style:name="T638" style:family="text">
      <style:text-properties fo:font-size="12.00pt" fo:font-weight="normal" fo:font-family="Aptos" style:font-family-asian="Aptos" style:font-family-complex="Aptos" fo:background-color="transparent" style:use-window-font-color="true"/>
    </style:style>
    <style:style style:name="T639" style:family="text">
      <style:text-properties fo:font-size="12.00pt" fo:font-weight="bold" fo:font-family="Arial" style:font-family-asian="Arial" style:font-family-complex="Arial" fo:background-color="transparent" fo:color="#252525"/>
    </style:style>
    <style:style style:name="T640" style:family="text">
      <style:text-properties fo:font-size="12.00pt" fo:font-weight="normal" fo:font-family="Arial" style:font-family-asian="Arial" style:font-family-complex="Arial" fo:background-color="transparent" fo:color="#252525"/>
    </style:style>
    <style:style style:name="T641" style:family="text">
      <style:text-properties fo:font-size="12.00pt" fo:font-weight="normal" fo:font-family="Aptos" style:font-family-asian="Aptos" style:font-family-complex="Aptos" fo:background-color="transparent" style:use-window-font-color="true"/>
    </style:style>
    <style:style style:name="T642" style:family="text">
      <style:text-properties fo:font-size="12.00pt" fo:font-weight="normal" fo:font-family="Arial" style:font-family-asian="Arial" style:font-family-complex="Arial" fo:background-color="transparent" fo:color="#252525"/>
    </style:style>
    <style:style style:name="T643" style:family="text">
      <style:text-properties fo:font-size="12.00pt" fo:font-weight="normal" fo:font-family="Aptos" style:font-family-asian="Aptos" style:font-family-complex="Aptos" fo:background-color="transparent" style:use-window-font-color="true"/>
    </style:style>
    <style:style style:name="T644" style:family="text">
      <style:text-properties fo:font-size="12.00pt" fo:font-weight="bold" fo:font-family="Arial" style:font-family-asian="Arial" style:font-family-complex="Arial" fo:background-color="transparent" fo:color="#252525"/>
    </style:style>
    <style:style style:name="T645" style:family="text">
      <style:text-properties fo:font-size="12.00pt" fo:font-weight="normal" fo:font-family="Arial" style:font-family-asian="Arial" style:font-family-complex="Arial" fo:background-color="transparent" fo:color="#252525"/>
    </style:style>
    <style:style style:name="T646" style:family="text">
      <style:text-properties fo:font-size="12.00pt" fo:font-weight="normal" fo:font-family="Aptos" style:font-family-asian="Aptos" style:font-family-complex="Aptos" fo:background-color="transparent" style:use-window-font-color="true"/>
    </style:style>
    <style:style style:name="T647" style:family="text">
      <style:text-properties fo:font-size="12.00pt" fo:font-weight="bold" fo:font-family="Arial" style:font-family-asian="Arial" style:font-family-complex="Arial" fo:background-color="transparent" fo:color="#252525"/>
    </style:style>
    <style:style style:name="T648" style:family="text">
      <style:text-properties fo:font-size="12.00pt" fo:font-weight="normal" fo:font-family="Aptos" style:font-family-asian="Aptos" style:font-family-complex="Aptos" fo:background-color="transparent" style:use-window-font-color="true"/>
    </style:style>
    <style:style style:name="T649" style:family="text">
      <style:text-properties fo:font-size="12.00pt" fo:font-weight="bold" fo:font-family="Arial" style:font-family-asian="Arial" style:font-family-complex="Arial" fo:background-color="transparent" fo:color="#252525"/>
    </style:style>
    <style:style style:name="T650" style:family="text">
      <style:text-properties fo:font-size="12.00pt" fo:font-weight="normal" fo:font-family="Arial" style:font-family-asian="Arial" style:font-family-complex="Arial" fo:background-color="transparent" fo:color="#252525"/>
    </style:style>
    <style:style style:name="T651" style:family="text">
      <style:text-properties fo:font-size="12.00pt" fo:font-weight="normal" fo:font-family="Aptos" style:font-family-asian="Aptos" style:font-family-complex="Aptos" fo:background-color="transparent" style:use-window-font-color="true"/>
    </style:style>
    <style:style style:name="T652" style:family="text">
      <style:text-properties fo:font-size="12.00pt" fo:font-weight="bold" fo:font-family="Arial" style:font-family-asian="Arial" style:font-family-complex="Arial" fo:background-color="transparent" fo:color="#252525"/>
    </style:style>
    <style:style style:name="T653" style:family="text">
      <style:text-properties fo:font-size="12.00pt" fo:font-weight="normal" fo:font-family="Arial" style:font-family-asian="Arial" style:font-family-complex="Arial" fo:background-color="transparent" fo:color="#252525"/>
    </style:style>
    <style:style style:name="T654" style:family="text">
      <style:text-properties fo:font-size="12.00pt" fo:font-weight="normal" fo:font-family="Aptos" style:font-family-asian="Aptos" style:font-family-complex="Aptos" fo:background-color="transparent" style:use-window-font-color="true"/>
    </style:style>
    <style:style style:name="T655" style:family="text">
      <style:text-properties fo:font-size="12.00pt" fo:font-weight="bold" fo:font-family="Arial" style:font-family-asian="Arial" style:font-family-complex="Arial" fo:background-color="transparent" fo:color="#252525"/>
    </style:style>
    <style:style style:name="T656" style:family="text">
      <style:text-properties fo:font-size="12.00pt" fo:font-weight="normal" fo:font-family="Aptos" style:font-family-asian="Aptos" style:font-family-complex="Aptos" fo:background-color="transparent" style:use-window-font-color="true"/>
    </style:style>
    <style:style style:name="T657" style:family="text">
      <style:text-properties fo:font-size="12.00pt" fo:font-weight="bold" fo:font-family="Arial" style:font-family-asian="Arial" style:font-family-complex="Arial" fo:background-color="transparent" fo:color="#252525"/>
    </style:style>
    <style:style style:name="T658" style:family="text">
      <style:text-properties fo:font-size="12.00pt" fo:font-weight="normal" fo:font-family="Arial" style:font-family-asian="Arial" style:font-family-complex="Arial" fo:background-color="transparent" fo:color="#252525"/>
    </style:style>
    <style:style style:name="T659" style:family="text">
      <style:text-properties fo:font-size="12.00pt" fo:font-weight="normal" fo:font-family="Aptos" style:font-family-asian="Aptos" style:font-family-complex="Aptos" fo:background-color="transparent" style:use-window-font-color="true"/>
    </style:style>
    <style:style style:name="T660" style:family="text">
      <style:text-properties fo:font-size="12.00pt" fo:font-weight="bold" fo:font-family="Arial" style:font-family-asian="Arial" style:font-family-complex="Arial" fo:background-color="transparent" fo:color="#252525"/>
    </style:style>
    <style:style style:name="T661" style:family="text">
      <style:text-properties fo:font-size="12.00pt" fo:font-weight="normal" fo:font-family="Arial" style:font-family-asian="Arial" style:font-family-complex="Arial" fo:background-color="transparent" fo:color="#252525"/>
    </style:style>
    <style:style style:name="T662" style:family="text">
      <style:text-properties fo:font-size="12.00pt" fo:font-weight="normal" fo:font-family="Aptos" style:font-family-asian="Aptos" style:font-family-complex="Aptos" fo:background-color="transparent" style:use-window-font-color="true"/>
    </style:style>
    <style:style style:name="T663" style:family="text">
      <style:text-properties fo:font-size="12.00pt" fo:font-weight="bold" fo:font-family="Arial" style:font-family-asian="Arial" style:font-family-complex="Arial" fo:background-color="transparent" fo:color="#252525"/>
    </style:style>
    <style:style style:name="T664" style:family="text">
      <style:text-properties fo:font-size="12.00pt" fo:font-weight="normal" fo:font-family="Arial" style:font-family-asian="Arial" style:font-family-complex="Arial" fo:background-color="transparent" fo:color="#252525"/>
    </style:style>
    <style:style style:name="T665" style:family="text">
      <style:text-properties fo:font-size="12.00pt" fo:font-weight="normal" fo:font-family="Aptos" style:font-family-asian="Aptos" style:font-family-complex="Aptos" fo:background-color="transparent" style:use-window-font-color="true"/>
    </style:style>
    <style:style style:name="T666" style:family="text">
      <style:text-properties fo:font-size="12.00pt" fo:font-weight="normal" fo:font-family="Arial" style:font-family-asian="Arial" style:font-family-complex="Arial" fo:background-color="transparent" fo:color="#252525"/>
    </style:style>
    <style:style style:name="T667" style:family="text">
      <style:text-properties fo:font-size="12.00pt" fo:font-weight="normal" fo:font-family="Aptos" style:font-family-asian="Aptos" style:font-family-complex="Aptos" fo:background-color="transparent" style:use-window-font-color="true"/>
    </style:style>
    <style:style style:name="T668" style:family="text">
      <style:text-properties fo:font-size="12.00pt" fo:font-weight="bold" fo:font-family="Arial" style:font-family-asian="Arial" style:font-family-complex="Arial" fo:background-color="transparent" fo:color="#252525"/>
    </style:style>
    <style:style style:name="T669" style:family="text">
      <style:text-properties fo:font-size="12.00pt" fo:font-weight="normal" fo:font-family="Arial" style:font-family-asian="Arial" style:font-family-complex="Arial" fo:background-color="transparent" fo:color="#252525"/>
    </style:style>
    <style:style style:name="T670" style:family="text">
      <style:text-properties fo:font-size="12.00pt" fo:font-weight="normal" fo:font-family="Aptos" style:font-family-asian="Aptos" style:font-family-complex="Aptos" fo:background-color="transparent" style:use-window-font-color="true"/>
    </style:style>
    <style:style style:name="T671" style:family="text">
      <style:text-properties fo:font-size="12.00pt" fo:font-weight="bold" fo:font-family="Arial" style:font-family-asian="Arial" style:font-family-complex="Arial" fo:background-color="transparent" fo:color="#252525"/>
    </style:style>
    <style:style style:name="T672" style:family="text">
      <style:text-properties fo:font-size="12.00pt" fo:font-weight="normal" fo:font-family="Aptos" style:font-family-asian="Aptos" style:font-family-complex="Aptos" fo:background-color="transparent" style:use-window-font-color="true"/>
    </style:style>
    <style:style style:name="T673" style:family="text">
      <style:text-properties fo:font-size="12.00pt" fo:font-weight="normal" fo:font-family="Arial" style:font-family-asian="Arial" style:font-family-complex="Arial" fo:background-color="transparent" fo:color="#252525"/>
    </style:style>
    <style:style style:name="T674" style:family="text">
      <style:text-properties fo:font-size="12.00pt" fo:font-weight="normal" fo:font-family="Aptos" style:font-family-asian="Aptos" style:font-family-complex="Aptos" fo:background-color="transparent" style:use-window-font-color="true"/>
    </style:style>
    <style:style style:name="T675" style:family="text">
      <style:text-properties fo:font-size="12.00pt" fo:font-weight="bold" fo:font-family="Arial" style:font-family-asian="Arial" style:font-family-complex="Arial" fo:background-color="transparent" fo:color="#252525"/>
    </style:style>
    <style:style style:name="T676" style:family="text">
      <style:text-properties fo:font-size="12.00pt" fo:font-weight="normal" fo:font-family="Arial" style:font-family-asian="Arial" style:font-family-complex="Arial" fo:background-color="transparent" fo:color="#252525"/>
    </style:style>
    <style:style style:name="T677" style:family="text">
      <style:text-properties fo:font-size="12.00pt" fo:font-weight="bold" fo:font-family="Arial" style:font-family-asian="Arial" style:font-family-complex="Arial" fo:background-color="transparent" fo:color="#252525"/>
    </style:style>
    <style:style style:name="T678" style:family="text">
      <style:text-properties fo:font-size="12.00pt" fo:font-weight="normal" fo:font-family="Arial" style:font-family-asian="Arial" style:font-family-complex="Arial" fo:background-color="transparent" fo:color="#252525"/>
    </style:style>
    <style:style style:name="T679" style:family="text">
      <style:text-properties fo:font-size="12.00pt" fo:font-weight="normal" fo:font-family="Aptos" style:font-family-asian="Aptos" style:font-family-complex="Aptos" fo:background-color="transparent" style:use-window-font-color="true"/>
    </style:style>
    <style:style style:name="T680" style:family="text">
      <style:text-properties fo:font-size="12.00pt" fo:font-weight="bold" fo:font-family="Arial" style:font-family-asian="Arial" style:font-family-complex="Arial" fo:background-color="transparent" fo:color="#252525"/>
    </style:style>
    <style:style style:name="T681" style:family="text">
      <style:text-properties fo:font-size="12.00pt" fo:font-weight="normal" fo:font-family="Arial" style:font-family-asian="Arial" style:font-family-complex="Arial" fo:background-color="transparent" fo:color="#252525"/>
    </style:style>
    <style:style style:name="T682" style:family="text">
      <style:text-properties fo:font-size="12.00pt" fo:font-weight="normal" fo:font-family="Aptos" style:font-family-asian="Aptos" style:font-family-complex="Aptos" fo:background-color="transparent" style:use-window-font-color="true"/>
    </style:style>
    <style:style style:name="T683" style:family="text">
      <style:text-properties fo:font-size="12.00pt" fo:font-weight="normal" fo:font-family="Arial" style:font-family-asian="Arial" style:font-family-complex="Arial" fo:background-color="transparent" fo:color="#252525"/>
    </style:style>
    <style:style style:name="T684" style:family="text">
      <style:text-properties fo:font-size="12.00pt" fo:font-weight="normal" fo:font-family="Aptos" style:font-family-asian="Aptos" style:font-family-complex="Aptos" fo:background-color="transparent" style:use-window-font-color="true"/>
    </style:style>
    <style:style style:name="T685" style:family="text">
      <style:text-properties fo:font-size="12.00pt" fo:font-weight="normal" fo:font-family="Arial" style:font-family-asian="Arial" style:font-family-complex="Arial" fo:background-color="transparent" fo:color="#252525"/>
    </style:style>
    <style:style style:name="T686" style:family="text">
      <style:text-properties fo:font-size="12.00pt" fo:font-weight="normal" fo:font-family="Aptos" style:font-family-asian="Aptos" style:font-family-complex="Aptos" fo:background-color="transparent" style:use-window-font-color="true"/>
    </style:style>
    <style:style style:name="T687" style:family="text">
      <style:text-properties fo:font-size="12.00pt" fo:font-weight="normal" fo:font-family="Arial" style:font-family-asian="Arial" style:font-family-complex="Arial" fo:background-color="transparent" fo:color="#252525"/>
    </style:style>
    <style:style style:name="T688" style:family="text">
      <style:text-properties fo:font-size="12.00pt" fo:font-weight="normal" fo:font-family="Aptos" style:font-family-asian="Aptos" style:font-family-complex="Aptos" fo:background-color="transparent" style:use-window-font-color="true"/>
    </style:style>
    <style:style style:name="T689" style:family="text">
      <style:text-properties fo:font-size="12.00pt" fo:font-weight="normal" fo:font-family="Arial" style:font-family-asian="Arial" style:font-family-complex="Arial" fo:background-color="transparent" fo:color="#252525"/>
    </style:style>
    <style:style style:name="T690" style:family="text">
      <style:text-properties fo:font-size="12.00pt" fo:font-weight="normal" fo:font-family="Aptos" style:font-family-asian="Aptos" style:font-family-complex="Aptos" fo:background-color="transparent" style:use-window-font-color="true"/>
    </style:style>
    <style:style style:name="T691" style:family="text">
      <style:text-properties fo:font-size="12.00pt" fo:font-weight="bold" fo:font-family="Arial" style:font-family-asian="Arial" style:font-family-complex="Arial" fo:background-color="transparent" fo:color="#252525"/>
    </style:style>
    <style:style style:name="T692" style:family="text">
      <style:text-properties fo:font-size="12.00pt" fo:font-weight="normal" fo:font-family="Aptos" style:font-family-asian="Aptos" style:font-family-complex="Aptos" fo:background-color="transparent" style:use-window-font-color="true"/>
    </style:style>
    <style:style style:name="T693" style:family="text">
      <style:text-properties fo:font-size="12.00pt" fo:font-weight="bold" fo:font-family="Arial" style:font-family-asian="Arial" style:font-family-complex="Arial" fo:background-color="transparent" fo:color="#252525"/>
    </style:style>
    <style:style style:name="T694" style:family="text">
      <style:text-properties fo:font-size="12.00pt" fo:font-weight="normal" fo:font-family="Aptos" style:font-family-asian="Aptos" style:font-family-complex="Aptos" fo:background-color="transparent" style:use-window-font-color="true"/>
    </style:style>
    <style:style style:name="T695" style:family="text">
      <style:text-properties fo:font-size="12.00pt" fo:font-weight="bold" fo:font-family="Arial" style:font-family-asian="Arial" style:font-family-complex="Arial" fo:background-color="transparent" fo:color="#252525"/>
    </style:style>
    <style:style style:name="T696" style:family="text">
      <style:text-properties fo:font-size="12.00pt" fo:font-weight="normal" fo:font-family="Arial" style:font-family-asian="Arial" style:font-family-complex="Arial" fo:background-color="transparent" fo:color="#252525"/>
    </style:style>
    <style:style style:name="T697" style:family="text">
      <style:text-properties fo:font-size="12.00pt" fo:font-weight="normal" fo:font-family="Aptos" style:font-family-asian="Aptos" style:font-family-complex="Aptos" fo:background-color="transparent" style:use-window-font-color="true"/>
    </style:style>
    <style:style style:name="T698" style:family="text">
      <style:text-properties fo:font-size="12.00pt" fo:font-weight="bold" fo:font-family="Arial" style:font-family-asian="Arial" style:font-family-complex="Arial" fo:background-color="transparent" fo:color="#252525"/>
    </style:style>
    <style:style style:name="T699" style:family="text">
      <style:text-properties fo:font-size="12.00pt" fo:font-weight="normal" fo:font-family="Arial" style:font-family-asian="Arial" style:font-family-complex="Arial" fo:background-color="transparent" fo:color="#252525"/>
    </style:style>
    <style:style style:name="T700" style:family="text">
      <style:text-properties fo:font-size="12.00pt" fo:font-weight="normal" fo:font-family="Aptos" style:font-family-asian="Aptos" style:font-family-complex="Aptos" fo:background-color="transparent" style:use-window-font-color="true"/>
    </style:style>
    <style:style style:name="T701" style:family="text">
      <style:text-properties fo:font-size="12.00pt" fo:font-weight="bold" fo:font-family="Arial" style:font-family-asian="Arial" style:font-family-complex="Arial" fo:background-color="transparent" fo:color="#252525"/>
    </style:style>
    <style:style style:name="T702" style:family="text">
      <style:text-properties fo:font-size="12.00pt" fo:font-weight="normal" fo:font-family="Arial" style:font-family-asian="Arial" style:font-family-complex="Arial" fo:background-color="transparent" fo:color="#252525"/>
    </style:style>
    <style:style style:name="T703" style:family="text">
      <style:text-properties fo:font-size="12.00pt" fo:font-weight="normal" fo:font-family="Aptos" style:font-family-asian="Aptos" style:font-family-complex="Aptos" fo:background-color="transparent" style:use-window-font-color="true"/>
    </style:style>
    <style:style style:name="T704" style:family="text">
      <style:text-properties fo:font-size="12.00pt" fo:font-weight="normal" fo:font-family="Arial" style:font-family-asian="Arial" style:font-family-complex="Arial" fo:background-color="transparent" fo:color="#252525"/>
    </style:style>
    <style:style style:name="T705" style:family="text">
      <style:text-properties fo:font-size="12.00pt" fo:font-weight="normal" fo:font-family="Aptos" style:font-family-asian="Aptos" style:font-family-complex="Aptos" fo:background-color="transparent" style:use-window-font-color="true"/>
    </style:style>
    <style:style style:name="T706" style:family="text">
      <style:text-properties fo:font-size="12.00pt" fo:font-weight="bold" fo:font-family="Arial" style:font-family-asian="Arial" style:font-family-complex="Arial" fo:background-color="transparent" fo:color="#252525"/>
    </style:style>
    <style:style style:name="T707" style:family="text">
      <style:text-properties fo:font-size="12.00pt" fo:font-weight="normal" fo:font-family="Aptos" style:font-family-asian="Aptos" style:font-family-complex="Aptos" fo:background-color="transparent" style:use-window-font-color="true"/>
    </style:style>
    <style:style style:name="T708" style:family="text">
      <style:text-properties fo:font-size="12.00pt" fo:font-weight="bold" fo:font-family="Arial" style:font-family-asian="Arial" style:font-family-complex="Arial" fo:background-color="transparent" fo:color="#252525"/>
    </style:style>
    <style:style style:name="T709" style:family="text">
      <style:text-properties fo:font-size="12.00pt" fo:font-weight="normal" fo:font-family="Arial" style:font-family-asian="Arial" style:font-family-complex="Arial" fo:background-color="transparent" fo:color="#252525"/>
    </style:style>
    <style:style style:name="T710" style:family="text">
      <style:text-properties fo:font-size="12.00pt" fo:font-weight="normal" fo:font-family="Aptos" style:font-family-asian="Aptos" style:font-family-complex="Aptos" fo:background-color="transparent" style:use-window-font-color="true"/>
    </style:style>
    <style:style style:name="T711" style:family="text">
      <style:text-properties fo:font-size="12.00pt" fo:font-weight="bold" fo:font-family="Arial" style:font-family-asian="Arial" style:font-family-complex="Arial" fo:background-color="transparent" fo:color="#252525"/>
    </style:style>
    <style:style style:name="T712" style:family="text">
      <style:text-properties fo:font-size="12.00pt" fo:font-weight="normal" fo:font-family="Arial" style:font-family-asian="Arial" style:font-family-complex="Arial" fo:background-color="transparent" fo:color="#252525"/>
    </style:style>
    <style:style style:name="T713" style:family="text">
      <style:text-properties fo:font-size="12.00pt" fo:font-weight="normal" fo:font-family="Aptos" style:font-family-asian="Aptos" style:font-family-complex="Aptos" fo:background-color="transparent" style:use-window-font-color="true"/>
    </style:style>
    <style:style style:name="T714" style:family="text">
      <style:text-properties fo:font-size="12.00pt" fo:font-weight="bold" fo:font-family="Arial" style:font-family-asian="Arial" style:font-family-complex="Arial" fo:background-color="transparent" fo:color="#252525"/>
    </style:style>
    <style:style style:name="T715" style:family="text">
      <style:text-properties fo:font-size="12.00pt" fo:font-weight="normal" fo:font-family="Arial" style:font-family-asian="Arial" style:font-family-complex="Arial" fo:background-color="transparent" fo:color="#252525"/>
    </style:style>
    <style:style style:name="T716" style:family="text">
      <style:text-properties fo:font-size="12.00pt" fo:font-weight="normal" fo:font-family="Aptos" style:font-family-asian="Aptos" style:font-family-complex="Aptos" fo:background-color="transparent" style:use-window-font-color="true"/>
    </style:style>
    <style:style style:name="T717" style:family="text">
      <style:text-properties fo:font-size="12.00pt" fo:font-weight="bold" fo:font-family="Arial" style:font-family-asian="Arial" style:font-family-complex="Arial" fo:background-color="transparent" fo:color="#252525"/>
    </style:style>
    <style:style style:name="T718" style:family="text">
      <style:text-properties fo:font-size="12.00pt" fo:font-weight="normal" fo:font-family="Aptos" style:font-family-asian="Aptos" style:font-family-complex="Aptos" fo:background-color="transparent" style:use-window-font-color="true"/>
    </style:style>
    <style:style style:name="T719" style:family="text">
      <style:text-properties fo:font-size="12.00pt" fo:font-weight="bold" fo:font-family="Arial" style:font-family-asian="Arial" style:font-family-complex="Arial" fo:background-color="transparent" fo:color="#252525"/>
    </style:style>
    <style:style style:name="T720" style:family="text">
      <style:text-properties fo:font-size="12.00pt" fo:font-weight="normal" fo:font-family="Arial" style:font-family-asian="Arial" style:font-family-complex="Arial" fo:background-color="transparent" fo:color="#252525"/>
    </style:style>
    <style:style style:name="T721" style:family="text">
      <style:text-properties fo:font-size="12.00pt" fo:font-weight="normal" fo:font-family="Aptos" style:font-family-asian="Aptos" style:font-family-complex="Aptos" fo:background-color="transparent" style:use-window-font-color="true"/>
    </style:style>
    <style:style style:name="T722" style:family="text">
      <style:text-properties fo:font-size="12.00pt" fo:font-weight="bold" fo:font-family="Arial" style:font-family-asian="Arial" style:font-family-complex="Arial" fo:background-color="transparent" fo:color="#252525"/>
    </style:style>
    <style:style style:name="T723" style:family="text">
      <style:text-properties fo:font-size="12.00pt" fo:font-weight="normal" fo:font-family="Arial" style:font-family-asian="Arial" style:font-family-complex="Arial" fo:background-color="transparent" fo:color="#252525"/>
    </style:style>
    <style:style style:name="T724" style:family="text">
      <style:text-properties fo:font-size="12.00pt" fo:font-weight="normal" fo:font-family="Aptos" style:font-family-asian="Aptos" style:font-family-complex="Aptos" fo:background-color="transparent" style:use-window-font-color="true"/>
    </style:style>
    <style:style style:name="T725" style:family="text">
      <style:text-properties fo:font-size="12.00pt" fo:font-weight="bold" fo:font-family="Arial" style:font-family-asian="Arial" style:font-family-complex="Arial" fo:background-color="transparent" fo:color="#252525"/>
    </style:style>
    <style:style style:name="T726" style:family="text">
      <style:text-properties fo:font-size="12.00pt" fo:font-weight="normal" fo:font-family="Aptos" style:font-family-asian="Aptos" style:font-family-complex="Aptos" fo:background-color="transparent" style:use-window-font-color="true"/>
    </style:style>
    <style:style style:name="T727" style:family="text">
      <style:text-properties fo:font-size="12.00pt" fo:font-weight="bold" fo:font-family="Arial" style:font-family-asian="Arial" style:font-family-complex="Arial" fo:background-color="transparent" fo:color="#252525"/>
    </style:style>
    <style:style style:name="T728" style:family="text">
      <style:text-properties fo:font-size="12.00pt" fo:font-weight="normal" fo:font-family="Arial" style:font-family-asian="Arial" style:font-family-complex="Arial" fo:background-color="transparent" fo:color="#252525"/>
    </style:style>
    <style:style style:name="T729" style:family="text">
      <style:text-properties fo:font-size="12.00pt" fo:font-weight="normal" fo:font-family="Aptos" style:font-family-asian="Aptos" style:font-family-complex="Aptos" fo:background-color="transparent" style:use-window-font-color="true"/>
    </style:style>
    <style:style style:name="T730" style:family="text">
      <style:text-properties fo:font-size="12.00pt" fo:font-weight="bold" fo:font-family="Arial" style:font-family-asian="Arial" style:font-family-complex="Arial" fo:background-color="transparent" fo:color="#252525"/>
    </style:style>
    <style:style style:name="T731" style:family="text">
      <style:text-properties fo:font-size="12.00pt" fo:font-weight="normal" fo:font-family="Arial" style:font-family-asian="Arial" style:font-family-complex="Arial" fo:background-color="transparent" fo:color="#252525"/>
    </style:style>
    <style:style style:name="T732" style:family="text">
      <style:text-properties fo:font-size="12.00pt" fo:font-weight="normal" fo:font-family="Aptos" style:font-family-asian="Aptos" style:font-family-complex="Aptos" fo:background-color="transparent" style:use-window-font-color="true"/>
    </style:style>
    <style:style style:name="T733" style:family="text">
      <style:text-properties fo:font-size="12.00pt" fo:font-weight="bold" fo:font-family="Arial" style:font-family-asian="Arial" style:font-family-complex="Arial" fo:background-color="transparent" fo:color="#252525"/>
    </style:style>
    <style:style style:name="T734" style:family="text">
      <style:text-properties fo:font-size="12.00pt" fo:font-weight="normal" fo:font-family="Arial" style:font-family-asian="Arial" style:font-family-complex="Arial" fo:background-color="transparent" fo:color="#252525"/>
    </style:style>
    <style:style style:name="T735" style:family="text">
      <style:text-properties fo:font-size="12.00pt" fo:font-weight="normal" fo:font-family="Aptos" style:font-family-asian="Aptos" style:font-family-complex="Aptos" fo:background-color="transparent" style:use-window-font-color="true"/>
    </style:style>
    <style:style style:name="T736" style:family="text">
      <style:text-properties fo:font-size="12.00pt" fo:font-weight="bold" fo:font-family="Arial" style:font-family-asian="Arial" style:font-family-complex="Arial" fo:background-color="transparent" fo:color="#252525"/>
    </style:style>
    <style:style style:name="T737" style:family="text">
      <style:text-properties fo:font-size="12.00pt" fo:font-weight="normal" fo:font-family="Aptos" style:font-family-asian="Aptos" style:font-family-complex="Aptos" fo:background-color="transparent" style:use-window-font-color="true"/>
    </style:style>
    <style:style style:name="T738" style:family="text">
      <style:text-properties fo:font-size="12.00pt" fo:font-weight="bold" fo:font-family="Arial" style:font-family-asian="Arial" style:font-family-complex="Arial" fo:background-color="transparent" fo:color="#252525"/>
    </style:style>
    <style:style style:name="T739" style:family="text">
      <style:text-properties fo:font-size="12.00pt" fo:font-weight="normal" fo:font-family="Arial" style:font-family-asian="Arial" style:font-family-complex="Arial" fo:background-color="transparent" fo:color="#252525"/>
    </style:style>
    <style:style style:name="T740" style:family="text">
      <style:text-properties fo:font-size="12.00pt" fo:font-weight="normal" fo:font-family="Aptos" style:font-family-asian="Aptos" style:font-family-complex="Aptos" fo:background-color="transparent" style:use-window-font-color="true"/>
    </style:style>
    <style:style style:name="T741" style:family="text">
      <style:text-properties fo:font-size="12.00pt" fo:font-weight="bold" fo:font-family="Arial" style:font-family-asian="Arial" style:font-family-complex="Arial" fo:background-color="transparent" fo:color="#252525"/>
    </style:style>
    <style:style style:name="T742" style:family="text">
      <style:text-properties fo:font-size="12.00pt" fo:font-weight="normal" fo:font-family="Arial" style:font-family-asian="Arial" style:font-family-complex="Arial" fo:background-color="transparent" fo:color="#252525"/>
    </style:style>
    <style:style style:name="T743" style:family="text">
      <style:text-properties fo:font-size="12.00pt" fo:font-weight="normal" fo:font-family="Aptos" style:font-family-asian="Aptos" style:font-family-complex="Aptos" fo:background-color="transparent" style:use-window-font-color="true"/>
    </style:style>
    <style:style style:name="T744" style:family="text">
      <style:text-properties fo:font-size="12.00pt" fo:font-weight="bold" fo:font-family="Arial" style:font-family-asian="Arial" style:font-family-complex="Arial" fo:background-color="transparent" fo:color="#252525"/>
    </style:style>
    <style:style style:name="T745" style:family="text">
      <style:text-properties fo:font-size="12.00pt" fo:font-weight="normal" fo:font-family="Aptos" style:font-family-asian="Aptos" style:font-family-complex="Aptos" fo:background-color="transparent" style:use-window-font-color="true"/>
    </style:style>
    <style:style style:name="T746" style:family="text">
      <style:text-properties fo:font-size="12.00pt" fo:font-weight="bold" fo:font-family="Arial" style:font-family-asian="Arial" style:font-family-complex="Arial" fo:background-color="transparent" fo:color="#252525"/>
    </style:style>
    <style:style style:name="T747" style:family="text">
      <style:text-properties fo:font-size="12.00pt" fo:font-weight="normal" fo:font-family="Arial" style:font-family-asian="Arial" style:font-family-complex="Arial" fo:background-color="transparent" fo:color="#252525"/>
    </style:style>
    <style:style style:name="T748" style:family="text">
      <style:text-properties fo:font-size="12.00pt" fo:font-weight="normal" fo:font-family="Aptos" style:font-family-asian="Aptos" style:font-family-complex="Aptos" fo:background-color="transparent" style:use-window-font-color="true"/>
    </style:style>
    <style:style style:name="T749" style:family="text">
      <style:text-properties fo:font-size="12.00pt" fo:font-weight="bold" fo:font-family="Arial" style:font-family-asian="Arial" style:font-family-complex="Arial" fo:background-color="transparent" fo:color="#252525"/>
    </style:style>
    <style:style style:name="T750" style:family="text">
      <style:text-properties fo:font-size="12.00pt" fo:font-weight="normal" fo:font-family="Arial" style:font-family-asian="Arial" style:font-family-complex="Arial" fo:background-color="transparent" fo:color="#252525"/>
    </style:style>
    <style:style style:name="T751" style:family="text">
      <style:text-properties fo:font-size="12.00pt" fo:font-weight="normal" fo:font-family="Aptos" style:font-family-asian="Aptos" style:font-family-complex="Aptos" fo:background-color="transparent" style:use-window-font-color="true"/>
    </style:style>
    <style:style style:name="T752" style:family="text">
      <style:text-properties fo:font-size="12.00pt" fo:font-weight="bold" fo:font-family="Arial" style:font-family-asian="Arial" style:font-family-complex="Arial" fo:background-color="transparent" fo:color="#252525"/>
    </style:style>
    <style:style style:name="T753" style:family="text">
      <style:text-properties fo:font-size="12.00pt" fo:font-weight="normal" fo:font-family="Aptos" style:font-family-asian="Aptos" style:font-family-complex="Aptos" fo:background-color="transparent" style:use-window-font-color="true"/>
    </style:style>
    <style:style style:name="T754" style:family="text">
      <style:text-properties fo:font-size="12.00pt" fo:font-weight="bold" fo:font-family="Arial" style:font-family-asian="Arial" style:font-family-complex="Arial" fo:background-color="transparent" fo:color="#252525"/>
    </style:style>
    <style:style style:name="T755" style:family="text">
      <style:text-properties fo:font-size="12.00pt" fo:font-weight="normal" fo:font-family="Arial" style:font-family-asian="Arial" style:font-family-complex="Arial" fo:background-color="transparent" fo:color="#252525"/>
    </style:style>
    <style:style style:name="T756" style:family="text">
      <style:text-properties fo:font-size="12.00pt" fo:font-weight="normal" fo:font-family="Aptos" style:font-family-asian="Aptos" style:font-family-complex="Aptos" fo:background-color="transparent" style:use-window-font-color="true"/>
    </style:style>
    <style:style style:name="T757" style:family="text">
      <style:text-properties fo:font-size="12.00pt" fo:font-weight="bold" fo:font-family="Arial" style:font-family-asian="Arial" style:font-family-complex="Arial" fo:background-color="transparent" fo:color="#252525"/>
    </style:style>
    <style:style style:name="T758" style:family="text">
      <style:text-properties fo:font-size="12.00pt" fo:font-weight="normal" fo:font-family="Arial" style:font-family-asian="Arial" style:font-family-complex="Arial" fo:background-color="transparent" fo:color="#252525"/>
    </style:style>
    <style:style style:name="T759" style:family="text">
      <style:text-properties fo:font-size="12.00pt" fo:font-weight="normal" fo:font-family="Aptos" style:font-family-asian="Aptos" style:font-family-complex="Aptos" fo:background-color="transparent" style:use-window-font-color="true"/>
    </style:style>
    <style:style style:name="T760" style:family="text">
      <style:text-properties fo:font-size="12.00pt" fo:font-weight="bold" fo:font-family="Arial" style:font-family-asian="Arial" style:font-family-complex="Arial" fo:background-color="transparent" fo:color="#252525"/>
    </style:style>
    <style:style style:name="T761" style:family="text">
      <style:text-properties fo:font-size="12.00pt" fo:font-weight="normal" fo:font-family="Aptos" style:font-family-asian="Aptos" style:font-family-complex="Aptos" fo:background-color="transparent" style:use-window-font-color="true"/>
    </style:style>
    <style:style style:name="T762" style:family="text">
      <style:text-properties fo:font-size="12.00pt" fo:font-weight="bold" fo:font-family="Arial" style:font-family-asian="Arial" style:font-family-complex="Arial" fo:background-color="transparent" fo:color="#252525"/>
    </style:style>
    <style:style style:name="T763" style:family="text">
      <style:text-properties fo:font-size="12.00pt" fo:font-weight="normal" fo:font-family="Arial" style:font-family-asian="Arial" style:font-family-complex="Arial" fo:background-color="transparent" fo:color="#252525"/>
    </style:style>
    <style:style style:name="T764" style:family="text">
      <style:text-properties fo:font-size="12.00pt" fo:font-weight="normal" fo:font-family="Aptos" style:font-family-asian="Aptos" style:font-family-complex="Aptos" fo:background-color="transparent" style:use-window-font-color="true"/>
    </style:style>
    <style:style style:name="T765" style:family="text">
      <style:text-properties fo:font-size="12.00pt" fo:font-weight="normal" fo:font-family="Arial" style:font-family-asian="Arial" style:font-family-complex="Arial" fo:background-color="transparent" fo:color="#252525"/>
    </style:style>
    <style:style style:name="T766" style:family="text">
      <style:text-properties fo:font-size="12.00pt" fo:font-weight="normal" fo:font-family="Aptos" style:font-family-asian="Aptos" style:font-family-complex="Aptos" fo:background-color="transparent" style:use-window-font-color="true"/>
    </style:style>
    <style:style style:name="T767" style:family="text">
      <style:text-properties fo:font-size="12.00pt" fo:font-weight="bold" fo:font-family="Arial" style:font-family-asian="Arial" style:font-family-complex="Arial" fo:background-color="transparent" fo:color="#252525"/>
    </style:style>
    <style:style style:name="T768" style:family="text">
      <style:text-properties fo:font-size="12.00pt" fo:font-weight="normal" fo:font-family="Arial" style:font-family-asian="Arial" style:font-family-complex="Arial" fo:background-color="transparent" fo:color="#252525"/>
    </style:style>
    <style:style style:name="T769" style:family="text">
      <style:text-properties fo:font-size="12.00pt" fo:font-weight="normal" fo:font-family="Aptos" style:font-family-asian="Aptos" style:font-family-complex="Aptos" fo:background-color="transparent" style:use-window-font-color="true"/>
    </style:style>
    <style:style style:name="T770" style:family="text">
      <style:text-properties fo:font-size="12.00pt" fo:font-weight="bold" fo:font-family="Arial" style:font-family-asian="Arial" style:font-family-complex="Arial" fo:background-color="transparent" fo:color="#252525"/>
    </style:style>
    <style:style style:name="T771" style:family="text">
      <style:text-properties fo:font-size="12.00pt" fo:font-weight="normal" fo:font-family="Arial" style:font-family-asian="Arial" style:font-family-complex="Arial" fo:background-color="transparent" fo:color="#252525"/>
    </style:style>
    <style:style style:name="T772" style:family="text">
      <style:text-properties fo:font-size="12.00pt" fo:font-weight="normal" fo:font-family="Aptos" style:font-family-asian="Aptos" style:font-family-complex="Aptos" fo:background-color="transparent" style:use-window-font-color="true"/>
    </style:style>
    <style:style style:name="T773" style:family="text">
      <style:text-properties fo:font-size="12.00pt" fo:font-weight="normal" fo:font-family="Arial" style:font-family-asian="Arial" style:font-family-complex="Arial" fo:background-color="transparent" fo:color="#252525"/>
    </style:style>
    <style:style style:name="T774" style:family="text">
      <style:text-properties fo:font-size="12.00pt" fo:font-weight="normal" fo:font-family="Aptos" style:font-family-asian="Aptos" style:font-family-complex="Aptos" fo:background-color="transparent" style:use-window-font-color="true"/>
    </style:style>
    <style:style style:name="T775" style:family="text">
      <style:text-properties fo:font-size="12.00pt" fo:font-weight="normal" fo:font-family="Arial" style:font-family-asian="Arial" style:font-family-complex="Arial" fo:background-color="transparent" fo:color="#252525"/>
    </style:style>
    <style:style style:name="T776" style:family="text">
      <style:text-properties fo:font-size="12.00pt" fo:font-weight="normal" fo:font-family="Aptos" style:font-family-asian="Aptos" style:font-family-complex="Aptos" fo:background-color="transparent" style:use-window-font-color="true"/>
    </style:style>
    <style:style style:name="T777" style:family="text">
      <style:text-properties fo:font-size="12.00pt" fo:font-weight="normal" fo:font-family="Arial" style:font-family-asian="Arial" style:font-family-complex="Arial" fo:background-color="transparent" fo:color="#252525"/>
    </style:style>
    <style:style style:name="T778" style:family="text">
      <style:text-properties fo:font-size="12.00pt" fo:font-weight="normal" fo:font-family="Aptos" style:font-family-asian="Aptos" style:font-family-complex="Aptos" fo:background-color="transparent" style:use-window-font-color="true"/>
    </style:style>
    <style:style style:name="T779" style:family="text">
      <style:text-properties fo:font-size="12.00pt" fo:font-weight="bold" fo:font-family="Arial" style:font-family-asian="Arial" style:font-family-complex="Arial" fo:background-color="transparent" fo:color="#252525"/>
    </style:style>
    <style:style style:name="T780" style:family="text">
      <style:text-properties fo:font-size="12.00pt" fo:font-weight="normal" fo:font-family="Arial" style:font-family-asian="Arial" style:font-family-complex="Arial" fo:background-color="transparent" fo:color="#252525"/>
    </style:style>
    <style:style style:name="T781" style:family="text">
      <style:text-properties fo:font-size="12.00pt" fo:font-weight="normal" fo:font-family="Aptos" style:font-family-asian="Aptos" style:font-family-complex="Aptos" fo:background-color="transparent" style:use-window-font-color="true"/>
    </style:style>
    <style:style style:name="T782" style:family="text">
      <style:text-properties fo:font-size="12.00pt" fo:font-weight="bold" fo:font-family="Arial" style:font-family-asian="Arial" style:font-family-complex="Arial" fo:background-color="transparent" fo:color="#252525"/>
    </style:style>
    <style:style style:name="T783" style:family="text">
      <style:text-properties fo:font-size="12.00pt" fo:font-weight="normal" fo:font-family="Aptos" style:font-family-asian="Aptos" style:font-family-complex="Aptos" fo:background-color="transparent" style:use-window-font-color="true"/>
    </style:style>
    <style:style style:name="T784" style:family="text">
      <style:text-properties fo:font-size="12.00pt" fo:font-weight="bold" fo:font-family="Arial" style:font-family-asian="Arial" style:font-family-complex="Arial" fo:background-color="transparent" fo:color="#252525"/>
    </style:style>
    <style:style style:name="T785" style:family="text">
      <style:text-properties fo:font-size="12.00pt" fo:font-weight="normal" fo:font-family="Arial" style:font-family-asian="Arial" style:font-family-complex="Arial" fo:background-color="transparent" fo:color="#252525"/>
    </style:style>
    <style:style style:name="T786" style:family="text">
      <style:text-properties fo:font-size="12.00pt" fo:font-weight="normal" fo:font-family="Aptos" style:font-family-asian="Aptos" style:font-family-complex="Aptos" fo:background-color="transparent" style:use-window-font-color="true"/>
    </style:style>
    <style:style style:name="T787" style:family="text">
      <style:text-properties fo:font-size="12.00pt" fo:font-weight="bold" fo:font-family="Arial" style:font-family-asian="Arial" style:font-family-complex="Arial" fo:background-color="transparent" fo:color="#252525"/>
    </style:style>
    <style:style style:name="T788" style:family="text">
      <style:text-properties fo:font-size="12.00pt" fo:font-weight="normal" fo:font-family="Arial" style:font-family-asian="Arial" style:font-family-complex="Arial" fo:background-color="transparent" fo:color="#252525"/>
    </style:style>
    <style:style style:name="T789" style:family="text">
      <style:text-properties fo:font-size="12.00pt" fo:font-weight="normal" fo:font-family="Aptos" style:font-family-asian="Aptos" style:font-family-complex="Aptos" fo:background-color="transparent" style:use-window-font-color="true"/>
    </style:style>
    <style:style style:name="T790" style:family="text">
      <style:text-properties fo:font-size="12.00pt" fo:font-weight="bold" fo:font-family="Arial" style:font-family-asian="Arial" style:font-family-complex="Arial" fo:background-color="transparent" fo:color="#252525"/>
    </style:style>
    <style:style style:name="T791" style:family="text">
      <style:text-properties fo:font-size="12.00pt" fo:font-weight="normal" fo:font-family="Aptos" style:font-family-asian="Aptos" style:font-family-complex="Aptos" fo:background-color="transparent" style:use-window-font-color="true"/>
    </style:style>
    <style:style style:name="T792" style:family="text">
      <style:text-properties fo:font-size="12.00pt" fo:font-weight="bold" fo:font-family="Arial" style:font-family-asian="Arial" style:font-family-complex="Arial" fo:background-color="transparent" fo:color="#252525"/>
    </style:style>
    <style:style style:name="T793" style:family="text">
      <style:text-properties fo:font-size="12.00pt" fo:font-weight="normal" fo:font-family="Arial" style:font-family-asian="Arial" style:font-family-complex="Arial" fo:background-color="transparent" fo:color="#252525"/>
    </style:style>
    <style:style style:name="T794" style:family="text">
      <style:text-properties fo:font-size="12.00pt" fo:font-weight="normal" fo:font-family="Aptos" style:font-family-asian="Aptos" style:font-family-complex="Aptos" fo:background-color="transparent" style:use-window-font-color="true"/>
    </style:style>
    <style:style style:name="T795" style:family="text">
      <style:text-properties fo:font-size="12.00pt" fo:font-weight="bold" fo:font-family="Arial" style:font-family-asian="Arial" style:font-family-complex="Arial" fo:background-color="transparent" fo:color="#252525"/>
    </style:style>
    <style:style style:name="T796" style:family="text">
      <style:text-properties fo:font-size="12.00pt" fo:font-weight="normal" fo:font-family="Arial" style:font-family-asian="Arial" style:font-family-complex="Arial" fo:background-color="transparent" fo:color="#252525"/>
    </style:style>
    <style:style style:name="T797" style:family="text">
      <style:text-properties fo:font-size="12.00pt" fo:font-weight="normal" fo:font-family="Aptos" style:font-family-asian="Aptos" style:font-family-complex="Aptos" fo:background-color="transparent" style:use-window-font-color="true"/>
    </style:style>
    <style:style style:name="T798" style:family="text">
      <style:text-properties fo:font-size="12.00pt" fo:font-weight="bold" fo:font-family="Arial" style:font-family-asian="Arial" style:font-family-complex="Arial" fo:background-color="transparent" fo:color="#252525"/>
    </style:style>
    <style:style style:name="T799" style:family="text">
      <style:text-properties fo:font-size="12.00pt" fo:font-weight="normal" fo:font-family="Aptos" style:font-family-asian="Aptos" style:font-family-complex="Aptos" fo:background-color="transparent" style:use-window-font-color="true"/>
    </style:style>
    <style:style style:name="T800" style:family="text">
      <style:text-properties fo:font-size="12.00pt" fo:font-weight="bold" fo:font-family="Arial" style:font-family-asian="Arial" style:font-family-complex="Arial" fo:background-color="transparent" fo:color="#252525"/>
    </style:style>
    <style:style style:name="T801" style:family="text">
      <style:text-properties fo:font-size="12.00pt" fo:font-weight="normal" fo:font-family="Arial" style:font-family-asian="Arial" style:font-family-complex="Arial" fo:background-color="transparent" fo:color="#252525"/>
    </style:style>
    <style:style style:name="T802" style:family="text">
      <style:text-properties fo:font-size="12.00pt" fo:font-weight="normal" fo:font-family="Aptos" style:font-family-asian="Aptos" style:font-family-complex="Aptos" fo:background-color="transparent" style:use-window-font-color="true"/>
    </style:style>
    <style:style style:name="T803" style:family="text">
      <style:text-properties fo:font-size="12.00pt" fo:font-weight="bold" fo:font-family="Arial" style:font-family-asian="Arial" style:font-family-complex="Arial" fo:background-color="transparent" fo:color="#252525"/>
    </style:style>
    <style:style style:name="T804" style:family="text">
      <style:text-properties fo:font-size="12.00pt" fo:font-weight="normal" fo:font-family="Arial" style:font-family-asian="Arial" style:font-family-complex="Arial" fo:background-color="transparent" fo:color="#252525"/>
    </style:style>
    <style:style style:name="T805" style:family="text">
      <style:text-properties fo:font-size="12.00pt" fo:font-weight="normal" fo:font-family="Aptos" style:font-family-asian="Aptos" style:font-family-complex="Aptos" fo:background-color="transparent" style:use-window-font-color="true"/>
    </style:style>
    <style:style style:name="T806" style:family="text">
      <style:text-properties fo:font-size="12.00pt" fo:font-weight="normal" fo:font-family="Arial" style:font-family-asian="Arial" style:font-family-complex="Arial" fo:background-color="transparent" fo:color="#252525"/>
    </style:style>
    <style:style style:name="T807" style:family="text">
      <style:text-properties fo:font-size="12.00pt" fo:font-weight="normal" fo:font-family="Aptos" style:font-family-asian="Aptos" style:font-family-complex="Aptos" fo:background-color="transparent" style:use-window-font-color="true"/>
    </style:style>
    <style:style style:name="T808" style:family="text">
      <style:text-properties fo:font-size="12.00pt" fo:font-weight="bold" fo:font-family="Arial" style:font-family-asian="Arial" style:font-family-complex="Arial" fo:background-color="transparent" fo:color="#252525"/>
    </style:style>
    <style:style style:name="T809" style:family="text">
      <style:text-properties fo:font-size="12.00pt" fo:font-weight="normal" fo:font-family="Arial" style:font-family-asian="Arial" style:font-family-complex="Arial" fo:background-color="transparent" fo:color="#252525"/>
    </style:style>
    <style:style style:name="T810" style:family="text">
      <style:text-properties fo:font-size="12.00pt" fo:font-weight="normal" fo:font-family="Aptos" style:font-family-asian="Aptos" style:font-family-complex="Aptos" fo:background-color="transparent" style:use-window-font-color="true"/>
    </style:style>
    <style:style style:name="T811" style:family="text">
      <style:text-properties fo:font-size="12.00pt" fo:font-weight="bold" fo:font-family="Arial" style:font-family-asian="Arial" style:font-family-complex="Arial" fo:background-color="transparent" fo:color="#252525"/>
    </style:style>
    <style:style style:name="T812" style:family="text">
      <style:text-properties fo:font-size="12.00pt" fo:font-weight="normal" fo:font-family="Arial" style:font-family-asian="Arial" style:font-family-complex="Arial" fo:background-color="transparent" fo:color="#252525"/>
    </style:style>
    <style:style style:name="T813" style:family="text">
      <style:text-properties fo:font-size="12.00pt" fo:font-weight="normal" fo:font-family="Aptos" style:font-family-asian="Aptos" style:font-family-complex="Aptos" fo:background-color="transparent" style:use-window-font-color="true"/>
    </style:style>
    <style:style style:name="T814" style:family="text">
      <style:text-properties fo:font-size="12.00pt" fo:font-weight="bold" fo:font-family="Arial" style:font-family-asian="Arial" style:font-family-complex="Arial" fo:background-color="transparent" fo:color="#252525"/>
    </style:style>
    <style:style style:name="T815" style:family="text">
      <style:text-properties fo:font-size="12.00pt" fo:font-weight="normal" fo:font-family="Aptos" style:font-family-asian="Aptos" style:font-family-complex="Aptos" fo:background-color="transparent" style:use-window-font-color="true"/>
    </style:style>
    <style:style style:name="T816" style:family="text">
      <style:text-properties fo:font-size="12.00pt" fo:font-weight="normal" fo:font-family="Arial" style:font-family-asian="Arial" style:font-family-complex="Arial" fo:background-color="transparent" fo:color="#252525"/>
    </style:style>
    <style:style style:name="T817" style:family="text">
      <style:text-properties fo:font-size="12.00pt" fo:font-weight="normal" fo:font-family="Aptos" style:font-family-asian="Aptos" style:font-family-complex="Aptos" fo:background-color="transparent" style:use-window-font-color="true"/>
    </style:style>
    <style:style style:name="T818" style:family="text">
      <style:text-properties fo:font-size="12.00pt" fo:font-weight="bold" fo:font-family="Arial" style:font-family-asian="Arial" style:font-family-complex="Arial" fo:background-color="transparent" fo:color="#252525"/>
    </style:style>
    <style:style style:name="T819" style:family="text">
      <style:text-properties fo:font-size="12.00pt" fo:font-weight="normal" fo:font-family="Arial" style:font-family-asian="Arial" style:font-family-complex="Arial" fo:background-color="transparent" fo:color="#252525"/>
    </style:style>
    <style:style style:name="T820" style:family="text">
      <style:text-properties fo:font-size="12.00pt" fo:font-weight="bold" fo:font-family="Arial" style:font-family-asian="Arial" style:font-family-complex="Arial" fo:background-color="transparent" fo:color="#252525"/>
    </style:style>
    <style:style style:name="T821" style:family="text">
      <style:text-properties fo:font-size="12.00pt" fo:font-weight="normal" fo:font-family="Arial" style:font-family-asian="Arial" style:font-family-complex="Arial" fo:background-color="transparent" fo:color="#252525"/>
    </style:style>
    <style:style style:name="T822" style:family="text">
      <style:text-properties fo:font-size="12.00pt" fo:font-weight="normal" fo:font-family="Aptos" style:font-family-asian="Aptos" style:font-family-complex="Aptos" fo:background-color="transparent" style:use-window-font-color="true"/>
    </style:style>
    <style:style style:name="T823" style:family="text">
      <style:text-properties fo:font-size="12.00pt" fo:font-weight="bold" fo:font-family="Arial" style:font-family-asian="Arial" style:font-family-complex="Arial" fo:background-color="transparent" fo:color="#252525"/>
    </style:style>
    <style:style style:name="T824" style:family="text">
      <style:text-properties fo:font-size="12.00pt" fo:font-weight="normal" fo:font-family="Arial" style:font-family-asian="Arial" style:font-family-complex="Arial" fo:background-color="transparent" fo:color="#252525"/>
    </style:style>
    <style:style style:name="T825" style:family="text">
      <style:text-properties fo:font-size="12.00pt" fo:font-weight="normal" fo:font-family="Aptos" style:font-family-asian="Aptos" style:font-family-complex="Aptos" fo:background-color="transparent" style:use-window-font-color="true"/>
    </style:style>
    <style:style style:name="T826" style:family="text">
      <style:text-properties fo:font-size="12.00pt" fo:font-weight="normal" fo:font-family="Arial" style:font-family-asian="Arial" style:font-family-complex="Arial" fo:background-color="transparent" fo:color="#252525"/>
    </style:style>
    <style:style style:name="T827" style:family="text">
      <style:text-properties fo:font-size="12.00pt" fo:font-weight="normal" fo:font-family="Aptos" style:font-family-asian="Aptos" style:font-family-complex="Aptos" fo:background-color="transparent" style:use-window-font-color="true"/>
    </style:style>
    <style:style style:name="T828" style:family="text">
      <style:text-properties fo:font-size="12.00pt" fo:font-weight="normal" fo:font-family="Arial" style:font-family-asian="Arial" style:font-family-complex="Arial" fo:background-color="transparent" fo:color="#252525"/>
    </style:style>
    <style:style style:name="T829" style:family="text">
      <style:text-properties fo:font-size="12.00pt" fo:font-weight="normal" fo:font-family="Aptos" style:font-family-asian="Aptos" style:font-family-complex="Aptos" fo:background-color="transparent" style:use-window-font-color="true"/>
    </style:style>
    <style:style style:name="T830" style:family="text">
      <style:text-properties fo:font-size="12.00pt" fo:font-weight="normal" fo:font-family="Arial" style:font-family-asian="Arial" style:font-family-complex="Arial" fo:background-color="transparent" fo:color="#252525"/>
    </style:style>
    <style:style style:name="T831" style:family="text">
      <style:text-properties fo:font-size="12.00pt" fo:font-weight="normal" fo:font-family="Aptos" style:font-family-asian="Aptos" style:font-family-complex="Aptos" fo:background-color="transparent" style:use-window-font-color="true"/>
    </style:style>
    <style:style style:name="T832" style:family="text">
      <style:text-properties fo:font-size="12.00pt" fo:font-weight="bold" fo:font-family="Arial" style:font-family-asian="Arial" style:font-family-complex="Arial" fo:background-color="transparent" fo:color="#252525"/>
    </style:style>
    <style:style style:name="T833" style:family="text">
      <style:text-properties fo:font-size="12.00pt" fo:font-weight="normal" fo:font-family="Aptos" style:font-family-asian="Aptos" style:font-family-complex="Aptos" fo:background-color="transparent" style:use-window-font-color="true"/>
    </style:style>
    <style:style style:name="T834" style:family="text">
      <style:text-properties fo:font-size="12.00pt" fo:font-weight="bold" fo:font-family="Arial" style:font-family-asian="Arial" style:font-family-complex="Arial" fo:background-color="transparent" fo:color="#252525"/>
    </style:style>
    <style:style style:name="T835" style:family="text">
      <style:text-properties fo:font-size="12.00pt" fo:font-weight="normal" fo:font-family="Arial" style:font-family-asian="Arial" style:font-family-complex="Arial" fo:background-color="transparent" fo:color="#252525"/>
    </style:style>
    <style:style style:name="T836" style:family="text">
      <style:text-properties fo:font-size="12.00pt" fo:font-weight="normal" fo:font-family="Aptos" style:font-family-asian="Aptos" style:font-family-complex="Aptos" fo:background-color="transparent" style:use-window-font-color="true"/>
    </style:style>
    <style:style style:name="T837" style:family="text">
      <style:text-properties fo:font-size="12.00pt" fo:font-weight="bold" fo:font-family="Arial" style:font-family-asian="Arial" style:font-family-complex="Arial" fo:background-color="transparent" fo:color="#252525"/>
    </style:style>
    <style:style style:name="T838" style:family="text">
      <style:text-properties fo:font-size="12.00pt" fo:font-weight="normal" fo:font-family="Arial" style:font-family-asian="Arial" style:font-family-complex="Arial" fo:background-color="transparent" fo:color="#252525"/>
    </style:style>
    <style:style style:name="T839" style:family="text">
      <style:text-properties fo:font-size="12.00pt" fo:font-weight="normal" fo:font-family="Aptos" style:font-family-asian="Aptos" style:font-family-complex="Aptos" fo:background-color="transparent" style:use-window-font-color="true"/>
    </style:style>
    <style:style style:name="T840" style:family="text">
      <style:text-properties fo:font-size="12.00pt" fo:font-weight="bold" fo:font-family="Arial" style:font-family-asian="Arial" style:font-family-complex="Arial" fo:background-color="transparent" fo:color="#252525"/>
    </style:style>
    <style:style style:name="T841" style:family="text">
      <style:text-properties fo:font-size="12.00pt" fo:font-weight="normal" fo:font-family="Arial" style:font-family-asian="Arial" style:font-family-complex="Arial" fo:background-color="transparent" fo:color="#252525"/>
    </style:style>
    <style:style style:name="T842" style:family="text">
      <style:text-properties fo:font-size="12.00pt" fo:font-weight="normal" fo:font-family="Aptos" style:font-family-asian="Aptos" style:font-family-complex="Aptos" fo:background-color="transparent" style:use-window-font-color="true"/>
    </style:style>
    <style:style style:name="T843" style:family="text">
      <style:text-properties fo:font-size="12.00pt" fo:font-weight="bold" fo:font-family="Arial" style:font-family-asian="Arial" style:font-family-complex="Arial" fo:background-color="transparent" fo:color="#252525"/>
    </style:style>
    <style:style style:name="T844" style:family="text">
      <style:text-properties fo:font-size="12.00pt" fo:font-weight="normal" fo:font-family="Arial" style:font-family-asian="Arial" style:font-family-complex="Arial" fo:background-color="transparent" fo:color="#252525"/>
    </style:style>
    <style:style style:name="T845" style:family="text">
      <style:text-properties fo:font-size="12.00pt" fo:font-weight="normal" fo:font-family="Aptos" style:font-family-asian="Aptos" style:font-family-complex="Aptos" fo:background-color="transparent" style:use-window-font-color="true"/>
    </style:style>
    <style:style style:name="T846" style:family="text">
      <style:text-properties fo:font-size="12.00pt" fo:font-weight="normal" fo:font-family="Arial" style:font-family-asian="Arial" style:font-family-complex="Arial" fo:background-color="transparent" fo:color="#252525"/>
    </style:style>
    <style:style style:name="T847" style:family="text">
      <style:text-properties fo:font-size="12.00pt" fo:font-weight="normal" fo:font-family="Aptos" style:font-family-asian="Aptos" style:font-family-complex="Aptos" fo:background-color="transparent" style:use-window-font-color="true"/>
    </style:style>
    <style:style style:name="T848" style:family="text">
      <style:text-properties fo:font-size="12.00pt" fo:font-weight="bold" fo:font-family="Arial" style:font-family-asian="Arial" style:font-family-complex="Arial" fo:background-color="transparent" fo:color="#252525"/>
    </style:style>
    <style:style style:name="T849" style:family="text">
      <style:text-properties fo:font-size="12.00pt" fo:font-weight="normal" fo:font-family="Aptos" style:font-family-asian="Aptos" style:font-family-complex="Aptos" fo:background-color="transparent" style:use-window-font-color="true"/>
    </style:style>
    <style:style style:name="T850" style:family="text">
      <style:text-properties fo:font-size="12.00pt" fo:font-weight="bold" fo:font-family="Arial" style:font-family-asian="Arial" style:font-family-complex="Arial" fo:background-color="transparent" fo:color="#252525"/>
    </style:style>
    <style:style style:name="T851" style:family="text">
      <style:text-properties fo:font-size="12.00pt" fo:font-weight="normal" fo:font-family="Arial" style:font-family-asian="Arial" style:font-family-complex="Arial" fo:background-color="transparent" fo:color="#252525"/>
    </style:style>
    <style:style style:name="T852" style:family="text">
      <style:text-properties fo:font-size="12.00pt" fo:font-weight="normal" fo:font-family="Aptos" style:font-family-asian="Aptos" style:font-family-complex="Aptos" fo:background-color="transparent" style:use-window-font-color="true"/>
    </style:style>
    <style:style style:name="T853" style:family="text">
      <style:text-properties fo:font-size="12.00pt" fo:font-weight="bold" fo:font-family="Arial" style:font-family-asian="Arial" style:font-family-complex="Arial" fo:background-color="transparent" fo:color="#252525"/>
    </style:style>
    <style:style style:name="T854" style:family="text">
      <style:text-properties fo:font-size="12.00pt" fo:font-weight="normal" fo:font-family="Arial" style:font-family-asian="Arial" style:font-family-complex="Arial" fo:background-color="transparent" fo:color="#252525"/>
    </style:style>
    <style:style style:name="T855" style:family="text">
      <style:text-properties fo:font-size="12.00pt" fo:font-weight="normal" fo:font-family="Aptos" style:font-family-asian="Aptos" style:font-family-complex="Aptos" fo:background-color="transparent" style:use-window-font-color="true"/>
    </style:style>
    <style:style style:name="T856" style:family="text">
      <style:text-properties fo:font-size="12.00pt" fo:font-weight="bold" fo:font-family="Arial" style:font-family-asian="Arial" style:font-family-complex="Arial" fo:background-color="transparent" fo:color="#252525"/>
    </style:style>
    <style:style style:name="T857" style:family="text">
      <style:text-properties fo:font-size="12.00pt" fo:font-weight="normal" fo:font-family="Arial" style:font-family-asian="Arial" style:font-family-complex="Arial" fo:background-color="transparent" fo:color="#252525"/>
    </style:style>
    <style:style style:name="T858" style:family="text">
      <style:text-properties fo:font-size="12.00pt" fo:font-weight="normal" fo:font-family="Aptos" style:font-family-asian="Aptos" style:font-family-complex="Aptos" fo:background-color="transparent" style:use-window-font-color="true"/>
    </style:style>
    <style:style style:name="T859" style:family="text">
      <style:text-properties fo:font-size="12.00pt" fo:font-weight="bold" fo:font-family="Arial" style:font-family-asian="Arial" style:font-family-complex="Arial" fo:background-color="transparent" fo:color="#252525"/>
    </style:style>
    <style:style style:name="T860" style:family="text">
      <style:text-properties fo:font-size="12.00pt" fo:font-weight="normal" fo:font-family="Arial" style:font-family-asian="Arial" style:font-family-complex="Arial" fo:background-color="transparent" fo:color="#252525"/>
    </style:style>
    <style:style style:name="T861" style:family="text">
      <style:text-properties fo:font-size="12.00pt" fo:font-weight="normal" fo:font-family="Aptos" style:font-family-asian="Aptos" style:font-family-complex="Aptos" fo:background-color="transparent" style:use-window-font-color="true"/>
    </style:style>
    <style:style style:name="T862" style:family="text">
      <style:text-properties fo:font-size="12.00pt" fo:font-weight="bold" fo:font-family="Arial" style:font-family-asian="Arial" style:font-family-complex="Arial" fo:background-color="transparent" fo:color="#252525"/>
    </style:style>
    <style:style style:name="T863" style:family="text">
      <style:text-properties fo:font-size="12.00pt" fo:font-weight="normal" fo:font-family="Aptos" style:font-family-asian="Aptos" style:font-family-complex="Aptos" fo:background-color="transparent" style:use-window-font-color="true"/>
    </style:style>
    <style:style style:name="T864" style:family="text">
      <style:text-properties fo:font-size="12.00pt" fo:font-weight="bold" fo:font-family="Arial" style:font-family-asian="Arial" style:font-family-complex="Arial" fo:background-color="transparent" fo:color="#252525"/>
    </style:style>
    <style:style style:name="T865" style:family="text">
      <style:text-properties fo:font-size="12.00pt" fo:font-weight="normal" fo:font-family="Arial" style:font-family-asian="Arial" style:font-family-complex="Arial" fo:background-color="transparent" fo:color="#252525"/>
    </style:style>
    <style:style style:name="T866" style:family="text">
      <style:text-properties fo:font-size="12.00pt" fo:font-weight="normal" fo:font-family="Aptos" style:font-family-asian="Aptos" style:font-family-complex="Aptos" fo:background-color="transparent" style:use-window-font-color="true"/>
    </style:style>
    <style:style style:name="T867" style:family="text">
      <style:text-properties fo:font-size="12.00pt" fo:font-weight="bold" fo:font-family="Arial" style:font-family-asian="Arial" style:font-family-complex="Arial" fo:background-color="transparent" fo:color="#252525"/>
    </style:style>
    <style:style style:name="T868" style:family="text">
      <style:text-properties fo:font-size="12.00pt" fo:font-weight="normal" fo:font-family="Arial" style:font-family-asian="Arial" style:font-family-complex="Arial" fo:background-color="transparent" fo:color="#252525"/>
    </style:style>
    <style:style style:name="T869" style:family="text">
      <style:text-properties fo:font-size="12.00pt" fo:font-weight="normal" fo:font-family="Aptos" style:font-family-asian="Aptos" style:font-family-complex="Aptos" fo:background-color="transparent" style:use-window-font-color="true"/>
    </style:style>
    <style:style style:name="T870" style:family="text">
      <style:text-properties fo:font-size="12.00pt" fo:font-weight="bold" fo:font-family="Arial" style:font-family-asian="Arial" style:font-family-complex="Arial" fo:background-color="transparent" fo:color="#252525"/>
    </style:style>
    <style:style style:name="T871" style:family="text">
      <style:text-properties fo:font-size="12.00pt" fo:font-weight="normal" fo:font-family="Arial" style:font-family-asian="Arial" style:font-family-complex="Arial" fo:background-color="transparent" fo:color="#252525"/>
    </style:style>
    <style:style style:name="T872" style:family="text">
      <style:text-properties fo:font-size="12.00pt" fo:font-weight="normal" fo:font-family="Aptos" style:font-family-asian="Aptos" style:font-family-complex="Aptos" fo:background-color="transparent" style:use-window-font-color="true"/>
    </style:style>
    <style:style style:name="T873" style:family="text">
      <style:text-properties fo:font-size="12.00pt" fo:font-weight="bold" fo:font-family="Arial" style:font-family-asian="Arial" style:font-family-complex="Arial" fo:background-color="transparent" fo:color="#252525"/>
    </style:style>
    <style:style style:name="T874" style:family="text">
      <style:text-properties fo:font-size="12.00pt" fo:font-weight="normal" fo:font-family="Arial" style:font-family-asian="Arial" style:font-family-complex="Arial" fo:background-color="transparent" fo:color="#252525"/>
    </style:style>
    <style:style style:name="T875" style:family="text">
      <style:text-properties fo:font-size="12.00pt" fo:font-weight="normal" fo:font-family="Aptos" style:font-family-asian="Aptos" style:font-family-complex="Aptos" fo:background-color="transparent" style:use-window-font-color="true"/>
    </style:style>
    <style:style style:name="T876" style:family="text">
      <style:text-properties fo:font-size="12.00pt" fo:font-weight="normal" fo:font-family="Arial" style:font-family-asian="Arial" style:font-family-complex="Arial" fo:background-color="transparent" fo:color="#252525"/>
    </style:style>
    <style:style style:name="T877" style:family="text">
      <style:text-properties fo:font-size="12.00pt" fo:font-weight="bold" fo:font-family="Arial" style:font-family-asian="Arial" style:font-family-complex="Arial" fo:background-color="transparent" fo:color="#252525"/>
    </style:style>
    <style:style style:name="T878" style:family="text">
      <style:text-properties fo:font-size="12.00pt" fo:font-weight="normal" fo:font-family="Arial" style:font-family-asian="Arial" style:font-family-complex="Arial" fo:background-color="transparent" fo:color="#252525"/>
    </style:style>
    <style:style style:name="T879" style:family="text">
      <style:text-properties fo:font-size="12.00pt" fo:font-weight="bold" fo:font-family="Arial" style:font-family-asian="Arial" style:font-family-complex="Arial" fo:background-color="transparent" fo:color="#252525"/>
    </style:style>
    <style:style style:name="T880" style:family="text">
      <style:text-properties fo:font-size="12.00pt" fo:font-weight="normal" fo:font-family="Arial" style:font-family-asian="Arial" style:font-family-complex="Arial" fo:background-color="transparent" fo:color="#252525"/>
    </style:style>
    <style:style style:name="T881" style:family="text">
      <style:text-properties fo:font-size="12.00pt" fo:font-weight="bold" fo:font-family="Arial" style:font-family-asian="Arial" style:font-family-complex="Arial" fo:background-color="transparent" fo:color="#252525"/>
    </style:style>
    <style:style style:name="T882" style:family="text">
      <style:text-properties fo:font-size="12.00pt" fo:font-weight="normal" fo:font-family="Arial" style:font-family-asian="Arial" style:font-family-complex="Arial" fo:background-color="transparent" fo:color="#252525"/>
    </style:style>
    <style:style style:name="T883" style:family="text">
      <style:text-properties fo:font-size="12.00pt" fo:font-weight="normal" fo:font-family="Aptos" style:font-family-asian="Aptos" style:font-family-complex="Aptos" fo:background-color="transparent" style:use-window-font-color="true"/>
    </style:style>
    <style:style style:name="T884" style:family="text">
      <style:text-properties fo:font-size="12.00pt" fo:font-weight="normal" fo:font-family="Arial" style:font-family-asian="Arial" style:font-family-complex="Arial" fo:background-color="transparent" fo:color="#252525"/>
    </style:style>
    <style:style style:name="T885" style:family="text">
      <style:text-properties fo:font-size="12.00pt" fo:font-weight="normal" fo:font-family="Aptos" style:font-family-asian="Aptos" style:font-family-complex="Aptos" fo:background-color="transparent" style:use-window-font-color="true"/>
    </style:style>
    <style:style style:name="T886" style:family="text">
      <style:text-properties fo:font-size="12.00pt" fo:font-weight="normal" fo:font-family="Arial" style:font-family-asian="Arial" style:font-family-complex="Arial" fo:background-color="transparent" fo:color="#252525"/>
    </style:style>
    <style:style style:name="T887" style:family="text">
      <style:text-properties fo:font-size="12.00pt" fo:font-weight="normal" fo:font-family="Aptos" style:font-family-asian="Aptos" style:font-family-complex="Aptos" fo:background-color="transparent" style:use-window-font-color="true"/>
    </style:style>
    <style:style style:name="T888" style:family="text">
      <style:text-properties fo:font-size="12.00pt" fo:font-weight="normal" fo:font-family="Arial" style:font-family-asian="Arial" style:font-family-complex="Arial" fo:background-color="transparent" fo:color="#252525"/>
    </style:style>
    <style:style style:name="T889" style:family="text">
      <style:text-properties fo:font-size="12.00pt" fo:font-weight="normal" fo:font-family="Aptos" style:font-family-asian="Aptos" style:font-family-complex="Aptos" fo:background-color="transparent" style:use-window-font-color="true"/>
    </style:style>
    <style:style style:name="T890" style:family="text">
      <style:text-properties fo:font-size="12.00pt" fo:font-weight="bold" fo:font-family="Arial" style:font-family-asian="Arial" style:font-family-complex="Arial" fo:background-color="transparent" fo:color="#252525"/>
    </style:style>
    <style:style style:name="T891" style:family="text">
      <style:text-properties fo:font-size="12.00pt" fo:font-weight="normal" fo:font-family="Aptos" style:font-family-asian="Aptos" style:font-family-complex="Aptos" fo:background-color="transparent" style:use-window-font-color="true"/>
    </style:style>
    <style:style style:name="T892" style:family="text">
      <style:text-properties fo:font-size="12.00pt" fo:font-weight="bold" fo:font-family="Arial" style:font-family-asian="Arial" style:font-family-complex="Arial" fo:background-color="transparent" fo:color="#252525"/>
    </style:style>
    <style:style style:name="T893" style:family="text">
      <style:text-properties fo:font-size="12.00pt" fo:font-weight="normal" fo:font-family="Arial" style:font-family-asian="Arial" style:font-family-complex="Arial" fo:background-color="transparent" fo:color="#252525"/>
    </style:style>
    <style:style style:name="T894" style:family="text">
      <style:text-properties fo:font-size="12.00pt" fo:font-weight="normal" fo:font-family="Aptos" style:font-family-asian="Aptos" style:font-family-complex="Aptos" fo:background-color="transparent" style:use-window-font-color="true"/>
    </style:style>
    <style:style style:name="T895" style:family="text">
      <style:text-properties fo:font-size="12.00pt" fo:font-weight="bold" fo:font-family="Arial" style:font-family-asian="Arial" style:font-family-complex="Arial" fo:background-color="transparent" fo:color="#252525"/>
    </style:style>
    <style:style style:name="T896" style:family="text">
      <style:text-properties fo:font-size="12.00pt" fo:font-weight="normal" fo:font-family="Arial" style:font-family-asian="Arial" style:font-family-complex="Arial" fo:background-color="transparent" fo:color="#252525"/>
    </style:style>
    <style:style style:name="T897" style:family="text">
      <style:text-properties fo:font-size="12.00pt" fo:font-weight="normal" fo:font-family="Aptos" style:font-family-asian="Aptos" style:font-family-complex="Aptos" fo:background-color="transparent" style:use-window-font-color="true"/>
    </style:style>
    <style:style style:name="T898" style:family="text">
      <style:text-properties fo:font-size="12.00pt" fo:font-weight="bold" fo:font-family="Arial" style:font-family-asian="Arial" style:font-family-complex="Arial" fo:background-color="transparent" fo:color="#252525"/>
    </style:style>
    <style:style style:name="T899" style:family="text">
      <style:text-properties fo:font-size="12.00pt" fo:font-weight="normal" fo:font-family="Aptos" style:font-family-asian="Aptos" style:font-family-complex="Aptos" fo:background-color="transparent" style:use-window-font-color="true"/>
    </style:style>
    <style:style style:name="T900" style:family="text">
      <style:text-properties fo:font-size="12.00pt" fo:font-weight="bold" fo:font-family="Arial" style:font-family-asian="Arial" style:font-family-complex="Arial" fo:background-color="transparent" fo:color="#252525"/>
    </style:style>
    <style:style style:name="T901" style:family="text">
      <style:text-properties fo:font-size="12.00pt" fo:font-weight="normal" fo:font-family="Arial" style:font-family-asian="Arial" style:font-family-complex="Arial" fo:background-color="transparent" fo:color="#252525"/>
    </style:style>
    <style:style style:name="T902" style:family="text">
      <style:text-properties fo:font-size="12.00pt" fo:font-weight="normal" fo:font-family="Aptos" style:font-family-asian="Aptos" style:font-family-complex="Aptos" fo:background-color="transparent" style:use-window-font-color="true"/>
    </style:style>
    <style:style style:name="T903" style:family="text">
      <style:text-properties fo:font-size="12.00pt" fo:font-weight="bold" fo:font-family="Arial" style:font-family-asian="Arial" style:font-family-complex="Arial" fo:background-color="transparent" fo:color="#252525"/>
    </style:style>
    <style:style style:name="T904" style:family="text">
      <style:text-properties fo:font-size="12.00pt" fo:font-weight="normal" fo:font-family="Arial" style:font-family-asian="Arial" style:font-family-complex="Arial" fo:background-color="transparent" fo:color="#252525"/>
    </style:style>
    <style:style style:name="T905" style:family="text">
      <style:text-properties fo:font-size="12.00pt" fo:font-weight="normal" fo:font-family="Aptos" style:font-family-asian="Aptos" style:font-family-complex="Aptos" fo:background-color="transparent" style:use-window-font-color="true"/>
    </style:style>
    <style:style style:name="T906" style:family="text">
      <style:text-properties fo:font-size="12.00pt" fo:font-weight="bold" fo:font-family="Arial" style:font-family-asian="Arial" style:font-family-complex="Arial" fo:background-color="transparent" fo:color="#252525"/>
    </style:style>
    <style:style style:name="T907" style:family="text">
      <style:text-properties fo:font-size="12.00pt" fo:font-weight="normal" fo:font-family="Arial" style:font-family-asian="Arial" style:font-family-complex="Arial" fo:background-color="transparent" fo:color="#252525"/>
    </style:style>
    <style:style style:name="T908" style:family="text">
      <style:text-properties fo:font-size="12.00pt" fo:font-weight="normal" fo:font-family="Aptos" style:font-family-asian="Aptos" style:font-family-complex="Aptos" fo:background-color="transparent" style:use-window-font-color="true"/>
    </style:style>
    <style:style style:name="T909" style:family="text">
      <style:text-properties fo:font-size="12.00pt" fo:font-weight="bold" fo:font-family="Arial" style:font-family-asian="Arial" style:font-family-complex="Arial" fo:background-color="transparent" fo:color="#252525"/>
    </style:style>
    <style:style style:name="T910" style:family="text">
      <style:text-properties fo:font-size="12.00pt" fo:font-weight="normal" fo:font-family="Aptos" style:font-family-asian="Aptos" style:font-family-complex="Aptos" fo:background-color="transparent" style:use-window-font-color="true"/>
    </style:style>
    <style:style style:name="T911" style:family="text">
      <style:text-properties fo:font-size="12.00pt" fo:font-weight="bold" fo:font-family="Arial" style:font-family-asian="Arial" style:font-family-complex="Arial" fo:background-color="transparent" fo:color="#252525"/>
    </style:style>
    <style:style style:name="T912" style:family="text">
      <style:text-properties fo:font-size="12.00pt" fo:font-weight="normal" fo:font-family="Arial" style:font-family-asian="Arial" style:font-family-complex="Arial" fo:background-color="transparent" fo:color="#252525"/>
    </style:style>
    <style:style style:name="T913" style:family="text">
      <style:text-properties fo:font-size="12.00pt" fo:font-weight="normal" fo:font-family="Aptos" style:font-family-asian="Aptos" style:font-family-complex="Aptos" fo:background-color="transparent" style:use-window-font-color="true"/>
    </style:style>
    <style:style style:name="T914" style:family="text">
      <style:text-properties fo:font-size="12.00pt" fo:font-weight="normal" fo:font-family="Arial" style:font-family-asian="Arial" style:font-family-complex="Arial" fo:background-color="transparent" fo:color="#252525"/>
    </style:style>
    <style:style style:name="T915" style:family="text">
      <style:text-properties fo:font-size="12.00pt" fo:font-weight="normal" fo:font-family="Aptos" style:font-family-asian="Aptos" style:font-family-complex="Aptos" fo:background-color="transparent" style:use-window-font-color="true"/>
    </style:style>
    <style:style style:name="T916" style:family="text">
      <style:text-properties fo:font-size="12.00pt" fo:font-weight="normal" fo:font-family="Arial" style:font-family-asian="Arial" style:font-family-complex="Arial" fo:background-color="transparent" fo:color="#252525"/>
    </style:style>
    <style:style style:name="T917" style:family="text">
      <style:text-properties fo:font-size="12.00pt" fo:font-weight="normal" fo:font-family="Aptos" style:font-family-asian="Aptos" style:font-family-complex="Aptos" fo:background-color="transparent" style:use-window-font-color="true"/>
    </style:style>
    <style:style style:name="T918" style:family="text">
      <style:text-properties fo:font-size="12.00pt" fo:font-weight="normal" fo:font-family="Arial" style:font-family-asian="Arial" style:font-family-complex="Arial" fo:background-color="transparent" fo:color="#252525"/>
    </style:style>
    <style:style style:name="T919" style:family="text">
      <style:text-properties fo:font-size="12.00pt" fo:font-weight="normal" fo:font-family="Aptos" style:font-family-asian="Aptos" style:font-family-complex="Aptos" fo:background-color="transparent" style:use-window-font-color="true"/>
    </style:style>
    <style:style style:name="T920" style:family="text">
      <style:text-properties fo:font-size="12.00pt" fo:font-weight="normal" fo:font-family="Arial" style:font-family-asian="Arial" style:font-family-complex="Arial" fo:background-color="transparent" fo:color="#252525"/>
    </style:style>
    <style:style style:name="T921" style:family="text">
      <style:text-properties fo:font-size="12.00pt" fo:font-weight="normal" fo:font-family="Aptos" style:font-family-asian="Aptos" style:font-family-complex="Aptos" fo:background-color="transparent" style:use-window-font-color="true"/>
    </style:style>
    <style:style style:name="T922" style:family="text">
      <style:text-properties fo:font-size="12.00pt" fo:font-weight="bold" fo:font-family="Arial" style:font-family-asian="Arial" style:font-family-complex="Arial" fo:background-color="transparent" fo:color="#252525"/>
    </style:style>
    <style:style style:name="T923" style:family="text">
      <style:text-properties fo:font-size="12.00pt" fo:font-weight="normal" fo:font-family="Aptos" style:font-family-asian="Aptos" style:font-family-complex="Aptos" fo:background-color="transparent" style:use-window-font-color="true"/>
    </style:style>
    <style:style style:name="T924" style:family="text">
      <style:text-properties fo:font-size="12.00pt" fo:font-weight="bold" fo:font-family="Arial" style:font-family-asian="Arial" style:font-family-complex="Arial" fo:background-color="transparent" fo:color="#252525"/>
    </style:style>
    <style:style style:name="T925" style:family="text">
      <style:text-properties fo:font-size="12.00pt" fo:font-weight="normal" fo:font-family="Aptos" style:font-family-asian="Aptos" style:font-family-complex="Aptos" fo:background-color="transparent" style:use-window-font-color="true"/>
    </style:style>
    <style:style style:name="T926" style:family="text">
      <style:text-properties fo:font-size="12.00pt" fo:font-weight="bold" fo:font-family="Arial" style:font-family-asian="Arial" style:font-family-complex="Arial" fo:background-color="transparent" fo:color="#252525"/>
    </style:style>
    <style:style style:name="T927" style:family="text">
      <style:text-properties fo:font-size="12.00pt" fo:font-weight="normal" fo:font-family="Aptos" style:font-family-asian="Aptos" style:font-family-complex="Aptos" fo:background-color="transparent" style:use-window-font-color="true"/>
    </style:style>
    <style:style style:name="T928" style:family="text">
      <style:text-properties fo:font-size="12.00pt" fo:font-weight="normal" fo:font-family="Arial" style:font-family-asian="Arial" style:font-family-complex="Arial" fo:background-color="transparent" fo:color="#252525"/>
    </style:style>
    <style:style style:name="T929" style:family="text">
      <style:text-properties fo:font-size="12.00pt" fo:font-weight="bold" fo:font-family="Arial" style:font-family-asian="Arial" style:font-family-complex="Arial" fo:background-color="transparent" fo:color="#252525"/>
    </style:style>
    <style:style style:name="T930" style:family="text">
      <style:text-properties fo:font-size="12.00pt" fo:font-weight="normal" fo:font-family="Arial" style:font-family-asian="Arial" style:font-family-complex="Arial" fo:background-color="transparent" fo:color="#252525"/>
    </style:style>
    <style:style style:name="T931" style:family="text">
      <style:text-properties fo:font-size="12.00pt" fo:font-weight="normal" fo:font-family="Aptos" style:font-family-asian="Aptos" style:font-family-complex="Aptos" fo:background-color="transparent" style:use-window-font-color="true"/>
    </style:style>
    <style:style style:name="T932" style:family="text">
      <style:text-properties fo:font-size="12.00pt" fo:font-weight="normal" fo:font-family="Arial" style:font-family-asian="Arial" style:font-family-complex="Arial" fo:background-color="transparent" fo:color="#252525"/>
    </style:style>
    <style:style style:name="T933" style:family="text">
      <style:text-properties fo:font-size="12.00pt" fo:font-weight="normal" fo:font-family="Aptos" style:font-family-asian="Aptos" style:font-family-complex="Aptos" fo:background-color="transparent" style:use-window-font-color="true"/>
    </style:style>
    <style:style style:name="T934" style:family="text">
      <style:text-properties fo:font-size="12.00pt" fo:font-weight="normal" fo:font-family="Arial" style:font-family-asian="Arial" style:font-family-complex="Arial" fo:background-color="transparent" fo:color="#252525"/>
    </style:style>
    <style:style style:name="T935" style:family="text">
      <style:text-properties fo:font-size="12.00pt" fo:font-weight="normal" fo:font-family="Aptos" style:font-family-asian="Aptos" style:font-family-complex="Aptos" fo:background-color="transparent" style:use-window-font-color="true"/>
    </style:style>
    <style:style style:name="T936" style:family="text">
      <style:text-properties fo:font-size="12.00pt" fo:font-weight="bold" fo:font-family="Arial" style:font-family-asian="Arial" style:font-family-complex="Arial" fo:background-color="transparent" fo:color="#252525"/>
    </style:style>
    <style:style style:name="T937" style:family="text">
      <style:text-properties fo:font-size="12.00pt" fo:font-weight="normal" fo:font-family="Aptos" style:font-family-asian="Aptos" style:font-family-complex="Aptos" fo:background-color="transparent" style:use-window-font-color="true"/>
    </style:style>
    <style:style style:name="T938" style:family="text">
      <style:text-properties fo:font-size="12.00pt" fo:font-weight="bold" fo:font-family="Arial" style:font-family-asian="Arial" style:font-family-complex="Arial" fo:background-color="transparent" fo:color="#252525"/>
    </style:style>
    <style:style style:name="T939" style:family="text">
      <style:text-properties fo:font-size="12.00pt" fo:font-weight="normal" fo:font-family="Arial" style:font-family-asian="Arial" style:font-family-complex="Arial" fo:background-color="transparent" fo:color="#252525"/>
    </style:style>
    <style:style style:name="T940" style:family="text">
      <style:text-properties fo:font-size="12.00pt" fo:font-weight="normal" fo:font-family="Aptos" style:font-family-asian="Aptos" style:font-family-complex="Aptos" fo:background-color="transparent" style:use-window-font-color="true"/>
    </style:style>
    <style:style style:name="T941" style:family="text">
      <style:text-properties fo:font-size="12.00pt" fo:font-weight="bold" fo:font-family="Arial" style:font-family-asian="Arial" style:font-family-complex="Arial" fo:background-color="transparent" fo:color="#252525"/>
    </style:style>
    <style:style style:name="T942" style:family="text">
      <style:text-properties fo:font-size="12.00pt" fo:font-weight="normal" fo:font-family="Arial" style:font-family-asian="Arial" style:font-family-complex="Arial" fo:background-color="transparent" fo:color="#252525"/>
    </style:style>
    <style:style style:name="T943" style:family="text">
      <style:text-properties fo:font-size="12.00pt" fo:font-weight="normal" fo:font-family="Aptos" style:font-family-asian="Aptos" style:font-family-complex="Aptos" fo:background-color="transparent" style:use-window-font-color="true"/>
    </style:style>
    <style:style style:name="T944" style:family="text">
      <style:text-properties fo:font-size="12.00pt" fo:font-weight="bold" fo:font-family="Arial" style:font-family-asian="Arial" style:font-family-complex="Arial" fo:background-color="transparent" fo:color="#252525"/>
    </style:style>
    <style:style style:name="T945" style:family="text">
      <style:text-properties fo:font-size="12.00pt" fo:font-weight="normal" fo:font-family="Arial" style:font-family-asian="Arial" style:font-family-complex="Arial" fo:background-color="transparent" fo:color="#252525"/>
    </style:style>
    <style:style style:name="T946" style:family="text">
      <style:text-properties fo:font-size="12.00pt" fo:font-weight="normal" fo:font-family="Aptos" style:font-family-asian="Aptos" style:font-family-complex="Aptos" fo:background-color="transparent" style:use-window-font-color="true"/>
    </style:style>
    <style:style style:name="T947" style:family="text">
      <style:text-properties fo:font-size="12.00pt" fo:font-weight="bold" fo:font-family="Arial" style:font-family-asian="Arial" style:font-family-complex="Arial" fo:background-color="transparent" fo:color="#252525"/>
    </style:style>
    <style:style style:name="T948" style:family="text">
      <style:text-properties fo:font-size="12.00pt" fo:font-weight="normal" fo:font-family="Aptos" style:font-family-asian="Aptos" style:font-family-complex="Aptos" fo:background-color="transparent" style:use-window-font-color="true"/>
    </style:style>
    <style:style style:name="T949" style:family="text">
      <style:text-properties fo:font-size="12.00pt" fo:font-weight="bold" fo:font-family="Arial" style:font-family-asian="Arial" style:font-family-complex="Arial" fo:background-color="transparent" fo:color="#252525"/>
    </style:style>
    <style:style style:name="T950" style:family="text">
      <style:text-properties fo:font-size="12.00pt" fo:font-weight="normal" fo:font-family="Aptos" style:font-family-asian="Aptos" style:font-family-complex="Aptos" fo:background-color="transparent" style:use-window-font-color="true"/>
    </style:style>
    <style:style style:name="T951" style:family="text">
      <style:text-properties fo:font-size="12.00pt" fo:font-weight="normal" fo:font-family="Arial" style:font-family-asian="Arial" style:font-family-complex="Arial" fo:background-color="transparent" fo:color="#252525"/>
    </style:style>
    <style:style style:name="T952" style:family="text">
      <style:text-properties fo:font-size="12.00pt" fo:font-weight="bold" fo:font-family="Arial" style:font-family-asian="Arial" style:font-family-complex="Arial" fo:background-color="transparent" fo:color="#252525"/>
    </style:style>
    <style:style style:name="T953" style:family="text">
      <style:text-properties fo:font-size="12.00pt" fo:font-weight="normal" fo:font-family="Arial" style:font-family-asian="Arial" style:font-family-complex="Arial" fo:background-color="transparent" fo:color="#252525"/>
    </style:style>
    <style:style style:name="T954" style:family="text">
      <style:text-properties fo:font-size="12.00pt" fo:font-weight="normal" fo:font-family="Aptos" style:font-family-asian="Aptos" style:font-family-complex="Aptos" fo:background-color="transparent" style:use-window-font-color="true"/>
    </style:style>
    <style:style style:name="T955" style:family="text">
      <style:text-properties fo:font-size="12.00pt" fo:font-weight="bold" fo:font-family="Arial" style:font-family-asian="Arial" style:font-family-complex="Arial" fo:background-color="transparent" fo:color="#252525"/>
    </style:style>
    <style:style style:name="T956" style:family="text">
      <style:text-properties fo:font-size="12.00pt" fo:font-weight="normal" fo:font-family="Aptos" style:font-family-asian="Aptos" style:font-family-complex="Aptos" fo:background-color="transparent" style:use-window-font-color="true"/>
    </style:style>
    <style:style style:name="T957" style:family="text">
      <style:text-properties fo:font-size="12.00pt" fo:font-weight="bold" fo:font-family="Arial" style:font-family-asian="Arial" style:font-family-complex="Arial" fo:background-color="transparent" fo:color="#252525"/>
    </style:style>
    <style:style style:name="T958" style:family="text">
      <style:text-properties fo:font-size="12.00pt" fo:font-weight="normal" fo:font-family="Arial" style:font-family-asian="Arial" style:font-family-complex="Arial" fo:background-color="transparent" fo:color="#252525"/>
    </style:style>
    <style:style style:name="T959" style:family="text">
      <style:text-properties fo:font-size="12.00pt" fo:font-weight="normal" fo:font-family="Aptos" style:font-family-asian="Aptos" style:font-family-complex="Aptos" fo:background-color="transparent" style:use-window-font-color="true"/>
    </style:style>
    <style:style style:name="T960" style:family="text">
      <style:text-properties fo:font-size="12.00pt" fo:font-weight="bold" fo:font-family="Arial" style:font-family-asian="Arial" style:font-family-complex="Arial" fo:background-color="transparent" fo:color="#252525"/>
    </style:style>
    <style:style style:name="T961" style:family="text">
      <style:text-properties fo:font-size="12.00pt" fo:font-weight="normal" fo:font-family="Aptos" style:font-family-asian="Aptos" style:font-family-complex="Aptos" fo:background-color="transparent" style:use-window-font-color="true"/>
    </style:style>
    <style:style style:name="T962" style:family="text">
      <style:text-properties fo:font-size="12.00pt" fo:font-weight="normal" fo:font-family="Arial" style:font-family-asian="Arial" style:font-family-complex="Arial" fo:background-color="transparent" fo:color="#252525"/>
    </style:style>
    <style:style style:name="T963" style:family="text">
      <style:text-properties fo:font-size="12.00pt" fo:font-weight="normal" fo:font-family="Aptos" style:font-family-asian="Aptos" style:font-family-complex="Aptos" fo:background-color="transparent" style:use-window-font-color="true"/>
    </style:style>
    <style:style style:name="T964" style:family="text">
      <style:text-properties fo:font-size="12.00pt" fo:font-weight="bold" fo:font-family="Arial" style:font-family-asian="Arial" style:font-family-complex="Arial" fo:background-color="transparent" fo:color="#252525"/>
    </style:style>
    <style:style style:name="T965" style:family="text">
      <style:text-properties fo:font-size="12.00pt" fo:font-weight="normal" fo:font-family="Aptos" style:font-family-asian="Aptos" style:font-family-complex="Aptos" fo:background-color="transparent" style:use-window-font-color="true"/>
    </style:style>
    <style:style style:name="T966" style:family="text">
      <style:text-properties fo:font-size="12.00pt" fo:font-weight="bold" fo:font-family="Arial" style:font-family-asian="Arial" style:font-family-complex="Arial" fo:background-color="transparent" fo:color="#252525"/>
    </style:style>
    <style:style style:name="T967" style:family="text">
      <style:text-properties fo:font-size="12.00pt" fo:font-weight="normal" fo:font-family="Arial" style:font-family-asian="Arial" style:font-family-complex="Arial" fo:background-color="transparent" fo:color="#252525"/>
    </style:style>
    <style:style style:name="T968" style:family="text">
      <style:text-properties fo:font-size="12.00pt" fo:font-weight="normal" fo:font-family="Aptos" style:font-family-asian="Aptos" style:font-family-complex="Aptos" fo:background-color="transparent" style:use-window-font-color="true"/>
    </style:style>
    <style:style style:name="T969" style:family="text">
      <style:text-properties fo:font-size="12.00pt" fo:font-weight="normal" fo:font-family="Arial" style:font-family-asian="Arial" style:font-family-complex="Arial" fo:background-color="transparent" fo:color="#252525"/>
    </style:style>
    <style:style style:name="T970" style:family="text">
      <style:text-properties fo:font-size="12.00pt" fo:font-weight="normal" fo:font-family="Aptos" style:font-family-asian="Aptos" style:font-family-complex="Aptos" fo:background-color="transparent" style:use-window-font-color="true"/>
    </style:style>
    <style:style style:name="T971" style:family="text">
      <style:text-properties fo:font-size="12.00pt" fo:font-weight="bold" fo:font-family="Arial" style:font-family-asian="Arial" style:font-family-complex="Arial" fo:background-color="transparent" fo:color="#252525"/>
    </style:style>
    <style:style style:name="T972" style:family="text">
      <style:text-properties fo:font-size="12.00pt" fo:font-weight="normal" fo:font-family="Aptos" style:font-family-asian="Aptos" style:font-family-complex="Aptos" fo:background-color="transparent" style:use-window-font-color="true"/>
    </style:style>
    <style:style style:name="T973" style:family="text">
      <style:text-properties fo:font-size="12.00pt" fo:font-weight="bold" fo:font-family="Arial" style:font-family-asian="Arial" style:font-family-complex="Arial" fo:background-color="transparent" fo:color="#252525"/>
    </style:style>
    <style:style style:name="T974" style:family="text">
      <style:text-properties fo:font-size="12.00pt" fo:font-weight="normal" fo:font-family="Aptos" style:font-family-asian="Aptos" style:font-family-complex="Aptos" fo:background-color="transparent" style:use-window-font-color="true"/>
    </style:style>
    <style:style style:name="T975" style:family="text">
      <style:text-properties fo:font-size="12.00pt" fo:font-weight="bold" fo:font-family="Arial" style:font-family-asian="Arial" style:font-family-complex="Arial" fo:background-color="transparent" fo:color="#252525"/>
    </style:style>
    <style:style style:name="T976" style:family="text">
      <style:text-properties fo:font-size="12.00pt" fo:font-weight="normal" fo:font-family="Arial" style:font-family-asian="Arial" style:font-family-complex="Arial" fo:background-color="transparent" fo:color="#252525"/>
    </style:style>
    <style:style style:name="T977" style:family="text">
      <style:text-properties fo:font-size="12.00pt" fo:font-weight="normal" fo:font-family="Aptos" style:font-family-asian="Aptos" style:font-family-complex="Aptos" fo:background-color="transparent" style:use-window-font-color="true"/>
    </style:style>
    <style:style style:name="T978" style:family="text">
      <style:text-properties fo:font-size="12.00pt" fo:font-weight="bold" fo:font-family="Arial" style:font-family-asian="Arial" style:font-family-complex="Arial" fo:background-color="transparent" fo:color="#252525"/>
    </style:style>
    <style:style style:name="T979" style:family="text">
      <style:text-properties fo:font-size="12.00pt" fo:font-weight="normal" fo:font-family="Arial" style:font-family-asian="Arial" style:font-family-complex="Arial" fo:background-color="transparent" fo:color="#252525"/>
    </style:style>
    <style:style style:name="T980" style:family="text">
      <style:text-properties fo:font-size="12.00pt" fo:font-weight="normal" fo:font-family="Aptos" style:font-family-asian="Aptos" style:font-family-complex="Aptos" fo:background-color="transparent" style:use-window-font-color="true"/>
    </style:style>
    <style:style style:name="T981" style:family="text">
      <style:text-properties fo:font-size="12.00pt" fo:font-weight="bold" fo:font-family="Arial" style:font-family-asian="Arial" style:font-family-complex="Arial" fo:background-color="transparent" fo:color="#252525"/>
    </style:style>
    <style:style style:name="T982" style:family="text">
      <style:text-properties fo:font-size="12.00pt" fo:font-weight="normal" fo:font-family="Arial" style:font-family-asian="Arial" style:font-family-complex="Arial" fo:background-color="transparent" fo:color="#252525"/>
    </style:style>
    <style:style style:name="T983" style:family="text">
      <style:text-properties fo:font-size="12.00pt" fo:font-weight="normal" fo:font-family="Aptos" style:font-family-asian="Aptos" style:font-family-complex="Aptos" fo:background-color="transparent" style:use-window-font-color="true"/>
    </style:style>
    <style:style style:name="T984" style:family="text">
      <style:text-properties fo:font-size="12.00pt" fo:font-weight="bold" fo:font-family="Arial" style:font-family-asian="Arial" style:font-family-complex="Arial" fo:background-color="transparent" fo:color="#252525"/>
    </style:style>
    <style:style style:name="T985" style:family="text">
      <style:text-properties fo:font-size="12.00pt" fo:font-weight="normal" fo:font-family="Aptos" style:font-family-asian="Aptos" style:font-family-complex="Aptos" fo:background-color="transparent" style:use-window-font-color="true"/>
    </style:style>
    <style:style style:name="T986" style:family="text">
      <style:text-properties fo:font-size="12.00pt" fo:font-weight="normal" fo:font-family="Arial" style:font-family-asian="Arial" style:font-family-complex="Arial" fo:background-color="transparent" fo:color="#252525"/>
    </style:style>
    <style:style style:name="T987" style:family="text">
      <style:text-properties fo:font-size="12.00pt" fo:font-weight="normal" fo:font-family="Aptos" style:font-family-asian="Aptos" style:font-family-complex="Aptos" fo:background-color="transparent" style:use-window-font-color="true"/>
    </style:style>
    <style:style style:name="T988" style:family="text">
      <style:text-properties fo:font-size="12.00pt" fo:font-weight="normal" fo:font-family="Arial" style:font-family-asian="Arial" style:font-family-complex="Arial" fo:background-color="transparent" fo:color="#252525"/>
    </style:style>
    <style:style style:name="T989" style:family="text">
      <style:text-properties fo:font-size="12.00pt" fo:font-weight="normal" fo:font-family="Aptos" style:font-family-asian="Aptos" style:font-family-complex="Aptos" fo:background-color="transparent" style:use-window-font-color="true"/>
    </style:style>
    <style:style style:name="T990" style:family="text">
      <style:text-properties fo:font-size="12.00pt" fo:font-weight="normal" fo:font-family="Arial" style:font-family-asian="Arial" style:font-family-complex="Arial" fo:background-color="transparent" fo:color="#252525"/>
    </style:style>
    <style:style style:name="T991" style:family="text">
      <style:text-properties fo:font-size="12.00pt" fo:font-weight="normal" fo:font-family="Aptos" style:font-family-asian="Aptos" style:font-family-complex="Aptos" fo:background-color="transparent" style:use-window-font-color="true"/>
    </style:style>
    <style:style style:name="T992" style:family="text">
      <style:text-properties fo:font-size="12.00pt" fo:font-weight="normal" fo:font-family="Arial" style:font-family-asian="Arial" style:font-family-complex="Arial" fo:background-color="transparent" fo:color="#252525"/>
    </style:style>
    <style:style style:name="T993" style:family="text">
      <style:text-properties fo:font-size="12.00pt" fo:font-weight="normal" fo:font-family="Aptos" style:font-family-asian="Aptos" style:font-family-complex="Aptos" fo:background-color="transparent" style:use-window-font-color="true"/>
    </style:style>
    <style:style style:name="T994" style:family="text">
      <style:text-properties fo:font-size="12.00pt" fo:font-weight="bold" fo:font-family="Arial" style:font-family-asian="Arial" style:font-family-complex="Arial" fo:background-color="transparent" fo:color="#252525"/>
    </style:style>
    <style:style style:name="T995" style:family="text">
      <style:text-properties fo:font-size="12.00pt" fo:font-weight="normal" fo:font-family="Aptos" style:font-family-asian="Aptos" style:font-family-complex="Aptos" fo:background-color="transparent" style:use-window-font-color="true"/>
    </style:style>
    <style:style style:name="T996" style:family="text">
      <style:text-properties fo:font-size="12.00pt" fo:font-weight="bold" fo:font-family="Arial" style:font-family-asian="Arial" style:font-family-complex="Arial" fo:background-color="transparent" fo:color="#252525"/>
    </style:style>
    <style:style style:name="T997" style:family="text">
      <style:text-properties fo:font-size="12.00pt" fo:font-weight="normal" fo:font-family="Aptos" style:font-family-asian="Aptos" style:font-family-complex="Aptos" fo:background-color="transparent" style:use-window-font-color="true"/>
    </style:style>
    <style:style style:name="T998" style:family="text">
      <style:text-properties fo:font-size="12.00pt" fo:font-weight="normal" fo:font-family="Arial" style:font-family-asian="Arial" style:font-family-complex="Arial" fo:background-color="transparent" fo:color="#252525"/>
    </style:style>
    <style:style style:name="T999" style:family="text">
      <style:text-properties fo:font-size="12.00pt" fo:font-weight="normal" fo:font-family="Aptos" style:font-family-asian="Aptos" style:font-family-complex="Aptos" fo:background-color="transparent" style:use-window-font-color="true"/>
    </style:style>
    <style:style style:name="T1000" style:family="text">
      <style:text-properties fo:font-size="12.00pt" fo:font-weight="normal" fo:font-family="Arial" style:font-family-asian="Arial" style:font-family-complex="Arial" fo:background-color="transparent" fo:color="#252525"/>
    </style:style>
    <style:style style:name="T1001" style:family="text">
      <style:text-properties fo:font-size="12.00pt" fo:font-weight="normal" fo:font-family="Aptos" style:font-family-asian="Aptos" style:font-family-complex="Aptos" fo:background-color="transparent" style:use-window-font-color="true"/>
    </style:style>
    <style:style style:name="T1002" style:family="text">
      <style:text-properties fo:font-size="12.00pt" fo:font-weight="bold" fo:font-family="Arial" style:font-family-asian="Arial" style:font-family-complex="Arial" fo:background-color="transparent" fo:color="#252525"/>
    </style:style>
    <style:style style:name="T1003" style:family="text">
      <style:text-properties fo:font-size="12.00pt" fo:font-weight="normal" fo:font-family="Aptos" style:font-family-asian="Aptos" style:font-family-complex="Aptos" fo:background-color="transparent" style:use-window-font-color="true"/>
    </style:style>
    <style:style style:name="T1004" style:family="text">
      <style:text-properties fo:font-size="12.00pt" fo:font-weight="bold" fo:font-family="Arial" style:font-family-asian="Arial" style:font-family-complex="Arial" fo:background-color="transparent" fo:color="#252525"/>
    </style:style>
    <style:style style:name="T1005" style:family="text">
      <style:text-properties fo:font-size="12.00pt" fo:font-weight="normal" fo:font-family="Arial" style:font-family-asian="Arial" style:font-family-complex="Arial" fo:background-color="transparent" fo:color="#252525"/>
    </style:style>
    <style:style style:name="T1006" style:family="text">
      <style:text-properties fo:font-size="12.00pt" fo:font-weight="normal" fo:font-family="Aptos" style:font-family-asian="Aptos" style:font-family-complex="Aptos" fo:background-color="transparent" style:use-window-font-color="true"/>
    </style:style>
    <style:style style:name="T1007" style:family="text">
      <style:text-properties fo:font-size="12.00pt" fo:font-weight="bold" fo:font-family="Arial" style:font-family-asian="Arial" style:font-family-complex="Arial" fo:background-color="transparent" fo:color="#252525"/>
    </style:style>
    <style:style style:name="T1008" style:family="text">
      <style:text-properties fo:font-size="12.00pt" fo:font-weight="normal" fo:font-family="Arial" style:font-family-asian="Arial" style:font-family-complex="Arial" fo:background-color="transparent" fo:color="#252525"/>
    </style:style>
    <style:style style:name="T1009" style:family="text">
      <style:text-properties fo:font-size="12.00pt" fo:font-weight="normal" fo:font-family="Aptos" style:font-family-asian="Aptos" style:font-family-complex="Aptos" fo:background-color="transparent" style:use-window-font-color="true"/>
    </style:style>
    <style:style style:name="T1010" style:family="text">
      <style:text-properties fo:font-size="12.00pt" fo:font-weight="normal" fo:font-family="Arial" style:font-family-asian="Arial" style:font-family-complex="Arial" fo:background-color="transparent" fo:color="#252525"/>
    </style:style>
    <style:style style:name="T1011" style:family="text">
      <style:text-properties fo:font-size="12.00pt" fo:font-weight="normal" fo:font-family="Aptos" style:font-family-asian="Aptos" style:font-family-complex="Aptos" fo:background-color="transparent" style:use-window-font-color="true"/>
    </style:style>
    <style:style style:name="T1012" style:family="text">
      <style:text-properties fo:font-size="12.00pt" fo:font-weight="bold" fo:font-family="Arial" style:font-family-asian="Arial" style:font-family-complex="Arial" fo:background-color="transparent" fo:color="#252525"/>
    </style:style>
    <style:style style:name="T1013" style:family="text">
      <style:text-properties fo:font-size="12.00pt" fo:font-weight="normal" fo:font-family="Arial" style:font-family-asian="Arial" style:font-family-complex="Arial" fo:background-color="transparent" fo:color="#252525"/>
    </style:style>
    <style:style style:name="T1014" style:family="text">
      <style:text-properties fo:font-size="12.00pt" fo:font-weight="normal" fo:font-family="Aptos" style:font-family-asian="Aptos" style:font-family-complex="Aptos" fo:background-color="transparent" style:use-window-font-color="true"/>
    </style:style>
    <style:style style:name="T1015" style:family="text">
      <style:text-properties fo:font-size="12.00pt" fo:font-weight="bold" fo:font-family="Arial" style:font-family-asian="Arial" style:font-family-complex="Arial" fo:background-color="transparent" fo:color="#252525"/>
    </style:style>
    <style:style style:name="T1016" style:family="text">
      <style:text-properties fo:font-size="12.00pt" fo:font-weight="normal" fo:font-family="Arial" style:font-family-asian="Arial" style:font-family-complex="Arial" fo:background-color="transparent" fo:color="#252525"/>
    </style:style>
    <style:style style:name="T1017" style:family="text">
      <style:text-properties fo:font-size="12.00pt" fo:font-weight="normal" fo:font-family="Aptos" style:font-family-asian="Aptos" style:font-family-complex="Aptos" fo:background-color="transparent" style:use-window-font-color="true"/>
    </style:style>
    <style:style style:name="T1018" style:family="text">
      <style:text-properties fo:font-size="12.00pt" fo:font-weight="bold" fo:font-family="Arial" style:font-family-asian="Arial" style:font-family-complex="Arial" fo:background-color="transparent" fo:color="#252525"/>
    </style:style>
    <style:style style:name="T1019" style:family="text">
      <style:text-properties fo:font-size="12.00pt" fo:font-weight="normal" fo:font-family="Aptos" style:font-family-asian="Aptos" style:font-family-complex="Aptos" fo:background-color="transparent" style:use-window-font-color="true"/>
    </style:style>
    <style:style style:name="T1020" style:family="text">
      <style:text-properties fo:font-size="12.00pt" fo:font-weight="bold" fo:font-family="Arial" style:font-family-asian="Arial" style:font-family-complex="Arial" fo:background-color="transparent" fo:color="#252525"/>
    </style:style>
    <style:style style:name="T1021" style:family="text">
      <style:text-properties fo:font-size="12.00pt" fo:font-weight="normal" fo:font-family="Aptos" style:font-family-asian="Aptos" style:font-family-complex="Aptos" fo:background-color="transparent" style:use-window-font-color="true"/>
    </style:style>
    <style:style style:name="T1022" style:family="text">
      <style:text-properties fo:font-size="12.00pt" fo:font-weight="normal" fo:font-family="Arial" style:font-family-asian="Arial" style:font-family-complex="Arial" fo:background-color="transparent" fo:color="#252525"/>
    </style:style>
    <style:style style:name="T1023" style:family="text">
      <style:text-properties fo:font-size="12.00pt" fo:font-weight="normal" fo:font-family="Aptos" style:font-family-asian="Aptos" style:font-family-complex="Aptos" fo:background-color="transparent" style:use-window-font-color="true"/>
    </style:style>
    <style:style style:name="T1024" style:family="text">
      <style:text-properties fo:font-size="12.00pt" fo:font-weight="bold" fo:font-family="Arial" style:font-family-asian="Arial" style:font-family-complex="Arial" fo:background-color="transparent" fo:color="#252525"/>
    </style:style>
    <style:style style:name="T1025" style:family="text">
      <style:text-properties fo:font-size="12.00pt" fo:font-weight="normal" fo:font-family="Aptos" style:font-family-asian="Aptos" style:font-family-complex="Aptos" fo:background-color="transparent" style:use-window-font-color="true"/>
    </style:style>
    <style:style style:name="T1026" style:family="text">
      <style:text-properties fo:font-size="12.00pt" fo:font-weight="normal" fo:font-family="Arial" style:font-family-asian="Arial" style:font-family-complex="Arial" fo:background-color="transparent" fo:color="#252525"/>
    </style:style>
    <style:style style:name="T1027" style:family="text">
      <style:text-properties fo:font-size="12.00pt" fo:font-weight="bold" fo:font-family="Arial" style:font-family-asian="Arial" style:font-family-complex="Arial" fo:background-color="transparent" fo:color="#252525"/>
    </style:style>
    <style:style style:name="T1028" style:family="text">
      <style:text-properties fo:font-size="12.00pt" fo:font-weight="normal" fo:font-family="Arial" style:font-family-asian="Arial" style:font-family-complex="Arial" fo:background-color="transparent" fo:color="#252525"/>
    </style:style>
    <style:style style:name="T1029" style:family="text">
      <style:text-properties fo:font-size="12.00pt" fo:font-weight="normal" fo:font-family="Aptos" style:font-family-asian="Aptos" style:font-family-complex="Aptos" fo:background-color="transparent" style:use-window-font-color="true"/>
    </style:style>
    <style:style style:name="T1030" style:family="text">
      <style:text-properties fo:font-size="12.00pt" fo:font-weight="bold" fo:font-family="Arial" style:font-family-asian="Arial" style:font-family-complex="Arial" fo:background-color="transparent" fo:color="#252525"/>
    </style:style>
    <style:style style:name="T1031" style:family="text">
      <style:text-properties fo:font-size="12.00pt" fo:font-weight="normal" fo:font-family="Aptos" style:font-family-asian="Aptos" style:font-family-complex="Aptos" fo:background-color="transparent" style:use-window-font-color="true"/>
    </style:style>
    <style:style style:name="T1032" style:family="text">
      <style:text-properties fo:font-size="12.00pt" fo:font-weight="normal" fo:font-family="Arial" style:font-family-asian="Arial" style:font-family-complex="Arial" fo:background-color="transparent" fo:color="#252525"/>
    </style:style>
    <style:style style:name="T1033" style:family="text">
      <style:text-properties fo:font-size="12.00pt" fo:font-weight="normal" fo:font-family="Aptos" style:font-family-asian="Aptos" style:font-family-complex="Aptos" fo:background-color="transparent" style:use-window-font-color="true"/>
    </style:style>
    <style:style style:name="T1034" style:family="text">
      <style:text-properties fo:font-size="12.00pt" fo:font-weight="bold" fo:font-family="Arial" style:font-family-asian="Arial" style:font-family-complex="Arial" fo:background-color="transparent" fo:color="#252525"/>
    </style:style>
    <style:style style:name="T1035" style:family="text">
      <style:text-properties fo:font-size="12.00pt" fo:font-weight="normal" fo:font-family="Aptos" style:font-family-asian="Aptos" style:font-family-complex="Aptos" fo:background-color="transparent" style:use-window-font-color="true"/>
    </style:style>
    <style:style style:name="T1036" style:family="text">
      <style:text-properties fo:font-size="12.00pt" fo:font-weight="bold" fo:font-family="Arial" style:font-family-asian="Arial" style:font-family-complex="Arial" fo:background-color="transparent" fo:color="#252525"/>
    </style:style>
    <style:style style:name="T1037" style:family="text">
      <style:text-properties fo:font-size="12.00pt" fo:font-weight="normal" fo:font-family="Aptos" style:font-family-asian="Aptos" style:font-family-complex="Aptos" fo:background-color="transparent" style:use-window-font-color="true"/>
    </style:style>
    <style:style style:name="T1038" style:family="text">
      <style:text-properties fo:font-size="12.00pt" fo:font-weight="normal" fo:font-family="Arial" style:font-family-asian="Arial" style:font-family-complex="Arial" fo:background-color="transparent" fo:color="#252525"/>
    </style:style>
    <style:style style:name="T1039" style:family="text">
      <style:text-properties fo:font-size="12.00pt" fo:font-weight="normal" fo:font-family="Aptos" style:font-family-asian="Aptos" style:font-family-complex="Aptos" fo:background-color="transparent" style:use-window-font-color="true"/>
    </style:style>
    <style:style style:name="T1040" style:family="text">
      <style:text-properties fo:font-size="12.00pt" fo:font-weight="bold" fo:font-family="Arial" style:font-family-asian="Arial" style:font-family-complex="Arial" fo:background-color="transparent" fo:color="#252525"/>
    </style:style>
    <style:style style:name="T1041" style:family="text">
      <style:text-properties fo:font-size="12.00pt" fo:font-weight="normal" fo:font-family="Aptos" style:font-family-asian="Aptos" style:font-family-complex="Aptos" fo:background-color="transparent" style:use-window-font-color="true"/>
    </style:style>
    <style:style style:name="T1042" style:family="text">
      <style:text-properties fo:font-size="12.00pt" fo:font-weight="normal" fo:font-family="Arial" style:font-family-asian="Arial" style:font-family-complex="Arial" fo:background-color="transparent" fo:color="#252525"/>
    </style:style>
    <style:style style:name="T1043" style:family="text">
      <style:text-properties fo:font-size="12.00pt" fo:font-weight="normal" fo:font-family="Aptos" style:font-family-asian="Aptos" style:font-family-complex="Aptos" fo:background-color="transparent" style:use-window-font-color="true"/>
    </style:style>
    <style:style style:name="T1044" style:family="text">
      <style:text-properties fo:font-size="12.00pt" fo:font-weight="normal" fo:font-family="Arial" style:font-family-asian="Arial" style:font-family-complex="Arial" fo:background-color="transparent" fo:color="#252525"/>
    </style:style>
    <style:style style:name="T1045" style:family="text">
      <style:text-properties fo:font-size="12.00pt" fo:font-weight="normal" fo:font-family="Aptos" style:font-family-asian="Aptos" style:font-family-complex="Aptos" fo:background-color="transparent" style:use-window-font-color="true"/>
    </style:style>
    <style:style style:name="T1046" style:family="text">
      <style:text-properties fo:font-size="12.00pt" fo:font-weight="normal" fo:font-family="Arial" style:font-family-asian="Arial" style:font-family-complex="Arial" fo:background-color="transparent" fo:color="#252525"/>
    </style:style>
    <style:style style:name="T1047" style:family="text">
      <style:text-properties fo:font-size="12.00pt" fo:font-weight="normal" fo:font-family="Aptos" style:font-family-asian="Aptos" style:font-family-complex="Aptos" fo:background-color="transparent" style:use-window-font-color="true"/>
    </style:style>
    <style:style style:name="T1048" style:family="text">
      <style:text-properties fo:font-size="12.00pt" fo:font-weight="bold" fo:font-family="Arial" style:font-family-asian="Arial" style:font-family-complex="Arial" fo:background-color="transparent" fo:color="#252525"/>
    </style:style>
    <style:style style:name="T1049" style:family="text">
      <style:text-properties fo:font-size="12.00pt" fo:font-weight="normal" fo:font-family="Aptos" style:font-family-asian="Aptos" style:font-family-complex="Aptos" fo:background-color="transparent" style:use-window-font-color="true"/>
    </style:style>
    <style:style style:name="T1050" style:family="text">
      <style:text-properties fo:font-size="12.00pt" fo:font-weight="bold" fo:font-family="Arial" style:font-family-asian="Arial" style:font-family-complex="Arial" fo:background-color="transparent" fo:color="#252525"/>
    </style:style>
    <style:style style:name="T1051" style:family="text">
      <style:text-properties fo:font-size="12.00pt" fo:font-weight="normal" fo:font-family="Aptos" style:font-family-asian="Aptos" style:font-family-complex="Aptos" fo:background-color="transparent" style:use-window-font-color="true"/>
    </style:style>
    <style:style style:name="T1052" style:family="text">
      <style:text-properties fo:font-size="12.00pt" fo:font-weight="bold" fo:font-family="Arial" style:font-family-asian="Arial" style:font-family-complex="Arial" fo:background-color="transparent" fo:color="#252525"/>
    </style:style>
    <style:style style:name="T1053" style:family="text">
      <style:text-properties fo:font-size="12.00pt" fo:font-weight="normal" fo:font-family="Arial" style:font-family-asian="Arial" style:font-family-complex="Arial" fo:background-color="transparent" fo:color="#252525"/>
    </style:style>
    <style:style style:name="T1054" style:family="text">
      <style:text-properties fo:font-size="12.00pt" fo:font-weight="normal" fo:font-family="Aptos" style:font-family-asian="Aptos" style:font-family-complex="Aptos" fo:background-color="transparent" style:use-window-font-color="true"/>
    </style:style>
    <style:style style:name="T1055" style:family="text">
      <style:text-properties fo:font-size="12.00pt" fo:font-weight="bold" fo:font-family="Arial" style:font-family-asian="Arial" style:font-family-complex="Arial" fo:background-color="transparent" fo:color="#252525"/>
    </style:style>
    <style:style style:name="T1056" style:family="text">
      <style:text-properties fo:font-size="12.00pt" fo:font-weight="normal" fo:font-family="Aptos" style:font-family-asian="Aptos" style:font-family-complex="Aptos" fo:background-color="transparent" style:use-window-font-color="true"/>
    </style:style>
    <style:style style:name="T1057" style:family="text">
      <style:text-properties fo:font-size="12.00pt" fo:font-weight="bold" fo:font-family="Arial" style:font-family-asian="Arial" style:font-family-complex="Arial" fo:background-color="transparent" fo:color="#252525"/>
    </style:style>
    <style:style style:name="T1058" style:family="text">
      <style:text-properties fo:font-size="12.00pt" fo:font-weight="normal" fo:font-family="Aptos" style:font-family-asian="Aptos" style:font-family-complex="Aptos" fo:background-color="transparent" style:use-window-font-color="true"/>
    </style:style>
    <style:style style:name="T1059" style:family="text">
      <style:text-properties fo:font-size="12.00pt" fo:font-weight="normal" fo:font-family="Arial" style:font-family-asian="Arial" style:font-family-complex="Arial" fo:background-color="transparent" fo:color="#252525"/>
    </style:style>
    <style:style style:name="T1060" style:family="text">
      <style:text-properties fo:font-size="12.00pt" fo:font-weight="normal" fo:font-family="Aptos" style:font-family-asian="Aptos" style:font-family-complex="Aptos" fo:background-color="transparent" style:use-window-font-color="true"/>
    </style:style>
    <style:style style:name="T1061" style:family="text">
      <style:text-properties fo:font-size="12.00pt" fo:font-weight="normal" fo:font-family="Arial" style:font-family-asian="Arial" style:font-family-complex="Arial" fo:background-color="transparent" fo:color="#252525"/>
    </style:style>
    <style:style style:name="T1062" style:family="text">
      <style:text-properties fo:font-size="12.00pt" fo:font-weight="normal" fo:font-family="Aptos" style:font-family-asian="Aptos" style:font-family-complex="Aptos" fo:background-color="transparent" style:use-window-font-color="true"/>
    </style:style>
    <style:style style:name="T1063" style:family="text">
      <style:text-properties fo:font-size="12.00pt" fo:font-weight="normal" fo:font-family="Arial" style:font-family-asian="Arial" style:font-family-complex="Arial" fo:background-color="transparent" fo:color="#252525"/>
    </style:style>
    <style:style style:name="T1064" style:family="text">
      <style:text-properties fo:font-size="12.00pt" fo:font-weight="normal" fo:font-family="Aptos" style:font-family-asian="Aptos" style:font-family-complex="Aptos" fo:background-color="transparent" style:use-window-font-color="true"/>
    </style:style>
    <style:style style:name="T1065" style:family="text">
      <style:text-properties fo:font-size="12.00pt" fo:font-weight="normal" fo:font-family="Arial" style:font-family-asian="Arial" style:font-family-complex="Arial" fo:background-color="transparent" fo:color="#252525"/>
    </style:style>
    <style:style style:name="T1066" style:family="text">
      <style:text-properties fo:font-size="12.00pt" fo:font-weight="normal" fo:font-family="Aptos" style:font-family-asian="Aptos" style:font-family-complex="Aptos" fo:background-color="transparent" style:use-window-font-color="true"/>
    </style:style>
    <style:style style:name="T1067" style:family="text">
      <style:text-properties fo:font-size="12.00pt" fo:font-weight="bold" fo:font-family="Arial" style:font-family-asian="Arial" style:font-family-complex="Arial" fo:background-color="transparent" fo:color="#252525"/>
    </style:style>
    <style:style style:name="T1068" style:family="text">
      <style:text-properties fo:font-size="12.00pt" fo:font-weight="normal" fo:font-family="Aptos" style:font-family-asian="Aptos" style:font-family-complex="Aptos" fo:background-color="transparent" style:use-window-font-color="true"/>
    </style:style>
    <style:style style:name="T1069" style:family="text">
      <style:text-properties fo:font-size="12.00pt" fo:font-weight="normal" fo:font-family="Arial" style:font-family-asian="Arial" style:font-family-complex="Arial" fo:background-color="transparent" fo:color="#252525"/>
    </style:style>
    <style:style style:name="T1070" style:family="text">
      <style:text-properties fo:font-size="12.00pt" fo:font-weight="normal" fo:font-family="Aptos" style:font-family-asian="Aptos" style:font-family-complex="Aptos" fo:background-color="transparent" style:use-window-font-color="true"/>
    </style:style>
    <style:style style:name="T1071" style:family="text">
      <style:text-properties fo:font-size="12.00pt" fo:font-weight="normal" fo:font-family="Arial" style:font-family-asian="Arial" style:font-family-complex="Arial" fo:background-color="transparent" fo:color="#252525"/>
    </style:style>
    <style:style style:name="T1072" style:family="text">
      <style:text-properties fo:font-size="12.00pt" fo:font-weight="normal" fo:font-family="Aptos" style:font-family-asian="Aptos" style:font-family-complex="Aptos" fo:background-color="transparent" style:use-window-font-color="true"/>
    </style:style>
    <style:style style:name="T1073" style:family="text">
      <style:text-properties fo:font-size="12.00pt" fo:font-weight="bold" fo:font-family="Arial" style:font-family-asian="Arial" style:font-family-complex="Arial" fo:background-color="transparent" fo:color="#252525"/>
    </style:style>
    <style:style style:name="T1074" style:family="text">
      <style:text-properties fo:font-size="12.00pt" fo:font-weight="normal" fo:font-family="Aptos" style:font-family-asian="Aptos" style:font-family-complex="Aptos" fo:background-color="transparent" style:use-window-font-color="true"/>
    </style:style>
    <style:style style:name="T1075" style:family="text">
      <style:text-properties fo:font-size="12.00pt" fo:font-weight="bold" fo:font-family="Arial" style:font-family-asian="Arial" style:font-family-complex="Arial" fo:background-color="transparent" fo:color="#252525"/>
    </style:style>
    <style:style style:name="T1076" style:family="text">
      <style:text-properties fo:font-size="12.00pt" fo:font-weight="normal" fo:font-family="Aptos" style:font-family-asian="Aptos" style:font-family-complex="Aptos" fo:background-color="transparent" style:use-window-font-color="true"/>
    </style:style>
    <style:style style:name="T1077" style:family="text">
      <style:text-properties fo:font-size="12.00pt" fo:font-weight="bold" fo:font-family="Arial" style:font-family-asian="Arial" style:font-family-complex="Arial" fo:background-color="transparent" fo:color="#252525"/>
    </style:style>
    <style:style style:name="T1078" style:family="text">
      <style:text-properties fo:font-size="12.00pt" fo:font-weight="normal" fo:font-family="Arial" style:font-family-asian="Arial" style:font-family-complex="Arial" fo:background-color="transparent" fo:color="#252525"/>
    </style:style>
    <style:style style:name="T1079" style:family="text">
      <style:text-properties fo:font-size="12.00pt" fo:font-weight="normal" fo:font-family="Aptos" style:font-family-asian="Aptos" style:font-family-complex="Aptos" fo:background-color="transparent" style:use-window-font-color="true"/>
    </style:style>
    <style:style style:name="T1080" style:family="text">
      <style:text-properties fo:font-size="12.00pt" fo:font-weight="normal" fo:font-family="Arial" style:font-family-asian="Arial" style:font-family-complex="Arial" fo:background-color="transparent" fo:color="#252525"/>
    </style:style>
    <style:style style:name="T1081" style:family="text">
      <style:text-properties fo:font-size="12.00pt" fo:font-weight="normal" fo:font-family="Aptos" style:font-family-asian="Aptos" style:font-family-complex="Aptos" fo:background-color="transparent" style:use-window-font-color="true"/>
    </style:style>
    <style:style style:name="T1082" style:family="text">
      <style:text-properties fo:font-size="12.00pt" fo:font-weight="normal" fo:font-family="Arial" style:font-family-asian="Arial" style:font-family-complex="Arial" fo:background-color="transparent" fo:color="#252525"/>
    </style:style>
    <style:style style:name="T1083" style:family="text">
      <style:text-properties fo:font-size="12.00pt" fo:font-weight="normal" fo:font-family="Aptos" style:font-family-asian="Aptos" style:font-family-complex="Aptos" fo:background-color="transparent" style:use-window-font-color="true"/>
    </style:style>
    <style:style style:name="T1084" style:family="text">
      <style:text-properties fo:font-size="12.00pt" fo:font-weight="normal" fo:font-family="Arial" style:font-family-asian="Arial" style:font-family-complex="Arial" fo:background-color="transparent" fo:color="#252525"/>
    </style:style>
    <style:style style:name="T1085" style:family="text">
      <style:text-properties fo:font-size="12.00pt" fo:font-weight="normal" fo:font-family="Aptos" style:font-family-asian="Aptos" style:font-family-complex="Aptos" fo:background-color="transparent" style:use-window-font-color="true"/>
    </style:style>
    <style:style style:name="T1086" style:family="text">
      <style:text-properties fo:font-size="12.00pt" fo:font-weight="bold" fo:font-family="Arial" style:font-family-asian="Arial" style:font-family-complex="Arial" fo:background-color="transparent" fo:color="#252525"/>
    </style:style>
    <style:style style:name="T1087" style:family="text">
      <style:text-properties fo:font-size="12.00pt" fo:font-weight="normal" fo:font-family="Aptos" style:font-family-asian="Aptos" style:font-family-complex="Aptos" fo:background-color="transparent" style:use-window-font-color="true"/>
    </style:style>
    <style:style style:name="T1088" style:family="text">
      <style:text-properties fo:font-size="12.00pt" fo:font-weight="normal" fo:font-family="Arial" style:font-family-asian="Arial" style:font-family-complex="Arial" fo:background-color="transparent" fo:color="#252525"/>
    </style:style>
    <style:style style:name="T1089" style:family="text">
      <style:text-properties fo:font-size="12.00pt" fo:font-weight="normal" fo:font-family="Aptos" style:font-family-asian="Aptos" style:font-family-complex="Aptos" fo:background-color="transparent" style:use-window-font-color="true"/>
    </style:style>
    <style:style style:name="T1090" style:family="text">
      <style:text-properties fo:font-size="12.00pt" fo:font-weight="bold" fo:font-family="Arial" style:font-family-asian="Arial" style:font-family-complex="Arial" fo:background-color="transparent" fo:color="#252525"/>
    </style:style>
    <style:style style:name="T1091" style:family="text">
      <style:text-properties fo:font-size="12.00pt" fo:font-weight="normal" fo:font-family="Aptos" style:font-family-asian="Aptos" style:font-family-complex="Aptos" fo:background-color="transparent" style:use-window-font-color="true"/>
    </style:style>
    <style:style style:name="T1092" style:family="text">
      <style:text-properties fo:font-size="12.00pt" fo:font-weight="normal" fo:font-family="Arial" style:font-family-asian="Arial" style:font-family-complex="Arial" fo:background-color="transparent" fo:color="#252525"/>
    </style:style>
    <style:style style:name="T1093" style:family="text">
      <style:text-properties fo:font-size="12.00pt" fo:font-weight="normal" fo:font-family="Aptos" style:font-family-asian="Aptos" style:font-family-complex="Aptos" fo:background-color="transparent" style:use-window-font-color="true"/>
    </style:style>
    <style:style style:name="T1094" style:family="text">
      <style:text-properties fo:font-size="12.00pt" fo:font-weight="normal" fo:font-family="Arial" style:font-family-asian="Arial" style:font-family-complex="Arial" fo:background-color="transparent" fo:color="#252525"/>
    </style:style>
    <style:style style:name="T1095" style:family="text">
      <style:text-properties fo:font-size="12.00pt" fo:font-weight="normal" fo:font-family="Aptos" style:font-family-asian="Aptos" style:font-family-complex="Aptos" fo:background-color="transparent" style:use-window-font-color="true"/>
    </style:style>
    <style:style style:name="T1096" style:family="text">
      <style:text-properties fo:font-size="12.00pt" fo:font-weight="bold" fo:font-family="Arial" style:font-family-asian="Arial" style:font-family-complex="Arial" fo:background-color="transparent" fo:color="#252525"/>
    </style:style>
    <style:style style:name="T1097" style:family="text">
      <style:text-properties fo:font-size="12.00pt" fo:font-weight="normal" fo:font-family="Aptos" style:font-family-asian="Aptos" style:font-family-complex="Aptos" fo:background-color="transparent" style:use-window-font-color="true"/>
    </style:style>
    <style:style style:name="T1098" style:family="text">
      <style:text-properties fo:font-size="12.00pt" fo:font-weight="bold" fo:font-family="Arial" style:font-family-asian="Arial" style:font-family-complex="Arial" fo:background-color="transparent" fo:color="#252525"/>
    </style:style>
    <style:style style:name="T1099" style:family="text">
      <style:text-properties fo:font-size="12.00pt" fo:font-weight="normal" fo:font-family="Aptos" style:font-family-asian="Aptos" style:font-family-complex="Aptos" fo:background-color="transparent" style:use-window-font-color="true"/>
    </style:style>
    <style:style style:name="T1100" style:family="text">
      <style:text-properties fo:font-size="12.00pt" fo:font-weight="normal" fo:font-family="Arial" style:font-family-asian="Arial" style:font-family-complex="Arial" fo:background-color="transparent" fo:color="#252525"/>
    </style:style>
    <style:style style:name="T1101" style:family="text">
      <style:text-properties fo:font-size="12.00pt" fo:font-weight="normal" fo:font-family="Aptos" style:font-family-asian="Aptos" style:font-family-complex="Aptos" fo:background-color="transparent" style:use-window-font-color="true"/>
    </style:style>
    <style:style style:name="T1102" style:family="text">
      <style:text-properties fo:font-size="12.00pt" fo:font-weight="bold" fo:font-family="Arial" style:font-family-asian="Arial" style:font-family-complex="Arial" fo:background-color="transparent" fo:color="#252525"/>
    </style:style>
    <style:style style:name="T1103" style:family="text">
      <style:text-properties fo:font-size="12.00pt" fo:font-weight="normal" fo:font-family="Aptos" style:font-family-asian="Aptos" style:font-family-complex="Aptos" fo:background-color="transparent" style:use-window-font-color="true"/>
    </style:style>
    <style:style style:name="T1104" style:family="text">
      <style:text-properties fo:font-size="12.00pt" fo:font-weight="normal" fo:font-family="Arial" style:font-family-asian="Arial" style:font-family-complex="Arial" fo:background-color="transparent" fo:color="#252525"/>
    </style:style>
    <style:style style:name="T1105" style:family="text">
      <style:text-properties fo:font-size="12.00pt" fo:font-weight="bold" fo:font-family="Arial" style:font-family-asian="Arial" style:font-family-complex="Arial" fo:background-color="transparent" fo:color="#252525"/>
    </style:style>
    <style:style style:name="T1106" style:family="text">
      <style:text-properties fo:font-size="12.00pt" fo:font-weight="normal" fo:font-family="Arial" style:font-family-asian="Arial" style:font-family-complex="Arial" fo:background-color="transparent" fo:color="#252525"/>
    </style:style>
    <style:style style:name="T1107" style:family="text">
      <style:text-properties fo:font-size="12.00pt" fo:font-weight="normal" fo:font-family="Aptos" style:font-family-asian="Aptos" style:font-family-complex="Aptos" fo:background-color="transparent" style:use-window-font-color="true"/>
    </style:style>
    <style:style style:name="T1108" style:family="text">
      <style:text-properties fo:font-size="12.00pt" fo:font-weight="bold" fo:font-family="Arial" style:font-family-asian="Arial" style:font-family-complex="Arial" fo:background-color="transparent" fo:color="#252525"/>
    </style:style>
    <style:style style:name="T1109" style:family="text">
      <style:text-properties fo:font-size="12.00pt" fo:font-weight="normal" fo:font-family="Aptos" style:font-family-asian="Aptos" style:font-family-complex="Aptos" fo:background-color="transparent" style:use-window-font-color="true"/>
    </style:style>
    <style:style style:name="T1110" style:family="text">
      <style:text-properties fo:font-size="12.00pt" fo:font-weight="bold" fo:font-family="Arial" style:font-family-asian="Arial" style:font-family-complex="Arial" fo:background-color="transparent" fo:color="#252525"/>
    </style:style>
    <style:style style:name="T1111" style:family="text">
      <style:text-properties fo:font-size="12.00pt" fo:font-weight="normal" fo:font-family="Aptos" style:font-family-asian="Aptos" style:font-family-complex="Aptos" fo:background-color="transparent" style:use-window-font-color="true"/>
    </style:style>
    <style:style style:name="T1112" style:family="text">
      <style:text-properties fo:font-size="12.00pt" fo:font-weight="normal" fo:font-family="Arial" style:font-family-asian="Arial" style:font-family-complex="Arial" fo:background-color="transparent" fo:color="#252525"/>
    </style:style>
    <style:style style:name="T1113" style:family="text">
      <style:text-properties fo:font-size="12.00pt" fo:font-weight="normal" fo:font-family="Aptos" style:font-family-asian="Aptos" style:font-family-complex="Aptos" fo:background-color="transparent" style:use-window-font-color="true"/>
    </style:style>
    <style:style style:name="T1114" style:family="text">
      <style:text-properties fo:font-size="12.00pt" fo:font-weight="normal" fo:font-family="Arial" style:font-family-asian="Arial" style:font-family-complex="Arial" fo:background-color="transparent" fo:color="#252525"/>
    </style:style>
    <style:style style:name="T1115" style:family="text">
      <style:text-properties fo:font-size="12.00pt" fo:font-weight="normal" fo:font-family="Aptos" style:font-family-asian="Aptos" style:font-family-complex="Aptos" fo:background-color="transparent" style:use-window-font-color="true"/>
    </style:style>
    <style:style style:name="T1116" style:family="text">
      <style:text-properties fo:font-size="12.00pt" fo:font-weight="bold" fo:font-family="Arial" style:font-family-asian="Arial" style:font-family-complex="Arial" fo:background-color="transparent" fo:color="#252525"/>
    </style:style>
    <style:style style:name="T1117" style:family="text">
      <style:text-properties fo:font-size="12.00pt" fo:font-weight="normal" fo:font-family="Aptos" style:font-family-asian="Aptos" style:font-family-complex="Aptos" fo:background-color="transparent" style:use-window-font-color="true"/>
    </style:style>
    <style:style style:name="T1118" style:family="text">
      <style:text-properties fo:font-size="12.00pt" fo:font-weight="normal" fo:font-family="Arial" style:font-family-asian="Arial" style:font-family-complex="Arial" fo:background-color="transparent" fo:color="#252525"/>
    </style:style>
    <style:style style:name="T1119" style:family="text">
      <style:text-properties fo:font-size="12.00pt" fo:font-weight="normal" fo:font-family="Aptos" style:font-family-asian="Aptos" style:font-family-complex="Aptos" fo:background-color="transparent" style:use-window-font-color="true"/>
    </style:style>
    <style:style style:name="T1120" style:family="text">
      <style:text-properties fo:font-size="12.00pt" fo:font-weight="bold" fo:font-family="Arial" style:font-family-asian="Arial" style:font-family-complex="Arial" fo:background-color="transparent" fo:color="#252525"/>
    </style:style>
    <style:style style:name="T1121" style:family="text">
      <style:text-properties fo:font-size="12.00pt" fo:font-weight="normal" fo:font-family="Aptos" style:font-family-asian="Aptos" style:font-family-complex="Aptos" fo:background-color="transparent" style:use-window-font-color="true"/>
    </style:style>
    <style:style style:name="T1122" style:family="text">
      <style:text-properties fo:font-size="12.00pt" fo:font-weight="normal" fo:font-family="Arial" style:font-family-asian="Arial" style:font-family-complex="Arial" fo:background-color="transparent" fo:color="#252525"/>
    </style:style>
    <style:style style:name="T1123" style:family="text">
      <style:text-properties fo:font-size="12.00pt" fo:font-weight="normal" fo:font-family="Aptos" style:font-family-asian="Aptos" style:font-family-complex="Aptos" fo:background-color="transparent" style:use-window-font-color="true"/>
    </style:style>
    <style:style style:name="T1124" style:family="text">
      <style:text-properties fo:font-size="12.00pt" fo:font-weight="bold" fo:font-family="Arial" style:font-family-asian="Arial" style:font-family-complex="Arial" fo:background-color="transparent" fo:color="#252525"/>
    </style:style>
    <style:style style:name="T1125" style:family="text">
      <style:text-properties fo:font-size="12.00pt" fo:font-weight="normal" fo:font-family="Aptos" style:font-family-asian="Aptos" style:font-family-complex="Aptos" fo:background-color="transparent" style:use-window-font-color="true"/>
    </style:style>
    <style:style style:name="T1126" style:family="text">
      <style:text-properties fo:font-size="12.00pt" fo:font-weight="normal" fo:font-family="Arial" style:font-family-asian="Arial" style:font-family-complex="Arial" fo:background-color="transparent" fo:color="#252525"/>
    </style:style>
    <style:style style:name="T1127" style:family="text">
      <style:text-properties fo:font-size="12.00pt" fo:font-weight="bold" fo:font-family="Arial" style:font-family-asian="Arial" style:font-family-complex="Arial" fo:background-color="transparent" fo:color="#252525"/>
    </style:style>
    <style:style style:name="T1128" style:family="text">
      <style:text-properties fo:font-size="12.00pt" fo:font-weight="normal" fo:font-family="Arial" style:font-family-asian="Arial" style:font-family-complex="Arial" fo:background-color="transparent" fo:color="#252525"/>
    </style:style>
    <style:style style:name="T1129" style:family="text">
      <style:text-properties fo:font-size="12.00pt" fo:font-weight="normal" fo:font-family="Aptos" style:font-family-asian="Aptos" style:font-family-complex="Aptos" fo:background-color="transparent" style:use-window-font-color="true"/>
    </style:style>
    <style:style style:name="T1130" style:family="text">
      <style:text-properties fo:font-size="12.00pt" fo:font-weight="bold" fo:font-family="Arial" style:font-family-asian="Arial" style:font-family-complex="Arial" fo:background-color="transparent" fo:color="#252525"/>
    </style:style>
    <style:style style:name="T1131" style:family="text">
      <style:text-properties fo:font-size="12.00pt" fo:font-weight="normal" fo:font-family="Arial" style:font-family-asian="Arial" style:font-family-complex="Arial" fo:background-color="transparent" fo:color="#252525"/>
    </style:style>
    <style:style style:name="T1132" style:family="text">
      <style:text-properties fo:font-size="12.00pt" fo:font-weight="bold" fo:font-family="Arial" style:font-family-asian="Arial" style:font-family-complex="Arial" fo:background-color="transparent" fo:color="#252525"/>
    </style:style>
    <style:style style:name="T1133" style:family="text">
      <style:text-properties fo:font-size="12.00pt" fo:font-weight="normal" fo:font-family="Arial" style:font-family-asian="Arial" style:font-family-complex="Arial" fo:background-color="transparent" fo:color="#252525"/>
    </style:style>
    <style:style style:name="T1134" style:family="text">
      <style:text-properties fo:font-size="12.00pt" fo:font-weight="normal" fo:font-family="Aptos" style:font-family-asian="Aptos" style:font-family-complex="Aptos" fo:background-color="transparent" style:use-window-font-color="true"/>
    </style:style>
    <style:style style:name="T1135" style:family="text">
      <style:text-properties fo:font-size="12.00pt" fo:font-weight="bold" fo:font-family="Arial" style:font-family-asian="Arial" style:font-family-complex="Arial" fo:background-color="transparent" fo:color="#252525"/>
    </style:style>
    <style:style style:name="T1136" style:family="text">
      <style:text-properties fo:font-size="12.00pt" fo:font-weight="normal" fo:font-family="Arial" style:font-family-asian="Arial" style:font-family-complex="Arial" fo:background-color="transparent" fo:color="#252525"/>
    </style:style>
    <style:style style:name="T1137" style:family="text">
      <style:text-properties fo:font-size="12.00pt" fo:font-weight="normal" fo:font-family="Aptos" style:font-family-asian="Aptos" style:font-family-complex="Aptos" fo:background-color="transparent" style:use-window-font-color="true"/>
    </style:style>
    <style:style style:name="T1138" style:family="text">
      <style:text-properties fo:font-size="12.00pt" fo:font-weight="bold" fo:font-family="Arial" style:font-family-asian="Arial" style:font-family-complex="Arial" fo:background-color="transparent" fo:color="#252525"/>
    </style:style>
    <style:style style:name="T1139" style:family="text">
      <style:text-properties fo:font-size="12.00pt" fo:font-weight="normal" fo:font-family="Aptos" style:font-family-asian="Aptos" style:font-family-complex="Aptos" fo:background-color="transparent" style:use-window-font-color="true"/>
    </style:style>
    <style:style style:name="T1140" style:family="text">
      <style:text-properties fo:font-size="12.00pt" fo:font-weight="bold" fo:font-family="Arial" style:font-family-asian="Arial" style:font-family-complex="Arial" fo:background-color="transparent" fo:color="#252525"/>
    </style:style>
    <style:style style:name="T1141" style:family="text">
      <style:text-properties fo:font-size="12.00pt" fo:font-weight="normal" fo:font-family="Aptos" style:font-family-asian="Aptos" style:font-family-complex="Aptos" fo:background-color="transparent" style:use-window-font-color="true"/>
    </style:style>
    <style:style style:name="T1142" style:family="text">
      <style:text-properties fo:font-size="12.00pt" fo:font-weight="bold" fo:font-family="Arial" style:font-family-asian="Arial" style:font-family-complex="Arial" fo:background-color="transparent" fo:color="#252525"/>
    </style:style>
    <style:style style:name="T1143" style:family="text">
      <style:text-properties fo:font-size="12.00pt" fo:font-weight="normal" fo:font-family="Arial" style:font-family-asian="Arial" style:font-family-complex="Arial" fo:background-color="transparent" fo:color="#252525"/>
    </style:style>
    <style:style style:name="T1144" style:family="text">
      <style:text-properties fo:font-size="12.00pt" fo:font-weight="normal" fo:font-family="Aptos" style:font-family-asian="Aptos" style:font-family-complex="Aptos" fo:background-color="transparent" style:use-window-font-color="true"/>
    </style:style>
    <style:style style:name="T1145" style:family="text">
      <style:text-properties fo:font-size="12.00pt" fo:font-weight="bold" fo:font-family="Arial" style:font-family-asian="Arial" style:font-family-complex="Arial" fo:background-color="transparent" fo:color="#252525"/>
    </style:style>
    <style:style style:name="T1146" style:family="text">
      <style:text-properties fo:font-size="12.00pt" fo:font-weight="normal" fo:font-family="Arial" style:font-family-asian="Arial" style:font-family-complex="Arial" fo:background-color="transparent" fo:color="#252525"/>
    </style:style>
    <style:style style:name="T1147" style:family="text">
      <style:text-properties fo:font-size="12.00pt" fo:font-weight="normal" fo:font-family="Aptos" style:font-family-asian="Aptos" style:font-family-complex="Aptos" fo:background-color="transparent" style:use-window-font-color="true"/>
    </style:style>
    <style:style style:name="T1148" style:family="text">
      <style:text-properties fo:font-size="12.00pt" fo:font-weight="bold" fo:font-family="Arial" style:font-family-asian="Arial" style:font-family-complex="Arial" fo:background-color="transparent" fo:color="#252525"/>
    </style:style>
    <style:style style:name="T1149" style:family="text">
      <style:text-properties fo:font-size="12.00pt" fo:font-weight="normal" fo:font-family="Aptos" style:font-family-asian="Aptos" style:font-family-complex="Aptos" fo:background-color="transparent" style:use-window-font-color="true"/>
    </style:style>
    <style:style style:name="T1150" style:family="text">
      <style:text-properties fo:font-size="12.00pt" fo:font-weight="bold" fo:font-family="Arial" style:font-family-asian="Arial" style:font-family-complex="Arial" fo:background-color="transparent" fo:color="#252525"/>
    </style:style>
    <style:style style:name="T1151" style:family="text">
      <style:text-properties fo:font-size="12.00pt" fo:font-weight="normal" fo:font-family="Arial" style:font-family-asian="Arial" style:font-family-complex="Arial" fo:background-color="transparent" fo:color="#252525"/>
    </style:style>
    <style:style style:name="T1152" style:family="text">
      <style:text-properties fo:font-size="12.00pt" fo:font-weight="normal" fo:font-family="Aptos" style:font-family-asian="Aptos" style:font-family-complex="Aptos" fo:background-color="transparent" style:use-window-font-color="true"/>
    </style:style>
    <style:style style:name="T1153" style:family="text">
      <style:text-properties fo:font-size="12.00pt" fo:font-weight="bold" fo:font-family="Arial" style:font-family-asian="Arial" style:font-family-complex="Arial" fo:background-color="transparent" fo:color="#252525"/>
    </style:style>
    <style:style style:name="T1154" style:family="text">
      <style:text-properties fo:font-size="12.00pt" fo:font-weight="normal" fo:font-family="Arial" style:font-family-asian="Arial" style:font-family-complex="Arial" fo:background-color="transparent" fo:color="#252525"/>
    </style:style>
    <style:style style:name="T1155" style:family="text">
      <style:text-properties fo:font-size="12.00pt" fo:font-weight="normal" fo:font-family="Aptos" style:font-family-asian="Aptos" style:font-family-complex="Aptos" fo:background-color="transparent" style:use-window-font-color="true"/>
    </style:style>
    <style:style style:name="T1156" style:family="text">
      <style:text-properties fo:font-size="12.00pt" fo:font-weight="bold" fo:font-family="Arial" style:font-family-asian="Arial" style:font-family-complex="Arial" fo:background-color="transparent" fo:color="#252525"/>
    </style:style>
    <style:style style:name="T1157" style:family="text">
      <style:text-properties fo:font-size="12.00pt" fo:font-weight="normal" fo:font-family="Aptos" style:font-family-asian="Aptos" style:font-family-complex="Aptos" fo:background-color="transparent" style:use-window-font-color="true"/>
    </style:style>
    <style:style style:name="T1158" style:family="text">
      <style:text-properties fo:font-size="12.00pt" fo:font-weight="bold" fo:font-family="Arial" style:font-family-asian="Arial" style:font-family-complex="Arial" fo:background-color="transparent" fo:color="#252525"/>
    </style:style>
    <style:style style:name="T1159" style:family="text">
      <style:text-properties fo:font-size="12.00pt" fo:font-weight="normal" fo:font-family="Arial" style:font-family-asian="Arial" style:font-family-complex="Arial" fo:background-color="transparent" fo:color="#252525"/>
    </style:style>
    <style:style style:name="T1160" style:family="text">
      <style:text-properties fo:font-size="12.00pt" fo:font-weight="normal" fo:font-family="Aptos" style:font-family-asian="Aptos" style:font-family-complex="Aptos" fo:background-color="transparent" style:use-window-font-color="true"/>
    </style:style>
    <style:style style:name="T1161" style:family="text">
      <style:text-properties fo:font-size="12.00pt" fo:font-weight="bold" fo:font-family="Arial" style:font-family-asian="Arial" style:font-family-complex="Arial" fo:background-color="transparent" fo:color="#252525"/>
    </style:style>
    <style:style style:name="T1162" style:family="text">
      <style:text-properties fo:font-size="12.00pt" fo:font-weight="normal" fo:font-family="Arial" style:font-family-asian="Arial" style:font-family-complex="Arial" fo:background-color="transparent" fo:color="#252525"/>
    </style:style>
    <style:style style:name="T1163" style:family="text">
      <style:text-properties fo:font-size="12.00pt" fo:font-weight="normal" fo:font-family="Aptos" style:font-family-asian="Aptos" style:font-family-complex="Aptos" fo:background-color="transparent" style:use-window-font-color="true"/>
    </style:style>
    <style:style style:name="T1164" style:family="text">
      <style:text-properties fo:font-size="12.00pt" fo:font-weight="bold" fo:font-family="Arial" style:font-family-asian="Arial" style:font-family-complex="Arial" fo:background-color="transparent" fo:color="#252525"/>
    </style:style>
    <style:style style:name="T1165" style:family="text">
      <style:text-properties fo:font-size="12.00pt" fo:font-weight="normal" fo:font-family="Aptos" style:font-family-asian="Aptos" style:font-family-complex="Aptos" fo:background-color="transparent" style:use-window-font-color="true"/>
    </style:style>
    <style:style style:name="T1166" style:family="text">
      <style:text-properties fo:font-size="12.00pt" fo:font-weight="bold" fo:font-family="Arial" style:font-family-asian="Arial" style:font-family-complex="Arial" fo:background-color="transparent" fo:color="#252525"/>
    </style:style>
    <style:style style:name="T1167" style:family="text">
      <style:text-properties fo:font-size="12.00pt" fo:font-weight="normal" fo:font-family="Arial" style:font-family-asian="Arial" style:font-family-complex="Arial" fo:background-color="transparent" fo:color="#252525"/>
    </style:style>
    <style:style style:name="T1168" style:family="text">
      <style:text-properties fo:font-size="12.00pt" fo:font-weight="normal" fo:font-family="Aptos" style:font-family-asian="Aptos" style:font-family-complex="Aptos" fo:background-color="transparent" style:use-window-font-color="true"/>
    </style:style>
    <style:style style:name="T1169" style:family="text">
      <style:text-properties fo:font-size="12.00pt" fo:font-weight="bold" fo:font-family="Arial" style:font-family-asian="Arial" style:font-family-complex="Arial" fo:background-color="transparent" fo:color="#252525"/>
    </style:style>
    <style:style style:name="T1170" style:family="text">
      <style:text-properties fo:font-size="12.00pt" fo:font-weight="normal" fo:font-family="Arial" style:font-family-asian="Arial" style:font-family-complex="Arial" fo:background-color="transparent" fo:color="#252525"/>
    </style:style>
    <style:style style:name="T1171" style:family="text">
      <style:text-properties fo:font-size="12.00pt" fo:font-weight="normal" fo:font-family="Aptos" style:font-family-asian="Aptos" style:font-family-complex="Aptos" fo:background-color="transparent" style:use-window-font-color="true"/>
    </style:style>
    <style:style style:name="T1172" style:family="text">
      <style:text-properties fo:font-size="12.00pt" fo:font-weight="normal" fo:font-family="Arial" style:font-family-asian="Arial" style:font-family-complex="Arial" fo:background-color="transparent" fo:color="#252525"/>
    </style:style>
    <style:style style:name="T1173" style:family="text">
      <style:text-properties fo:font-size="12.00pt" fo:font-weight="normal" fo:font-family="Aptos" style:font-family-asian="Aptos" style:font-family-complex="Aptos" fo:background-color="transparent" style:use-window-font-color="true"/>
    </style:style>
    <style:style style:name="T1174" style:family="text">
      <style:text-properties fo:font-size="12.00pt" fo:font-weight="bold" fo:font-family="Arial" style:font-family-asian="Arial" style:font-family-complex="Arial" fo:background-color="transparent" fo:color="#252525"/>
    </style:style>
    <style:style style:name="T1175" style:family="text">
      <style:text-properties fo:font-size="12.00pt" fo:font-weight="normal" fo:font-family="Aptos" style:font-family-asian="Aptos" style:font-family-complex="Aptos" fo:background-color="transparent" style:use-window-font-color="true"/>
    </style:style>
    <style:style style:name="T1176" style:family="text">
      <style:text-properties fo:font-size="12.00pt" fo:font-weight="bold" fo:font-family="Arial" style:font-family-asian="Arial" style:font-family-complex="Arial" fo:background-color="transparent" fo:color="#252525"/>
    </style:style>
    <style:style style:name="T1177" style:family="text">
      <style:text-properties fo:font-size="12.00pt" fo:font-weight="normal" fo:font-family="Arial" style:font-family-asian="Arial" style:font-family-complex="Arial" fo:background-color="transparent" fo:color="#252525"/>
    </style:style>
    <style:style style:name="T1178" style:family="text">
      <style:text-properties fo:font-size="12.00pt" fo:font-weight="normal" fo:font-family="Aptos" style:font-family-asian="Aptos" style:font-family-complex="Aptos" fo:background-color="transparent" style:use-window-font-color="true"/>
    </style:style>
    <style:style style:name="T1179" style:family="text">
      <style:text-properties fo:font-size="12.00pt" fo:font-weight="bold" fo:font-family="Arial" style:font-family-asian="Arial" style:font-family-complex="Arial" fo:background-color="transparent" fo:color="#252525"/>
    </style:style>
    <style:style style:name="T1180" style:family="text">
      <style:text-properties fo:font-size="12.00pt" fo:font-weight="normal" fo:font-family="Arial" style:font-family-asian="Arial" style:font-family-complex="Arial" fo:background-color="transparent" fo:color="#252525"/>
    </style:style>
    <style:style style:name="T1181" style:family="text">
      <style:text-properties fo:font-size="12.00pt" fo:font-weight="normal" fo:font-family="Aptos" style:font-family-asian="Aptos" style:font-family-complex="Aptos" fo:background-color="transparent" style:use-window-font-color="true"/>
    </style:style>
    <style:style style:name="T1182" style:family="text">
      <style:text-properties fo:font-size="12.00pt" fo:font-weight="bold" fo:font-family="Arial" style:font-family-asian="Arial" style:font-family-complex="Arial" fo:background-color="transparent" fo:color="#252525"/>
    </style:style>
    <style:style style:name="T1183" style:family="text">
      <style:text-properties fo:font-size="12.00pt" fo:font-weight="normal" fo:font-family="Aptos" style:font-family-asian="Aptos" style:font-family-complex="Aptos" fo:background-color="transparent" style:use-window-font-color="true"/>
    </style:style>
    <style:style style:name="T1184" style:family="text">
      <style:text-properties fo:font-size="12.00pt" fo:font-weight="normal" fo:font-family="Arial" style:font-family-asian="Arial" style:font-family-complex="Arial" fo:background-color="transparent" fo:color="#252525"/>
    </style:style>
    <style:style style:name="T1185" style:family="text">
      <style:text-properties fo:font-size="12.00pt" fo:font-weight="normal" fo:font-family="Aptos" style:font-family-asian="Aptos" style:font-family-complex="Aptos" fo:background-color="transparent" style:use-window-font-color="true"/>
    </style:style>
    <style:style style:name="T1186" style:family="text">
      <style:text-properties fo:font-size="12.00pt" fo:font-weight="normal" fo:font-family="Arial" style:font-family-asian="Arial" style:font-family-complex="Arial" fo:background-color="transparent" fo:color="#252525"/>
    </style:style>
    <style:style style:name="T1187" style:family="text">
      <style:text-properties fo:font-size="12.00pt" fo:font-weight="normal" fo:font-family="Aptos" style:font-family-asian="Aptos" style:font-family-complex="Aptos" fo:background-color="transparent" style:use-window-font-color="true"/>
    </style:style>
    <style:style style:name="T1188" style:family="text">
      <style:text-properties fo:font-size="12.00pt" fo:font-weight="normal" fo:font-family="Arial" style:font-family-asian="Arial" style:font-family-complex="Arial" fo:background-color="transparent" fo:color="#252525"/>
    </style:style>
    <style:style style:name="T1189" style:family="text">
      <style:text-properties fo:font-size="12.00pt" fo:font-weight="normal" fo:font-family="Aptos" style:font-family-asian="Aptos" style:font-family-complex="Aptos" fo:background-color="transparent" style:use-window-font-color="true"/>
    </style:style>
    <style:style style:name="T1190" style:family="text">
      <style:text-properties fo:font-size="12.00pt" fo:font-weight="bold" fo:font-family="Arial" style:font-family-asian="Arial" style:font-family-complex="Arial" fo:background-color="transparent" fo:color="#252525"/>
    </style:style>
    <style:style style:name="T1191" style:family="text">
      <style:text-properties fo:font-size="12.00pt" fo:font-weight="normal" fo:font-family="Aptos" style:font-family-asian="Aptos" style:font-family-complex="Aptos" fo:background-color="transparent" style:use-window-font-color="true"/>
    </style:style>
    <style:style style:name="T1192" style:family="text">
      <style:text-properties fo:font-size="12.00pt" fo:font-weight="bold" fo:font-family="Arial" style:font-family-asian="Arial" style:font-family-complex="Arial" fo:background-color="transparent" fo:color="#252525"/>
    </style:style>
    <style:style style:name="T1193" style:family="text">
      <style:text-properties fo:font-size="12.00pt" fo:font-weight="normal" fo:font-family="Aptos" style:font-family-asian="Aptos" style:font-family-complex="Aptos" fo:background-color="transparent" style:use-window-font-color="true"/>
    </style:style>
    <style:style style:name="T1194" style:family="text">
      <style:text-properties fo:font-size="12.00pt" fo:font-weight="bold" fo:font-family="Arial" style:font-family-asian="Arial" style:font-family-complex="Arial" fo:background-color="transparent" fo:color="#252525"/>
    </style:style>
    <style:style style:name="T1195" style:family="text">
      <style:text-properties fo:font-size="12.00pt" fo:font-weight="normal" fo:font-family="Aptos" style:font-family-asian="Aptos" style:font-family-complex="Aptos" fo:background-color="transparent" style:use-window-font-color="true"/>
    </style:style>
    <style:style style:name="T1196" style:family="text">
      <style:text-properties fo:font-size="12.00pt" fo:font-weight="normal" fo:font-family="Arial" style:font-family-asian="Arial" style:font-family-complex="Arial" fo:background-color="transparent" fo:color="#252525"/>
    </style:style>
    <style:style style:name="T1197" style:family="text">
      <style:text-properties fo:font-size="12.00pt" fo:font-weight="bold" fo:font-family="Arial" style:font-family-asian="Arial" style:font-family-complex="Arial" fo:background-color="transparent" fo:color="#252525"/>
    </style:style>
    <style:style style:name="T1198" style:family="text">
      <style:text-properties fo:font-size="12.00pt" fo:font-weight="normal" fo:font-family="Arial" style:font-family-asian="Arial" style:font-family-complex="Arial" fo:background-color="transparent" fo:color="#252525"/>
    </style:style>
    <style:style style:name="T1199" style:family="text">
      <style:text-properties fo:font-size="12.00pt" fo:font-weight="normal" fo:font-family="Aptos" style:font-family-asian="Aptos" style:font-family-complex="Aptos" fo:background-color="transparent" style:use-window-font-color="true"/>
    </style:style>
    <style:style style:name="T1200" style:family="text">
      <style:text-properties fo:font-size="12.00pt" fo:font-weight="normal" fo:font-family="Arial" style:font-family-asian="Arial" style:font-family-complex="Arial" fo:background-color="transparent" fo:color="#252525"/>
    </style:style>
    <style:style style:name="T1201" style:family="text">
      <style:text-properties fo:font-size="12.00pt" fo:font-weight="normal" fo:font-family="Aptos" style:font-family-asian="Aptos" style:font-family-complex="Aptos" fo:background-color="transparent" style:use-window-font-color="true"/>
    </style:style>
    <style:style style:name="T1202" style:family="text">
      <style:text-properties fo:font-size="12.00pt" fo:font-weight="bold" fo:font-family="Arial" style:font-family-asian="Arial" style:font-family-complex="Arial" fo:background-color="transparent" fo:color="#252525"/>
    </style:style>
    <style:style style:name="T1203" style:family="text">
      <style:text-properties fo:font-size="12.00pt" fo:font-weight="normal" fo:font-family="Aptos" style:font-family-asian="Aptos" style:font-family-complex="Aptos" fo:background-color="transparent" style:use-window-font-color="true"/>
    </style:style>
    <style:style style:name="T1204" style:family="text">
      <style:text-properties fo:font-size="12.00pt" fo:font-weight="bold" fo:font-family="Arial" style:font-family-asian="Arial" style:font-family-complex="Arial" fo:background-color="transparent" fo:color="#252525"/>
    </style:style>
    <style:style style:name="T1205" style:family="text">
      <style:text-properties fo:font-size="12.00pt" fo:font-weight="normal" fo:font-family="Arial" style:font-family-asian="Arial" style:font-family-complex="Arial" fo:background-color="transparent" fo:color="#252525"/>
    </style:style>
    <style:style style:name="T1206" style:family="text">
      <style:text-properties fo:font-size="12.00pt" fo:font-weight="normal" fo:font-family="Aptos" style:font-family-asian="Aptos" style:font-family-complex="Aptos" fo:background-color="transparent" style:use-window-font-color="true"/>
    </style:style>
    <style:style style:name="T1207" style:family="text">
      <style:text-properties fo:font-size="12.00pt" fo:font-weight="bold" fo:font-family="Arial" style:font-family-asian="Arial" style:font-family-complex="Arial" fo:background-color="transparent" fo:color="#252525"/>
    </style:style>
    <style:style style:name="T1208" style:family="text">
      <style:text-properties fo:font-size="12.00pt" fo:font-weight="normal" fo:font-family="Arial" style:font-family-asian="Arial" style:font-family-complex="Arial" fo:background-color="transparent" fo:color="#252525"/>
    </style:style>
    <style:style style:name="T1209" style:family="text">
      <style:text-properties fo:font-size="12.00pt" fo:font-weight="normal" fo:font-family="Aptos" style:font-family-asian="Aptos" style:font-family-complex="Aptos" fo:background-color="transparent" style:use-window-font-color="true"/>
    </style:style>
    <style:style style:name="T1210" style:family="text">
      <style:text-properties fo:font-size="12.00pt" fo:font-weight="bold" fo:font-family="Arial" style:font-family-asian="Arial" style:font-family-complex="Arial" fo:background-color="transparent" fo:color="#252525"/>
    </style:style>
    <style:style style:name="T1211" style:family="text">
      <style:text-properties fo:font-size="12.00pt" fo:font-weight="normal" fo:font-family="Arial" style:font-family-asian="Arial" style:font-family-complex="Arial" fo:background-color="transparent" fo:color="#252525"/>
    </style:style>
    <style:style style:name="T1212" style:family="text">
      <style:text-properties fo:font-size="12.00pt" fo:font-weight="normal" fo:font-family="Aptos" style:font-family-asian="Aptos" style:font-family-complex="Aptos" fo:background-color="transparent" style:use-window-font-color="true"/>
    </style:style>
    <style:style style:name="T1213" style:family="text">
      <style:text-properties fo:font-size="12.00pt" fo:font-weight="normal" fo:font-family="Arial" style:font-family-asian="Arial" style:font-family-complex="Arial" fo:background-color="transparent" fo:color="#252525"/>
    </style:style>
    <style:style style:name="T1214" style:family="text">
      <style:text-properties fo:font-size="12.00pt" fo:font-weight="normal" fo:font-family="Aptos" style:font-family-asian="Aptos" style:font-family-complex="Aptos" fo:background-color="transparent" style:use-window-font-color="true"/>
    </style:style>
    <style:style style:name="T1215" style:family="text">
      <style:text-properties fo:font-size="12.00pt" fo:font-weight="bold" fo:font-family="Arial" style:font-family-asian="Arial" style:font-family-complex="Arial" fo:background-color="transparent" fo:color="#252525"/>
    </style:style>
    <style:style style:name="T1216" style:family="text">
      <style:text-properties fo:font-size="12.00pt" fo:font-weight="normal" fo:font-family="Aptos" style:font-family-asian="Aptos" style:font-family-complex="Aptos" fo:background-color="transparent" style:use-window-font-color="true"/>
    </style:style>
    <style:style style:name="T1217" style:family="text">
      <style:text-properties fo:font-size="12.00pt" fo:font-weight="bold" fo:font-family="Arial" style:font-family-asian="Arial" style:font-family-complex="Arial" fo:background-color="transparent" fo:color="#252525"/>
    </style:style>
    <style:style style:name="T1218" style:family="text">
      <style:text-properties fo:font-size="12.00pt" fo:font-weight="normal" fo:font-family="Aptos" style:font-family-asian="Aptos" style:font-family-complex="Aptos" fo:background-color="transparent" style:use-window-font-color="true"/>
    </style:style>
    <style:style style:name="T1219" style:family="text">
      <style:text-properties fo:font-size="12.00pt" fo:font-weight="normal" fo:font-family="Arial" style:font-family-asian="Arial" style:font-family-complex="Arial" fo:background-color="transparent" fo:color="#252525"/>
    </style:style>
    <style:style style:name="T1220" style:family="text">
      <style:text-properties fo:font-size="12.00pt" fo:font-weight="bold" fo:font-family="Arial" style:font-family-asian="Arial" style:font-family-complex="Arial" fo:background-color="transparent" fo:color="#252525"/>
    </style:style>
    <style:style style:name="T1221" style:family="text">
      <style:text-properties fo:font-size="12.00pt" fo:font-weight="normal" fo:font-family="Arial" style:font-family-asian="Arial" style:font-family-complex="Arial" fo:background-color="transparent" fo:color="#252525"/>
    </style:style>
    <style:style style:name="T1222" style:family="text">
      <style:text-properties fo:font-size="12.00pt" fo:font-weight="normal" fo:font-family="Aptos" style:font-family-asian="Aptos" style:font-family-complex="Aptos" fo:background-color="transparent" style:use-window-font-color="true"/>
    </style:style>
    <style:style style:name="T1223" style:family="text">
      <style:text-properties fo:font-size="12.00pt" fo:font-weight="bold" fo:font-family="Arial" style:font-family-asian="Arial" style:font-family-complex="Arial" fo:background-color="transparent" fo:color="#252525"/>
    </style:style>
    <style:style style:name="T1224" style:family="text">
      <style:text-properties fo:font-size="12.00pt" fo:font-weight="normal" fo:font-family="Aptos" style:font-family-asian="Aptos" style:font-family-complex="Aptos" fo:background-color="transparent" style:use-window-font-color="true"/>
    </style:style>
    <style:style style:name="T1225" style:family="text">
      <style:text-properties fo:font-size="12.00pt" fo:font-weight="bold" fo:font-family="Arial" style:font-family-asian="Arial" style:font-family-complex="Arial" fo:background-color="transparent" fo:color="#252525"/>
    </style:style>
    <style:style style:name="T1226" style:family="text">
      <style:text-properties fo:font-size="12.00pt" fo:font-weight="normal" fo:font-family="Arial" style:font-family-asian="Arial" style:font-family-complex="Arial" fo:background-color="transparent" fo:color="#252525"/>
    </style:style>
    <style:style style:name="T1227" style:family="text">
      <style:text-properties fo:font-size="12.00pt" fo:font-weight="normal" fo:font-family="Aptos" style:font-family-asian="Aptos" style:font-family-complex="Aptos" fo:background-color="transparent" style:use-window-font-color="true"/>
    </style:style>
    <style:style style:name="T1228" style:family="text">
      <style:text-properties fo:font-size="12.00pt" fo:font-weight="bold" fo:font-family="Arial" style:font-family-asian="Arial" style:font-family-complex="Arial" fo:background-color="transparent" fo:color="#252525"/>
    </style:style>
    <style:style style:name="T1229" style:family="text">
      <style:text-properties fo:font-size="12.00pt" fo:font-weight="normal" fo:font-family="Aptos" style:font-family-asian="Aptos" style:font-family-complex="Aptos" fo:background-color="transparent" style:use-window-font-color="true"/>
    </style:style>
    <style:style style:name="T1230" style:family="text">
      <style:text-properties fo:font-size="12.00pt" fo:font-weight="normal" fo:font-family="Arial" style:font-family-asian="Arial" style:font-family-complex="Arial" fo:background-color="transparent" fo:color="#252525"/>
    </style:style>
    <style:style style:name="T1231" style:family="text">
      <style:text-properties fo:font-size="12.00pt" fo:font-weight="normal" fo:font-family="Aptos" style:font-family-asian="Aptos" style:font-family-complex="Aptos" fo:background-color="transparent" style:use-window-font-color="true"/>
    </style:style>
    <style:style style:name="T1232" style:family="text">
      <style:text-properties fo:font-size="12.00pt" fo:font-weight="bold" fo:font-family="Arial" style:font-family-asian="Arial" style:font-family-complex="Arial" fo:background-color="transparent" fo:color="#252525"/>
    </style:style>
    <style:style style:name="T1233" style:family="text">
      <style:text-properties fo:font-size="12.00pt" fo:font-weight="normal" fo:font-family="Aptos" style:font-family-asian="Aptos" style:font-family-complex="Aptos" fo:background-color="transparent" style:use-window-font-color="true"/>
    </style:style>
    <style:style style:name="T1234" style:family="text">
      <style:text-properties fo:font-size="12.00pt" fo:font-weight="bold" fo:font-family="Arial" style:font-family-asian="Arial" style:font-family-complex="Arial" fo:background-color="transparent" fo:color="#252525"/>
    </style:style>
    <style:style style:name="T1235" style:family="text">
      <style:text-properties fo:font-size="12.00pt" fo:font-weight="normal" fo:font-family="Arial" style:font-family-asian="Arial" style:font-family-complex="Arial" fo:background-color="transparent" fo:color="#252525"/>
    </style:style>
    <style:style style:name="T1236" style:family="text">
      <style:text-properties fo:font-size="12.00pt" fo:font-weight="normal" fo:font-family="Aptos" style:font-family-asian="Aptos" style:font-family-complex="Aptos" fo:background-color="transparent" style:use-window-font-color="true"/>
    </style:style>
    <style:style style:name="T1237" style:family="text">
      <style:text-properties fo:font-size="12.00pt" fo:font-weight="bold" fo:font-family="Arial" style:font-family-asian="Arial" style:font-family-complex="Arial" fo:background-color="transparent" fo:color="#252525"/>
    </style:style>
    <style:style style:name="T1238" style:family="text">
      <style:text-properties fo:font-size="12.00pt" fo:font-weight="normal" fo:font-family="Aptos" style:font-family-asian="Aptos" style:font-family-complex="Aptos" fo:background-color="transparent" style:use-window-font-color="true"/>
    </style:style>
    <style:style style:name="T1239" style:family="text">
      <style:text-properties fo:font-size="12.00pt" fo:font-weight="bold" fo:font-family="Arial" style:font-family-asian="Arial" style:font-family-complex="Arial" fo:background-color="transparent" fo:color="#252525"/>
    </style:style>
    <style:style style:name="T1240" style:family="text">
      <style:text-properties fo:font-size="12.00pt" fo:font-weight="normal" fo:font-family="Aptos" style:font-family-asian="Aptos" style:font-family-complex="Aptos" fo:background-color="transparent" style:use-window-font-color="true"/>
    </style:style>
    <style:style style:name="T1241" style:family="text">
      <style:text-properties fo:font-size="12.00pt" fo:font-weight="bold" fo:font-family="Arial" style:font-family-asian="Arial" style:font-family-complex="Arial" fo:background-color="transparent" fo:color="#252525"/>
    </style:style>
    <style:style style:name="T1242" style:family="text">
      <style:text-properties fo:font-size="12.00pt" fo:font-weight="normal" fo:font-family="Arial" style:font-family-asian="Arial" style:font-family-complex="Arial" fo:background-color="transparent" fo:color="#252525"/>
    </style:style>
    <style:style style:name="T1243" style:family="text">
      <style:text-properties fo:font-size="12.00pt" fo:font-weight="normal" fo:font-family="Aptos" style:font-family-asian="Aptos" style:font-family-complex="Aptos" fo:background-color="transparent" style:use-window-font-color="true"/>
    </style:style>
    <style:style style:name="T1244" style:family="text">
      <style:text-properties fo:font-size="12.00pt" fo:font-weight="bold" fo:font-family="Arial" style:font-family-asian="Arial" style:font-family-complex="Arial" fo:background-color="transparent" fo:color="#252525"/>
    </style:style>
    <style:style style:name="T1245" style:family="text">
      <style:text-properties fo:font-size="12.00pt" fo:font-weight="normal" fo:font-family="Arial" style:font-family-asian="Arial" style:font-family-complex="Arial" fo:background-color="transparent" fo:color="#252525"/>
    </style:style>
    <style:style style:name="T1246" style:family="text">
      <style:text-properties fo:font-size="12.00pt" fo:font-weight="normal" fo:font-family="Aptos" style:font-family-asian="Aptos" style:font-family-complex="Aptos" fo:background-color="transparent" style:use-window-font-color="true"/>
    </style:style>
    <style:style style:name="T1247" style:family="text">
      <style:text-properties fo:font-size="12.00pt" fo:font-weight="bold" fo:font-family="Arial" style:font-family-asian="Arial" style:font-family-complex="Arial" fo:background-color="transparent" fo:color="#252525"/>
    </style:style>
    <style:style style:name="T1248" style:family="text">
      <style:text-properties fo:font-size="12.00pt" fo:font-weight="normal" fo:font-family="Arial" style:font-family-asian="Arial" style:font-family-complex="Arial" fo:background-color="transparent" fo:color="#252525"/>
    </style:style>
    <style:style style:name="T1249" style:family="text">
      <style:text-properties fo:font-size="12.00pt" fo:font-weight="normal" fo:font-family="Aptos" style:font-family-asian="Aptos" style:font-family-complex="Aptos" fo:background-color="transparent" style:use-window-font-color="true"/>
    </style:style>
    <style:style style:name="T1250" style:family="text">
      <style:text-properties fo:font-size="12.00pt" fo:font-weight="normal" fo:font-family="Arial" style:font-family-asian="Arial" style:font-family-complex="Arial" fo:background-color="transparent" fo:color="#252525"/>
    </style:style>
    <style:style style:name="T1251" style:family="text">
      <style:text-properties fo:font-size="12.00pt" fo:font-weight="normal" fo:font-family="Aptos" style:font-family-asian="Aptos" style:font-family-complex="Aptos" fo:background-color="transparent" style:use-window-font-color="true"/>
    </style:style>
    <style:style style:name="T1252" style:family="text">
      <style:text-properties fo:font-size="12.00pt" fo:font-weight="bold" fo:font-family="Arial" style:font-family-asian="Arial" style:font-family-complex="Arial" fo:background-color="transparent" fo:color="#252525"/>
    </style:style>
    <style:style style:name="T1253" style:family="text">
      <style:text-properties fo:font-size="12.00pt" fo:font-weight="normal" fo:font-family="Aptos" style:font-family-asian="Aptos" style:font-family-complex="Aptos" fo:background-color="transparent" style:use-window-font-color="true"/>
    </style:style>
    <style:style style:name="T1254" style:family="text">
      <style:text-properties fo:font-size="12.00pt" fo:font-weight="normal" fo:font-family="Arial" style:font-family-asian="Arial" style:font-family-complex="Arial" fo:background-color="transparent" fo:color="#252525"/>
    </style:style>
    <style:style style:name="T1255" style:family="text">
      <style:text-properties fo:font-size="12.00pt" fo:font-weight="normal" fo:font-family="Aptos" style:font-family-asian="Aptos" style:font-family-complex="Aptos" fo:background-color="transparent" style:use-window-font-color="true"/>
    </style:style>
    <style:style style:name="T1256" style:family="text">
      <style:text-properties fo:font-size="12.00pt" fo:font-weight="normal" fo:font-family="Arial" style:font-family-asian="Arial" style:font-family-complex="Arial" fo:background-color="transparent" fo:color="#252525"/>
    </style:style>
    <style:style style:name="T1257" style:family="text">
      <style:text-properties fo:font-size="12.00pt" fo:font-weight="normal" fo:font-family="Aptos" style:font-family-asian="Aptos" style:font-family-complex="Aptos" fo:background-color="transparent" style:use-window-font-color="true"/>
    </style:style>
    <style:style style:name="T1258" style:family="text">
      <style:text-properties fo:font-size="12.00pt" fo:font-weight="normal" fo:font-family="Arial" style:font-family-asian="Arial" style:font-family-complex="Arial" fo:background-color="transparent" fo:color="#252525"/>
    </style:style>
    <style:style style:name="T1259" style:family="text">
      <style:text-properties fo:font-size="12.00pt" fo:font-weight="normal" fo:font-family="Aptos" style:font-family-asian="Aptos" style:font-family-complex="Aptos" fo:background-color="transparent" style:use-window-font-color="true"/>
    </style:style>
    <style:style style:name="T1260" style:family="text">
      <style:text-properties fo:font-size="12.00pt" fo:font-weight="normal" fo:font-family="Arial" style:font-family-asian="Arial" style:font-family-complex="Arial" fo:background-color="transparent" fo:color="#252525"/>
    </style:style>
    <style:style style:name="T1261" style:family="text">
      <style:text-properties fo:font-size="12.00pt" fo:font-weight="normal" fo:font-family="Aptos" style:font-family-asian="Aptos" style:font-family-complex="Aptos" fo:background-color="transparent" style:use-window-font-color="true"/>
    </style:style>
    <style:style style:name="T1262" style:family="text">
      <style:text-properties fo:font-size="12.00pt" fo:font-weight="bold" fo:font-family="Arial" style:font-family-asian="Arial" style:font-family-complex="Arial" fo:background-color="transparent" fo:color="#252525"/>
    </style:style>
    <style:style style:name="T1263" style:family="text">
      <style:text-properties fo:font-size="12.00pt" fo:font-weight="normal" fo:font-family="Aptos" style:font-family-asian="Aptos" style:font-family-complex="Aptos" fo:background-color="transparent" style:use-window-font-color="true"/>
    </style:style>
    <style:style style:name="T1264" style:family="text">
      <style:text-properties fo:font-size="12.00pt" fo:font-weight="bold" fo:font-family="Arial" style:font-family-asian="Arial" style:font-family-complex="Arial" fo:background-color="transparent" fo:color="#252525"/>
    </style:style>
    <style:style style:name="T1265" style:family="text">
      <style:text-properties fo:font-size="12.00pt" fo:font-weight="normal" fo:font-family="Aptos" style:font-family-asian="Aptos" style:font-family-complex="Aptos" fo:background-color="transparent" style:use-window-font-color="true"/>
    </style:style>
    <style:style style:name="T1266" style:family="text">
      <style:text-properties fo:font-size="12.00pt" fo:font-weight="normal" fo:font-family="Arial" style:font-family-asian="Arial" style:font-family-complex="Arial" fo:background-color="transparent" fo:color="#252525"/>
    </style:style>
    <style:style style:name="T1267" style:family="text">
      <style:text-properties fo:font-size="12.00pt" fo:font-weight="normal" fo:font-family="Aptos" style:font-family-asian="Aptos" style:font-family-complex="Aptos" fo:background-color="transparent" style:use-window-font-color="true"/>
    </style:style>
    <style:style style:name="T1268" style:family="text">
      <style:text-properties fo:font-size="12.00pt" fo:font-weight="normal" fo:font-family="Arial" style:font-family-asian="Arial" style:font-family-complex="Arial" fo:background-color="transparent" fo:color="#252525"/>
    </style:style>
    <style:style style:name="T1269" style:family="text">
      <style:text-properties fo:font-size="12.00pt" fo:font-weight="normal" fo:font-family="Aptos" style:font-family-asian="Aptos" style:font-family-complex="Aptos" fo:background-color="transparent" style:use-window-font-color="true"/>
    </style:style>
    <style:style style:name="T1270" style:family="text">
      <style:text-properties fo:font-size="12.00pt" fo:font-weight="bold" fo:font-family="Arial" style:font-family-asian="Arial" style:font-family-complex="Arial" fo:background-color="transparent" fo:color="#252525"/>
    </style:style>
    <style:style style:name="T1271" style:family="text">
      <style:text-properties fo:font-size="12.00pt" fo:font-weight="normal" fo:font-family="Aptos" style:font-family-asian="Aptos" style:font-family-complex="Aptos" fo:background-color="transparent" style:use-window-font-color="true"/>
    </style:style>
    <style:style style:name="T1272" style:family="text">
      <style:text-properties fo:font-size="12.00pt" fo:font-weight="bold" fo:font-family="Arial" style:font-family-asian="Arial" style:font-family-complex="Arial" fo:background-color="transparent" fo:color="#252525"/>
    </style:style>
    <style:style style:name="T1273" style:family="text">
      <style:text-properties fo:font-size="12.00pt" fo:font-weight="normal" fo:font-family="Arial" style:font-family-asian="Arial" style:font-family-complex="Arial" fo:background-color="transparent" fo:color="#252525"/>
    </style:style>
    <style:style style:name="T1274" style:family="text">
      <style:text-properties fo:font-size="12.00pt" fo:font-weight="normal" fo:font-family="Aptos" style:font-family-asian="Aptos" style:font-family-complex="Aptos" fo:background-color="transparent" style:use-window-font-color="true"/>
    </style:style>
    <style:style style:name="T1275" style:family="text">
      <style:text-properties fo:font-size="12.00pt" fo:font-weight="normal" fo:font-family="Arial" style:font-family-asian="Arial" style:font-family-complex="Arial" fo:background-color="transparent" fo:color="#252525"/>
    </style:style>
    <style:style style:name="T1276" style:family="text">
      <style:text-properties fo:font-size="12.00pt" fo:font-weight="normal" fo:font-family="Aptos" style:font-family-asian="Aptos" style:font-family-complex="Aptos" fo:background-color="transparent" style:use-window-font-color="true"/>
    </style:style>
    <style:style style:name="T1277" style:family="text">
      <style:text-properties fo:font-size="12.00pt" fo:font-weight="bold" fo:font-family="Arial" style:font-family-asian="Arial" style:font-family-complex="Arial" fo:background-color="transparent" fo:color="#252525"/>
    </style:style>
    <style:style style:name="T1278" style:family="text">
      <style:text-properties fo:font-size="12.00pt" fo:font-weight="normal" fo:font-family="Arial" style:font-family-asian="Arial" style:font-family-complex="Arial" fo:background-color="transparent" fo:color="#252525"/>
    </style:style>
    <style:style style:name="T1279" style:family="text">
      <style:text-properties fo:font-size="12.00pt" fo:font-weight="normal" fo:font-family="Aptos" style:font-family-asian="Aptos" style:font-family-complex="Aptos" fo:background-color="transparent" style:use-window-font-color="true"/>
    </style:style>
    <style:style style:name="T1280" style:family="text">
      <style:text-properties fo:font-size="12.00pt" fo:font-weight="bold" fo:font-family="Arial" style:font-family-asian="Arial" style:font-family-complex="Arial" fo:background-color="transparent" fo:color="#252525"/>
    </style:style>
    <style:style style:name="T1281" style:family="text">
      <style:text-properties fo:font-size="12.00pt" fo:font-weight="normal" fo:font-family="Arial" style:font-family-asian="Arial" style:font-family-complex="Arial" fo:background-color="transparent" fo:color="#252525"/>
    </style:style>
    <style:style style:name="T1282" style:family="text">
      <style:text-properties fo:font-size="12.00pt" fo:font-weight="normal" fo:font-family="Aptos" style:font-family-asian="Aptos" style:font-family-complex="Aptos" fo:background-color="transparent" style:use-window-font-color="true"/>
    </style:style>
    <style:style style:name="T1283" style:family="text">
      <style:text-properties fo:font-size="12.00pt" fo:font-weight="bold" fo:font-family="Arial" style:font-family-asian="Arial" style:font-family-complex="Arial" fo:background-color="transparent" fo:color="#252525"/>
    </style:style>
    <style:style style:name="T1284" style:family="text">
      <style:text-properties fo:font-size="12.00pt" fo:font-weight="normal" fo:font-family="Arial" style:font-family-asian="Arial" style:font-family-complex="Arial" fo:background-color="transparent" fo:color="#252525"/>
    </style:style>
    <style:style style:name="T1285" style:family="text">
      <style:text-properties fo:font-size="12.00pt" fo:font-weight="normal" fo:font-family="Aptos" style:font-family-asian="Aptos" style:font-family-complex="Aptos" fo:background-color="transparent" style:use-window-font-color="true"/>
    </style:style>
    <style:style style:name="T1286" style:family="text">
      <style:text-properties fo:font-size="12.00pt" fo:font-weight="bold" fo:font-family="Arial" style:font-family-asian="Arial" style:font-family-complex="Arial" fo:background-color="transparent" fo:color="#252525"/>
    </style:style>
    <style:style style:name="T1287" style:family="text">
      <style:text-properties fo:font-size="12.00pt" fo:font-weight="normal" fo:font-family="Aptos" style:font-family-asian="Aptos" style:font-family-complex="Aptos" fo:background-color="transparent" style:use-window-font-color="true"/>
    </style:style>
    <style:style style:name="T1288" style:family="text">
      <style:text-properties fo:font-size="12.00pt" fo:font-weight="bold" fo:font-family="Arial" style:font-family-asian="Arial" style:font-family-complex="Arial" fo:background-color="transparent" fo:color="#252525"/>
    </style:style>
    <style:style style:name="T1289" style:family="text">
      <style:text-properties fo:font-size="12.00pt" fo:font-weight="normal" fo:font-family="Aptos" style:font-family-asian="Aptos" style:font-family-complex="Aptos" fo:background-color="transparent" style:use-window-font-color="true"/>
    </style:style>
    <style:style style:name="T1290" style:family="text">
      <style:text-properties fo:font-size="12.00pt" fo:font-weight="normal" fo:font-family="Arial" style:font-family-asian="Arial" style:font-family-complex="Arial" fo:background-color="transparent" fo:color="#252525"/>
    </style:style>
    <style:style style:name="T1291" style:family="text">
      <style:text-properties fo:font-size="12.00pt" fo:font-weight="normal" fo:font-family="Aptos" style:font-family-asian="Aptos" style:font-family-complex="Aptos" fo:background-color="transparent" style:use-window-font-color="true"/>
    </style:style>
    <style:style style:name="T1292" style:family="text">
      <style:text-properties fo:font-size="12.00pt" fo:font-weight="bold" fo:font-family="Arial" style:font-family-asian="Arial" style:font-family-complex="Arial" fo:background-color="transparent" fo:color="#252525"/>
    </style:style>
    <style:style style:name="T1293" style:family="text">
      <style:text-properties fo:font-size="12.00pt" fo:font-weight="normal" fo:font-family="Aptos" style:font-family-asian="Aptos" style:font-family-complex="Aptos" fo:background-color="transparent" style:use-window-font-color="true"/>
    </style:style>
    <style:style style:name="T1294" style:family="text">
      <style:text-properties fo:font-size="12.00pt" fo:font-weight="normal" fo:font-family="Arial" style:font-family-asian="Arial" style:font-family-complex="Arial" fo:background-color="transparent" fo:color="#252525"/>
    </style:style>
    <style:style style:name="T1295" style:family="text">
      <style:text-properties fo:font-size="12.00pt" fo:font-weight="bold" fo:font-family="Arial" style:font-family-asian="Arial" style:font-family-complex="Arial" fo:background-color="transparent" fo:color="#252525"/>
    </style:style>
    <style:style style:name="T1296" style:family="text">
      <style:text-properties fo:font-size="12.00pt" fo:font-weight="normal" fo:font-family="Aptos" style:font-family-asian="Aptos" style:font-family-complex="Aptos" fo:background-color="transparent" style:use-window-font-color="true"/>
    </style:style>
    <style:style style:name="T1297" style:family="text">
      <style:text-properties fo:font-size="12.00pt" fo:font-weight="bold" fo:font-family="Arial" style:font-family-asian="Arial" style:font-family-complex="Arial" fo:background-color="transparent" fo:color="#252525"/>
    </style:style>
    <style:style style:name="T1298" style:family="text">
      <style:text-properties fo:font-size="12.00pt" fo:font-weight="normal" fo:font-family="Arial" style:font-family-asian="Arial" style:font-family-complex="Arial" fo:background-color="transparent" fo:color="#252525"/>
    </style:style>
    <style:style style:name="T1299" style:family="text">
      <style:text-properties fo:font-size="12.00pt" fo:font-weight="normal" fo:font-family="Aptos" style:font-family-asian="Aptos" style:font-family-complex="Aptos" fo:background-color="transparent" style:use-window-font-color="true"/>
    </style:style>
    <style:style style:name="T1300" style:family="text">
      <style:text-properties fo:font-size="12.00pt" fo:font-weight="bold" fo:font-family="Arial" style:font-family-asian="Arial" style:font-family-complex="Arial" fo:background-color="transparent" fo:color="#252525"/>
    </style:style>
    <style:style style:name="T1301" style:family="text">
      <style:text-properties fo:font-size="12.00pt" fo:font-weight="normal" fo:font-family="Aptos" style:font-family-asian="Aptos" style:font-family-complex="Aptos" fo:background-color="transparent" style:use-window-font-color="true"/>
    </style:style>
    <style:style style:name="T1302" style:family="text">
      <style:text-properties fo:font-size="12.00pt" fo:font-weight="normal" fo:font-family="Arial" style:font-family-asian="Arial" style:font-family-complex="Arial" fo:background-color="transparent" fo:color="#252525"/>
    </style:style>
    <style:style style:name="T1303" style:family="text">
      <style:text-properties fo:font-size="12.00pt" fo:font-weight="normal" fo:font-family="Aptos" style:font-family-asian="Aptos" style:font-family-complex="Aptos" fo:background-color="transparent" style:use-window-font-color="true"/>
    </style:style>
    <style:style style:name="T1304" style:family="text">
      <style:text-properties fo:font-size="12.00pt" fo:font-weight="bold" fo:font-family="Arial" style:font-family-asian="Arial" style:font-family-complex="Arial" fo:background-color="transparent" fo:color="#252525"/>
    </style:style>
    <style:style style:name="T1305" style:family="text">
      <style:text-properties fo:font-size="12.00pt" fo:font-weight="normal" fo:font-family="Aptos" style:font-family-asian="Aptos" style:font-family-complex="Aptos" fo:background-color="transparent" style:use-window-font-color="true"/>
    </style:style>
    <style:style style:name="T1306" style:family="text">
      <style:text-properties fo:font-size="12.00pt" fo:font-weight="bold" fo:font-family="Arial" style:font-family-asian="Arial" style:font-family-complex="Arial" fo:background-color="transparent" fo:color="#252525"/>
    </style:style>
    <style:style style:name="T1307" style:family="text">
      <style:text-properties fo:font-size="12.00pt" fo:font-weight="normal" fo:font-family="Aptos" style:font-family-asian="Aptos" style:font-family-complex="Aptos" fo:background-color="transparent" style:use-window-font-color="true"/>
    </style:style>
    <style:style style:name="T1308" style:family="text">
      <style:text-properties fo:font-size="12.00pt" fo:font-weight="normal" fo:font-family="Arial" style:font-family-asian="Arial" style:font-family-complex="Arial" fo:background-color="transparent" fo:color="#252525"/>
    </style:style>
    <style:style style:name="T1309" style:family="text">
      <style:text-properties fo:font-size="12.00pt" fo:font-weight="normal" fo:font-family="Aptos" style:font-family-asian="Aptos" style:font-family-complex="Aptos" fo:background-color="transparent" style:use-window-font-color="true"/>
    </style:style>
    <style:style style:name="T1310" style:family="text">
      <style:text-properties fo:font-size="12.00pt" fo:font-weight="bold" fo:font-family="Arial" style:font-family-asian="Arial" style:font-family-complex="Arial" fo:background-color="transparent" fo:color="#252525"/>
    </style:style>
    <style:style style:name="T1311" style:family="text">
      <style:text-properties fo:font-size="12.00pt" fo:font-weight="normal" fo:font-family="Aptos" style:font-family-asian="Aptos" style:font-family-complex="Aptos" fo:background-color="transparent" style:use-window-font-color="true"/>
    </style:style>
    <style:style style:name="T1312" style:family="text">
      <style:text-properties fo:font-size="12.00pt" fo:font-weight="normal" fo:font-family="Arial" style:font-family-asian="Arial" style:font-family-complex="Arial" fo:background-color="transparent" fo:color="#252525"/>
    </style:style>
    <style:style style:name="T1313" style:family="text">
      <style:text-properties fo:font-size="12.00pt" fo:font-weight="normal" fo:font-family="Aptos" style:font-family-asian="Aptos" style:font-family-complex="Aptos" fo:background-color="transparent" style:use-window-font-color="true"/>
    </style:style>
    <style:style style:name="T1314" style:family="text">
      <style:text-properties fo:font-size="12.00pt" fo:font-weight="normal" fo:font-family="Arial" style:font-family-asian="Arial" style:font-family-complex="Arial" fo:background-color="transparent" fo:color="#252525"/>
    </style:style>
    <style:style style:name="T1315" style:family="text">
      <style:text-properties fo:font-size="12.00pt" fo:font-weight="normal" fo:font-family="Aptos" style:font-family-asian="Aptos" style:font-family-complex="Aptos" fo:background-color="transparent" style:use-window-font-color="true"/>
    </style:style>
    <style:style style:name="T1316" style:family="text">
      <style:text-properties fo:font-size="12.00pt" fo:font-weight="normal" fo:font-family="Arial" style:font-family-asian="Arial" style:font-family-complex="Arial" fo:background-color="transparent" fo:color="#252525"/>
    </style:style>
    <style:style style:name="T1317" style:family="text">
      <style:text-properties fo:font-size="12.00pt" fo:font-weight="normal" fo:font-family="Aptos" style:font-family-asian="Aptos" style:font-family-complex="Aptos" fo:background-color="transparent" style:use-window-font-color="true"/>
    </style:style>
    <style:style style:name="T1318" style:family="text">
      <style:text-properties fo:font-size="12.00pt" fo:font-weight="normal" fo:font-family="Arial" style:font-family-asian="Arial" style:font-family-complex="Arial" fo:background-color="transparent" fo:color="#252525"/>
    </style:style>
    <style:style style:name="T1319" style:family="text">
      <style:text-properties fo:font-size="12.00pt" fo:font-weight="normal" fo:font-family="Aptos" style:font-family-asian="Aptos" style:font-family-complex="Aptos" fo:background-color="transparent" style:use-window-font-color="true"/>
    </style:style>
    <style:style style:name="T1320" style:family="text">
      <style:text-properties fo:font-size="12.00pt" fo:font-weight="bold" fo:font-family="Arial" style:font-family-asian="Arial" style:font-family-complex="Arial" fo:background-color="transparent" fo:color="#252525"/>
    </style:style>
    <style:style style:name="T1321" style:family="text">
      <style:text-properties fo:font-size="12.00pt" fo:font-weight="normal" fo:font-family="Aptos" style:font-family-asian="Aptos" style:font-family-complex="Aptos" fo:background-color="transparent" style:use-window-font-color="true"/>
    </style:style>
    <style:style style:name="T1322" style:family="text">
      <style:text-properties fo:font-size="12.00pt" fo:font-weight="bold" fo:font-family="Arial" style:font-family-asian="Arial" style:font-family-complex="Arial" fo:background-color="transparent" fo:color="#252525"/>
    </style:style>
    <style:style style:name="T1323" style:family="text">
      <style:text-properties fo:font-size="12.00pt" fo:font-weight="normal" fo:font-family="Arial" style:font-family-asian="Arial" style:font-family-complex="Arial" fo:background-color="transparent" fo:color="#252525"/>
    </style:style>
    <style:style style:name="T1324" style:family="text">
      <style:text-properties fo:font-size="12.00pt" fo:font-weight="normal" fo:font-family="Aptos" style:font-family-asian="Aptos" style:font-family-complex="Aptos" fo:background-color="transparent" style:use-window-font-color="true"/>
    </style:style>
    <style:style style:name="T1325" style:family="text">
      <style:text-properties fo:font-size="12.00pt" fo:font-weight="bold" fo:font-family="Arial" style:font-family-asian="Arial" style:font-family-complex="Arial" fo:background-color="transparent" fo:color="#252525"/>
    </style:style>
    <style:style style:name="T1326" style:family="text">
      <style:text-properties fo:font-size="12.00pt" fo:font-weight="normal" fo:font-family="Aptos" style:font-family-asian="Aptos" style:font-family-complex="Aptos" fo:background-color="transparent" style:use-window-font-color="true"/>
    </style:style>
    <style:style style:name="T1327" style:family="text">
      <style:text-properties fo:font-size="12.00pt" fo:font-weight="bold" fo:font-family="Arial" style:font-family-asian="Arial" style:font-family-complex="Arial" fo:background-color="transparent" fo:color="#252525"/>
    </style:style>
    <style:style style:name="T1328" style:family="text">
      <style:text-properties fo:font-size="12.00pt" fo:font-weight="normal" fo:font-family="Aptos" style:font-family-asian="Aptos" style:font-family-complex="Aptos" fo:background-color="transparent" style:use-window-font-color="true"/>
    </style:style>
    <style:style style:name="T1329" style:family="text">
      <style:text-properties fo:font-size="12.00pt" fo:font-weight="normal" fo:font-family="Arial" style:font-family-asian="Arial" style:font-family-complex="Arial" fo:background-color="transparent" fo:color="#252525"/>
    </style:style>
    <style:style style:name="T1330" style:family="text">
      <style:text-properties fo:font-size="12.00pt" fo:font-weight="normal" fo:font-family="Aptos" style:font-family-asian="Aptos" style:font-family-complex="Aptos" fo:background-color="transparent" style:use-window-font-color="true"/>
    </style:style>
    <style:style style:name="T1331" style:family="text">
      <style:text-properties fo:font-size="12.00pt" fo:font-weight="normal" fo:font-family="Arial" style:font-family-asian="Arial" style:font-family-complex="Arial" fo:background-color="transparent" fo:color="#252525"/>
    </style:style>
    <style:style style:name="T1332" style:family="text">
      <style:text-properties fo:font-size="12.00pt" fo:font-weight="normal" fo:font-family="Aptos" style:font-family-asian="Aptos" style:font-family-complex="Aptos" fo:background-color="transparent" style:use-window-font-color="true"/>
    </style:style>
    <style:style style:name="T1333" style:family="text">
      <style:text-properties fo:font-size="12.00pt" fo:font-weight="normal" fo:font-family="Arial" style:font-family-asian="Arial" style:font-family-complex="Arial" fo:background-color="transparent" fo:color="#252525"/>
    </style:style>
    <style:style style:name="T1334" style:family="text">
      <style:text-properties fo:font-size="12.00pt" fo:font-weight="normal" fo:font-family="Aptos" style:font-family-asian="Aptos" style:font-family-complex="Aptos" fo:background-color="transparent" style:use-window-font-color="true"/>
    </style:style>
    <style:style style:name="T1335" style:family="text">
      <style:text-properties fo:font-size="12.00pt" fo:font-weight="normal" fo:font-family="Arial" style:font-family-asian="Arial" style:font-family-complex="Arial" fo:background-color="transparent" fo:color="#252525"/>
    </style:style>
    <style:style style:name="T1336" style:family="text">
      <style:text-properties fo:font-size="12.00pt" fo:font-weight="normal" fo:font-family="Aptos" style:font-family-asian="Aptos" style:font-family-complex="Aptos" fo:background-color="transparent" style:use-window-font-color="true"/>
    </style:style>
    <style:style style:name="T1337" style:family="text">
      <style:text-properties fo:font-size="12.00pt" fo:font-weight="bold" fo:font-family="Arial" style:font-family-asian="Arial" style:font-family-complex="Arial" fo:background-color="transparent" fo:color="#252525"/>
    </style:style>
    <style:style style:name="T1338" style:family="text">
      <style:text-properties fo:font-size="12.00pt" fo:font-weight="normal" fo:font-family="Aptos" style:font-family-asian="Aptos" style:font-family-complex="Aptos" fo:background-color="transparent" style:use-window-font-color="true"/>
    </style:style>
    <style:style style:name="T1339" style:family="text">
      <style:text-properties fo:font-size="12.00pt" fo:font-weight="normal" fo:font-family="Arial" style:font-family-asian="Arial" style:font-family-complex="Arial" fo:background-color="transparent" fo:color="#252525"/>
    </style:style>
    <style:style style:name="T1340" style:family="text">
      <style:text-properties fo:font-size="12.00pt" fo:font-weight="normal" fo:font-family="Aptos" style:font-family-asian="Aptos" style:font-family-complex="Aptos" fo:background-color="transparent" style:use-window-font-color="true"/>
    </style:style>
    <style:style style:name="T1341" style:family="text">
      <style:text-properties fo:font-size="12.00pt" fo:font-weight="bold" fo:font-family="Arial" style:font-family-asian="Arial" style:font-family-complex="Arial" fo:background-color="transparent" fo:color="#252525"/>
    </style:style>
    <style:style style:name="T1342" style:family="text">
      <style:text-properties fo:font-size="12.00pt" fo:font-weight="normal" fo:font-family="Aptos" style:font-family-asian="Aptos" style:font-family-complex="Aptos" fo:background-color="transparent" style:use-window-font-color="true"/>
    </style:style>
    <style:style style:name="T1343" style:family="text">
      <style:text-properties fo:font-size="12.00pt" fo:font-weight="bold" fo:font-family="Arial" style:font-family-asian="Arial" style:font-family-complex="Arial" fo:background-color="transparent" fo:color="#252525"/>
    </style:style>
    <style:style style:name="T1344" style:family="text">
      <style:text-properties fo:font-size="12.00pt" fo:font-weight="normal" fo:font-family="Aptos" style:font-family-asian="Aptos" style:font-family-complex="Aptos" fo:background-color="transparent" style:use-window-font-color="true"/>
    </style:style>
    <style:style style:name="T1345" style:family="text">
      <style:text-properties fo:font-size="12.00pt" fo:font-weight="bold" fo:font-family="Arial" style:font-family-asian="Arial" style:font-family-complex="Arial" fo:background-color="transparent" fo:color="#252525"/>
    </style:style>
    <style:style style:name="T1346" style:family="text">
      <style:text-properties fo:font-size="12.00pt" fo:font-weight="normal" fo:font-family="Arial" style:font-family-asian="Arial" style:font-family-complex="Arial" fo:background-color="transparent" fo:color="#252525"/>
    </style:style>
    <style:style style:name="T1347" style:family="text">
      <style:text-properties fo:font-size="12.00pt" fo:font-weight="normal" fo:font-family="Aptos" style:font-family-asian="Aptos" style:font-family-complex="Aptos" fo:background-color="transparent" style:use-window-font-color="true"/>
    </style:style>
    <style:style style:name="T1348" style:family="text">
      <style:text-properties fo:font-size="12.00pt" fo:font-weight="normal" fo:font-family="Arial" style:font-family-asian="Arial" style:font-family-complex="Arial" fo:background-color="transparent" fo:color="#252525"/>
    </style:style>
    <style:style style:name="T1349" style:family="text">
      <style:text-properties fo:font-size="12.00pt" fo:font-weight="normal" fo:font-family="Aptos" style:font-family-asian="Aptos" style:font-family-complex="Aptos" fo:background-color="transparent" style:use-window-font-color="true"/>
    </style:style>
    <style:style style:name="T1350" style:family="text">
      <style:text-properties fo:font-size="12.00pt" fo:font-weight="normal" fo:font-family="Arial" style:font-family-asian="Arial" style:font-family-complex="Arial" fo:background-color="transparent" fo:color="#252525"/>
    </style:style>
    <style:style style:name="T1351" style:family="text">
      <style:text-properties fo:font-size="12.00pt" fo:font-weight="normal" fo:font-family="Aptos" style:font-family-asian="Aptos" style:font-family-complex="Aptos" fo:background-color="transparent" style:use-window-font-color="true"/>
    </style:style>
    <style:style style:name="T1352" style:family="text">
      <style:text-properties fo:font-size="12.00pt" fo:font-weight="normal" fo:font-family="Arial" style:font-family-asian="Arial" style:font-family-complex="Arial" fo:background-color="transparent" fo:color="#252525"/>
    </style:style>
    <style:style style:name="T1353" style:family="text">
      <style:text-properties fo:font-size="12.00pt" fo:font-weight="normal" fo:font-family="Aptos" style:font-family-asian="Aptos" style:font-family-complex="Aptos" fo:background-color="transparent" style:use-window-font-color="true"/>
    </style:style>
    <style:style style:name="T1354" style:family="text">
      <style:text-properties fo:font-size="12.00pt" fo:font-weight="bold" fo:font-family="Arial" style:font-family-asian="Arial" style:font-family-complex="Arial" fo:background-color="transparent" fo:color="#252525"/>
    </style:style>
    <style:style style:name="T1355" style:family="text">
      <style:text-properties fo:font-size="12.00pt" fo:font-weight="normal" fo:font-family="Aptos" style:font-family-asian="Aptos" style:font-family-complex="Aptos" fo:background-color="transparent" style:use-window-font-color="true"/>
    </style:style>
    <style:style style:name="T1356" style:family="text">
      <style:text-properties fo:font-size="12.00pt" fo:font-weight="normal" fo:font-family="Arial" style:font-family-asian="Arial" style:font-family-complex="Arial" fo:background-color="transparent" fo:color="#252525"/>
    </style:style>
    <style:style style:name="T1357" style:family="text">
      <style:text-properties fo:font-size="12.00pt" fo:font-weight="normal" fo:font-family="Aptos" style:font-family-asian="Aptos" style:font-family-complex="Aptos" fo:background-color="transparent" style:use-window-font-color="true"/>
    </style:style>
    <style:style style:name="T1358" style:family="text">
      <style:text-properties fo:font-size="12.00pt" fo:font-weight="bold" fo:font-family="Arial" style:font-family-asian="Arial" style:font-family-complex="Arial" fo:background-color="transparent" fo:color="#252525"/>
    </style:style>
    <style:style style:name="T1359" style:family="text">
      <style:text-properties fo:font-size="12.00pt" fo:font-weight="normal" fo:font-family="Aptos" style:font-family-asian="Aptos" style:font-family-complex="Aptos" fo:background-color="transparent" style:use-window-font-color="true"/>
    </style:style>
    <style:style style:name="T1360" style:family="text">
      <style:text-properties fo:font-size="12.00pt" fo:font-weight="normal" fo:font-family="Arial" style:font-family-asian="Arial" style:font-family-complex="Arial" fo:background-color="transparent" fo:color="#252525"/>
    </style:style>
    <style:style style:name="T1361" style:family="text">
      <style:text-properties fo:font-size="12.00pt" fo:font-weight="normal" fo:font-family="Aptos" style:font-family-asian="Aptos" style:font-family-complex="Aptos" fo:background-color="transparent" style:use-window-font-color="true"/>
    </style:style>
    <style:style style:name="T1362" style:family="text">
      <style:text-properties fo:font-size="12.00pt" fo:font-weight="bold" fo:font-family="Arial" style:font-family-asian="Arial" style:font-family-complex="Arial" fo:background-color="transparent" fo:color="#252525"/>
    </style:style>
    <style:style style:name="T1363" style:family="text">
      <style:text-properties fo:font-size="12.00pt" fo:font-weight="normal" fo:font-family="Aptos" style:font-family-asian="Aptos" style:font-family-complex="Aptos" fo:background-color="transparent" style:use-window-font-color="true"/>
    </style:style>
    <style:style style:name="T1364" style:family="text">
      <style:text-properties fo:font-size="12.00pt" fo:font-weight="bold" fo:font-family="Arial" style:font-family-asian="Arial" style:font-family-complex="Arial" fo:background-color="transparent" fo:color="#252525"/>
    </style:style>
    <style:style style:name="T1365" style:family="text">
      <style:text-properties fo:font-size="12.00pt" fo:font-weight="normal" fo:font-family="Aptos" style:font-family-asian="Aptos" style:font-family-complex="Aptos" fo:background-color="transparent" style:use-window-font-color="true"/>
    </style:style>
    <style:style style:name="T1366" style:family="text">
      <style:text-properties fo:font-size="12.00pt" fo:font-weight="normal" fo:font-family="Arial" style:font-family-asian="Arial" style:font-family-complex="Arial" fo:background-color="transparent" fo:color="#252525"/>
    </style:style>
    <style:style style:name="T1367" style:family="text">
      <style:text-properties fo:font-size="12.00pt" fo:font-weight="normal" fo:font-family="Aptos" style:font-family-asian="Aptos" style:font-family-complex="Aptos" fo:background-color="transparent" style:use-window-font-color="true"/>
    </style:style>
    <style:style style:name="T1368" style:family="text">
      <style:text-properties fo:font-size="12.00pt" fo:font-weight="bold" fo:font-family="Arial" style:font-family-asian="Arial" style:font-family-complex="Arial" fo:background-color="transparent" fo:color="#252525"/>
    </style:style>
    <style:style style:name="T1369" style:family="text">
      <style:text-properties fo:font-size="12.00pt" fo:font-weight="normal" fo:font-family="Aptos" style:font-family-asian="Aptos" style:font-family-complex="Aptos" fo:background-color="transparent" style:use-window-font-color="true"/>
    </style:style>
    <style:style style:name="T1370" style:family="text">
      <style:text-properties fo:font-size="12.00pt" fo:font-weight="normal" fo:font-family="Arial" style:font-family-asian="Arial" style:font-family-complex="Arial" fo:background-color="transparent" fo:color="#252525"/>
    </style:style>
    <style:style style:name="T1371" style:family="text">
      <style:text-properties fo:font-size="12.00pt" fo:font-weight="bold" fo:font-family="Arial" style:font-family-asian="Arial" style:font-family-complex="Arial" fo:background-color="transparent" fo:color="#252525"/>
    </style:style>
    <style:style style:name="T1372" style:family="text">
      <style:text-properties fo:font-size="12.00pt" fo:font-weight="normal" fo:font-family="Arial" style:font-family-asian="Arial" style:font-family-complex="Arial" fo:background-color="transparent" fo:color="#252525"/>
    </style:style>
    <style:style style:name="T1373" style:family="text">
      <style:text-properties fo:font-size="12.00pt" fo:font-weight="normal" fo:font-family="Aptos" style:font-family-asian="Aptos" style:font-family-complex="Aptos" fo:background-color="transparent" style:use-window-font-color="true"/>
    </style:style>
    <style:style style:name="T1374" style:family="text">
      <style:text-properties fo:font-size="12.00pt" fo:font-weight="bold" fo:font-family="Arial" style:font-family-asian="Arial" style:font-family-complex="Arial" fo:background-color="transparent" fo:color="#252525"/>
    </style:style>
    <style:style style:name="T1375" style:family="text">
      <style:text-properties fo:font-size="12.00pt" fo:font-weight="normal" fo:font-family="Aptos" style:font-family-asian="Aptos" style:font-family-complex="Aptos" fo:background-color="transparent" style:use-window-font-color="true"/>
    </style:style>
    <style:style style:name="T1376" style:family="text">
      <style:text-properties fo:font-size="12.00pt" fo:font-weight="bold" fo:font-family="Arial" style:font-family-asian="Arial" style:font-family-complex="Arial" fo:background-color="transparent" fo:color="#252525"/>
    </style:style>
    <style:style style:name="T1377" style:family="text">
      <style:text-properties fo:font-size="12.00pt" fo:font-weight="normal" fo:font-family="Aptos" style:font-family-asian="Aptos" style:font-family-complex="Aptos" fo:background-color="transparent" style:use-window-font-color="true"/>
    </style:style>
    <style:style style:name="T1378" style:family="text">
      <style:text-properties fo:font-size="12.00pt" fo:font-weight="bold" fo:font-family="Arial" style:font-family-asian="Arial" style:font-family-complex="Arial" fo:background-color="transparent" fo:color="#252525"/>
    </style:style>
    <style:style style:name="T1379" style:family="text">
      <style:text-properties fo:font-size="12.00pt" fo:font-weight="normal" fo:font-family="Aptos" style:font-family-asian="Aptos" style:font-family-complex="Aptos" fo:background-color="transparent" style:use-window-font-color="true"/>
    </style:style>
    <style:style style:name="T1380" style:family="text">
      <style:text-properties fo:font-size="12.00pt" fo:font-weight="normal" fo:font-family="Arial" style:font-family-asian="Arial" style:font-family-complex="Arial" fo:background-color="transparent" fo:color="#252525"/>
    </style:style>
    <style:style style:name="T1381" style:family="text">
      <style:text-properties fo:font-size="12.00pt" fo:font-weight="normal" fo:font-family="Aptos" style:font-family-asian="Aptos" style:font-family-complex="Aptos" fo:background-color="transparent" style:use-window-font-color="true"/>
    </style:style>
    <style:style style:name="T1382" style:family="text">
      <style:text-properties fo:font-size="12.00pt" fo:font-weight="bold" fo:font-family="Arial" style:font-family-asian="Arial" style:font-family-complex="Arial" fo:background-color="transparent" fo:color="#252525"/>
    </style:style>
    <style:style style:name="T1383" style:family="text">
      <style:text-properties fo:font-size="12.00pt" fo:font-weight="normal" fo:font-family="Aptos" style:font-family-asian="Aptos" style:font-family-complex="Aptos" fo:background-color="transparent" style:use-window-font-color="true"/>
    </style:style>
    <style:style style:name="T1384" style:family="text">
      <style:text-properties fo:font-size="12.00pt" fo:font-weight="normal" fo:font-family="Arial" style:font-family-asian="Arial" style:font-family-complex="Arial" fo:background-color="transparent" fo:color="#252525"/>
    </style:style>
    <style:style style:name="T1385" style:family="text">
      <style:text-properties fo:font-size="12.00pt" fo:font-weight="normal" fo:font-family="Aptos" style:font-family-asian="Aptos" style:font-family-complex="Aptos" fo:background-color="transparent" style:use-window-font-color="true"/>
    </style:style>
    <style:style style:name="T1386" style:family="text">
      <style:text-properties fo:font-size="12.00pt" fo:font-weight="bold" fo:font-family="Arial" style:font-family-asian="Arial" style:font-family-complex="Arial" fo:background-color="transparent" fo:color="#252525"/>
    </style:style>
    <style:style style:name="T1387" style:family="text">
      <style:text-properties fo:font-size="12.00pt" fo:font-weight="normal" fo:font-family="Aptos" style:font-family-asian="Aptos" style:font-family-complex="Aptos" fo:background-color="transparent" style:use-window-font-color="true"/>
    </style:style>
    <style:style style:name="T1388" style:family="text">
      <style:text-properties fo:font-size="12.00pt" fo:font-weight="normal" fo:font-family="Arial" style:font-family-asian="Arial" style:font-family-complex="Arial" fo:background-color="transparent" fo:color="#252525"/>
    </style:style>
    <style:style style:name="T1389" style:family="text">
      <style:text-properties fo:font-size="12.00pt" fo:font-weight="normal" fo:font-family="Aptos" style:font-family-asian="Aptos" style:font-family-complex="Aptos" fo:background-color="transparent" style:use-window-font-color="true"/>
    </style:style>
    <style:style style:name="T1390" style:family="text">
      <style:text-properties fo:font-size="12.00pt" fo:font-weight="bold" fo:font-family="Arial" style:font-family-asian="Arial" style:font-family-complex="Arial" fo:background-color="transparent" fo:color="#252525"/>
    </style:style>
    <style:style style:name="T1391" style:family="text">
      <style:text-properties fo:font-size="12.00pt" fo:font-weight="normal" fo:font-family="Aptos" style:font-family-asian="Aptos" style:font-family-complex="Aptos" fo:background-color="transparent" style:use-window-font-color="true"/>
    </style:style>
    <style:style style:name="T1392" style:family="text">
      <style:text-properties fo:font-size="12.00pt" fo:font-weight="normal" fo:font-family="Arial" style:font-family-asian="Arial" style:font-family-complex="Arial" fo:background-color="transparent" fo:color="#252525"/>
    </style:style>
    <style:style style:name="T1393" style:family="text">
      <style:text-properties fo:font-size="12.00pt" fo:font-weight="bold" fo:font-family="Arial" style:font-family-asian="Arial" style:font-family-complex="Arial" fo:background-color="transparent" fo:color="#252525"/>
    </style:style>
    <style:style style:name="T1394" style:family="text">
      <style:text-properties fo:font-size="12.00pt" fo:font-weight="normal" fo:font-family="Arial" style:font-family-asian="Arial" style:font-family-complex="Arial" fo:background-color="transparent" fo:color="#252525"/>
    </style:style>
    <style:style style:name="T1395" style:family="text">
      <style:text-properties fo:font-size="12.00pt" fo:font-weight="normal" fo:font-family="Aptos" style:font-family-asian="Aptos" style:font-family-complex="Aptos" fo:background-color="transparent" style:use-window-font-color="true"/>
    </style:style>
    <style:style style:name="T1396" style:family="text">
      <style:text-properties fo:font-size="12.00pt" fo:font-weight="bold" fo:font-family="Arial" style:font-family-asian="Arial" style:font-family-complex="Arial" fo:background-color="transparent" fo:color="#252525"/>
    </style:style>
    <style:style style:name="T1397" style:family="text">
      <style:text-properties fo:font-size="12.00pt" fo:font-weight="normal" fo:font-family="Arial" style:font-family-asian="Arial" style:font-family-complex="Arial" fo:background-color="transparent" fo:color="#252525"/>
    </style:style>
    <style:style style:name="T1398" style:family="text">
      <style:text-properties fo:font-size="12.00pt" fo:font-weight="normal" fo:font-family="Aptos" style:font-family-asian="Aptos" style:font-family-complex="Aptos" fo:background-color="transparent" style:use-window-font-color="true"/>
    </style:style>
    <style:style style:name="T1399" style:family="text">
      <style:text-properties fo:font-size="12.00pt" fo:font-weight="normal" fo:font-family="Arial" style:font-family-asian="Arial" style:font-family-complex="Arial" fo:background-color="transparent" fo:color="#252525"/>
    </style:style>
    <style:style style:name="T1400" style:family="text">
      <style:text-properties fo:font-size="12.00pt" fo:font-weight="bold" fo:font-family="Arial" style:font-family-asian="Arial" style:font-family-complex="Arial" fo:background-color="transparent" fo:color="#252525"/>
    </style:style>
    <style:style style:name="T1401" style:family="text">
      <style:text-properties fo:font-size="12.00pt" fo:font-weight="normal" fo:font-family="Arial" style:font-family-asian="Arial" style:font-family-complex="Arial" fo:background-color="transparent" fo:color="#252525"/>
    </style:style>
    <style:style style:name="T1402" style:family="text">
      <style:text-properties fo:font-size="12.00pt" fo:font-weight="normal" fo:font-family="Aptos" style:font-family-asian="Aptos" style:font-family-complex="Aptos" fo:background-color="transparent" style:use-window-font-color="true"/>
    </style:style>
    <style:style style:name="T1403" style:family="text">
      <style:text-properties fo:font-size="12.00pt" fo:font-weight="bold" fo:font-family="Arial" style:font-family-asian="Arial" style:font-family-complex="Arial" fo:background-color="transparent" fo:color="#252525"/>
    </style:style>
    <style:style style:name="T1404" style:family="text">
      <style:text-properties fo:font-size="12.00pt" fo:font-weight="normal" fo:font-family="Arial" style:font-family-asian="Arial" style:font-family-complex="Arial" fo:background-color="transparent" fo:color="#252525"/>
    </style:style>
    <style:style style:name="T1405" style:family="text">
      <style:text-properties fo:font-size="12.00pt" fo:font-weight="normal" fo:font-family="Aptos" style:font-family-asian="Aptos" style:font-family-complex="Aptos" fo:background-color="transparent" style:use-window-font-color="true"/>
    </style:style>
    <style:style style:name="T1406" style:family="text">
      <style:text-properties fo:font-size="12.00pt" fo:font-weight="bold" fo:font-family="Arial" style:font-family-asian="Arial" style:font-family-complex="Arial" fo:background-color="transparent" fo:color="#252525"/>
    </style:style>
    <style:style style:name="T1407" style:family="text">
      <style:text-properties fo:font-size="12.00pt" fo:font-weight="normal" fo:font-family="Aptos" style:font-family-asian="Aptos" style:font-family-complex="Aptos" fo:background-color="transparent" style:use-window-font-color="true"/>
    </style:style>
    <style:style style:name="T1408" style:family="text">
      <style:text-properties fo:font-size="12.00pt" fo:font-weight="bold" fo:font-family="Arial" style:font-family-asian="Arial" style:font-family-complex="Arial" fo:background-color="transparent" fo:color="#252525"/>
    </style:style>
    <style:style style:name="T1409" style:family="text">
      <style:text-properties fo:font-size="12.00pt" fo:font-weight="normal" fo:font-family="Aptos" style:font-family-asian="Aptos" style:font-family-complex="Aptos" fo:background-color="transparent" style:use-window-font-color="true"/>
    </style:style>
    <style:style style:name="T1410" style:family="text">
      <style:text-properties fo:font-size="12.00pt" fo:font-weight="bold" fo:font-family="Arial" style:font-family-asian="Arial" style:font-family-complex="Arial" fo:background-color="transparent" fo:color="#252525"/>
    </style:style>
    <style:style style:name="T1411" style:family="text">
      <style:text-properties fo:font-size="12.00pt" fo:font-weight="normal" fo:font-family="Arial" style:font-family-asian="Arial" style:font-family-complex="Arial" fo:background-color="transparent" fo:color="#252525"/>
    </style:style>
    <style:style style:name="T1412" style:family="text">
      <style:text-properties fo:font-size="12.00pt" fo:font-weight="normal" fo:font-family="Aptos" style:font-family-asian="Aptos" style:font-family-complex="Aptos" fo:background-color="transparent" style:use-window-font-color="true"/>
    </style:style>
    <style:style style:name="T1413" style:family="text">
      <style:text-properties fo:font-size="12.00pt" fo:font-weight="bold" fo:font-family="Arial" style:font-family-asian="Arial" style:font-family-complex="Arial" fo:background-color="transparent" fo:color="#252525"/>
    </style:style>
    <style:style style:name="T1414" style:family="text">
      <style:text-properties fo:font-size="12.00pt" fo:font-weight="normal" fo:font-family="Arial" style:font-family-asian="Arial" style:font-family-complex="Arial" fo:background-color="transparent" fo:color="#252525"/>
    </style:style>
    <style:style style:name="T1415" style:family="text">
      <style:text-properties fo:font-size="12.00pt" fo:font-weight="normal" fo:font-family="Aptos" style:font-family-asian="Aptos" style:font-family-complex="Aptos" fo:background-color="transparent" style:use-window-font-color="true"/>
    </style:style>
    <style:style style:name="T1416" style:family="text">
      <style:text-properties fo:font-size="12.00pt" fo:font-weight="bold" fo:font-family="Arial" style:font-family-asian="Arial" style:font-family-complex="Arial" fo:background-color="transparent" fo:color="#252525"/>
    </style:style>
    <style:style style:name="T1417" style:family="text">
      <style:text-properties fo:font-size="12.00pt" fo:font-weight="normal" fo:font-family="Aptos" style:font-family-asian="Aptos" style:font-family-complex="Aptos" fo:background-color="transparent" style:use-window-font-color="true"/>
    </style:style>
    <style:style style:name="T1418" style:family="text">
      <style:text-properties fo:font-size="12.00pt" fo:font-weight="bold" fo:font-family="Arial" style:font-family-asian="Arial" style:font-family-complex="Arial" fo:background-color="transparent" fo:color="#252525"/>
    </style:style>
    <style:style style:name="T1419" style:family="text">
      <style:text-properties fo:font-size="12.00pt" fo:font-weight="normal" fo:font-family="Arial" style:font-family-asian="Arial" style:font-family-complex="Arial" fo:background-color="transparent" fo:color="#252525"/>
    </style:style>
    <style:style style:name="T1420" style:family="text">
      <style:text-properties fo:font-size="12.00pt" fo:font-weight="normal" fo:font-family="Aptos" style:font-family-asian="Aptos" style:font-family-complex="Aptos" fo:background-color="transparent" style:use-window-font-color="true"/>
    </style:style>
    <style:style style:name="T1421" style:family="text">
      <style:text-properties fo:font-size="12.00pt" fo:font-weight="bold" fo:font-family="Arial" style:font-family-asian="Arial" style:font-family-complex="Arial" fo:background-color="transparent" fo:color="#252525"/>
    </style:style>
    <style:style style:name="T1422" style:family="text">
      <style:text-properties fo:font-size="12.00pt" fo:font-weight="normal" fo:font-family="Arial" style:font-family-asian="Arial" style:font-family-complex="Arial" fo:background-color="transparent" fo:color="#252525"/>
    </style:style>
    <style:style style:name="T1423" style:family="text">
      <style:text-properties fo:font-size="12.00pt" fo:font-weight="normal" fo:font-family="Aptos" style:font-family-asian="Aptos" style:font-family-complex="Aptos" fo:background-color="transparent" style:use-window-font-color="true"/>
    </style:style>
    <style:style style:name="T1424" style:family="text">
      <style:text-properties fo:font-size="12.00pt" fo:font-weight="bold" fo:font-family="Arial" style:font-family-asian="Arial" style:font-family-complex="Arial" fo:background-color="transparent" fo:color="#252525"/>
    </style:style>
    <style:style style:name="T1425" style:family="text">
      <style:text-properties fo:font-size="12.00pt" fo:font-weight="normal" fo:font-family="Aptos" style:font-family-asian="Aptos" style:font-family-complex="Aptos" fo:background-color="transparent" style:use-window-font-color="true"/>
    </style:style>
    <style:style style:name="T1426" style:family="text">
      <style:text-properties fo:font-size="12.00pt" fo:font-weight="bold" fo:font-family="Arial" style:font-family-asian="Arial" style:font-family-complex="Arial" fo:background-color="transparent" fo:color="#252525"/>
    </style:style>
    <style:style style:name="T1427" style:family="text">
      <style:text-properties fo:font-size="12.00pt" fo:font-weight="normal" fo:font-family="Arial" style:font-family-asian="Arial" style:font-family-complex="Arial" fo:background-color="transparent" fo:color="#252525"/>
    </style:style>
    <style:style style:name="T1428" style:family="text">
      <style:text-properties fo:font-size="12.00pt" fo:font-weight="normal" fo:font-family="Aptos" style:font-family-asian="Aptos" style:font-family-complex="Aptos" fo:background-color="transparent" style:use-window-font-color="true"/>
    </style:style>
    <style:style style:name="T1429" style:family="text">
      <style:text-properties fo:font-size="12.00pt" fo:font-weight="bold" fo:font-family="Arial" style:font-family-asian="Arial" style:font-family-complex="Arial" fo:background-color="transparent" fo:color="#252525"/>
    </style:style>
    <style:style style:name="T1430" style:family="text">
      <style:text-properties fo:font-size="12.00pt" fo:font-weight="normal" fo:font-family="Arial" style:font-family-asian="Arial" style:font-family-complex="Arial" fo:background-color="transparent" fo:color="#252525"/>
    </style:style>
    <style:style style:name="T1431" style:family="text">
      <style:text-properties fo:font-size="12.00pt" fo:font-weight="normal" fo:font-family="Aptos" style:font-family-asian="Aptos" style:font-family-complex="Aptos" fo:background-color="transparent" style:use-window-font-color="true"/>
    </style:style>
    <style:style style:name="T1432" style:family="text">
      <style:text-properties fo:font-size="12.00pt" fo:font-weight="bold" fo:font-family="Arial" style:font-family-asian="Arial" style:font-family-complex="Arial" fo:background-color="transparent" fo:color="#252525"/>
    </style:style>
    <style:style style:name="T1433" style:family="text">
      <style:text-properties fo:font-size="12.00pt" fo:font-weight="normal" fo:font-family="Aptos" style:font-family-asian="Aptos" style:font-family-complex="Aptos" fo:background-color="transparent" style:use-window-font-color="true"/>
    </style:style>
    <style:style style:name="T1434" style:family="text">
      <style:text-properties fo:font-size="12.00pt" fo:font-weight="bold" fo:font-family="Arial" style:font-family-asian="Arial" style:font-family-complex="Arial" fo:background-color="transparent" fo:color="#252525"/>
    </style:style>
    <style:style style:name="T1435" style:family="text">
      <style:text-properties fo:font-size="12.00pt" fo:font-weight="normal" fo:font-family="Arial" style:font-family-asian="Arial" style:font-family-complex="Arial" fo:background-color="transparent" fo:color="#252525"/>
    </style:style>
    <style:style style:name="T1436" style:family="text">
      <style:text-properties fo:font-size="12.00pt" fo:font-weight="normal" fo:font-family="Aptos" style:font-family-asian="Aptos" style:font-family-complex="Aptos" fo:background-color="transparent" style:use-window-font-color="true"/>
    </style:style>
    <style:style style:name="T1437" style:family="text">
      <style:text-properties fo:font-size="12.00pt" fo:font-weight="bold" fo:font-family="Arial" style:font-family-asian="Arial" style:font-family-complex="Arial" fo:background-color="transparent" fo:color="#252525"/>
    </style:style>
    <style:style style:name="T1438" style:family="text">
      <style:text-properties fo:font-size="12.00pt" fo:font-weight="normal" fo:font-family="Arial" style:font-family-asian="Arial" style:font-family-complex="Arial" fo:background-color="transparent" fo:color="#252525"/>
    </style:style>
    <style:style style:name="T1439" style:family="text">
      <style:text-properties fo:font-size="12.00pt" fo:font-weight="normal" fo:font-family="Aptos" style:font-family-asian="Aptos" style:font-family-complex="Aptos" fo:background-color="transparent" style:use-window-font-color="true"/>
    </style:style>
    <style:style style:name="T1440" style:family="text">
      <style:text-properties fo:font-size="12.00pt" fo:font-weight="bold" fo:font-family="Arial" style:font-family-asian="Arial" style:font-family-complex="Arial" fo:background-color="transparent" fo:color="#252525"/>
    </style:style>
    <style:style style:name="T1441" style:family="text">
      <style:text-properties fo:font-size="12.00pt" fo:font-weight="normal" fo:font-family="Aptos" style:font-family-asian="Aptos" style:font-family-complex="Aptos" fo:background-color="transparent" style:use-window-font-color="true"/>
    </style:style>
    <style:style style:name="T1442" style:family="text">
      <style:text-properties fo:font-size="12.00pt" fo:font-weight="bold" fo:font-family="Arial" style:font-family-asian="Arial" style:font-family-complex="Arial" fo:background-color="transparent" fo:color="#252525"/>
    </style:style>
    <style:style style:name="T1443" style:family="text">
      <style:text-properties fo:font-size="12.00pt" fo:font-weight="normal" fo:font-family="Arial" style:font-family-asian="Arial" style:font-family-complex="Arial" fo:background-color="transparent" fo:color="#252525"/>
    </style:style>
    <style:style style:name="T1444" style:family="text">
      <style:text-properties fo:font-size="12.00pt" fo:font-weight="normal" fo:font-family="Aptos" style:font-family-asian="Aptos" style:font-family-complex="Aptos" fo:background-color="transparent" style:use-window-font-color="true"/>
    </style:style>
    <style:style style:name="T1445" style:family="text">
      <style:text-properties fo:font-size="12.00pt" fo:font-weight="bold" fo:font-family="Arial" style:font-family-asian="Arial" style:font-family-complex="Arial" fo:background-color="transparent" fo:color="#252525"/>
    </style:style>
    <style:style style:name="T1446" style:family="text">
      <style:text-properties fo:font-size="12.00pt" fo:font-weight="normal" fo:font-family="Arial" style:font-family-asian="Arial" style:font-family-complex="Arial" fo:background-color="transparent" fo:color="#252525"/>
    </style:style>
    <style:style style:name="T1447" style:family="text">
      <style:text-properties fo:font-size="12.00pt" fo:font-weight="normal" fo:font-family="Aptos" style:font-family-asian="Aptos" style:font-family-complex="Aptos" fo:background-color="transparent" style:use-window-font-color="true"/>
    </style:style>
    <style:style style:name="T1448" style:family="text">
      <style:text-properties fo:font-size="12.00pt" fo:font-weight="normal" fo:font-family="Arial" style:font-family-asian="Arial" style:font-family-complex="Arial" fo:background-color="transparent" fo:color="#252525"/>
    </style:style>
    <style:style style:name="T1449" style:family="text">
      <style:text-properties fo:font-size="12.00pt" fo:font-weight="normal" fo:font-family="Aptos" style:font-family-asian="Aptos" style:font-family-complex="Aptos" fo:background-color="transparent" style:use-window-font-color="true"/>
    </style:style>
    <style:style style:name="T1450" style:family="text">
      <style:text-properties fo:font-size="12.00pt" fo:font-weight="normal" fo:font-family="Arial" style:font-family-asian="Arial" style:font-family-complex="Arial" fo:background-color="transparent" fo:color="#252525"/>
    </style:style>
    <style:style style:name="T1451" style:family="text">
      <style:text-properties fo:font-size="12.00pt" fo:font-weight="normal" fo:font-family="Aptos" style:font-family-asian="Aptos" style:font-family-complex="Aptos" fo:background-color="transparent" style:use-window-font-color="true"/>
    </style:style>
    <style:style style:name="T1452" style:family="text">
      <style:text-properties fo:font-size="12.00pt" fo:font-weight="normal" fo:font-family="Arial" style:font-family-asian="Arial" style:font-family-complex="Arial" fo:background-color="transparent" fo:color="#252525"/>
    </style:style>
    <style:style style:name="T1453" style:family="text">
      <style:text-properties fo:font-size="12.00pt" fo:font-weight="normal" fo:font-family="Aptos" style:font-family-asian="Aptos" style:font-family-complex="Aptos" fo:background-color="transparent" style:use-window-font-color="true"/>
    </style:style>
    <style:style style:name="T1454" style:family="text">
      <style:text-properties fo:font-size="12.00pt" fo:font-weight="bold" fo:font-family="Arial" style:font-family-asian="Arial" style:font-family-complex="Arial" fo:background-color="transparent" fo:color="#252525"/>
    </style:style>
    <style:style style:name="T1455" style:family="text">
      <style:text-properties fo:font-size="12.00pt" fo:font-weight="normal" fo:font-family="Aptos" style:font-family-asian="Aptos" style:font-family-complex="Aptos" fo:background-color="transparent" style:use-window-font-color="true"/>
    </style:style>
    <style:style style:name="T1456" style:family="text">
      <style:text-properties fo:font-size="12.00pt" fo:font-weight="bold" fo:font-family="Arial" style:font-family-asian="Arial" style:font-family-complex="Arial" fo:background-color="transparent" fo:color="#252525"/>
    </style:style>
    <style:style style:name="T1457" style:family="text">
      <style:text-properties fo:font-size="12.00pt" fo:font-weight="normal" fo:font-family="Arial" style:font-family-asian="Arial" style:font-family-complex="Arial" fo:background-color="transparent" fo:color="#252525"/>
    </style:style>
    <style:style style:name="T1458" style:family="text">
      <style:text-properties fo:font-size="12.00pt" fo:font-weight="normal" fo:font-family="Aptos" style:font-family-asian="Aptos" style:font-family-complex="Aptos" fo:background-color="transparent" style:use-window-font-color="true"/>
    </style:style>
    <style:style style:name="T1459" style:family="text">
      <style:text-properties fo:font-size="12.00pt" fo:font-weight="bold" fo:font-family="Arial" style:font-family-asian="Arial" style:font-family-complex="Arial" fo:background-color="transparent" fo:color="#252525"/>
    </style:style>
    <style:style style:name="T1460" style:family="text">
      <style:text-properties fo:font-size="12.00pt" fo:font-weight="normal" fo:font-family="Arial" style:font-family-asian="Arial" style:font-family-complex="Arial" fo:background-color="transparent" fo:color="#252525"/>
    </style:style>
    <style:style style:name="T1461" style:family="text">
      <style:text-properties fo:font-size="12.00pt" fo:font-weight="normal" fo:font-family="Aptos" style:font-family-asian="Aptos" style:font-family-complex="Aptos" fo:background-color="transparent" style:use-window-font-color="true"/>
    </style:style>
    <style:style style:name="T1462" style:family="text">
      <style:text-properties fo:font-size="12.00pt" fo:font-weight="bold" fo:font-family="Arial" style:font-family-asian="Arial" style:font-family-complex="Arial" fo:background-color="transparent" fo:color="#252525"/>
    </style:style>
    <style:style style:name="T1463" style:family="text">
      <style:text-properties fo:font-size="12.00pt" fo:font-weight="normal" fo:font-family="Aptos" style:font-family-asian="Aptos" style:font-family-complex="Aptos" fo:background-color="transparent" style:use-window-font-color="true"/>
    </style:style>
    <style:style style:name="T1464" style:family="text">
      <style:text-properties fo:font-size="12.00pt" fo:font-weight="bold" fo:font-family="Arial" style:font-family-asian="Arial" style:font-family-complex="Arial" fo:background-color="transparent" fo:color="#252525"/>
    </style:style>
    <style:style style:name="T1465" style:family="text">
      <style:text-properties fo:font-size="12.00pt" fo:font-weight="normal" fo:font-family="Arial" style:font-family-asian="Arial" style:font-family-complex="Arial" fo:background-color="transparent" fo:color="#252525"/>
    </style:style>
    <style:style style:name="T1466" style:family="text">
      <style:text-properties fo:font-size="12.00pt" fo:font-weight="normal" fo:font-family="Aptos" style:font-family-asian="Aptos" style:font-family-complex="Aptos" fo:background-color="transparent" style:use-window-font-color="true"/>
    </style:style>
    <style:style style:name="T1467" style:family="text">
      <style:text-properties fo:font-size="12.00pt" fo:font-weight="bold" fo:font-family="Arial" style:font-family-asian="Arial" style:font-family-complex="Arial" fo:background-color="transparent" fo:color="#252525"/>
    </style:style>
    <style:style style:name="T1468" style:family="text">
      <style:text-properties fo:font-size="12.00pt" fo:font-weight="normal" fo:font-family="Arial" style:font-family-asian="Arial" style:font-family-complex="Arial" fo:background-color="transparent" fo:color="#252525"/>
    </style:style>
    <style:style style:name="T1469" style:family="text">
      <style:text-properties fo:font-size="12.00pt" fo:font-weight="normal" fo:font-family="Aptos" style:font-family-asian="Aptos" style:font-family-complex="Aptos" fo:background-color="transparent" style:use-window-font-color="true"/>
    </style:style>
    <style:style style:name="T1470" style:family="text">
      <style:text-properties fo:font-size="12.00pt" fo:font-weight="bold" fo:font-family="Arial" style:font-family-asian="Arial" style:font-family-complex="Arial" fo:background-color="transparent" fo:color="#252525"/>
    </style:style>
    <style:style style:name="T1471" style:family="text">
      <style:text-properties fo:font-size="12.00pt" fo:font-weight="normal" fo:font-family="Aptos" style:font-family-asian="Aptos" style:font-family-complex="Aptos" fo:background-color="transparent" style:use-window-font-color="true"/>
    </style:style>
    <style:style style:name="T1472" style:family="text">
      <style:text-properties fo:font-size="12.00pt" fo:font-weight="bold" fo:font-family="Arial" style:font-family-asian="Arial" style:font-family-complex="Arial" fo:background-color="transparent" fo:color="#252525"/>
    </style:style>
    <style:style style:name="T1473" style:family="text">
      <style:text-properties fo:font-size="12.00pt" fo:font-weight="normal" fo:font-family="Arial" style:font-family-asian="Arial" style:font-family-complex="Arial" fo:background-color="transparent" fo:color="#252525"/>
    </style:style>
    <style:style style:name="T1474" style:family="text">
      <style:text-properties fo:font-size="12.00pt" fo:font-weight="normal" fo:font-family="Aptos" style:font-family-asian="Aptos" style:font-family-complex="Aptos" fo:background-color="transparent" style:use-window-font-color="true"/>
    </style:style>
    <style:style style:name="T1475" style:family="text">
      <style:text-properties fo:font-size="12.00pt" fo:font-weight="bold" fo:font-family="Arial" style:font-family-asian="Arial" style:font-family-complex="Arial" fo:background-color="transparent" fo:color="#252525"/>
    </style:style>
    <style:style style:name="T1476" style:family="text">
      <style:text-properties fo:font-size="12.00pt" fo:font-weight="normal" fo:font-family="Arial" style:font-family-asian="Arial" style:font-family-complex="Arial" fo:background-color="transparent" fo:color="#252525"/>
    </style:style>
    <style:style style:name="T1477" style:family="text">
      <style:text-properties fo:font-size="12.00pt" fo:font-weight="normal" fo:font-family="Aptos" style:font-family-asian="Aptos" style:font-family-complex="Aptos" fo:background-color="transparent" style:use-window-font-color="true"/>
    </style:style>
    <style:style style:name="T1478" style:family="text">
      <style:text-properties fo:font-size="12.00pt" fo:font-weight="bold" fo:font-family="Arial" style:font-family-asian="Arial" style:font-family-complex="Arial" fo:background-color="transparent" fo:color="#252525"/>
    </style:style>
    <style:style style:name="T1479" style:family="text">
      <style:text-properties fo:font-size="12.00pt" fo:font-weight="normal" fo:font-family="Aptos" style:font-family-asian="Aptos" style:font-family-complex="Aptos" fo:background-color="transparent" style:use-window-font-color="true"/>
    </style:style>
    <style:style style:name="T1480" style:family="text">
      <style:text-properties fo:font-size="12.00pt" fo:font-weight="bold" fo:font-family="Arial" style:font-family-asian="Arial" style:font-family-complex="Arial" fo:background-color="transparent" fo:color="#252525"/>
    </style:style>
    <style:style style:name="T1481" style:family="text">
      <style:text-properties fo:font-size="12.00pt" fo:font-weight="normal" fo:font-family="Arial" style:font-family-asian="Arial" style:font-family-complex="Arial" fo:background-color="transparent" fo:color="#252525"/>
    </style:style>
    <style:style style:name="T1482" style:family="text">
      <style:text-properties fo:font-size="12.00pt" fo:font-weight="normal" fo:font-family="Aptos" style:font-family-asian="Aptos" style:font-family-complex="Aptos" fo:background-color="transparent" style:use-window-font-color="true"/>
    </style:style>
    <style:style style:name="T1483" style:family="text">
      <style:text-properties fo:font-size="12.00pt" fo:font-weight="bold" fo:font-family="Arial" style:font-family-asian="Arial" style:font-family-complex="Arial" fo:background-color="transparent" fo:color="#252525"/>
    </style:style>
    <style:style style:name="T1484" style:family="text">
      <style:text-properties fo:font-size="12.00pt" fo:font-weight="normal" fo:font-family="Arial" style:font-family-asian="Arial" style:font-family-complex="Arial" fo:background-color="transparent" fo:color="#252525"/>
    </style:style>
    <style:style style:name="T1485" style:family="text">
      <style:text-properties fo:font-size="12.00pt" fo:font-weight="normal" fo:font-family="Aptos" style:font-family-asian="Aptos" style:font-family-complex="Aptos" fo:background-color="transparent" style:use-window-font-color="true"/>
    </style:style>
    <style:style style:name="T1486" style:family="text">
      <style:text-properties fo:font-size="12.00pt" fo:font-weight="bold" fo:font-family="Arial" style:font-family-asian="Arial" style:font-family-complex="Arial" fo:background-color="transparent" fo:color="#252525"/>
    </style:style>
    <style:style style:name="T1487" style:family="text">
      <style:text-properties fo:font-size="12.00pt" fo:font-weight="normal" fo:font-family="Aptos" style:font-family-asian="Aptos" style:font-family-complex="Aptos" fo:background-color="transparent" style:use-window-font-color="true"/>
    </style:style>
    <style:style style:name="T1488" style:family="text">
      <style:text-properties fo:font-size="12.00pt" fo:font-weight="bold" fo:font-family="Arial" style:font-family-asian="Arial" style:font-family-complex="Arial" fo:background-color="transparent" fo:color="#252525"/>
    </style:style>
    <style:style style:name="T1489" style:family="text">
      <style:text-properties fo:font-size="12.00pt" fo:font-weight="normal" fo:font-family="Arial" style:font-family-asian="Arial" style:font-family-complex="Arial" fo:background-color="transparent" fo:color="#252525"/>
    </style:style>
    <style:style style:name="T1490" style:family="text">
      <style:text-properties fo:font-size="12.00pt" fo:font-weight="normal" fo:font-family="Aptos" style:font-family-asian="Aptos" style:font-family-complex="Aptos" fo:background-color="transparent" style:use-window-font-color="true"/>
    </style:style>
    <style:style style:name="T1491" style:family="text">
      <style:text-properties fo:font-size="12.00pt" fo:font-weight="bold" fo:font-family="Arial" style:font-family-asian="Arial" style:font-family-complex="Arial" fo:background-color="transparent" fo:color="#252525"/>
    </style:style>
    <style:style style:name="T1492" style:family="text">
      <style:text-properties fo:font-size="12.00pt" fo:font-weight="normal" fo:font-family="Arial" style:font-family-asian="Arial" style:font-family-complex="Arial" fo:background-color="transparent" fo:color="#252525"/>
    </style:style>
    <style:style style:name="T1493" style:family="text">
      <style:text-properties fo:font-size="12.00pt" fo:font-weight="normal" fo:font-family="Aptos" style:font-family-asian="Aptos" style:font-family-complex="Aptos" fo:background-color="transparent" style:use-window-font-color="true"/>
    </style:style>
    <style:style style:name="T1494" style:family="text">
      <style:text-properties fo:font-size="12.00pt" fo:font-weight="bold" fo:font-family="Arial" style:font-family-asian="Arial" style:font-family-complex="Arial" fo:background-color="transparent" fo:color="#252525"/>
    </style:style>
    <style:style style:name="T1495" style:family="text">
      <style:text-properties fo:font-size="12.00pt" fo:font-weight="normal" fo:font-family="Aptos" style:font-family-asian="Aptos" style:font-family-complex="Aptos" fo:background-color="transparent" style:use-window-font-color="true"/>
    </style:style>
    <style:style style:name="T1496" style:family="text">
      <style:text-properties fo:font-size="12.00pt" fo:font-weight="bold" fo:font-family="Arial" style:font-family-asian="Arial" style:font-family-complex="Arial" fo:background-color="transparent" fo:color="#252525"/>
    </style:style>
    <style:style style:name="T1497" style:family="text">
      <style:text-properties fo:font-size="12.00pt" fo:font-weight="normal" fo:font-family="Arial" style:font-family-asian="Arial" style:font-family-complex="Arial" fo:background-color="transparent" fo:color="#252525"/>
    </style:style>
    <style:style style:name="T1498" style:family="text">
      <style:text-properties fo:font-size="12.00pt" fo:font-weight="normal" fo:font-family="Aptos" style:font-family-asian="Aptos" style:font-family-complex="Aptos" fo:background-color="transparent" style:use-window-font-color="true"/>
    </style:style>
    <style:style style:name="T1499" style:family="text">
      <style:text-properties fo:font-size="12.00pt" fo:font-weight="bold" fo:font-family="Arial" style:font-family-asian="Arial" style:font-family-complex="Arial" fo:background-color="transparent" fo:color="#252525"/>
    </style:style>
    <style:style style:name="T1500" style:family="text">
      <style:text-properties fo:font-size="12.00pt" fo:font-weight="normal" fo:font-family="Arial" style:font-family-asian="Arial" style:font-family-complex="Arial" fo:background-color="transparent" fo:color="#252525"/>
    </style:style>
    <style:style style:name="T1501" style:family="text">
      <style:text-properties fo:font-size="12.00pt" fo:font-weight="normal" fo:font-family="Aptos" style:font-family-asian="Aptos" style:font-family-complex="Aptos" fo:background-color="transparent" style:use-window-font-color="true"/>
    </style:style>
    <style:style style:name="T1502" style:family="text">
      <style:text-properties fo:font-size="12.00pt" fo:font-weight="bold" fo:font-family="Arial" style:font-family-asian="Arial" style:font-family-complex="Arial" fo:background-color="transparent" fo:color="#252525"/>
    </style:style>
    <style:style style:name="T1503" style:family="text">
      <style:text-properties fo:font-size="12.00pt" fo:font-weight="normal" fo:font-family="Aptos" style:font-family-asian="Aptos" style:font-family-complex="Aptos" fo:background-color="transparent" style:use-window-font-color="true"/>
    </style:style>
    <style:style style:name="T1504" style:family="text">
      <style:text-properties fo:font-size="12.00pt" fo:font-weight="bold" fo:font-family="Arial" style:font-family-asian="Arial" style:font-family-complex="Arial" fo:background-color="transparent" fo:color="#252525"/>
    </style:style>
    <style:style style:name="T1505" style:family="text">
      <style:text-properties fo:font-size="12.00pt" fo:font-weight="normal" fo:font-family="Arial" style:font-family-asian="Arial" style:font-family-complex="Arial" fo:background-color="transparent" fo:color="#252525"/>
    </style:style>
    <style:style style:name="T1506" style:family="text">
      <style:text-properties fo:font-size="12.00pt" fo:font-weight="normal" fo:font-family="Aptos" style:font-family-asian="Aptos" style:font-family-complex="Aptos" fo:background-color="transparent" style:use-window-font-color="true"/>
    </style:style>
    <style:style style:name="T1507" style:family="text">
      <style:text-properties fo:font-size="12.00pt" fo:font-weight="bold" fo:font-family="Arial" style:font-family-asian="Arial" style:font-family-complex="Arial" fo:background-color="transparent" fo:color="#252525"/>
    </style:style>
    <style:style style:name="T1508" style:family="text">
      <style:text-properties fo:font-size="12.00pt" fo:font-weight="normal" fo:font-family="Arial" style:font-family-asian="Arial" style:font-family-complex="Arial" fo:background-color="transparent" fo:color="#252525"/>
    </style:style>
    <style:style style:name="T1509" style:family="text">
      <style:text-properties fo:font-size="12.00pt" fo:font-weight="normal" fo:font-family="Aptos" style:font-family-asian="Aptos" style:font-family-complex="Aptos" fo:background-color="transparent" style:use-window-font-color="true"/>
    </style:style>
    <style:style style:name="T1510" style:family="text">
      <style:text-properties fo:font-size="12.00pt" fo:font-weight="bold" fo:font-family="Arial" style:font-family-asian="Arial" style:font-family-complex="Arial" fo:background-color="transparent" fo:color="#252525"/>
    </style:style>
    <style:style style:name="T1511" style:family="text">
      <style:text-properties fo:font-size="12.00pt" fo:font-weight="normal" fo:font-family="Aptos" style:font-family-asian="Aptos" style:font-family-complex="Aptos" fo:background-color="transparent" style:use-window-font-color="true"/>
    </style:style>
    <style:style style:name="T1512" style:family="text">
      <style:text-properties fo:font-size="12.00pt" fo:font-weight="bold" fo:font-family="Arial" style:font-family-asian="Arial" style:font-family-complex="Arial" fo:background-color="transparent" fo:color="#252525"/>
    </style:style>
    <style:style style:name="T1513" style:family="text">
      <style:text-properties fo:font-size="12.00pt" fo:font-weight="normal" fo:font-family="Arial" style:font-family-asian="Arial" style:font-family-complex="Arial" fo:background-color="transparent" fo:color="#252525"/>
    </style:style>
    <style:style style:name="T1514" style:family="text">
      <style:text-properties fo:font-size="12.00pt" fo:font-weight="normal" fo:font-family="Aptos" style:font-family-asian="Aptos" style:font-family-complex="Aptos" fo:background-color="transparent" style:use-window-font-color="true"/>
    </style:style>
    <style:style style:name="T1515" style:family="text">
      <style:text-properties fo:font-size="12.00pt" fo:font-weight="bold" fo:font-family="Arial" style:font-family-asian="Arial" style:font-family-complex="Arial" fo:background-color="transparent" fo:color="#252525"/>
    </style:style>
    <style:style style:name="T1516" style:family="text">
      <style:text-properties fo:font-size="12.00pt" fo:font-weight="normal" fo:font-family="Arial" style:font-family-asian="Arial" style:font-family-complex="Arial" fo:background-color="transparent" fo:color="#252525"/>
    </style:style>
    <style:style style:name="T1517" style:family="text">
      <style:text-properties fo:font-size="12.00pt" fo:font-weight="normal" fo:font-family="Aptos" style:font-family-asian="Aptos" style:font-family-complex="Aptos" fo:background-color="transparent" style:use-window-font-color="true"/>
    </style:style>
    <style:style style:name="T1518" style:family="text">
      <style:text-properties fo:font-size="12.00pt" fo:font-weight="normal" fo:font-family="Arial" style:font-family-asian="Arial" style:font-family-complex="Arial" fo:background-color="transparent" fo:color="#252525"/>
    </style:style>
    <style:style style:name="T1519" style:family="text">
      <style:text-properties fo:font-size="12.00pt" fo:font-weight="normal" fo:font-family="Aptos" style:font-family-asian="Aptos" style:font-family-complex="Aptos" fo:background-color="transparent" style:use-window-font-color="true"/>
    </style:style>
    <style:style style:name="T1520" style:family="text">
      <style:text-properties fo:font-size="12.00pt" fo:font-weight="bold" fo:font-family="Arial" style:font-family-asian="Arial" style:font-family-complex="Arial" fo:background-color="transparent" fo:color="#252525"/>
    </style:style>
    <style:style style:name="T1521" style:family="text">
      <style:text-properties fo:font-size="12.00pt" fo:font-weight="normal" fo:font-family="Aptos" style:font-family-asian="Aptos" style:font-family-complex="Aptos" fo:background-color="transparent" style:use-window-font-color="true"/>
    </style:style>
    <style:style style:name="T1522" style:family="text">
      <style:text-properties fo:font-size="12.00pt" fo:font-weight="bold" fo:font-family="Arial" style:font-family-asian="Arial" style:font-family-complex="Arial" fo:background-color="transparent" fo:color="#252525"/>
    </style:style>
    <style:style style:name="T1523" style:family="text">
      <style:text-properties fo:font-size="12.00pt" fo:font-weight="normal" fo:font-family="Arial" style:font-family-asian="Arial" style:font-family-complex="Arial" fo:background-color="transparent" fo:color="#252525"/>
    </style:style>
    <style:style style:name="T1524" style:family="text">
      <style:text-properties fo:font-size="12.00pt" fo:font-weight="normal" fo:font-family="Aptos" style:font-family-asian="Aptos" style:font-family-complex="Aptos" fo:background-color="transparent" style:use-window-font-color="true"/>
    </style:style>
    <style:style style:name="T1525" style:family="text">
      <style:text-properties fo:font-size="12.00pt" fo:font-weight="bold" fo:font-family="Arial" style:font-family-asian="Arial" style:font-family-complex="Arial" fo:background-color="transparent" fo:color="#252525"/>
    </style:style>
    <style:style style:name="T1526" style:family="text">
      <style:text-properties fo:font-size="12.00pt" fo:font-weight="normal" fo:font-family="Arial" style:font-family-asian="Arial" style:font-family-complex="Arial" fo:background-color="transparent" fo:color="#252525"/>
    </style:style>
    <style:style style:name="T1527" style:family="text">
      <style:text-properties fo:font-size="12.00pt" fo:font-weight="normal" fo:font-family="Aptos" style:font-family-asian="Aptos" style:font-family-complex="Aptos" fo:background-color="transparent" style:use-window-font-color="true"/>
    </style:style>
    <style:style style:name="T1528" style:family="text">
      <style:text-properties fo:font-size="12.00pt" fo:font-weight="bold" fo:font-family="Arial" style:font-family-asian="Arial" style:font-family-complex="Arial" fo:background-color="transparent" fo:color="#252525"/>
    </style:style>
    <style:style style:name="T1529" style:family="text">
      <style:text-properties fo:font-size="12.00pt" fo:font-weight="normal" fo:font-family="Aptos" style:font-family-asian="Aptos" style:font-family-complex="Aptos" fo:background-color="transparent" style:use-window-font-color="true"/>
    </style:style>
    <style:style style:name="T1530" style:family="text">
      <style:text-properties fo:font-size="12.00pt" fo:font-weight="bold" fo:font-family="Arial" style:font-family-asian="Arial" style:font-family-complex="Arial" fo:background-color="transparent" fo:color="#252525"/>
    </style:style>
    <style:style style:name="T1531" style:family="text">
      <style:text-properties fo:font-size="12.00pt" fo:font-weight="normal" fo:font-family="Arial" style:font-family-asian="Arial" style:font-family-complex="Arial" fo:background-color="transparent" fo:color="#252525"/>
    </style:style>
    <style:style style:name="T1532" style:family="text">
      <style:text-properties fo:font-size="12.00pt" fo:font-weight="normal" fo:font-family="Aptos" style:font-family-asian="Aptos" style:font-family-complex="Aptos" fo:background-color="transparent" style:use-window-font-color="true"/>
    </style:style>
    <style:style style:name="T1533" style:family="text">
      <style:text-properties fo:font-size="12.00pt" fo:font-weight="bold" fo:font-family="Arial" style:font-family-asian="Arial" style:font-family-complex="Arial" fo:background-color="transparent" fo:color="#252525"/>
    </style:style>
    <style:style style:name="T1534" style:family="text">
      <style:text-properties fo:font-size="12.00pt" fo:font-weight="normal" fo:font-family="Arial" style:font-family-asian="Arial" style:font-family-complex="Arial" fo:background-color="transparent" fo:color="#252525"/>
    </style:style>
    <style:style style:name="T1535" style:family="text">
      <style:text-properties fo:font-size="12.00pt" fo:font-weight="normal" fo:font-family="Aptos" style:font-family-asian="Aptos" style:font-family-complex="Aptos" fo:background-color="transparent" style:use-window-font-color="true"/>
    </style:style>
    <style:style style:name="T1536" style:family="text">
      <style:text-properties fo:font-size="12.00pt" fo:font-weight="bold" fo:font-family="Arial" style:font-family-asian="Arial" style:font-family-complex="Arial" fo:background-color="transparent" fo:color="#252525"/>
    </style:style>
    <style:style style:name="T1537" style:family="text">
      <style:text-properties fo:font-size="12.00pt" fo:font-weight="normal" fo:font-family="Aptos" style:font-family-asian="Aptos" style:font-family-complex="Aptos" fo:background-color="transparent" style:use-window-font-color="true"/>
    </style:style>
    <style:style style:name="T1538" style:family="text">
      <style:text-properties fo:font-size="12.00pt" fo:font-weight="bold" fo:font-family="Arial" style:font-family-asian="Arial" style:font-family-complex="Arial" fo:background-color="transparent" fo:color="#252525"/>
    </style:style>
    <style:style style:name="T1539" style:family="text">
      <style:text-properties fo:font-size="12.00pt" fo:font-weight="normal" fo:font-family="Arial" style:font-family-asian="Arial" style:font-family-complex="Arial" fo:background-color="transparent" fo:color="#252525"/>
    </style:style>
    <style:style style:name="T1540" style:family="text">
      <style:text-properties fo:font-size="12.00pt" fo:font-weight="normal" fo:font-family="Aptos" style:font-family-asian="Aptos" style:font-family-complex="Aptos" fo:background-color="transparent" style:use-window-font-color="true"/>
    </style:style>
    <style:style style:name="T1541" style:family="text">
      <style:text-properties fo:font-size="12.00pt" fo:font-weight="bold" fo:font-family="Arial" style:font-family-asian="Arial" style:font-family-complex="Arial" fo:background-color="transparent" fo:color="#252525"/>
    </style:style>
    <style:style style:name="T1542" style:family="text">
      <style:text-properties fo:font-size="12.00pt" fo:font-weight="normal" fo:font-family="Arial" style:font-family-asian="Arial" style:font-family-complex="Arial" fo:background-color="transparent" fo:color="#252525"/>
    </style:style>
    <style:style style:name="T1543" style:family="text">
      <style:text-properties fo:font-size="12.00pt" fo:font-weight="normal" fo:font-family="Aptos" style:font-family-asian="Aptos" style:font-family-complex="Aptos" fo:background-color="transparent" style:use-window-font-color="true"/>
    </style:style>
    <style:style style:name="T1544" style:family="text">
      <style:text-properties fo:font-size="12.00pt" fo:font-weight="bold" fo:font-family="Arial" style:font-family-asian="Arial" style:font-family-complex="Arial" fo:background-color="transparent" fo:color="#252525"/>
    </style:style>
    <style:style style:name="T1545" style:family="text">
      <style:text-properties fo:font-size="12.00pt" fo:font-weight="normal" fo:font-family="Aptos" style:font-family-asian="Aptos" style:font-family-complex="Aptos" fo:background-color="transparent" style:use-window-font-color="true"/>
    </style:style>
    <style:style style:name="T1546" style:family="text">
      <style:text-properties fo:font-size="12.00pt" fo:font-weight="bold" fo:font-family="Arial" style:font-family-asian="Arial" style:font-family-complex="Arial" fo:background-color="transparent" fo:color="#252525"/>
    </style:style>
    <style:style style:name="T1547" style:family="text">
      <style:text-properties fo:font-size="12.00pt" fo:font-weight="normal" fo:font-family="Arial" style:font-family-asian="Arial" style:font-family-complex="Arial" fo:background-color="transparent" fo:color="#252525"/>
    </style:style>
    <style:style style:name="T1548" style:family="text">
      <style:text-properties fo:font-size="12.00pt" fo:font-weight="normal" fo:font-family="Aptos" style:font-family-asian="Aptos" style:font-family-complex="Aptos" fo:background-color="transparent" style:use-window-font-color="true"/>
    </style:style>
    <style:style style:name="T1549" style:family="text">
      <style:text-properties fo:font-size="12.00pt" fo:font-weight="bold" fo:font-family="Arial" style:font-family-asian="Arial" style:font-family-complex="Arial" fo:background-color="transparent" fo:color="#252525"/>
    </style:style>
    <style:style style:name="T1550" style:family="text">
      <style:text-properties fo:font-size="12.00pt" fo:font-weight="normal" fo:font-family="Arial" style:font-family-asian="Arial" style:font-family-complex="Arial" fo:background-color="transparent" fo:color="#252525"/>
    </style:style>
    <style:style style:name="T1551" style:family="text">
      <style:text-properties fo:font-size="12.00pt" fo:font-weight="normal" fo:font-family="Aptos" style:font-family-asian="Aptos" style:font-family-complex="Aptos" fo:background-color="transparent" style:use-window-font-color="true"/>
    </style:style>
    <style:style style:name="T1552" style:family="text">
      <style:text-properties fo:font-size="12.00pt" fo:font-weight="bold" fo:font-family="Arial" style:font-family-asian="Arial" style:font-family-complex="Arial" fo:background-color="transparent" fo:color="#252525"/>
    </style:style>
    <style:style style:name="T1553" style:family="text">
      <style:text-properties fo:font-size="12.00pt" fo:font-weight="normal" fo:font-family="Aptos" style:font-family-asian="Aptos" style:font-family-complex="Aptos" fo:background-color="transparent" style:use-window-font-color="true"/>
    </style:style>
    <style:style style:name="T1554" style:family="text">
      <style:text-properties fo:font-size="12.00pt" fo:font-weight="bold" fo:font-family="Arial" style:font-family-asian="Arial" style:font-family-complex="Arial" fo:background-color="transparent" fo:color="#252525"/>
    </style:style>
    <style:style style:name="T1555" style:family="text">
      <style:text-properties fo:font-size="12.00pt" fo:font-weight="normal" fo:font-family="Arial" style:font-family-asian="Arial" style:font-family-complex="Arial" fo:background-color="transparent" fo:color="#252525"/>
    </style:style>
    <style:style style:name="T1556" style:family="text">
      <style:text-properties fo:font-size="12.00pt" fo:font-weight="normal" fo:font-family="Aptos" style:font-family-asian="Aptos" style:font-family-complex="Aptos" fo:background-color="transparent" style:use-window-font-color="true"/>
    </style:style>
    <style:style style:name="T1557" style:family="text">
      <style:text-properties fo:font-size="12.00pt" fo:font-weight="bold" fo:font-family="Arial" style:font-family-asian="Arial" style:font-family-complex="Arial" fo:background-color="transparent" fo:color="#252525"/>
    </style:style>
    <style:style style:name="T1558" style:family="text">
      <style:text-properties fo:font-size="12.00pt" fo:font-weight="normal" fo:font-family="Arial" style:font-family-asian="Arial" style:font-family-complex="Arial" fo:background-color="transparent" fo:color="#252525"/>
    </style:style>
    <style:style style:name="T1559" style:family="text">
      <style:text-properties fo:font-size="12.00pt" fo:font-weight="normal" fo:font-family="Aptos" style:font-family-asian="Aptos" style:font-family-complex="Aptos" fo:background-color="transparent" style:use-window-font-color="true"/>
    </style:style>
    <style:style style:name="T1560" style:family="text">
      <style:text-properties fo:font-size="12.00pt" fo:font-weight="bold" fo:font-family="Arial" style:font-family-asian="Arial" style:font-family-complex="Arial" fo:background-color="transparent" fo:color="#252525"/>
    </style:style>
    <style:style style:name="T1561" style:family="text">
      <style:text-properties fo:font-size="12.00pt" fo:font-weight="normal" fo:font-family="Aptos" style:font-family-asian="Aptos" style:font-family-complex="Aptos" fo:background-color="transparent" style:use-window-font-color="true"/>
    </style:style>
    <style:style style:name="T1562" style:family="text">
      <style:text-properties fo:font-size="12.00pt" fo:font-weight="bold" fo:font-family="Arial" style:font-family-asian="Arial" style:font-family-complex="Arial" fo:background-color="transparent" fo:color="#252525"/>
    </style:style>
    <style:style style:name="T1563" style:family="text">
      <style:text-properties fo:font-size="12.00pt" fo:font-weight="normal" fo:font-family="Arial" style:font-family-asian="Arial" style:font-family-complex="Arial" fo:background-color="transparent" fo:color="#252525"/>
    </style:style>
    <style:style style:name="T1564" style:family="text">
      <style:text-properties fo:font-size="12.00pt" fo:font-weight="normal" fo:font-family="Aptos" style:font-family-asian="Aptos" style:font-family-complex="Aptos" fo:background-color="transparent" style:use-window-font-color="true"/>
    </style:style>
    <style:style style:name="T1565" style:family="text">
      <style:text-properties fo:font-size="12.00pt" fo:font-weight="bold" fo:font-family="Arial" style:font-family-asian="Arial" style:font-family-complex="Arial" fo:background-color="transparent" fo:color="#252525"/>
    </style:style>
    <style:style style:name="T1566" style:family="text">
      <style:text-properties fo:font-size="12.00pt" fo:font-weight="normal" fo:font-family="Arial" style:font-family-asian="Arial" style:font-family-complex="Arial" fo:background-color="transparent" fo:color="#252525"/>
    </style:style>
    <style:style style:name="T1567" style:family="text">
      <style:text-properties fo:font-size="12.00pt" fo:font-weight="normal" fo:font-family="Aptos" style:font-family-asian="Aptos" style:font-family-complex="Aptos" fo:background-color="transparent" style:use-window-font-color="true"/>
    </style:style>
    <style:style style:name="T1568" style:family="text">
      <style:text-properties fo:font-size="12.00pt" fo:font-weight="normal" fo:font-family="Arial" style:font-family-asian="Arial" style:font-family-complex="Arial" fo:background-color="transparent" fo:color="#252525"/>
    </style:style>
    <style:style style:name="T1569" style:family="text">
      <style:text-properties fo:font-size="12.00pt" fo:font-weight="normal" fo:font-family="Aptos" style:font-family-asian="Aptos" style:font-family-complex="Aptos" fo:background-color="transparent" style:use-window-font-color="true"/>
    </style:style>
    <style:style style:name="T1570" style:family="text">
      <style:text-properties fo:font-size="12.00pt" fo:font-weight="normal" fo:font-family="Arial" style:font-family-asian="Arial" style:font-family-complex="Arial" fo:background-color="transparent" fo:color="#252525"/>
    </style:style>
    <style:style style:name="T1571" style:family="text">
      <style:text-properties fo:font-size="12.00pt" fo:font-weight="normal" fo:font-family="Aptos" style:font-family-asian="Aptos" style:font-family-complex="Aptos" fo:background-color="transparent" style:use-window-font-color="true"/>
    </style:style>
    <style:style style:name="T1572" style:family="text">
      <style:text-properties fo:font-size="12.00pt" fo:font-weight="normal" fo:font-family="Arial" style:font-family-asian="Arial" style:font-family-complex="Arial" fo:background-color="transparent" fo:color="#252525"/>
    </style:style>
    <style:style style:name="T1573" style:family="text">
      <style:text-properties fo:font-size="12.00pt" fo:font-weight="normal" fo:font-family="Aptos" style:font-family-asian="Aptos" style:font-family-complex="Aptos" fo:background-color="transparent" style:use-window-font-color="true"/>
    </style:style>
    <style:style style:name="T1574" style:family="text">
      <style:text-properties fo:font-size="12.00pt" fo:font-weight="normal" fo:font-family="Arial" style:font-family-asian="Arial" style:font-family-complex="Arial" fo:background-color="transparent" fo:color="#252525"/>
    </style:style>
    <style:style style:name="T1575" style:family="text">
      <style:text-properties fo:font-size="12.00pt" fo:font-weight="normal" fo:font-family="Aptos" style:font-family-asian="Aptos" style:font-family-complex="Aptos" fo:background-color="transparent" style:use-window-font-color="true"/>
    </style:style>
    <style:style style:name="T1576" style:family="text">
      <style:text-properties fo:font-size="12.00pt" fo:font-weight="bold" fo:font-family="Arial" style:font-family-asian="Arial" style:font-family-complex="Arial" fo:background-color="transparent" fo:color="#252525"/>
    </style:style>
    <style:style style:name="T1577" style:family="text">
      <style:text-properties fo:font-size="12.00pt" fo:font-weight="normal" fo:font-family="Aptos" style:font-family-asian="Aptos" style:font-family-complex="Aptos" fo:background-color="transparent" style:use-window-font-color="true"/>
    </style:style>
    <style:style style:name="T1578" style:family="text">
      <style:text-properties fo:font-size="12.00pt" fo:font-weight="bold" fo:font-family="Arial" style:font-family-asian="Arial" style:font-family-complex="Arial" fo:background-color="transparent" fo:color="#252525"/>
    </style:style>
    <style:style style:name="T1579" style:family="text">
      <style:text-properties fo:font-size="12.00pt" fo:font-weight="normal" fo:font-family="Arial" style:font-family-asian="Arial" style:font-family-complex="Arial" fo:background-color="transparent" fo:color="#252525"/>
    </style:style>
    <style:style style:name="T1580" style:family="text">
      <style:text-properties fo:font-size="12.00pt" fo:font-weight="normal" fo:font-family="Aptos" style:font-family-asian="Aptos" style:font-family-complex="Aptos" fo:background-color="transparent" style:use-window-font-color="true"/>
    </style:style>
    <style:style style:name="T1581" style:family="text">
      <style:text-properties fo:font-size="12.00pt" fo:font-weight="bold" fo:font-family="Arial" style:font-family-asian="Arial" style:font-family-complex="Arial" fo:background-color="transparent" fo:color="#252525"/>
    </style:style>
    <style:style style:name="T1582" style:family="text">
      <style:text-properties fo:font-size="12.00pt" fo:font-weight="normal" fo:font-family="Arial" style:font-family-asian="Arial" style:font-family-complex="Arial" fo:background-color="transparent" fo:color="#252525"/>
    </style:style>
    <style:style style:name="T1583" style:family="text">
      <style:text-properties fo:font-size="12.00pt" fo:font-weight="normal" fo:font-family="Aptos" style:font-family-asian="Aptos" style:font-family-complex="Aptos" fo:background-color="transparent" style:use-window-font-color="true"/>
    </style:style>
    <style:style style:name="T1584" style:family="text">
      <style:text-properties fo:font-size="12.00pt" fo:font-weight="bold" fo:font-family="Arial" style:font-family-asian="Arial" style:font-family-complex="Arial" fo:background-color="transparent" fo:color="#252525"/>
    </style:style>
    <style:style style:name="T1585" style:family="text">
      <style:text-properties fo:font-size="12.00pt" fo:font-weight="normal" fo:font-family="Arial" style:font-family-asian="Arial" style:font-family-complex="Arial" fo:background-color="transparent" fo:color="#252525"/>
    </style:style>
    <style:style style:name="T1586" style:family="text">
      <style:text-properties fo:font-size="12.00pt" fo:font-weight="normal" fo:font-family="Aptos" style:font-family-asian="Aptos" style:font-family-complex="Aptos" fo:background-color="transparent" style:use-window-font-color="true"/>
    </style:style>
    <style:style style:name="T1587" style:family="text">
      <style:text-properties fo:font-size="12.00pt" fo:font-weight="bold" fo:font-family="Arial" style:font-family-asian="Arial" style:font-family-complex="Arial" fo:background-color="transparent" fo:color="#252525"/>
    </style:style>
    <style:style style:name="T1588" style:family="text">
      <style:text-properties fo:font-size="12.00pt" fo:font-weight="normal" fo:font-family="Arial" style:font-family-asian="Arial" style:font-family-complex="Arial" fo:background-color="transparent" fo:color="#252525"/>
    </style:style>
    <style:style style:name="T1589" style:family="text">
      <style:text-properties fo:font-size="12.00pt" fo:font-weight="normal" fo:font-family="Aptos" style:font-family-asian="Aptos" style:font-family-complex="Aptos" fo:background-color="transparent" style:use-window-font-color="true"/>
    </style:style>
    <style:style style:name="T1590" style:family="text">
      <style:text-properties fo:font-size="12.00pt" fo:font-weight="bold" fo:font-family="Arial" style:font-family-asian="Arial" style:font-family-complex="Arial" fo:background-color="transparent" fo:color="#252525"/>
    </style:style>
    <style:style style:name="T1591" style:family="text">
      <style:text-properties fo:font-size="12.00pt" fo:font-weight="normal" fo:font-family="Arial" style:font-family-asian="Arial" style:font-family-complex="Arial" fo:background-color="transparent" fo:color="#252525"/>
    </style:style>
    <style:style style:name="T1592" style:family="text">
      <style:text-properties fo:font-size="12.00pt" fo:font-weight="normal" fo:font-family="Aptos" style:font-family-asian="Aptos" style:font-family-complex="Aptos" fo:background-color="transparent" style:use-window-font-color="true"/>
    </style:style>
    <style:style style:name="T1593" style:family="text">
      <style:text-properties fo:font-size="12.00pt" fo:font-weight="normal" fo:font-family="Arial" style:font-family-asian="Arial" style:font-family-complex="Arial" fo:background-color="transparent" fo:color="#252525"/>
    </style:style>
    <style:style style:name="T1594" style:family="text">
      <style:text-properties fo:font-size="12.00pt" fo:font-weight="normal" fo:font-family="Aptos" style:font-family-asian="Aptos" style:font-family-complex="Aptos" fo:background-color="transparent" style:use-window-font-color="true"/>
    </style:style>
    <style:style style:name="T1595" style:family="text">
      <style:text-properties fo:font-size="12.00pt" fo:font-weight="bold" fo:font-family="Arial" style:font-family-asian="Arial" style:font-family-complex="Arial" fo:background-color="transparent" fo:color="#252525"/>
    </style:style>
    <style:style style:name="T1596" style:family="text">
      <style:text-properties fo:font-size="12.00pt" fo:font-weight="normal" fo:font-family="Arial" style:font-family-asian="Arial" style:font-family-complex="Arial" fo:background-color="transparent" fo:color="#252525"/>
    </style:style>
    <style:style style:name="T1597" style:family="text">
      <style:text-properties fo:font-size="12.00pt" fo:font-weight="normal" fo:font-family="Aptos" style:font-family-asian="Aptos" style:font-family-complex="Aptos" fo:background-color="transparent" style:use-window-font-color="true"/>
    </style:style>
    <style:style style:name="T1598" style:family="text">
      <style:text-properties fo:font-size="12.00pt" fo:font-weight="bold" fo:font-family="Arial" style:font-family-asian="Arial" style:font-family-complex="Arial" fo:background-color="transparent" fo:color="#252525"/>
    </style:style>
    <style:style style:name="T1599" style:family="text">
      <style:text-properties fo:font-size="12.00pt" fo:font-weight="normal" fo:font-family="Arial" style:font-family-asian="Arial" style:font-family-complex="Arial" fo:background-color="transparent" fo:color="#252525"/>
    </style:style>
    <style:style style:name="T1600" style:family="text">
      <style:text-properties fo:font-size="12.00pt" fo:font-weight="normal" fo:font-family="Aptos" style:font-family-asian="Aptos" style:font-family-complex="Aptos" fo:background-color="transparent" style:use-window-font-color="true"/>
    </style:style>
    <style:style style:name="T1601" style:family="text">
      <style:text-properties fo:font-size="12.00pt" fo:font-weight="bold" fo:font-family="Arial" style:font-family-asian="Arial" style:font-family-complex="Arial" fo:background-color="transparent" fo:color="#252525"/>
    </style:style>
    <style:style style:name="T1602" style:family="text">
      <style:text-properties fo:font-size="12.00pt" fo:font-weight="normal" fo:font-family="Arial" style:font-family-asian="Arial" style:font-family-complex="Arial" fo:background-color="transparent" fo:color="#252525"/>
    </style:style>
    <style:style style:name="T1603" style:family="text">
      <style:text-properties fo:font-size="12.00pt" fo:font-weight="normal" fo:font-family="Aptos" style:font-family-asian="Aptos" style:font-family-complex="Aptos" fo:background-color="transparent" style:use-window-font-color="true"/>
    </style:style>
    <style:style style:name="T1604" style:family="text">
      <style:text-properties fo:font-size="12.00pt" fo:font-weight="bold" fo:font-family="Arial" style:font-family-asian="Arial" style:font-family-complex="Arial" fo:background-color="transparent" fo:color="#252525"/>
    </style:style>
    <style:style style:name="T1605" style:family="text">
      <style:text-properties fo:font-size="12.00pt" fo:font-weight="normal" fo:font-family="Arial" style:font-family-asian="Arial" style:font-family-complex="Arial" fo:background-color="transparent" fo:color="#252525"/>
    </style:style>
    <style:style style:name="T1606" style:family="text">
      <style:text-properties fo:font-size="12.00pt" fo:font-weight="normal" fo:font-family="Aptos" style:font-family-asian="Aptos" style:font-family-complex="Aptos" fo:background-color="transparent" style:use-window-font-color="true"/>
    </style:style>
    <style:style style:name="T1607" style:family="text">
      <style:text-properties fo:font-size="12.00pt" fo:font-weight="bold" fo:font-family="Arial" style:font-family-asian="Arial" style:font-family-complex="Arial" fo:background-color="transparent" fo:color="#252525"/>
    </style:style>
    <style:style style:name="T1608" style:family="text">
      <style:text-properties fo:font-size="12.00pt" fo:font-weight="normal" fo:font-family="Arial" style:font-family-asian="Arial" style:font-family-complex="Arial" fo:background-color="transparent" fo:color="#252525"/>
    </style:style>
    <style:style style:name="T1609" style:family="text">
      <style:text-properties fo:font-size="12.00pt" fo:font-weight="normal" fo:font-family="Aptos" style:font-family-asian="Aptos" style:font-family-complex="Aptos" fo:background-color="transparent" style:use-window-font-color="true"/>
    </style:style>
    <style:style style:name="T1610" style:family="text">
      <style:text-properties fo:font-size="12.00pt" fo:font-weight="bold" fo:font-family="Arial" style:font-family-asian="Arial" style:font-family-complex="Arial" fo:background-color="transparent" fo:color="#252525"/>
    </style:style>
    <style:style style:name="T1611" style:family="text">
      <style:text-properties fo:font-size="12.00pt" fo:font-weight="normal" fo:font-family="Arial" style:font-family-asian="Arial" style:font-family-complex="Arial" fo:background-color="transparent" fo:color="#252525"/>
    </style:style>
    <style:style style:name="T1612" style:family="text">
      <style:text-properties fo:font-size="12.00pt" fo:font-weight="normal" fo:font-family="Aptos" style:font-family-asian="Aptos" style:font-family-complex="Aptos" fo:background-color="transparent" style:use-window-font-color="true"/>
    </style:style>
    <style:style style:name="T1613" style:family="text">
      <style:text-properties fo:font-size="12.00pt" fo:font-weight="bold" fo:font-family="Arial" style:font-family-asian="Arial" style:font-family-complex="Arial" fo:background-color="transparent" fo:color="#252525"/>
    </style:style>
    <style:style style:name="T1614" style:family="text">
      <style:text-properties fo:font-size="12.00pt" fo:font-weight="normal" fo:font-family="Arial" style:font-family-asian="Arial" style:font-family-complex="Arial" fo:background-color="transparent" fo:color="#252525"/>
    </style:style>
    <style:style style:name="T1615" style:family="text">
      <style:text-properties fo:font-size="12.00pt" fo:font-weight="normal" fo:font-family="Aptos" style:font-family-asian="Aptos" style:font-family-complex="Aptos" fo:background-color="transparent" style:use-window-font-color="true"/>
    </style:style>
    <style:style style:name="T1616" style:family="text">
      <style:text-properties fo:font-size="12.00pt" fo:font-weight="bold" fo:font-family="Arial" style:font-family-asian="Arial" style:font-family-complex="Arial" fo:background-color="transparent" fo:color="#252525"/>
    </style:style>
    <style:style style:name="T1617" style:family="text">
      <style:text-properties fo:font-size="12.00pt" fo:font-weight="normal" fo:font-family="Aptos" style:font-family-asian="Aptos" style:font-family-complex="Aptos" fo:background-color="transparent" style:use-window-font-color="true"/>
    </style:style>
    <style:style style:name="T1618" style:family="text">
      <style:text-properties fo:font-size="12.00pt" fo:font-weight="bold" fo:font-family="Arial" style:font-family-asian="Arial" style:font-family-complex="Arial" fo:background-color="transparent" fo:color="#252525"/>
    </style:style>
    <style:style style:name="T1619" style:family="text">
      <style:text-properties fo:font-size="12.00pt" fo:font-weight="normal" fo:font-family="Aptos" style:font-family-asian="Aptos" style:font-family-complex="Aptos" fo:background-color="transparent" style:use-window-font-color="true"/>
    </style:style>
    <style:style style:name="T1620" style:family="text">
      <style:text-properties fo:font-size="12.00pt" fo:font-weight="bold" fo:font-family="Arial" style:font-family-asian="Arial" style:font-family-complex="Arial" fo:background-color="transparent" fo:color="#252525"/>
    </style:style>
    <style:style style:name="T1621" style:family="text">
      <style:text-properties fo:font-size="12.00pt" fo:font-weight="normal" fo:font-family="Arial" style:font-family-asian="Arial" style:font-family-complex="Arial" fo:background-color="transparent" fo:color="#252525"/>
    </style:style>
    <style:style style:name="T1622" style:family="text">
      <style:text-properties fo:font-size="12.00pt" fo:font-weight="normal" fo:font-family="Aptos" style:font-family-asian="Aptos" style:font-family-complex="Aptos" fo:background-color="transparent" style:use-window-font-color="true"/>
    </style:style>
    <style:style style:name="T1623" style:family="text">
      <style:text-properties fo:font-size="12.00pt" fo:font-weight="bold" fo:font-family="Arial" style:font-family-asian="Arial" style:font-family-complex="Arial" fo:background-color="transparent" fo:color="#252525"/>
    </style:style>
    <style:style style:name="T1624" style:family="text">
      <style:text-properties fo:font-size="12.00pt" fo:font-weight="normal" fo:font-family="Arial" style:font-family-asian="Arial" style:font-family-complex="Arial" fo:background-color="transparent" fo:color="#252525"/>
    </style:style>
    <style:style style:name="T1625" style:family="text">
      <style:text-properties fo:font-size="12.00pt" fo:font-weight="normal" fo:font-family="Aptos" style:font-family-asian="Aptos" style:font-family-complex="Aptos" fo:background-color="transparent" style:use-window-font-color="true"/>
    </style:style>
    <style:style style:name="T1626" style:family="text">
      <style:text-properties fo:font-size="12.00pt" fo:font-weight="bold" fo:font-family="Arial" style:font-family-asian="Arial" style:font-family-complex="Arial" fo:background-color="transparent" fo:color="#252525"/>
    </style:style>
    <style:style style:name="T1627" style:family="text">
      <style:text-properties fo:font-size="12.00pt" fo:font-weight="normal" fo:font-family="Arial" style:font-family-asian="Arial" style:font-family-complex="Arial" fo:background-color="transparent" fo:color="#252525"/>
    </style:style>
    <style:style style:name="T1628" style:family="text">
      <style:text-properties fo:font-size="12.00pt" fo:font-weight="normal" fo:font-family="Aptos" style:font-family-asian="Aptos" style:font-family-complex="Aptos" fo:background-color="transparent" style:use-window-font-color="true"/>
    </style:style>
    <style:style style:name="T1629" style:family="text">
      <style:text-properties fo:font-size="12.00pt" fo:font-weight="bold" fo:font-family="Arial" style:font-family-asian="Arial" style:font-family-complex="Arial" fo:background-color="transparent" fo:color="#252525"/>
    </style:style>
    <style:style style:name="T1630" style:family="text">
      <style:text-properties fo:font-size="12.00pt" fo:font-weight="normal" fo:font-family="Arial" style:font-family-asian="Arial" style:font-family-complex="Arial" fo:background-color="transparent" fo:color="#252525"/>
    </style:style>
    <style:style style:name="T1631" style:family="text">
      <style:text-properties fo:font-size="12.00pt" fo:font-weight="normal" fo:font-family="Aptos" style:font-family-asian="Aptos" style:font-family-complex="Aptos" fo:background-color="transparent" style:use-window-font-color="true"/>
    </style:style>
    <style:style style:name="T1632" style:family="text">
      <style:text-properties fo:font-size="12.00pt" fo:font-weight="bold" fo:font-family="Arial" style:font-family-asian="Arial" style:font-family-complex="Arial" fo:background-color="transparent" fo:color="#252525"/>
    </style:style>
    <style:style style:name="T1633" style:family="text">
      <style:text-properties fo:font-size="12.00pt" fo:font-weight="normal" fo:font-family="Arial" style:font-family-asian="Arial" style:font-family-complex="Arial" fo:background-color="transparent" fo:color="#252525"/>
    </style:style>
    <style:style style:name="T1634" style:family="text">
      <style:text-properties fo:font-size="12.00pt" fo:font-weight="normal" fo:font-family="Aptos" style:font-family-asian="Aptos" style:font-family-complex="Aptos" fo:background-color="transparent" style:use-window-font-color="true"/>
    </style:style>
    <style:style style:name="T1635" style:family="text">
      <style:text-properties fo:font-size="12.00pt" fo:font-weight="bold" fo:font-family="Arial" style:font-family-asian="Arial" style:font-family-complex="Arial" fo:background-color="transparent" fo:color="#252525"/>
    </style:style>
    <style:style style:name="T1636" style:family="text">
      <style:text-properties fo:font-size="12.00pt" fo:font-weight="normal" fo:font-family="Arial" style:font-family-asian="Arial" style:font-family-complex="Arial" fo:background-color="transparent" fo:color="#252525"/>
    </style:style>
    <style:style style:name="T1637" style:family="text">
      <style:text-properties fo:font-size="12.00pt" fo:font-weight="normal" fo:font-family="Aptos" style:font-family-asian="Aptos" style:font-family-complex="Aptos" fo:background-color="transparent" style:use-window-font-color="true"/>
    </style:style>
    <style:style style:name="T1638" style:family="text">
      <style:text-properties fo:font-size="12.00pt" fo:font-weight="bold" fo:font-family="Arial" style:font-family-asian="Arial" style:font-family-complex="Arial" fo:background-color="transparent" fo:color="#252525"/>
    </style:style>
    <style:style style:name="T1639" style:family="text">
      <style:text-properties fo:font-size="12.00pt" fo:font-weight="normal" fo:font-family="Arial" style:font-family-asian="Arial" style:font-family-complex="Arial" fo:background-color="transparent" fo:color="#252525"/>
    </style:style>
    <style:style style:name="T1640" style:family="text">
      <style:text-properties fo:font-size="12.00pt" fo:font-weight="normal" fo:font-family="Aptos" style:font-family-asian="Aptos" style:font-family-complex="Aptos" fo:background-color="transparent" style:use-window-font-color="true"/>
    </style:style>
    <style:style style:name="T1641" style:family="text">
      <style:text-properties fo:font-size="12.00pt" fo:font-weight="bold" fo:font-family="Arial" style:font-family-asian="Arial" style:font-family-complex="Arial" fo:background-color="transparent" fo:color="#252525"/>
    </style:style>
    <style:style style:name="T1642" style:family="text">
      <style:text-properties fo:font-size="12.00pt" fo:font-weight="normal" fo:font-family="Arial" style:font-family-asian="Arial" style:font-family-complex="Arial" fo:background-color="transparent" fo:color="#252525"/>
    </style:style>
    <style:style style:name="T1643" style:family="text">
      <style:text-properties fo:font-size="12.00pt" fo:font-weight="normal" fo:font-family="Aptos" style:font-family-asian="Aptos" style:font-family-complex="Aptos" fo:background-color="transparent" style:use-window-font-color="true"/>
    </style:style>
    <style:style style:name="T1644" style:family="text">
      <style:text-properties fo:font-size="12.00pt" fo:font-weight="normal" fo:font-family="Arial" style:font-family-asian="Arial" style:font-family-complex="Arial" fo:background-color="transparent" fo:color="#252525"/>
    </style:style>
    <style:style style:name="T1645" style:family="text">
      <style:text-properties fo:font-size="12.00pt" fo:font-weight="normal" fo:font-family="Aptos" style:font-family-asian="Aptos" style:font-family-complex="Aptos" fo:background-color="transparent" style:use-window-font-color="true"/>
    </style:style>
    <style:style style:name="T1646" style:family="text">
      <style:text-properties fo:font-size="12.00pt" fo:font-weight="bold" fo:font-family="Arial" style:font-family-asian="Arial" style:font-family-complex="Arial" fo:background-color="transparent" fo:color="#252525"/>
    </style:style>
    <style:style style:name="T1647" style:family="text">
      <style:text-properties fo:font-size="12.00pt" fo:font-weight="normal" fo:font-family="Arial" style:font-family-asian="Arial" style:font-family-complex="Arial" fo:background-color="transparent" fo:color="#252525"/>
    </style:style>
    <style:style style:name="T1648" style:family="text">
      <style:text-properties fo:font-size="12.00pt" fo:font-weight="normal" fo:font-family="Aptos" style:font-family-asian="Aptos" style:font-family-complex="Aptos" fo:background-color="transparent" style:use-window-font-color="true"/>
    </style:style>
    <style:style style:name="T1649" style:family="text">
      <style:text-properties fo:font-size="12.00pt" fo:font-weight="bold" fo:font-family="Arial" style:font-family-asian="Arial" style:font-family-complex="Arial" fo:background-color="transparent" fo:color="#252525"/>
    </style:style>
    <style:style style:name="T1650" style:family="text">
      <style:text-properties fo:font-size="12.00pt" fo:font-weight="normal" fo:font-family="Arial" style:font-family-asian="Arial" style:font-family-complex="Arial" fo:background-color="transparent" fo:color="#252525"/>
    </style:style>
    <style:style style:name="T1651" style:family="text">
      <style:text-properties fo:font-size="12.00pt" fo:font-weight="normal" fo:font-family="Aptos" style:font-family-asian="Aptos" style:font-family-complex="Aptos" fo:background-color="transparent" style:use-window-font-color="true"/>
    </style:style>
    <style:style style:name="T1652" style:family="text">
      <style:text-properties fo:font-size="12.00pt" fo:font-weight="bold" fo:font-family="Arial" style:font-family-asian="Arial" style:font-family-complex="Arial" fo:background-color="transparent" fo:color="#252525"/>
    </style:style>
    <style:style style:name="T1653" style:family="text">
      <style:text-properties fo:font-size="12.00pt" fo:font-weight="normal" fo:font-family="Arial" style:font-family-asian="Arial" style:font-family-complex="Arial" fo:background-color="transparent" fo:color="#252525"/>
    </style:style>
    <style:style style:name="T1654" style:family="text">
      <style:text-properties fo:font-size="12.00pt" fo:font-weight="normal" fo:font-family="Aptos" style:font-family-asian="Aptos" style:font-family-complex="Aptos" fo:background-color="transparent" style:use-window-font-color="true"/>
    </style:style>
    <style:style style:name="T1655" style:family="text">
      <style:text-properties fo:font-size="12.00pt" fo:font-weight="bold" fo:font-family="Arial" style:font-family-asian="Arial" style:font-family-complex="Arial" fo:background-color="transparent" fo:color="#252525"/>
    </style:style>
    <style:style style:name="T1656" style:family="text">
      <style:text-properties fo:font-size="12.00pt" fo:font-weight="normal" fo:font-family="Arial" style:font-family-asian="Arial" style:font-family-complex="Arial" fo:background-color="transparent" fo:color="#252525"/>
    </style:style>
    <style:style style:name="T1657" style:family="text">
      <style:text-properties fo:font-size="12.00pt" fo:font-weight="normal" fo:font-family="Aptos" style:font-family-asian="Aptos" style:font-family-complex="Aptos" fo:background-color="transparent" style:use-window-font-color="true"/>
    </style:style>
    <style:style style:name="T1658" style:family="text">
      <style:text-properties fo:font-size="12.00pt" fo:font-weight="bold" fo:font-family="Arial" style:font-family-asian="Arial" style:font-family-complex="Arial" fo:background-color="transparent" fo:color="#252525"/>
    </style:style>
    <style:style style:name="T1659" style:family="text">
      <style:text-properties fo:font-size="12.00pt" fo:font-weight="normal" fo:font-family="Aptos" style:font-family-asian="Aptos" style:font-family-complex="Aptos" fo:background-color="transparent" style:use-window-font-color="true"/>
    </style:style>
    <style:style style:name="T1660" style:family="text">
      <style:text-properties fo:font-size="12.00pt" fo:font-weight="bold" fo:font-family="Arial" style:font-family-asian="Arial" style:font-family-complex="Arial" fo:background-color="transparent" fo:color="#252525"/>
    </style:style>
    <style:style style:name="T1661" style:family="text">
      <style:text-properties fo:font-size="12.00pt" fo:font-weight="normal" fo:font-family="Arial" style:font-family-asian="Arial" style:font-family-complex="Arial" fo:background-color="transparent" fo:color="#252525"/>
    </style:style>
    <style:style style:name="T1662" style:family="text">
      <style:text-properties fo:font-size="12.00pt" fo:font-weight="normal" fo:font-family="Aptos" style:font-family-asian="Aptos" style:font-family-complex="Aptos" fo:background-color="transparent" style:use-window-font-color="true"/>
    </style:style>
    <style:style style:name="T1663" style:family="text">
      <style:text-properties fo:font-size="12.00pt" fo:font-weight="bold" fo:font-family="Arial" style:font-family-asian="Arial" style:font-family-complex="Arial" fo:background-color="transparent" fo:color="#252525"/>
    </style:style>
    <style:style style:name="T1664" style:family="text">
      <style:text-properties fo:font-size="12.00pt" fo:font-weight="normal" fo:font-family="Arial" style:font-family-asian="Arial" style:font-family-complex="Arial" fo:background-color="transparent" fo:color="#252525"/>
    </style:style>
    <style:style style:name="T1665" style:family="text">
      <style:text-properties fo:font-size="12.00pt" fo:font-weight="normal" fo:font-family="Aptos" style:font-family-asian="Aptos" style:font-family-complex="Aptos" fo:background-color="transparent" style:use-window-font-color="true"/>
    </style:style>
    <style:style style:name="T1666" style:family="text">
      <style:text-properties fo:font-size="12.00pt" fo:font-weight="bold" fo:font-family="Arial" style:font-family-asian="Arial" style:font-family-complex="Arial" fo:background-color="transparent" fo:color="#252525"/>
    </style:style>
    <style:style style:name="T1667" style:family="text">
      <style:text-properties fo:font-size="12.00pt" fo:font-weight="normal" fo:font-family="Arial" style:font-family-asian="Arial" style:font-family-complex="Arial" fo:background-color="transparent" fo:color="#252525"/>
    </style:style>
    <style:style style:name="T1668" style:family="text">
      <style:text-properties fo:font-size="12.00pt" fo:font-weight="normal" fo:font-family="Aptos" style:font-family-asian="Aptos" style:font-family-complex="Aptos" fo:background-color="transparent" style:use-window-font-color="true"/>
    </style:style>
    <style:style style:name="T1669" style:family="text">
      <style:text-properties fo:font-size="12.00pt" fo:font-weight="bold" fo:font-family="Arial" style:font-family-asian="Arial" style:font-family-complex="Arial" fo:background-color="transparent" fo:color="#252525"/>
    </style:style>
    <style:style style:name="T1670" style:family="text">
      <style:text-properties fo:font-size="12.00pt" fo:font-weight="normal" fo:font-family="Arial" style:font-family-asian="Arial" style:font-family-complex="Arial" fo:background-color="transparent" fo:color="#252525"/>
    </style:style>
    <style:style style:name="T1671" style:family="text">
      <style:text-properties fo:font-size="12.00pt" fo:font-weight="normal" fo:font-family="Aptos" style:font-family-asian="Aptos" style:font-family-complex="Aptos" fo:background-color="transparent" style:use-window-font-color="true"/>
    </style:style>
    <style:style style:name="T1672" style:family="text">
      <style:text-properties fo:font-size="12.00pt" fo:font-weight="normal" fo:font-family="Arial" style:font-family-asian="Arial" style:font-family-complex="Arial" fo:background-color="transparent" fo:color="#252525"/>
    </style:style>
    <style:style style:name="T1673" style:family="text">
      <style:text-properties fo:font-size="12.00pt" fo:font-weight="normal" fo:font-family="Aptos" style:font-family-asian="Aptos" style:font-family-complex="Aptos" fo:background-color="transparent" style:use-window-font-color="true"/>
    </style:style>
    <style:style style:name="T1674" style:family="text">
      <style:text-properties fo:font-size="12.00pt" fo:font-weight="normal" fo:font-family="Arial" style:font-family-asian="Arial" style:font-family-complex="Arial" fo:background-color="transparent" fo:color="#252525"/>
    </style:style>
    <style:style style:name="T1675" style:family="text">
      <style:text-properties fo:font-size="12.00pt" fo:font-weight="normal" fo:font-family="Aptos" style:font-family-asian="Aptos" style:font-family-complex="Aptos" fo:background-color="transparent" style:use-window-font-color="true"/>
    </style:style>
    <style:style style:name="T1676" style:family="text">
      <style:text-properties fo:font-size="12.00pt" fo:font-weight="normal" fo:font-family="Arial" style:font-family-asian="Arial" style:font-family-complex="Arial" fo:background-color="transparent" fo:color="#252525"/>
    </style:style>
    <style:style style:name="T1677" style:family="text">
      <style:text-properties fo:font-size="12.00pt" fo:font-weight="normal" fo:font-family="Aptos" style:font-family-asian="Aptos" style:font-family-complex="Aptos" fo:background-color="transparent" style:use-window-font-color="true"/>
    </style:style>
    <style:style style:name="T1678" style:family="text">
      <style:text-properties fo:font-size="12.00pt" fo:font-weight="bold" fo:font-family="Arial" style:font-family-asian="Arial" style:font-family-complex="Arial" fo:background-color="transparent" fo:color="#252525"/>
    </style:style>
    <style:style style:name="T1679" style:family="text">
      <style:text-properties fo:font-size="12.00pt" fo:font-weight="normal" fo:font-family="Aptos" style:font-family-asian="Aptos" style:font-family-complex="Aptos" fo:background-color="transparent" style:use-window-font-color="true"/>
    </style:style>
    <style:style style:name="T1680" style:family="text">
      <style:text-properties fo:font-size="12.00pt" fo:font-weight="bold" fo:font-family="Arial" style:font-family-asian="Arial" style:font-family-complex="Arial" fo:background-color="transparent" fo:color="#252525"/>
    </style:style>
    <style:style style:name="T1681" style:family="text">
      <style:text-properties fo:font-size="12.00pt" fo:font-weight="normal" fo:font-family="Arial" style:font-family-asian="Arial" style:font-family-complex="Arial" fo:background-color="transparent" fo:color="#252525"/>
    </style:style>
    <style:style style:name="T1682" style:family="text">
      <style:text-properties fo:font-size="12.00pt" fo:font-weight="normal" fo:font-family="Aptos" style:font-family-asian="Aptos" style:font-family-complex="Aptos" fo:background-color="transparent" style:use-window-font-color="true"/>
    </style:style>
    <style:style style:name="T1683" style:family="text">
      <style:text-properties fo:font-size="12.00pt" fo:font-weight="normal" fo:font-family="Arial" style:font-family-asian="Arial" style:font-family-complex="Arial" fo:background-color="transparent" fo:color="#252525"/>
    </style:style>
    <style:style style:name="T1684" style:family="text">
      <style:text-properties fo:font-size="12.00pt" fo:font-weight="normal" fo:font-family="Aptos" style:font-family-asian="Aptos" style:font-family-complex="Aptos" fo:background-color="transparent" style:use-window-font-color="true"/>
    </style:style>
    <style:style style:name="T1685" style:family="text">
      <style:text-properties fo:font-size="12.00pt" fo:font-weight="bold" fo:font-family="Arial" style:font-family-asian="Arial" style:font-family-complex="Arial" fo:background-color="transparent" fo:color="#252525"/>
    </style:style>
    <style:style style:name="T1686" style:family="text">
      <style:text-properties fo:font-size="12.00pt" fo:font-weight="normal" fo:font-family="Arial" style:font-family-asian="Arial" style:font-family-complex="Arial" fo:background-color="transparent" fo:color="#252525"/>
    </style:style>
    <style:style style:name="T1687" style:family="text">
      <style:text-properties fo:font-size="12.00pt" fo:font-weight="normal" fo:font-family="Aptos" style:font-family-asian="Aptos" style:font-family-complex="Aptos" fo:background-color="transparent" style:use-window-font-color="true"/>
    </style:style>
    <style:style style:name="T1688" style:family="text">
      <style:text-properties fo:font-size="12.00pt" fo:font-weight="bold" fo:font-family="Arial" style:font-family-asian="Arial" style:font-family-complex="Arial" fo:background-color="transparent" fo:color="#252525"/>
    </style:style>
    <style:style style:name="T1689" style:family="text">
      <style:text-properties fo:font-size="12.00pt" fo:font-weight="normal" fo:font-family="Aptos" style:font-family-asian="Aptos" style:font-family-complex="Aptos" fo:background-color="transparent" style:use-window-font-color="true"/>
    </style:style>
    <style:style style:name="T1690" style:family="text">
      <style:text-properties fo:font-size="12.00pt" fo:font-weight="bold" fo:font-family="Arial" style:font-family-asian="Arial" style:font-family-complex="Arial" fo:background-color="transparent" fo:color="#252525"/>
    </style:style>
    <style:style style:name="T1691" style:family="text">
      <style:text-properties fo:font-size="12.00pt" fo:font-weight="normal" fo:font-family="Arial" style:font-family-asian="Arial" style:font-family-complex="Arial" fo:background-color="transparent" fo:color="#252525"/>
    </style:style>
    <style:style style:name="T1692" style:family="text">
      <style:text-properties fo:font-size="12.00pt" fo:font-weight="normal" fo:font-family="Aptos" style:font-family-asian="Aptos" style:font-family-complex="Aptos" fo:background-color="transparent" style:use-window-font-color="true"/>
    </style:style>
    <style:style style:name="T1693" style:family="text">
      <style:text-properties fo:font-size="12.00pt" fo:font-weight="bold" fo:font-family="Arial" style:font-family-asian="Arial" style:font-family-complex="Arial" fo:background-color="transparent" fo:color="#252525"/>
    </style:style>
    <style:style style:name="T1694" style:family="text">
      <style:text-properties fo:font-size="12.00pt" fo:font-weight="normal" fo:font-family="Arial" style:font-family-asian="Arial" style:font-family-complex="Arial" fo:background-color="transparent" fo:color="#252525"/>
    </style:style>
    <style:style style:name="T1695" style:family="text">
      <style:text-properties fo:font-size="12.00pt" fo:font-weight="normal" fo:font-family="Aptos" style:font-family-asian="Aptos" style:font-family-complex="Aptos" fo:background-color="transparent" style:use-window-font-color="true"/>
    </style:style>
    <style:style style:name="T1696" style:family="text">
      <style:text-properties fo:font-size="12.00pt" fo:font-weight="bold" fo:font-family="Arial" style:font-family-asian="Arial" style:font-family-complex="Arial" fo:background-color="transparent" fo:color="#252525"/>
    </style:style>
    <style:style style:name="T1697" style:family="text">
      <style:text-properties fo:font-size="12.00pt" fo:font-weight="normal" fo:font-family="Aptos" style:font-family-asian="Aptos" style:font-family-complex="Aptos" fo:background-color="transparent" style:use-window-font-color="true"/>
    </style:style>
    <style:style style:name="T1698" style:family="text">
      <style:text-properties fo:font-size="12.00pt" fo:font-weight="bold" fo:font-family="Arial" style:font-family-asian="Arial" style:font-family-complex="Arial" fo:background-color="transparent" fo:color="#252525"/>
    </style:style>
    <style:style style:name="T1699" style:family="text">
      <style:text-properties fo:font-size="12.00pt" fo:font-weight="normal" fo:font-family="Arial" style:font-family-asian="Arial" style:font-family-complex="Arial" fo:background-color="transparent" fo:color="#252525"/>
    </style:style>
    <style:style style:name="T1700" style:family="text">
      <style:text-properties fo:font-size="12.00pt" fo:font-weight="normal" fo:font-family="Aptos" style:font-family-asian="Aptos" style:font-family-complex="Aptos" fo:background-color="transparent" style:use-window-font-color="true"/>
    </style:style>
    <style:style style:name="T1701" style:family="text">
      <style:text-properties fo:font-size="12.00pt" fo:font-weight="normal" fo:font-family="Arial" style:font-family-asian="Arial" style:font-family-complex="Arial" fo:background-color="transparent" fo:color="#252525"/>
    </style:style>
    <style:style style:name="T1702" style:family="text">
      <style:text-properties fo:font-size="12.00pt" fo:font-weight="normal" fo:font-family="Aptos" style:font-family-asian="Aptos" style:font-family-complex="Aptos" fo:background-color="transparent" style:use-window-font-color="true"/>
    </style:style>
    <style:style style:name="T1703" style:family="text">
      <style:text-properties fo:font-size="12.00pt" fo:font-weight="bold" fo:font-family="Arial" style:font-family-asian="Arial" style:font-family-complex="Arial" fo:background-color="transparent" fo:color="#252525"/>
    </style:style>
    <style:style style:name="T1704" style:family="text">
      <style:text-properties fo:font-size="12.00pt" fo:font-weight="normal" fo:font-family="Arial" style:font-family-asian="Arial" style:font-family-complex="Arial" fo:background-color="transparent" fo:color="#252525"/>
    </style:style>
    <style:style style:name="T1705" style:family="text">
      <style:text-properties fo:font-size="12.00pt" fo:font-weight="normal" fo:font-family="Aptos" style:font-family-asian="Aptos" style:font-family-complex="Aptos" fo:background-color="transparent" style:use-window-font-color="true"/>
    </style:style>
    <style:style style:name="T1706" style:family="text">
      <style:text-properties fo:font-size="12.00pt" fo:font-weight="bold" fo:font-family="Arial" style:font-family-asian="Arial" style:font-family-complex="Arial" fo:background-color="transparent" fo:color="#252525"/>
    </style:style>
    <style:style style:name="T1707" style:family="text">
      <style:text-properties fo:font-size="12.00pt" fo:font-weight="normal" fo:font-family="Aptos" style:font-family-asian="Aptos" style:font-family-complex="Aptos" fo:background-color="transparent" style:use-window-font-color="true"/>
    </style:style>
    <style:style style:name="T1708" style:family="text">
      <style:text-properties fo:font-size="12.00pt" fo:font-weight="bold" fo:font-family="Arial" style:font-family-asian="Arial" style:font-family-complex="Arial" fo:background-color="transparent" fo:color="#252525"/>
    </style:style>
    <style:style style:name="T1709" style:family="text">
      <style:text-properties fo:font-size="12.00pt" fo:font-weight="normal" fo:font-family="Arial" style:font-family-asian="Arial" style:font-family-complex="Arial" fo:background-color="transparent" fo:color="#252525"/>
    </style:style>
    <style:style style:name="T1710" style:family="text">
      <style:text-properties fo:font-size="12.00pt" fo:font-weight="normal" fo:font-family="Aptos" style:font-family-asian="Aptos" style:font-family-complex="Aptos" fo:background-color="transparent" style:use-window-font-color="true"/>
    </style:style>
    <style:style style:name="T1711" style:family="text">
      <style:text-properties fo:font-size="12.00pt" fo:font-weight="bold" fo:font-family="Arial" style:font-family-asian="Arial" style:font-family-complex="Arial" fo:background-color="transparent" fo:color="#252525"/>
    </style:style>
    <style:style style:name="T1712" style:family="text">
      <style:text-properties fo:font-size="12.00pt" fo:font-weight="normal" fo:font-family="Arial" style:font-family-asian="Arial" style:font-family-complex="Arial" fo:background-color="transparent" fo:color="#252525"/>
    </style:style>
    <style:style style:name="T1713" style:family="text">
      <style:text-properties fo:font-size="12.00pt" fo:font-weight="normal" fo:font-family="Aptos" style:font-family-asian="Aptos" style:font-family-complex="Aptos" fo:background-color="transparent" style:use-window-font-color="true"/>
    </style:style>
    <style:style style:name="T1714" style:family="text">
      <style:text-properties fo:font-size="12.00pt" fo:font-weight="bold" fo:font-family="Arial" style:font-family-asian="Arial" style:font-family-complex="Arial" fo:background-color="transparent" fo:color="#252525"/>
    </style:style>
    <style:style style:name="T1715" style:family="text">
      <style:text-properties fo:font-size="12.00pt" fo:font-weight="normal" fo:font-family="Aptos" style:font-family-asian="Aptos" style:font-family-complex="Aptos" fo:background-color="transparent" style:use-window-font-color="true"/>
    </style:style>
    <style:style style:name="T1716" style:family="text">
      <style:text-properties fo:font-size="12.00pt" fo:font-weight="bold" fo:font-family="Arial" style:font-family-asian="Arial" style:font-family-complex="Arial" fo:background-color="transparent" fo:color="#252525"/>
    </style:style>
    <style:style style:name="T1717" style:family="text">
      <style:text-properties fo:font-size="12.00pt" fo:font-weight="normal" fo:font-family="Arial" style:font-family-asian="Arial" style:font-family-complex="Arial" fo:background-color="transparent" fo:color="#252525"/>
    </style:style>
    <style:style style:name="T1718" style:family="text">
      <style:text-properties fo:font-size="12.00pt" fo:font-weight="normal" fo:font-family="Aptos" style:font-family-asian="Aptos" style:font-family-complex="Aptos" fo:background-color="transparent" style:use-window-font-color="true"/>
    </style:style>
    <style:style style:name="T1719" style:family="text">
      <style:text-properties fo:font-size="12.00pt" fo:font-weight="bold" fo:font-family="Arial" style:font-family-asian="Arial" style:font-family-complex="Arial" fo:background-color="transparent" fo:color="#252525"/>
    </style:style>
    <style:style style:name="T1720" style:family="text">
      <style:text-properties fo:font-size="12.00pt" fo:font-weight="normal" fo:font-family="Arial" style:font-family-asian="Arial" style:font-family-complex="Arial" fo:background-color="transparent" fo:color="#252525"/>
    </style:style>
    <style:style style:name="T1721" style:family="text">
      <style:text-properties fo:font-size="12.00pt" fo:font-weight="normal" fo:font-family="Aptos" style:font-family-asian="Aptos" style:font-family-complex="Aptos" fo:background-color="transparent" style:use-window-font-color="true"/>
    </style:style>
    <style:style style:name="T1722" style:family="text">
      <style:text-properties fo:font-size="12.00pt" fo:font-weight="normal" fo:font-family="Arial" style:font-family-asian="Arial" style:font-family-complex="Arial" fo:background-color="transparent" fo:color="#252525"/>
    </style:style>
    <style:style style:name="T1723" style:family="text">
      <style:text-properties fo:font-size="12.00pt" fo:font-weight="normal" fo:font-family="Aptos" style:font-family-asian="Aptos" style:font-family-complex="Aptos" fo:background-color="transparent" style:use-window-font-color="true"/>
    </style:style>
    <style:style style:name="T1724" style:family="text">
      <style:text-properties fo:font-size="12.00pt" fo:font-weight="bold" fo:font-family="Arial" style:font-family-asian="Arial" style:font-family-complex="Arial" fo:background-color="transparent" fo:color="#252525"/>
    </style:style>
    <style:style style:name="T1725" style:family="text">
      <style:text-properties fo:font-size="12.00pt" fo:font-weight="normal" fo:font-family="Aptos" style:font-family-asian="Aptos" style:font-family-complex="Aptos" fo:background-color="transparent" style:use-window-font-color="true"/>
    </style:style>
    <style:style style:name="T1726" style:family="text">
      <style:text-properties fo:font-size="12.00pt" fo:font-weight="bold" fo:font-family="Arial" style:font-family-asian="Arial" style:font-family-complex="Arial" fo:background-color="transparent" fo:color="#252525"/>
    </style:style>
    <style:style style:name="T1727" style:family="text">
      <style:text-properties fo:font-size="12.00pt" fo:font-weight="normal" fo:font-family="Arial" style:font-family-asian="Arial" style:font-family-complex="Arial" fo:background-color="transparent" fo:color="#252525"/>
    </style:style>
    <style:style style:name="T1728" style:family="text">
      <style:text-properties fo:font-size="12.00pt" fo:font-weight="normal" fo:font-family="Aptos" style:font-family-asian="Aptos" style:font-family-complex="Aptos" fo:background-color="transparent" style:use-window-font-color="true"/>
    </style:style>
    <style:style style:name="T1729" style:family="text">
      <style:text-properties fo:font-size="12.00pt" fo:font-weight="bold" fo:font-family="Arial" style:font-family-asian="Arial" style:font-family-complex="Arial" fo:background-color="transparent" fo:color="#252525"/>
    </style:style>
    <style:style style:name="T1730" style:family="text">
      <style:text-properties fo:font-size="12.00pt" fo:font-weight="normal" fo:font-family="Arial" style:font-family-asian="Arial" style:font-family-complex="Arial" fo:background-color="transparent" fo:color="#252525"/>
    </style:style>
    <style:style style:name="T1731" style:family="text">
      <style:text-properties fo:font-size="12.00pt" fo:font-weight="normal" fo:font-family="Aptos" style:font-family-asian="Aptos" style:font-family-complex="Aptos" fo:background-color="transparent" style:use-window-font-color="true"/>
    </style:style>
    <style:style style:name="T1732" style:family="text">
      <style:text-properties fo:font-size="12.00pt" fo:font-weight="bold" fo:font-family="Arial" style:font-family-asian="Arial" style:font-family-complex="Arial" fo:background-color="transparent" fo:color="#252525"/>
    </style:style>
    <style:style style:name="T1733" style:family="text">
      <style:text-properties fo:font-size="12.00pt" fo:font-weight="normal" fo:font-family="Aptos" style:font-family-asian="Aptos" style:font-family-complex="Aptos" fo:background-color="transparent" style:use-window-font-color="true"/>
    </style:style>
    <style:style style:name="T1734" style:family="text">
      <style:text-properties fo:font-size="12.00pt" fo:font-weight="normal" fo:font-family="Arial" style:font-family-asian="Arial" style:font-family-complex="Arial" fo:background-color="transparent" fo:color="#252525"/>
    </style:style>
    <style:style style:name="T1735" style:family="text">
      <style:text-properties fo:font-size="12.00pt" fo:font-weight="normal" fo:font-family="Aptos" style:font-family-asian="Aptos" style:font-family-complex="Aptos" fo:background-color="transparent" style:use-window-font-color="true"/>
    </style:style>
    <style:style style:name="T1736" style:family="text">
      <style:text-properties fo:font-size="12.00pt" fo:font-weight="normal" fo:font-family="Arial" style:font-family-asian="Arial" style:font-family-complex="Arial" fo:background-color="transparent" fo:color="#252525"/>
    </style:style>
    <style:style style:name="T1737" style:family="text">
      <style:text-properties fo:font-size="12.00pt" fo:font-weight="normal" fo:font-family="Aptos" style:font-family-asian="Aptos" style:font-family-complex="Aptos" fo:background-color="transparent" style:use-window-font-color="true"/>
    </style:style>
    <style:style style:name="T1738" style:family="text">
      <style:text-properties fo:font-size="12.00pt" fo:font-weight="normal" fo:font-family="Arial" style:font-family-asian="Arial" style:font-family-complex="Arial" fo:background-color="transparent" fo:color="#252525"/>
    </style:style>
    <style:style style:name="T1739" style:family="text">
      <style:text-properties fo:font-size="12.00pt" fo:font-weight="normal" fo:font-family="Aptos" style:font-family-asian="Aptos" style:font-family-complex="Aptos" fo:background-color="transparent" style:use-window-font-color="true"/>
    </style:style>
    <style:style style:name="T1740" style:family="text">
      <style:text-properties fo:font-size="12.00pt" fo:font-weight="normal" fo:font-family="Arial" style:font-family-asian="Arial" style:font-family-complex="Arial" fo:background-color="transparent" fo:color="#252525"/>
    </style:style>
    <style:style style:name="T1741" style:family="text">
      <style:text-properties fo:font-size="12.00pt" fo:font-weight="normal" fo:font-family="Aptos" style:font-family-asian="Aptos" style:font-family-complex="Aptos" fo:background-color="transparent" style:use-window-font-color="true"/>
    </style:style>
    <style:style style:name="T1742" style:family="text">
      <style:text-properties fo:font-size="12.00pt" fo:font-weight="bold" fo:font-family="Arial" style:font-family-asian="Arial" style:font-family-complex="Arial" fo:background-color="transparent" fo:color="#252525"/>
    </style:style>
    <style:style style:name="T1743" style:family="text">
      <style:text-properties fo:font-size="12.00pt" fo:font-weight="normal" fo:font-family="Aptos" style:font-family-asian="Aptos" style:font-family-complex="Aptos" fo:background-color="transparent" style:use-window-font-color="true"/>
    </style:style>
    <style:style style:name="T1744" style:family="text">
      <style:text-properties fo:font-size="12.00pt" fo:font-weight="bold" fo:font-family="Arial" style:font-family-asian="Arial" style:font-family-complex="Arial" fo:background-color="transparent" fo:color="#252525"/>
    </style:style>
    <style:style style:name="T1745" style:family="text">
      <style:text-properties fo:font-size="12.00pt" fo:font-weight="normal" fo:font-family="Aptos" style:font-family-asian="Aptos" style:font-family-complex="Aptos" fo:background-color="transparent" style:use-window-font-color="true"/>
    </style:style>
    <style:style style:name="T1746" style:family="text">
      <style:text-properties fo:font-size="12.00pt" fo:font-weight="bold" fo:font-family="Arial" style:font-family-asian="Arial" style:font-family-complex="Arial" fo:background-color="transparent" fo:color="#252525"/>
    </style:style>
    <style:style style:name="T1747" style:family="text">
      <style:text-properties fo:font-size="12.00pt" fo:font-weight="normal" fo:font-family="Arial" style:font-family-asian="Arial" style:font-family-complex="Arial" fo:background-color="transparent" fo:color="#252525"/>
    </style:style>
    <style:style style:name="T1748" style:family="text">
      <style:text-properties fo:font-size="12.00pt" fo:font-weight="normal" fo:font-family="Aptos" style:font-family-asian="Aptos" style:font-family-complex="Aptos" fo:background-color="transparent" style:use-window-font-color="true"/>
    </style:style>
    <style:style style:name="T1749" style:family="text">
      <style:text-properties fo:font-size="12.00pt" fo:font-weight="bold" fo:font-family="Arial" style:font-family-asian="Arial" style:font-family-complex="Arial" fo:background-color="transparent" fo:color="#252525"/>
    </style:style>
    <style:style style:name="T1750" style:family="text">
      <style:text-properties fo:font-size="12.00pt" fo:font-weight="normal" fo:font-family="Arial" style:font-family-asian="Arial" style:font-family-complex="Arial" fo:background-color="transparent" fo:color="#252525"/>
    </style:style>
    <style:style style:name="T1751" style:family="text">
      <style:text-properties fo:font-size="12.00pt" fo:font-weight="normal" fo:font-family="Aptos" style:font-family-asian="Aptos" style:font-family-complex="Aptos" fo:background-color="transparent" style:use-window-font-color="true"/>
    </style:style>
    <style:style style:name="T1752" style:family="text">
      <style:text-properties fo:font-size="12.00pt" fo:font-weight="normal" fo:font-family="Arial" style:font-family-asian="Arial" style:font-family-complex="Arial" fo:background-color="transparent" fo:color="#252525"/>
    </style:style>
    <style:style style:name="T1753" style:family="text">
      <style:text-properties fo:font-size="12.00pt" fo:font-weight="normal" fo:font-family="Aptos" style:font-family-asian="Aptos" style:font-family-complex="Aptos" fo:background-color="transparent" style:use-window-font-color="true"/>
    </style:style>
    <style:style style:name="T1754" style:family="text">
      <style:text-properties fo:font-size="12.00pt" fo:font-weight="bold" fo:font-family="Arial" style:font-family-asian="Arial" style:font-family-complex="Arial" fo:background-color="transparent" fo:color="#252525"/>
    </style:style>
    <style:style style:name="T1755" style:family="text">
      <style:text-properties fo:font-size="12.00pt" fo:font-weight="normal" fo:font-family="Aptos" style:font-family-asian="Aptos" style:font-family-complex="Aptos" fo:background-color="transparent" style:use-window-font-color="true"/>
    </style:style>
    <style:style style:name="T1756" style:family="text">
      <style:text-properties fo:font-size="12.00pt" fo:font-weight="bold" fo:font-family="Arial" style:font-family-asian="Arial" style:font-family-complex="Arial" fo:background-color="transparent" fo:color="#252525"/>
    </style:style>
    <style:style style:name="T1757" style:family="text">
      <style:text-properties fo:font-size="12.00pt" fo:font-weight="normal" fo:font-family="Arial" style:font-family-asian="Arial" style:font-family-complex="Arial" fo:background-color="transparent" fo:color="#252525"/>
    </style:style>
    <style:style style:name="T1758" style:family="text">
      <style:text-properties fo:font-size="12.00pt" fo:font-weight="normal" fo:font-family="Aptos" style:font-family-asian="Aptos" style:font-family-complex="Aptos" fo:background-color="transparent" style:use-window-font-color="true"/>
    </style:style>
    <style:style style:name="T1759" style:family="text">
      <style:text-properties fo:font-size="12.00pt" fo:font-weight="bold" fo:font-family="Arial" style:font-family-asian="Arial" style:font-family-complex="Arial" fo:background-color="transparent" fo:color="#252525"/>
    </style:style>
    <style:style style:name="T1760" style:family="text">
      <style:text-properties fo:font-size="12.00pt" fo:font-weight="normal" fo:font-family="Arial" style:font-family-asian="Arial" style:font-family-complex="Arial" fo:background-color="transparent" fo:color="#252525"/>
    </style:style>
    <style:style style:name="T1761" style:family="text">
      <style:text-properties fo:font-size="12.00pt" fo:font-weight="normal" fo:font-family="Aptos" style:font-family-asian="Aptos" style:font-family-complex="Aptos" fo:background-color="transparent" style:use-window-font-color="true"/>
    </style:style>
    <style:style style:name="T1762" style:family="text">
      <style:text-properties fo:font-size="12.00pt" fo:font-weight="bold" fo:font-family="Arial" style:font-family-asian="Arial" style:font-family-complex="Arial" fo:background-color="transparent" fo:color="#252525"/>
    </style:style>
    <style:style style:name="T1763" style:family="text">
      <style:text-properties fo:font-size="12.00pt" fo:font-weight="normal" fo:font-family="Arial" style:font-family-asian="Arial" style:font-family-complex="Arial" fo:background-color="transparent" fo:color="#252525"/>
    </style:style>
    <style:style style:name="T1764" style:family="text">
      <style:text-properties fo:font-size="12.00pt" fo:font-weight="normal" fo:font-family="Aptos" style:font-family-asian="Aptos" style:font-family-complex="Aptos" fo:background-color="transparent" style:use-window-font-color="true"/>
    </style:style>
    <style:style style:name="T1765" style:family="text">
      <style:text-properties fo:font-size="12.00pt" fo:font-weight="bold" fo:font-family="Arial" style:font-family-asian="Arial" style:font-family-complex="Arial" fo:background-color="transparent" fo:color="#252525"/>
    </style:style>
    <style:style style:name="T1766" style:family="text">
      <style:text-properties fo:font-size="12.00pt" fo:font-weight="normal" fo:font-family="Aptos" style:font-family-asian="Aptos" style:font-family-complex="Aptos" fo:background-color="transparent" style:use-window-font-color="true"/>
    </style:style>
    <style:style style:name="T1767" style:family="text">
      <style:text-properties fo:font-size="12.00pt" fo:font-weight="bold" fo:font-family="Arial" style:font-family-asian="Arial" style:font-family-complex="Arial" fo:background-color="transparent" fo:color="#252525"/>
    </style:style>
    <style:style style:name="T1768" style:family="text">
      <style:text-properties fo:font-size="12.00pt" fo:font-weight="normal" fo:font-family="Arial" style:font-family-asian="Arial" style:font-family-complex="Arial" fo:background-color="transparent" fo:color="#252525"/>
    </style:style>
    <style:style style:name="T1769" style:family="text">
      <style:text-properties fo:font-size="12.00pt" fo:font-weight="normal" fo:font-family="Aptos" style:font-family-asian="Aptos" style:font-family-complex="Aptos" fo:background-color="transparent" style:use-window-font-color="true"/>
    </style:style>
    <style:style style:name="T1770" style:family="text">
      <style:text-properties fo:font-size="12.00pt" fo:font-weight="bold" fo:font-family="Arial" style:font-family-asian="Arial" style:font-family-complex="Arial" fo:background-color="transparent" fo:color="#252525"/>
    </style:style>
    <style:style style:name="T1771" style:family="text">
      <style:text-properties fo:font-size="12.00pt" fo:font-weight="normal" fo:font-family="Arial" style:font-family-asian="Arial" style:font-family-complex="Arial" fo:background-color="transparent" fo:color="#252525"/>
    </style:style>
    <style:style style:name="T1772" style:family="text">
      <style:text-properties fo:font-size="12.00pt" fo:font-weight="normal" fo:font-family="Aptos" style:font-family-asian="Aptos" style:font-family-complex="Aptos" fo:background-color="transparent" style:use-window-font-color="true"/>
    </style:style>
    <style:style style:name="T1773" style:family="text">
      <style:text-properties fo:font-size="12.00pt" fo:font-weight="bold" fo:font-family="Arial" style:font-family-asian="Arial" style:font-family-complex="Arial" fo:background-color="transparent" fo:color="#252525"/>
    </style:style>
    <style:style style:name="T1774" style:family="text">
      <style:text-properties fo:font-size="12.00pt" fo:font-weight="normal" fo:font-family="Aptos" style:font-family-asian="Aptos" style:font-family-complex="Aptos" fo:background-color="transparent" style:use-window-font-color="true"/>
    </style:style>
    <style:style style:name="T1775" style:family="text">
      <style:text-properties fo:font-size="12.00pt" fo:font-weight="bold" fo:font-family="Arial" style:font-family-asian="Arial" style:font-family-complex="Arial" fo:background-color="transparent" fo:color="#252525"/>
    </style:style>
    <style:style style:name="T1776" style:family="text">
      <style:text-properties fo:font-size="12.00pt" fo:font-weight="normal" fo:font-family="Arial" style:font-family-asian="Arial" style:font-family-complex="Arial" fo:background-color="transparent" fo:color="#252525"/>
    </style:style>
    <style:style style:name="T1777" style:family="text">
      <style:text-properties fo:font-size="12.00pt" fo:font-weight="normal" fo:font-family="Aptos" style:font-family-asian="Aptos" style:font-family-complex="Aptos" fo:background-color="transparent" style:use-window-font-color="true"/>
    </style:style>
    <style:style style:name="T1778" style:family="text">
      <style:text-properties fo:font-size="12.00pt" fo:font-weight="bold" fo:font-family="Arial" style:font-family-asian="Arial" style:font-family-complex="Arial" fo:background-color="transparent" fo:color="#252525"/>
    </style:style>
    <style:style style:name="T1779" style:family="text">
      <style:text-properties fo:font-size="12.00pt" fo:font-weight="normal" fo:font-family="Arial" style:font-family-asian="Arial" style:font-family-complex="Arial" fo:background-color="transparent" fo:color="#252525"/>
    </style:style>
    <style:style style:name="T1780" style:family="text">
      <style:text-properties fo:font-size="12.00pt" fo:font-weight="normal" fo:font-family="Aptos" style:font-family-asian="Aptos" style:font-family-complex="Aptos" fo:background-color="transparent" style:use-window-font-color="true"/>
    </style:style>
    <style:style style:name="T1781" style:family="text">
      <style:text-properties fo:font-size="12.00pt" fo:font-weight="normal" fo:font-family="Arial" style:font-family-asian="Arial" style:font-family-complex="Arial" fo:background-color="transparent" fo:color="#252525"/>
    </style:style>
    <style:style style:name="T1782" style:family="text">
      <style:text-properties fo:font-size="12.00pt" fo:font-weight="normal" fo:font-family="Aptos" style:font-family-asian="Aptos" style:font-family-complex="Aptos" fo:background-color="transparent" style:use-window-font-color="true"/>
    </style:style>
    <style:style style:name="T1783" style:family="text">
      <style:text-properties fo:font-size="12.00pt" fo:font-weight="normal" fo:font-family="Arial" style:font-family-asian="Arial" style:font-family-complex="Arial" fo:background-color="transparent" fo:color="#252525"/>
    </style:style>
    <style:style style:name="T1784" style:family="text">
      <style:text-properties fo:font-size="12.00pt" fo:font-weight="normal" fo:font-family="Aptos" style:font-family-asian="Aptos" style:font-family-complex="Aptos" fo:background-color="transparent" style:use-window-font-color="true"/>
    </style:style>
    <style:style style:name="T1785" style:family="text">
      <style:text-properties fo:font-size="12.00pt" fo:font-weight="normal" fo:font-family="Arial" style:font-family-asian="Arial" style:font-family-complex="Arial" fo:background-color="transparent" fo:color="#252525"/>
    </style:style>
    <style:style style:name="T1786" style:family="text">
      <style:text-properties fo:font-size="12.00pt" fo:font-weight="normal" fo:font-family="Aptos" style:font-family-asian="Aptos" style:font-family-complex="Aptos" fo:background-color="transparent" style:use-window-font-color="true"/>
    </style:style>
    <style:style style:name="T1787" style:family="text">
      <style:text-properties fo:font-size="12.00pt" fo:font-weight="normal" fo:font-family="Arial" style:font-family-asian="Arial" style:font-family-complex="Arial" fo:background-color="transparent" fo:color="#252525"/>
    </style:style>
    <style:style style:name="T1788" style:family="text">
      <style:text-properties fo:font-size="12.00pt" fo:font-weight="normal" fo:font-family="Aptos" style:font-family-asian="Aptos" style:font-family-complex="Aptos" fo:background-color="transparent" style:use-window-font-color="true"/>
    </style:style>
    <style:style style:name="T1789" style:family="text">
      <style:text-properties fo:font-size="12.00pt" fo:font-weight="bold" fo:font-family="Arial" style:font-family-asian="Arial" style:font-family-complex="Arial" fo:background-color="transparent" fo:color="#252525"/>
    </style:style>
    <style:style style:name="T1790" style:family="text">
      <style:text-properties fo:font-size="12.00pt" fo:font-weight="normal" fo:font-family="Aptos" style:font-family-asian="Aptos" style:font-family-complex="Aptos" fo:background-color="transparent" style:use-window-font-color="true"/>
    </style:style>
    <style:style style:name="T1791" style:family="text">
      <style:text-properties fo:font-size="12.00pt" fo:font-weight="bold" fo:font-family="Arial" style:font-family-asian="Arial" style:font-family-complex="Arial" fo:background-color="transparent" fo:color="#252525"/>
    </style:style>
    <style:style style:name="T1792" style:family="text">
      <style:text-properties fo:font-size="12.00pt" fo:font-weight="normal" fo:font-family="Aptos" style:font-family-asian="Aptos" style:font-family-complex="Aptos" fo:background-color="transparent" style:use-window-font-color="true"/>
    </style:style>
    <style:style style:name="T1793" style:family="text">
      <style:text-properties fo:font-size="12.00pt" fo:font-weight="bold" fo:font-family="Arial" style:font-family-asian="Arial" style:font-family-complex="Arial" fo:background-color="transparent" fo:color="#252525"/>
    </style:style>
    <style:style style:name="T1794" style:family="text">
      <style:text-properties fo:font-size="12.00pt" fo:font-weight="normal" fo:font-family="Aptos" style:font-family-asian="Aptos" style:font-family-complex="Aptos" fo:background-color="transparent" style:use-window-font-color="true"/>
    </style:style>
    <style:style style:name="T1795" style:family="text">
      <style:text-properties fo:font-size="12.00pt" fo:font-weight="bold" fo:font-family="Arial" style:font-family-asian="Arial" style:font-family-complex="Arial" fo:background-color="transparent" fo:color="#252525"/>
    </style:style>
    <style:style style:name="T1796" style:family="text">
      <style:text-properties fo:font-size="12.00pt" fo:font-weight="normal" fo:font-family="Arial" style:font-family-asian="Arial" style:font-family-complex="Arial" fo:background-color="transparent" fo:color="#252525"/>
    </style:style>
    <style:style style:name="T1797" style:family="text">
      <style:text-properties fo:font-size="12.00pt" fo:font-weight="normal" fo:font-family="Aptos" style:font-family-asian="Aptos" style:font-family-complex="Aptos" fo:background-color="transparent" style:use-window-font-color="true"/>
    </style:style>
    <style:style style:name="T1798" style:family="text">
      <style:text-properties fo:font-size="12.00pt" fo:font-weight="bold" fo:font-family="Arial" style:font-family-asian="Arial" style:font-family-complex="Arial" fo:background-color="transparent" fo:color="#252525"/>
    </style:style>
    <style:style style:name="T1799" style:family="text">
      <style:text-properties fo:font-size="12.00pt" fo:font-weight="normal" fo:font-family="Arial" style:font-family-asian="Arial" style:font-family-complex="Arial" fo:background-color="transparent" fo:color="#252525"/>
    </style:style>
    <style:style style:name="T1800" style:family="text">
      <style:text-properties fo:font-size="12.00pt" fo:font-weight="normal" fo:font-family="Aptos" style:font-family-asian="Aptos" style:font-family-complex="Aptos" fo:background-color="transparent" style:use-window-font-color="true"/>
    </style:style>
    <style:style style:name="T1801" style:family="text">
      <style:text-properties fo:font-size="12.00pt" fo:font-weight="bold" fo:font-family="Arial" style:font-family-asian="Arial" style:font-family-complex="Arial" fo:background-color="transparent" fo:color="#252525"/>
    </style:style>
    <style:style style:name="T1802" style:family="text">
      <style:text-properties fo:font-size="12.00pt" fo:font-weight="normal" fo:font-family="Aptos" style:font-family-asian="Aptos" style:font-family-complex="Aptos" fo:background-color="transparent" style:use-window-font-color="true"/>
    </style:style>
    <style:style style:name="T1803" style:family="text">
      <style:text-properties fo:font-size="12.00pt" fo:font-weight="bold" fo:font-family="Arial" style:font-family-asian="Arial" style:font-family-complex="Arial" fo:background-color="transparent" fo:color="#252525"/>
    </style:style>
    <style:style style:name="T1804" style:family="text">
      <style:text-properties fo:font-size="12.00pt" fo:font-weight="normal" fo:font-family="Arial" style:font-family-asian="Arial" style:font-family-complex="Arial" fo:background-color="transparent" fo:color="#252525"/>
    </style:style>
    <style:style style:name="T1805" style:family="text">
      <style:text-properties fo:font-size="12.00pt" fo:font-weight="normal" fo:font-family="Aptos" style:font-family-asian="Aptos" style:font-family-complex="Aptos" fo:background-color="transparent" style:use-window-font-color="true"/>
    </style:style>
    <style:style style:name="T1806" style:family="text">
      <style:text-properties fo:font-size="12.00pt" fo:font-weight="bold" fo:font-family="Arial" style:font-family-asian="Arial" style:font-family-complex="Arial" fo:background-color="transparent" fo:color="#252525"/>
    </style:style>
    <style:style style:name="T1807" style:family="text">
      <style:text-properties fo:font-size="12.00pt" fo:font-weight="normal" fo:font-family="Arial" style:font-family-asian="Arial" style:font-family-complex="Arial" fo:background-color="transparent" fo:color="#252525"/>
    </style:style>
    <style:style style:name="T1808" style:family="text">
      <style:text-properties fo:font-size="12.00pt" fo:font-weight="normal" fo:font-family="Aptos" style:font-family-asian="Aptos" style:font-family-complex="Aptos" fo:background-color="transparent" style:use-window-font-color="true"/>
    </style:style>
    <style:style style:name="T1809" style:family="text">
      <style:text-properties fo:font-size="12.00pt" fo:font-weight="normal" fo:font-family="Arial" style:font-family-asian="Arial" style:font-family-complex="Arial" fo:background-color="transparent" fo:color="#252525"/>
    </style:style>
    <style:style style:name="T1810" style:family="text">
      <style:text-properties fo:font-size="12.00pt" fo:font-weight="normal" fo:font-family="Aptos" style:font-family-asian="Aptos" style:font-family-complex="Aptos" fo:background-color="transparent" style:use-window-font-color="true"/>
    </style:style>
    <style:style style:name="T1811" style:family="text">
      <style:text-properties fo:font-size="12.00pt" fo:font-weight="bold" fo:font-family="Arial" style:font-family-asian="Arial" style:font-family-complex="Arial" fo:background-color="transparent" fo:color="#252525"/>
    </style:style>
    <style:style style:name="T1812" style:family="text">
      <style:text-properties fo:font-size="12.00pt" fo:font-weight="normal" fo:font-family="Arial" style:font-family-asian="Arial" style:font-family-complex="Arial" fo:background-color="transparent" fo:color="#252525"/>
    </style:style>
    <style:style style:name="T1813" style:family="text">
      <style:text-properties fo:font-size="12.00pt" fo:font-weight="normal" fo:font-family="Aptos" style:font-family-asian="Aptos" style:font-family-complex="Aptos" fo:background-color="transparent" style:use-window-font-color="true"/>
    </style:style>
    <style:style style:name="T1814" style:family="text">
      <style:text-properties fo:font-size="12.00pt" fo:font-weight="bold" fo:font-family="Arial" style:font-family-asian="Arial" style:font-family-complex="Arial" fo:background-color="transparent" fo:color="#252525"/>
    </style:style>
    <style:style style:name="T1815" style:family="text">
      <style:text-properties fo:font-size="12.00pt" fo:font-weight="normal" fo:font-family="Aptos" style:font-family-asian="Aptos" style:font-family-complex="Aptos" fo:background-color="transparent" style:use-window-font-color="true"/>
    </style:style>
    <style:style style:name="T1816" style:family="text">
      <style:text-properties fo:font-size="12.00pt" fo:font-weight="bold" fo:font-family="Arial" style:font-family-asian="Arial" style:font-family-complex="Arial" fo:background-color="transparent" fo:color="#252525"/>
    </style:style>
    <style:style style:name="T1817" style:family="text">
      <style:text-properties fo:font-size="12.00pt" fo:font-weight="normal" fo:font-family="Arial" style:font-family-asian="Arial" style:font-family-complex="Arial" fo:background-color="transparent" fo:color="#252525"/>
    </style:style>
    <style:style style:name="T1818" style:family="text">
      <style:text-properties fo:font-size="12.00pt" fo:font-weight="normal" fo:font-family="Aptos" style:font-family-asian="Aptos" style:font-family-complex="Aptos" fo:background-color="transparent" style:use-window-font-color="true"/>
    </style:style>
    <style:style style:name="T1819" style:family="text">
      <style:text-properties fo:font-size="12.00pt" fo:font-weight="bold" fo:font-family="Arial" style:font-family-asian="Arial" style:font-family-complex="Arial" fo:background-color="transparent" fo:color="#252525"/>
    </style:style>
    <style:style style:name="T1820" style:family="text">
      <style:text-properties fo:font-size="12.00pt" fo:font-weight="normal" fo:font-family="Arial" style:font-family-asian="Arial" style:font-family-complex="Arial" fo:background-color="transparent" fo:color="#252525"/>
    </style:style>
    <style:style style:name="T1821" style:family="text">
      <style:text-properties fo:font-size="12.00pt" fo:font-weight="normal" fo:font-family="Aptos" style:font-family-asian="Aptos" style:font-family-complex="Aptos" fo:background-color="transparent" style:use-window-font-color="true"/>
    </style:style>
    <style:style style:name="T1822" style:family="text">
      <style:text-properties fo:font-size="12.00pt" fo:font-weight="normal" fo:font-family="Arial" style:font-family-asian="Arial" style:font-family-complex="Arial" fo:background-color="transparent" fo:color="#252525"/>
    </style:style>
    <style:style style:name="T1823" style:family="text">
      <style:text-properties fo:font-size="12.00pt" fo:font-weight="normal" fo:font-family="Aptos" style:font-family-asian="Aptos" style:font-family-complex="Aptos" fo:background-color="transparent" style:use-window-font-color="true"/>
    </style:style>
    <style:style style:name="T1824" style:family="text">
      <style:text-properties fo:font-size="12.00pt" fo:font-weight="bold" fo:font-family="Arial" style:font-family-asian="Arial" style:font-family-complex="Arial" fo:background-color="transparent" fo:color="#252525"/>
    </style:style>
    <style:style style:name="T1825" style:family="text">
      <style:text-properties fo:font-size="12.00pt" fo:font-weight="normal" fo:font-family="Arial" style:font-family-asian="Arial" style:font-family-complex="Arial" fo:background-color="transparent" fo:color="#252525"/>
    </style:style>
    <style:style style:name="T1826" style:family="text">
      <style:text-properties fo:font-size="12.00pt" fo:font-weight="normal" fo:font-family="Aptos" style:font-family-asian="Aptos" style:font-family-complex="Aptos" fo:background-color="transparent" style:use-window-font-color="true"/>
    </style:style>
    <style:style style:name="T1827" style:family="text">
      <style:text-properties fo:font-size="12.00pt" fo:font-weight="bold" fo:font-family="Arial" style:font-family-asian="Arial" style:font-family-complex="Arial" fo:background-color="transparent" fo:color="#252525"/>
    </style:style>
    <style:style style:name="T1828" style:family="text">
      <style:text-properties fo:font-size="12.00pt" fo:font-weight="normal" fo:font-family="Aptos" style:font-family-asian="Aptos" style:font-family-complex="Aptos" fo:background-color="transparent" style:use-window-font-color="true"/>
    </style:style>
    <style:style style:name="T1829" style:family="text">
      <style:text-properties fo:font-size="12.00pt" fo:font-weight="bold" fo:font-family="Arial" style:font-family-asian="Arial" style:font-family-complex="Arial" fo:background-color="transparent" fo:color="#252525"/>
    </style:style>
    <style:style style:name="T1830" style:family="text">
      <style:text-properties fo:font-size="12.00pt" fo:font-weight="normal" fo:font-family="Arial" style:font-family-asian="Arial" style:font-family-complex="Arial" fo:background-color="transparent" fo:color="#252525"/>
    </style:style>
    <style:style style:name="T1831" style:family="text">
      <style:text-properties fo:font-size="12.00pt" fo:font-weight="normal" fo:font-family="Aptos" style:font-family-asian="Aptos" style:font-family-complex="Aptos" fo:background-color="transparent" style:use-window-font-color="true"/>
    </style:style>
    <style:style style:name="T1832" style:family="text">
      <style:text-properties fo:font-size="12.00pt" fo:font-weight="bold" fo:font-family="Arial" style:font-family-asian="Arial" style:font-family-complex="Arial" fo:background-color="transparent" fo:color="#252525"/>
    </style:style>
    <style:style style:name="T1833" style:family="text">
      <style:text-properties fo:font-size="12.00pt" fo:font-weight="normal" fo:font-family="Arial" style:font-family-asian="Arial" style:font-family-complex="Arial" fo:background-color="transparent" fo:color="#252525"/>
    </style:style>
    <style:style style:name="T1834" style:family="text">
      <style:text-properties fo:font-size="12.00pt" fo:font-weight="normal" fo:font-family="Aptos" style:font-family-asian="Aptos" style:font-family-complex="Aptos" fo:background-color="transparent" style:use-window-font-color="true"/>
    </style:style>
    <style:style style:name="T1835" style:family="text">
      <style:text-properties fo:font-size="12.00pt" fo:font-weight="bold" fo:font-family="Arial" style:font-family-asian="Arial" style:font-family-complex="Arial" fo:background-color="transparent" fo:color="#252525"/>
    </style:style>
    <style:style style:name="T1836" style:family="text">
      <style:text-properties fo:font-size="12.00pt" fo:font-weight="normal" fo:font-family="Arial" style:font-family-asian="Arial" style:font-family-complex="Arial" fo:background-color="transparent" fo:color="#252525"/>
    </style:style>
    <style:style style:name="T1837" style:family="text">
      <style:text-properties fo:font-size="12.00pt" fo:font-weight="normal" fo:font-family="Aptos" style:font-family-asian="Aptos" style:font-family-complex="Aptos" fo:background-color="transparent" style:use-window-font-color="true"/>
    </style:style>
    <style:style style:name="T1838" style:family="text">
      <style:text-properties fo:font-size="12.00pt" fo:font-weight="normal" fo:font-family="Arial" style:font-family-asian="Arial" style:font-family-complex="Arial" fo:background-color="transparent" fo:color="#252525"/>
    </style:style>
    <style:style style:name="T1839" style:family="text">
      <style:text-properties fo:font-size="12.00pt" fo:font-weight="normal" fo:font-family="Aptos" style:font-family-asian="Aptos" style:font-family-complex="Aptos" fo:background-color="transparent" style:use-window-font-color="true"/>
    </style:style>
    <style:style style:name="T1840" style:family="text">
      <style:text-properties fo:font-size="12.00pt" fo:font-weight="bold" fo:font-family="Arial" style:font-family-asian="Arial" style:font-family-complex="Arial" fo:background-color="transparent" fo:color="#252525"/>
    </style:style>
    <style:style style:name="T1841" style:family="text">
      <style:text-properties fo:font-size="12.00pt" fo:font-weight="normal" fo:font-family="Aptos" style:font-family-asian="Aptos" style:font-family-complex="Aptos" fo:background-color="transparent" style:use-window-font-color="true"/>
    </style:style>
    <style:style style:name="T1842" style:family="text">
      <style:text-properties fo:font-size="12.00pt" fo:font-weight="bold" fo:font-family="Arial" style:font-family-asian="Arial" style:font-family-complex="Arial" fo:background-color="transparent" fo:color="#252525"/>
    </style:style>
    <style:style style:name="T1843" style:family="text">
      <style:text-properties fo:font-size="12.00pt" fo:font-weight="normal" fo:font-family="Arial" style:font-family-asian="Arial" style:font-family-complex="Arial" fo:background-color="transparent" fo:color="#252525"/>
    </style:style>
    <style:style style:name="T1844" style:family="text">
      <style:text-properties fo:font-size="12.00pt" fo:font-weight="normal" fo:font-family="Aptos" style:font-family-asian="Aptos" style:font-family-complex="Aptos" fo:background-color="transparent" style:use-window-font-color="true"/>
    </style:style>
    <style:style style:name="T1845" style:family="text">
      <style:text-properties fo:font-size="12.00pt" fo:font-weight="bold" fo:font-family="Arial" style:font-family-asian="Arial" style:font-family-complex="Arial" fo:background-color="transparent" fo:color="#252525"/>
    </style:style>
    <style:style style:name="T1846" style:family="text">
      <style:text-properties fo:font-size="12.00pt" fo:font-weight="normal" fo:font-family="Arial" style:font-family-asian="Arial" style:font-family-complex="Arial" fo:background-color="transparent" fo:color="#252525"/>
    </style:style>
    <style:style style:name="T1847" style:family="text">
      <style:text-properties fo:font-size="12.00pt" fo:font-weight="normal" fo:font-family="Aptos" style:font-family-asian="Aptos" style:font-family-complex="Aptos" fo:background-color="transparent" style:use-window-font-color="true"/>
    </style:style>
    <style:style style:name="T1848" style:family="text">
      <style:text-properties fo:font-size="12.00pt" fo:font-weight="normal" fo:font-family="Arial" style:font-family-asian="Arial" style:font-family-complex="Arial" fo:background-color="transparent" fo:color="#252525"/>
    </style:style>
    <style:style style:name="T1849" style:family="text">
      <style:text-properties fo:font-size="12.00pt" fo:font-weight="normal" fo:font-family="Aptos" style:font-family-asian="Aptos" style:font-family-complex="Aptos" fo:background-color="transparent" style:use-window-font-color="true"/>
    </style:style>
    <style:style style:name="T1850" style:family="text">
      <style:text-properties fo:font-size="12.00pt" fo:font-weight="normal" fo:font-family="Arial" style:font-family-asian="Arial" style:font-family-complex="Arial" fo:background-color="transparent" fo:color="#252525"/>
    </style:style>
    <style:style style:name="T1851" style:family="text">
      <style:text-properties fo:font-size="12.00pt" fo:font-weight="normal" fo:font-family="Aptos" style:font-family-asian="Aptos" style:font-family-complex="Aptos" fo:background-color="transparent" style:use-window-font-color="true"/>
    </style:style>
    <style:style style:name="T1852" style:family="text">
      <style:text-properties fo:font-size="12.00pt" fo:font-weight="normal" fo:font-family="Arial" style:font-family-asian="Arial" style:font-family-complex="Arial" fo:background-color="transparent" fo:color="#252525"/>
    </style:style>
    <style:style style:name="T1853" style:family="text">
      <style:text-properties fo:font-size="12.00pt" fo:font-weight="normal" fo:font-family="Aptos" style:font-family-asian="Aptos" style:font-family-complex="Aptos" fo:background-color="transparent" style:use-window-font-color="true"/>
    </style:style>
    <style:style style:name="T1854" style:family="text">
      <style:text-properties fo:font-size="12.00pt" fo:font-weight="normal" fo:font-family="Arial" style:font-family-asian="Arial" style:font-family-complex="Arial" fo:background-color="transparent" fo:color="#252525"/>
    </style:style>
    <style:style style:name="T1855" style:family="text">
      <style:text-properties fo:font-size="12.00pt" fo:font-weight="normal" fo:font-family="Aptos" style:font-family-asian="Aptos" style:font-family-complex="Aptos" fo:background-color="transparent" style:use-window-font-color="true"/>
    </style:style>
    <style:style style:name="T1856" style:family="text">
      <style:text-properties fo:font-size="12.00pt" fo:font-weight="bold" fo:font-family="Arial" style:font-family-asian="Arial" style:font-family-complex="Arial" fo:background-color="transparent" fo:color="#252525"/>
    </style:style>
    <style:style style:name="T1857" style:family="text">
      <style:text-properties fo:font-size="12.00pt" fo:font-weight="normal" fo:font-family="Aptos" style:font-family-asian="Aptos" style:font-family-complex="Aptos" fo:background-color="transparent" style:use-window-font-color="true"/>
    </style:style>
    <style:style style:name="T1858" style:family="text">
      <style:text-properties fo:font-size="12.00pt" fo:font-weight="bold" fo:font-family="Arial" style:font-family-asian="Arial" style:font-family-complex="Arial" fo:background-color="transparent" fo:color="#252525"/>
    </style:style>
    <style:style style:name="T1859" style:family="text">
      <style:text-properties fo:font-size="12.00pt" fo:font-weight="normal" fo:font-family="Arial" style:font-family-asian="Arial" style:font-family-complex="Arial" fo:background-color="transparent" fo:color="#252525"/>
    </style:style>
    <style:style style:name="T1860" style:family="text">
      <style:text-properties fo:font-size="12.00pt" fo:font-weight="normal" fo:font-family="Aptos" style:font-family-asian="Aptos" style:font-family-complex="Aptos" fo:background-color="transparent" style:use-window-font-color="true"/>
    </style:style>
    <style:style style:name="T1861" style:family="text">
      <style:text-properties fo:font-size="12.00pt" fo:font-weight="bold" fo:font-family="Arial" style:font-family-asian="Arial" style:font-family-complex="Arial" fo:background-color="transparent" fo:color="#252525"/>
    </style:style>
    <style:style style:name="T1862" style:family="text">
      <style:text-properties fo:font-size="12.00pt" fo:font-weight="normal" fo:font-family="Arial" style:font-family-asian="Arial" style:font-family-complex="Arial" fo:background-color="transparent" fo:color="#252525"/>
    </style:style>
    <style:style style:name="T1863" style:family="text">
      <style:text-properties fo:font-size="12.00pt" fo:font-weight="normal" fo:font-family="Aptos" style:font-family-asian="Aptos" style:font-family-complex="Aptos" fo:background-color="transparent" style:use-window-font-color="true"/>
    </style:style>
    <style:style style:name="T1864" style:family="text">
      <style:text-properties fo:font-size="12.00pt" fo:font-weight="bold" fo:font-family="Arial" style:font-family-asian="Arial" style:font-family-complex="Arial" fo:background-color="transparent" fo:color="#252525"/>
    </style:style>
    <style:style style:name="T1865" style:family="text">
      <style:text-properties fo:font-size="12.00pt" fo:font-weight="normal" fo:font-family="Arial" style:font-family-asian="Arial" style:font-family-complex="Arial" fo:background-color="transparent" fo:color="#252525"/>
    </style:style>
    <style:style style:name="T1866" style:family="text">
      <style:text-properties fo:font-size="12.00pt" fo:font-weight="normal" fo:font-family="Aptos" style:font-family-asian="Aptos" style:font-family-complex="Aptos" fo:background-color="transparent" style:use-window-font-color="true"/>
    </style:style>
    <style:style style:name="T1867" style:family="text">
      <style:text-properties fo:font-size="12.00pt" fo:font-weight="bold" fo:font-family="Arial" style:font-family-asian="Arial" style:font-family-complex="Arial" fo:background-color="transparent" fo:color="#252525"/>
    </style:style>
    <style:style style:name="T1868" style:family="text">
      <style:text-properties fo:font-size="12.00pt" fo:font-weight="normal" fo:font-family="Arial" style:font-family-asian="Arial" style:font-family-complex="Arial" fo:background-color="transparent" fo:color="#252525"/>
    </style:style>
    <style:style style:name="T1869" style:family="text">
      <style:text-properties fo:font-size="12.00pt" fo:font-weight="normal" fo:font-family="Aptos" style:font-family-asian="Aptos" style:font-family-complex="Aptos" fo:background-color="transparent" style:use-window-font-color="true"/>
    </style:style>
    <style:style style:name="T1870" style:family="text">
      <style:text-properties fo:font-size="12.00pt" fo:font-weight="bold" fo:font-family="Arial" style:font-family-asian="Arial" style:font-family-complex="Arial" fo:background-color="transparent" fo:color="#252525"/>
    </style:style>
    <style:style style:name="T1871" style:family="text">
      <style:text-properties fo:font-size="12.00pt" fo:font-weight="normal" fo:font-family="Arial" style:font-family-asian="Arial" style:font-family-complex="Arial" fo:background-color="transparent" fo:color="#252525"/>
    </style:style>
    <style:style style:name="T1872" style:family="text">
      <style:text-properties fo:font-size="12.00pt" fo:font-weight="normal" fo:font-family="Aptos" style:font-family-asian="Aptos" style:font-family-complex="Aptos" fo:background-color="transparent" style:use-window-font-color="true"/>
    </style:style>
    <style:style style:name="T1873" style:family="text">
      <style:text-properties fo:font-size="12.00pt" fo:font-weight="bold" fo:font-family="Arial" style:font-family-asian="Arial" style:font-family-complex="Arial" fo:background-color="transparent" fo:color="#252525"/>
    </style:style>
    <style:style style:name="T1874" style:family="text">
      <style:text-properties fo:font-size="12.00pt" fo:font-weight="normal" fo:font-family="Arial" style:font-family-asian="Arial" style:font-family-complex="Arial" fo:background-color="transparent" fo:color="#252525"/>
    </style:style>
    <style:style style:name="T1875" style:family="text">
      <style:text-properties fo:font-size="12.00pt" fo:font-weight="normal" fo:font-family="Aptos" style:font-family-asian="Aptos" style:font-family-complex="Aptos" fo:background-color="transparent" style:use-window-font-color="true"/>
    </style:style>
    <style:style style:name="T1876" style:family="text">
      <style:text-properties fo:font-size="12.00pt" fo:font-weight="bold" fo:font-family="Arial" style:font-family-asian="Arial" style:font-family-complex="Arial" fo:background-color="transparent" fo:color="#252525"/>
    </style:style>
    <style:style style:name="T1877" style:family="text">
      <style:text-properties fo:font-size="12.00pt" fo:font-weight="normal" fo:font-family="Arial" style:font-family-asian="Arial" style:font-family-complex="Arial" fo:background-color="transparent" fo:color="#252525"/>
    </style:style>
    <style:style style:name="T1878" style:family="text">
      <style:text-properties fo:font-size="12.00pt" fo:font-weight="normal" fo:font-family="Aptos" style:font-family-asian="Aptos" style:font-family-complex="Aptos" fo:background-color="transparent" style:use-window-font-color="true"/>
    </style:style>
    <style:style style:name="T1879" style:family="text">
      <style:text-properties fo:font-size="12.00pt" fo:font-weight="bold" fo:font-family="Arial" style:font-family-asian="Arial" style:font-family-complex="Arial" fo:background-color="transparent" fo:color="#252525"/>
    </style:style>
    <style:style style:name="T1880" style:family="text">
      <style:text-properties fo:font-size="12.00pt" fo:font-weight="normal" fo:font-family="Arial" style:font-family-asian="Arial" style:font-family-complex="Arial" fo:background-color="transparent" fo:color="#252525"/>
    </style:style>
    <style:style style:name="T1881" style:family="text">
      <style:text-properties fo:font-size="12.00pt" fo:font-weight="normal" fo:font-family="Aptos" style:font-family-asian="Aptos" style:font-family-complex="Aptos" fo:background-color="transparent" style:use-window-font-color="true"/>
    </style:style>
    <style:style style:name="T1882" style:family="text">
      <style:text-properties fo:font-size="12.00pt" fo:font-weight="bold" fo:font-family="Arial" style:font-family-asian="Arial" style:font-family-complex="Arial" fo:background-color="transparent" fo:color="#252525"/>
    </style:style>
    <style:style style:name="T1883" style:family="text">
      <style:text-properties fo:font-size="12.00pt" fo:font-weight="normal" fo:font-family="Arial" style:font-family-asian="Arial" style:font-family-complex="Arial" fo:background-color="transparent" fo:color="#252525"/>
    </style:style>
    <style:style style:name="T1884" style:family="text">
      <style:text-properties fo:font-size="12.00pt" fo:font-weight="normal" fo:font-family="Aptos" style:font-family-asian="Aptos" style:font-family-complex="Aptos" fo:background-color="transparent" style:use-window-font-color="true"/>
    </style:style>
    <style:style style:name="T1885" style:family="text">
      <style:text-properties fo:font-size="12.00pt" fo:font-weight="bold" fo:font-family="Arial" style:font-family-asian="Arial" style:font-family-complex="Arial" fo:background-color="transparent" fo:color="#252525"/>
    </style:style>
    <style:style style:name="T1886" style:family="text">
      <style:text-properties fo:font-size="12.00pt" fo:font-weight="normal" fo:font-family="Arial" style:font-family-asian="Arial" style:font-family-complex="Arial" fo:background-color="transparent" fo:color="#252525"/>
    </style:style>
    <style:style style:name="T1887" style:family="text">
      <style:text-properties fo:font-size="12.00pt" fo:font-weight="normal" fo:font-family="Aptos" style:font-family-asian="Aptos" style:font-family-complex="Aptos" fo:background-color="transparent" style:use-window-font-color="true"/>
    </style:style>
    <style:style style:name="T1888" style:family="text">
      <style:text-properties fo:font-size="12.00pt" fo:font-weight="bold" fo:font-family="Arial" style:font-family-asian="Arial" style:font-family-complex="Arial" fo:background-color="transparent" fo:color="#252525"/>
    </style:style>
    <style:style style:name="T1889" style:family="text">
      <style:text-properties fo:font-size="12.00pt" fo:font-weight="normal" fo:font-family="Arial" style:font-family-asian="Arial" style:font-family-complex="Arial" fo:background-color="transparent" fo:color="#252525"/>
    </style:style>
    <style:style style:name="T1890" style:family="text">
      <style:text-properties fo:font-size="12.00pt" fo:font-weight="normal" fo:font-family="Aptos" style:font-family-asian="Aptos" style:font-family-complex="Aptos" fo:background-color="transparent" style:use-window-font-color="true"/>
    </style:style>
    <style:style style:name="T1891" style:family="text">
      <style:text-properties fo:font-size="12.00pt" fo:font-weight="bold" fo:font-family="Arial" style:font-family-asian="Arial" style:font-family-complex="Arial" fo:background-color="transparent" fo:color="#252525"/>
    </style:style>
    <style:style style:name="T1892" style:family="text">
      <style:text-properties fo:font-size="12.00pt" fo:font-weight="normal" fo:font-family="Arial" style:font-family-asian="Arial" style:font-family-complex="Arial" fo:background-color="transparent" fo:color="#252525"/>
    </style:style>
    <style:style style:name="T1893" style:family="text">
      <style:text-properties fo:font-size="12.00pt" fo:font-weight="normal" fo:font-family="Aptos" style:font-family-asian="Aptos" style:font-family-complex="Aptos" fo:background-color="transparent" style:use-window-font-color="true"/>
    </style:style>
    <style:style style:name="T1894" style:family="text">
      <style:text-properties fo:font-size="12.00pt" fo:font-weight="bold" fo:font-family="Arial" style:font-family-asian="Arial" style:font-family-complex="Arial" fo:background-color="transparent" fo:color="#252525"/>
    </style:style>
    <style:style style:name="T1895" style:family="text">
      <style:text-properties fo:font-size="12.00pt" fo:font-weight="normal" fo:font-family="Aptos" style:font-family-asian="Aptos" style:font-family-complex="Aptos" fo:background-color="transparent" style:use-window-font-color="true"/>
    </style:style>
    <style:style style:name="T1896" style:family="text">
      <style:text-properties fo:font-size="12.00pt" fo:font-weight="bold" fo:font-family="Arial" style:font-family-asian="Arial" style:font-family-complex="Arial" fo:background-color="transparent" fo:color="#252525"/>
    </style:style>
    <style:style style:name="T1897" style:family="text">
      <style:text-properties fo:font-size="12.00pt" fo:font-weight="normal" fo:font-family="Arial" style:font-family-asian="Arial" style:font-family-complex="Arial" fo:background-color="transparent" fo:color="#252525"/>
    </style:style>
    <style:style style:name="T1898" style:family="text">
      <style:text-properties fo:font-size="12.00pt" fo:font-weight="normal" fo:font-family="Aptos" style:font-family-asian="Aptos" style:font-family-complex="Aptos" fo:background-color="transparent" style:use-window-font-color="true"/>
    </style:style>
    <style:style style:name="T1899" style:family="text">
      <style:text-properties fo:font-size="12.00pt" fo:font-weight="normal" fo:font-family="Arial" style:font-family-asian="Arial" style:font-family-complex="Arial" fo:background-color="transparent" fo:color="#252525"/>
    </style:style>
    <style:style style:name="T1900" style:family="text">
      <style:text-properties fo:font-size="12.00pt" fo:font-weight="normal" fo:font-family="Aptos" style:font-family-asian="Aptos" style:font-family-complex="Aptos" fo:background-color="transparent" style:use-window-font-color="true"/>
    </style:style>
    <style:style style:name="T1901" style:family="text">
      <style:text-properties fo:font-size="12.00pt" fo:font-weight="normal" fo:font-family="Arial" style:font-family-asian="Arial" style:font-family-complex="Arial" fo:background-color="transparent" fo:color="#252525"/>
    </style:style>
    <style:style style:name="T1902" style:family="text">
      <style:text-properties fo:font-size="12.00pt" fo:font-weight="normal" fo:font-family="Aptos" style:font-family-asian="Aptos" style:font-family-complex="Aptos" fo:background-color="transparent" style:use-window-font-color="true"/>
    </style:style>
    <style:style style:name="T1903" style:family="text">
      <style:text-properties fo:font-size="12.00pt" fo:font-weight="normal" fo:font-family="Arial" style:font-family-asian="Arial" style:font-family-complex="Arial" fo:background-color="transparent" fo:color="#252525"/>
    </style:style>
    <style:style style:name="T1904" style:family="text">
      <style:text-properties fo:font-size="12.00pt" fo:font-weight="normal" fo:font-family="Aptos" style:font-family-asian="Aptos" style:font-family-complex="Aptos" fo:background-color="transparent" style:use-window-font-color="true"/>
    </style:style>
    <style:style style:name="T1905" style:family="text">
      <style:text-properties fo:font-size="12.00pt" fo:font-weight="normal" fo:font-family="Arial" style:font-family-asian="Arial" style:font-family-complex="Arial" fo:background-color="transparent" fo:color="#252525"/>
    </style:style>
    <style:style style:name="T1906" style:family="text">
      <style:text-properties fo:font-size="12.00pt" fo:font-weight="normal" fo:font-family="Aptos" style:font-family-asian="Aptos" style:font-family-complex="Aptos" fo:background-color="transparent" style:use-window-font-color="true"/>
    </style:style>
    <style:style style:name="T1907" style:family="text">
      <style:text-properties fo:font-size="12.00pt" fo:font-weight="normal" fo:font-family="Arial" style:font-family-asian="Arial" style:font-family-complex="Arial" fo:background-color="transparent" fo:color="#252525"/>
    </style:style>
    <style:style style:name="T1908" style:family="text">
      <style:text-properties fo:font-size="12.00pt" fo:font-weight="normal" fo:font-family="Aptos" style:font-family-asian="Aptos" style:font-family-complex="Aptos" fo:background-color="transparent" style:use-window-font-color="true"/>
    </style:style>
    <style:style style:name="T1909" style:family="text">
      <style:text-properties fo:font-size="12.00pt" fo:font-weight="normal" fo:font-family="Arial" style:font-family-asian="Arial" style:font-family-complex="Arial" fo:background-color="transparent" fo:color="#252525"/>
    </style:style>
    <style:style style:name="T1910" style:family="text">
      <style:text-properties fo:font-size="12.00pt" fo:font-weight="normal" fo:font-family="Aptos" style:font-family-asian="Aptos" style:font-family-complex="Aptos"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center" fo:margin-left="-18.00pt" fo:text-indent="18.00pt"/>
    </style:style>
    <style:style style:name="P6" style:family="paragraph">
      <style:paragraph-properties fo:line-height="100.00%" fo:text-align="left"/>
    </style:style>
    <style:style style:name="P7" style:family="paragraph">
      <style:paragraph-properties fo:line-height="100.00%" fo:text-align="center"/>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center" fo:margin-left="-18.00pt" fo:text-indent="18.00pt"/>
    </style:style>
    <style:style style:name="P9" style:family="paragraph">
      <style:paragraph-properties fo:line-height="100.00%" fo:text-align="center"/>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center" fo:margin-left="-18.00pt" fo:text-indent="18.00pt"/>
    </style:style>
    <style:style style:name="P11" style:family="paragraph">
      <style:paragraph-properties fo:line-height="100.00%" fo:text-align="center"/>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center" fo:margin-left="-18.00pt" fo:text-indent="18.00p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center" fo:margin-left="-18.00pt" fo:text-indent="18.00pt"/>
    </style:style>
    <style:style style:name="P15" style:family="paragraph">
      <style:paragraph-properties fo:line-height="100.00%" fo:text-align="center"/>
    </style:style>
    <style:style style:name="P16" style:family="paragraph">
      <style:paragraph-properties fo:line-height="100.00%" fo:text-align="left"/>
    </style:style>
    <style:style style:name="P17" style:family="paragraph">
      <style:paragraph-properties fo:line-height="100.00%" fo:text-align="center"/>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center" fo:margin-left="-18.00pt" fo:text-indent="18.00pt"/>
    </style:style>
    <style:style style:name="P19" style:family="paragraph">
      <style:paragraph-properties fo:line-height="100.00%" fo:text-align="left"/>
    </style:style>
    <style:style style:name="P20" style:family="paragraph">
      <style:paragraph-properties fo:line-height="100.00%" fo:text-align="center"/>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center" fo:margin-left="-18.00pt" fo:text-indent="18.00pt"/>
    </style:style>
    <style:style style:name="P22" style:family="paragraph">
      <style:paragraph-properties fo:line-height="100.00%" fo:text-align="center"/>
    </style:style>
    <style:style style:name="P23" style:family="paragraph">
      <style:paragraph-properties fo:line-height="100.00%" fo:text-align="left"/>
    </style:style>
    <style:style style:name="P24" style:family="paragraph">
      <style:paragraph-properties fo:line-height="100.00%" fo:text-align="center"/>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center" fo:margin-left="-18.00pt" fo:text-indent="18.00pt"/>
    </style:style>
    <style:style style:name="P26" style:family="paragraph">
      <style:paragraph-properties fo:line-height="100.00%" fo:text-align="center"/>
    </style:style>
    <style:style style:name="P27" style:family="paragraph">
      <style:paragraph-properties fo:line-height="100.00%" fo:text-align="left"/>
    </style:style>
    <style:style style:name="P28" style:family="paragraph">
      <style:paragraph-properties fo:line-height="100.00%" fo:text-align="center"/>
    </style:style>
    <style:style style:name="P29" style:family="paragraph">
      <style:paragraph-properties fo:line-height="100.00%" fo:text-align="left"/>
    </style:style>
    <style:style style:name="P30" style:family="paragraph">
      <style:paragraph-properties fo:line-height="100.00%" fo:text-align="center"/>
    </style:style>
    <style:style style:name="P31" style:family="paragraph">
      <style:paragraph-properties fo:line-height="100.00%" fo:text-align="left"/>
    </style:style>
    <style:style style:name="P32" style:family="paragraph">
      <style:paragraph-properties fo:line-height="100.00%" fo:text-align="center"/>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00.00%" fo:text-align="center" fo:margin-left="-18.00pt" fo:text-indent="18.00pt"/>
    </style:style>
    <style:style style:name="P34" style:family="paragraph">
      <style:paragraph-properties fo:line-height="100.00%" fo:text-align="lef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00.00%" fo:text-align="center" fo:margin-left="-18.00pt" fo:text-indent="18.00pt"/>
    </style:style>
    <style:style style:name="P36" style:family="paragraph">
      <style:paragraph-properties fo:line-height="100.00%" fo:text-align="center"/>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center" fo:margin-left="-18.00pt" fo:text-indent="18.00pt"/>
    </style:style>
    <style:style style:name="P38" style:family="paragraph">
      <style:paragraph-properties fo:line-height="100.00%" fo:text-align="center"/>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00.00%" fo:text-align="center" fo:margin-left="-18.00pt" fo:text-indent="18.00pt"/>
    </style:style>
    <style:style style:name="P40" style:family="paragraph">
      <style:paragraph-properties fo:line-height="100.00%" fo:text-align="lef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center" fo:margin-left="-18.00pt" fo:text-indent="18.00pt"/>
    </style:style>
    <style:style style:name="P42" style:family="paragraph">
      <style:paragraph-properties fo:line-height="100.00%" fo:text-align="center"/>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00.00%" fo:text-align="center" fo:margin-left="-18.00pt" fo:text-indent="18.00pt"/>
    </style:style>
    <style:style style:name="P44" style:family="paragraph">
      <style:paragraph-properties fo:line-height="100.00%" fo:text-align="center"/>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00.00%" fo:text-align="center" fo:margin-left="-18.00pt" fo:text-indent="18.00pt"/>
    </style:style>
    <style:style style:name="P46" style:family="paragraph">
      <style:paragraph-properties fo:line-height="100.00%" fo:text-align="lef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00.00%" fo:text-align="center" fo:margin-left="-18.00pt" fo:text-indent="18.00pt"/>
    </style:style>
    <style:style style:name="P48" style:family="paragraph">
      <style:paragraph-properties fo:line-height="100.00%" fo:text-align="center"/>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00.00%" fo:text-align="center" fo:margin-left="-18.00pt" fo:text-indent="18.00pt"/>
    </style:style>
    <style:style style:name="P50" style:family="paragraph">
      <style:paragraph-properties fo:line-height="100.00%" fo:text-align="center"/>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00.00%" fo:text-align="center" fo:margin-left="-18.00pt" fo:text-indent="18.00pt"/>
    </style:style>
    <style:style style:name="P52" style:family="paragraph">
      <style:paragraph-properties fo:line-height="100.00%" fo:text-align="lef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00.00%" fo:text-align="center" fo:margin-left="-18.00pt" fo:text-indent="18.00pt"/>
    </style:style>
    <style:style style:name="P54" style:family="paragraph">
      <style:paragraph-properties fo:line-height="100.00%" fo:text-align="center"/>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center" fo:margin-left="-18.00pt" fo:text-indent="18.00pt"/>
    </style:style>
    <style:style style:name="P56" style:family="paragraph">
      <style:paragraph-properties fo:line-height="100.00%" fo:text-align="center"/>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00.00%" fo:text-align="center" fo:margin-left="-18.00pt" fo:text-indent="18.00pt"/>
    </style:style>
    <style:style style:name="P58" style:family="paragraph">
      <style:paragraph-properties fo:line-height="100.00%" fo:text-align="lef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00.00%" fo:text-align="center" fo:margin-left="-18.00pt" fo:text-indent="18.00pt"/>
    </style:style>
    <style:style style:name="P60" style:family="paragraph">
      <style:paragraph-properties fo:line-height="100.00%" fo:text-align="center"/>
    </style:style>
    <style:style style:name="P61" style:family="paragraph">
      <style:paragraph-properties fo:line-height="100.00%" fo:text-align="left"/>
    </style:style>
    <text:list-style style:name="L62">
      <text:list-level-style-bullet text:level="1" text:bullet-char="•">
        <style:list-level-properties text:space-before="0.00pt" text:min-label-width="18.00pt"/>
        <style:text-properties fo:font-family="Symbol"/>
      </text:list-level-style-bullet>
    </text:list-style>
    <style:style style:name="P62" style:family="paragraph">
      <style:paragraph-properties fo:line-height="100.00%" fo:text-align="center" fo:margin-left="-18.00pt" fo:text-indent="18.00pt"/>
    </style:style>
    <style:style style:name="P63" style:family="paragraph">
      <style:paragraph-properties fo:line-height="100.00%" fo:text-align="center"/>
    </style:style>
    <text:list-style style:name="L64">
      <text:list-level-style-bullet text:level="1" text:bullet-char="•">
        <style:list-level-properties text:space-before="0.00pt" text:min-label-width="18.00pt"/>
        <style:text-properties fo:font-family="Symbol"/>
      </text:list-level-style-bullet>
    </text:list-style>
    <style:style style:name="P64" style:family="paragraph">
      <style:paragraph-properties fo:line-height="100.00%" fo:text-align="center" fo:margin-left="-18.00pt" fo:text-indent="18.00pt"/>
    </style:style>
    <style:style style:name="P65" style:family="paragraph">
      <style:paragraph-properties fo:line-height="100.00%" fo:text-align="left"/>
    </style:style>
    <text:list-style style:name="L66">
      <text:list-level-style-bullet text:level="1" text:bullet-char="•">
        <style:list-level-properties text:space-before="0.00pt" text:min-label-width="18.00pt"/>
        <style:text-properties fo:font-family="Symbol"/>
      </text:list-level-style-bullet>
    </text:list-style>
    <style:style style:name="P66" style:family="paragraph">
      <style:paragraph-properties fo:line-height="100.00%" fo:text-align="center" fo:margin-left="-18.00pt" fo:text-indent="18.00pt"/>
    </style:style>
    <style:style style:name="P67" style:family="paragraph">
      <style:paragraph-properties fo:line-height="100.00%" fo:text-align="center"/>
    </style:style>
    <text:list-style style:name="L68">
      <text:list-level-style-bullet text:level="1" text:bullet-char="•">
        <style:list-level-properties text:space-before="0.00pt" text:min-label-width="18.00pt"/>
        <style:text-properties fo:font-family="Symbol"/>
      </text:list-level-style-bullet>
    </text:list-style>
    <style:style style:name="P68" style:family="paragraph">
      <style:paragraph-properties fo:line-height="100.00%" fo:text-align="center" fo:margin-left="-18.00pt" fo:text-indent="18.00pt"/>
    </style:style>
    <style:style style:name="P69" style:family="paragraph">
      <style:paragraph-properties fo:line-height="100.00%" fo:text-align="center"/>
    </style:style>
    <text:list-style style:name="L70">
      <text:list-level-style-bullet text:level="1" text:bullet-char="•">
        <style:list-level-properties text:space-before="0.00pt" text:min-label-width="18.00pt"/>
        <style:text-properties fo:font-family="Symbol"/>
      </text:list-level-style-bullet>
    </text:list-style>
    <style:style style:name="P70" style:family="paragraph">
      <style:paragraph-properties fo:line-height="100.00%" fo:text-align="center" fo:margin-left="-18.00pt" fo:text-indent="18.00pt"/>
    </style:style>
    <style:style style:name="P71" style:family="paragraph">
      <style:paragraph-properties fo:line-height="100.00%" fo:text-align="left"/>
    </style:style>
    <text:list-style style:name="L72">
      <text:list-level-style-bullet text:level="1" text:bullet-char="•">
        <style:list-level-properties text:space-before="0.00pt" text:min-label-width="18.00pt"/>
        <style:text-properties fo:font-family="Symbol"/>
      </text:list-level-style-bullet>
    </text:list-style>
    <style:style style:name="P72" style:family="paragraph">
      <style:paragraph-properties fo:line-height="100.00%" fo:text-align="center" fo:margin-left="-18.00pt" fo:text-indent="18.00pt"/>
    </style:style>
    <style:style style:name="P73" style:family="paragraph">
      <style:paragraph-properties fo:line-height="100.00%" fo:text-align="center"/>
    </style:style>
    <text:list-style style:name="L74">
      <text:list-level-style-bullet text:level="1" text:bullet-char="•">
        <style:list-level-properties text:space-before="0.00pt" text:min-label-width="18.00pt"/>
        <style:text-properties fo:font-family="Symbol"/>
      </text:list-level-style-bullet>
    </text:list-style>
    <style:style style:name="P74" style:family="paragraph">
      <style:paragraph-properties fo:line-height="100.00%" fo:text-align="center" fo:margin-left="-18.00pt" fo:text-indent="18.00pt"/>
    </style:style>
    <style:style style:name="P75" style:family="paragraph">
      <style:paragraph-properties fo:line-height="100.00%" fo:text-align="center"/>
    </style:style>
    <text:list-style style:name="L76">
      <text:list-level-style-bullet text:level="1" text:bullet-char="•">
        <style:list-level-properties text:space-before="0.00pt" text:min-label-width="18.00pt"/>
        <style:text-properties fo:font-family="Symbol"/>
      </text:list-level-style-bullet>
    </text:list-style>
    <style:style style:name="P76" style:family="paragraph">
      <style:paragraph-properties fo:line-height="100.00%" fo:text-align="center" fo:margin-left="-18.00pt" fo:text-indent="18.00pt"/>
    </style:style>
    <style:style style:name="P77" style:family="paragraph">
      <style:paragraph-properties fo:line-height="100.00%" fo:text-align="left"/>
    </style:style>
    <text:list-style style:name="L78">
      <text:list-level-style-bullet text:level="1" text:bullet-char="•">
        <style:list-level-properties text:space-before="0.00pt" text:min-label-width="18.00pt"/>
        <style:text-properties fo:font-family="Symbol"/>
      </text:list-level-style-bullet>
    </text:list-style>
    <style:style style:name="P78" style:family="paragraph">
      <style:paragraph-properties fo:line-height="100.00%" fo:text-align="center" fo:margin-left="-18.00pt" fo:text-indent="18.00pt"/>
    </style:style>
    <style:style style:name="P79" style:family="paragraph">
      <style:paragraph-properties fo:line-height="100.00%" fo:text-align="center"/>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00.00%" fo:text-align="center" fo:margin-left="-18.00pt" fo:text-indent="18.00pt"/>
    </style:style>
    <style:style style:name="P81" style:family="paragraph">
      <style:paragraph-properties fo:line-height="100.00%" fo:text-align="center"/>
    </style:style>
    <text:list-style style:name="L82">
      <text:list-level-style-bullet text:level="1" text:bullet-char="•">
        <style:list-level-properties text:space-before="0.00pt" text:min-label-width="18.00pt"/>
        <style:text-properties fo:font-family="Symbol"/>
      </text:list-level-style-bullet>
    </text:list-style>
    <style:style style:name="P82" style:family="paragraph">
      <style:paragraph-properties fo:line-height="100.00%" fo:text-align="center" fo:margin-left="-18.00pt" fo:text-indent="18.00pt"/>
    </style:style>
    <style:style style:name="P83" style:family="paragraph">
      <style:paragraph-properties fo:line-height="100.00%" fo:text-align="center"/>
    </style:style>
    <style:style style:name="P84" style:family="paragraph">
      <style:paragraph-properties fo:line-height="100.00%" fo:text-align="left"/>
    </style:style>
    <style:style style:name="P85" style:family="paragraph">
      <style:paragraph-properties fo:line-height="100.00%" fo:text-align="center"/>
    </style:style>
    <text:list-style style:name="L86">
      <text:list-level-style-bullet text:level="1" text:bullet-char="•">
        <style:list-level-properties text:space-before="0.00pt" text:min-label-width="18.00pt"/>
        <style:text-properties fo:font-family="Symbol"/>
      </text:list-level-style-bullet>
    </text:list-style>
    <style:style style:name="P86" style:family="paragraph">
      <style:paragraph-properties fo:line-height="100.00%" fo:text-align="center" fo:margin-left="-18.00pt" fo:text-indent="18.00pt"/>
    </style:style>
    <style:style style:name="P87" style:family="paragraph">
      <style:paragraph-properties fo:line-height="100.00%" fo:text-align="center"/>
    </style:style>
    <style:style style:name="P88" style:family="paragraph">
      <style:paragraph-properties fo:line-height="100.00%" fo:text-align="left"/>
    </style:style>
    <style:style style:name="P89" style:family="paragraph">
      <style:paragraph-properties fo:line-height="100.00%" fo:text-align="center"/>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00.00%" fo:text-align="center" fo:margin-left="-18.00pt" fo:text-indent="18.00pt"/>
    </style:style>
    <style:style style:name="P91" style:family="paragraph">
      <style:paragraph-properties fo:line-height="100.00%" fo:text-align="left"/>
    </style:style>
    <text:list-style style:name="L92">
      <text:list-level-style-bullet text:level="1" text:bullet-char="•">
        <style:list-level-properties text:space-before="0.00pt" text:min-label-width="18.00pt"/>
        <style:text-properties fo:font-family="Symbol"/>
      </text:list-level-style-bullet>
    </text:list-style>
    <style:style style:name="P92" style:family="paragraph">
      <style:paragraph-properties fo:line-height="100.00%" fo:text-align="center" fo:margin-left="-18.00pt" fo:text-indent="18.00pt"/>
    </style:style>
    <style:style style:name="P93" style:family="paragraph">
      <style:paragraph-properties fo:line-height="100.00%" fo:text-align="center"/>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00.00%" fo:text-align="center" fo:margin-left="-18.00pt" fo:text-indent="18.00pt"/>
    </style:style>
    <style:style style:name="P95" style:family="paragraph">
      <style:paragraph-properties fo:line-height="100.00%" fo:text-align="center"/>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00.00%" fo:text-align="center" fo:margin-left="-18.00pt" fo:text-indent="18.00pt"/>
    </style:style>
    <style:style style:name="P97" style:family="paragraph">
      <style:paragraph-properties fo:line-height="100.00%" fo:text-align="lef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00.00%" fo:text-align="center" fo:margin-left="-18.00pt" fo:text-indent="18.00pt"/>
    </style:style>
    <style:style style:name="P99" style:family="paragraph">
      <style:paragraph-properties fo:line-height="100.00%" fo:text-align="center"/>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00.00%" fo:text-align="center" fo:margin-left="-18.00pt" fo:text-indent="18.00pt"/>
    </style:style>
    <style:style style:name="P101" style:family="paragraph">
      <style:paragraph-properties fo:line-height="100.00%" fo:text-align="center"/>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00.00%" fo:text-align="center" fo:margin-left="-18.00pt" fo:text-indent="18.00pt"/>
    </style:style>
    <style:style style:name="P103" style:family="paragraph">
      <style:paragraph-properties fo:line-height="100.00%" fo:text-align="lef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00.00%" fo:text-align="center" fo:margin-left="-18.00pt" fo:text-indent="18.00pt"/>
    </style:style>
    <style:style style:name="P105" style:family="paragraph">
      <style:paragraph-properties fo:line-height="100.00%" fo:text-align="center"/>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00.00%" fo:text-align="center" fo:margin-left="-18.00pt" fo:text-indent="18.00pt"/>
    </style:style>
    <style:style style:name="P107" style:family="paragraph">
      <style:paragraph-properties fo:line-height="100.00%" fo:text-align="center"/>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00.00%" fo:text-align="center" fo:margin-left="-18.00pt" fo:text-indent="18.00pt"/>
    </style:style>
    <style:style style:name="P109" style:family="paragraph">
      <style:paragraph-properties fo:line-height="100.00%" fo:text-align="lef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00.00%" fo:text-align="center" fo:margin-left="-18.00pt" fo:text-indent="18.00pt"/>
    </style:style>
    <style:style style:name="P111" style:family="paragraph">
      <style:paragraph-properties fo:line-height="100.00%" fo:text-align="center"/>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00.00%" fo:text-align="center" fo:margin-left="-18.00pt" fo:text-indent="18.00pt"/>
    </style:style>
    <style:style style:name="P113" style:family="paragraph">
      <style:paragraph-properties fo:line-height="100.00%" fo:text-align="center"/>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00.00%" fo:text-align="center" fo:margin-left="-18.00pt" fo:text-indent="18.00pt"/>
    </style:style>
    <style:style style:name="P115" style:family="paragraph">
      <style:paragraph-properties fo:line-height="100.00%" fo:text-align="left"/>
    </style:style>
    <text:list-style style:name="L116">
      <text:list-level-style-bullet text:level="1" text:bullet-char="•">
        <style:list-level-properties text:space-before="0.00pt" text:min-label-width="18.00pt"/>
        <style:text-properties fo:font-family="Symbol"/>
      </text:list-level-style-bullet>
    </text:list-style>
    <style:style style:name="P116" style:family="paragraph">
      <style:paragraph-properties fo:line-height="100.00%" fo:text-align="center" fo:margin-left="-18.00pt" fo:text-indent="18.00pt"/>
    </style:style>
    <style:style style:name="P117" style:family="paragraph">
      <style:paragraph-properties fo:line-height="100.00%" fo:text-align="center"/>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00.00%" fo:text-align="center" fo:margin-left="-18.00pt" fo:text-indent="18.00pt"/>
    </style:style>
    <style:style style:name="P119" style:family="paragraph">
      <style:paragraph-properties fo:line-height="100.00%" fo:text-align="left"/>
    </style:style>
    <text:list-style style:name="L120">
      <text:list-level-style-bullet text:level="1" text:bullet-char="•">
        <style:list-level-properties text:space-before="0.00pt" text:min-label-width="18.00pt"/>
        <style:text-properties fo:font-family="Symbol"/>
      </text:list-level-style-bullet>
    </text:list-style>
    <style:style style:name="P120" style:family="paragraph">
      <style:paragraph-properties fo:line-height="100.00%" fo:text-align="center" fo:margin-left="-18.00pt" fo:text-indent="18.00pt"/>
    </style:style>
    <style:style style:name="P121" style:family="paragraph">
      <style:paragraph-properties fo:line-height="100.00%" fo:text-align="center"/>
    </style:style>
    <style:style style:name="P122" style:family="paragraph">
      <style:paragraph-properties fo:line-height="100.00%" fo:text-align="left"/>
    </style:style>
    <style:style style:name="P123" style:family="paragraph">
      <style:paragraph-properties fo:line-height="100.00%" fo:text-align="center"/>
    </style:style>
    <text:list-style style:name="L124">
      <text:list-level-style-bullet text:level="1" text:bullet-char="•">
        <style:list-level-properties text:space-before="0.00pt" text:min-label-width="18.00pt"/>
        <style:text-properties fo:font-family="Symbol"/>
      </text:list-level-style-bullet>
    </text:list-style>
    <style:style style:name="P124" style:family="paragraph">
      <style:paragraph-properties fo:line-height="100.00%" fo:text-align="center" fo:margin-left="-18.00pt" fo:text-indent="18.00pt"/>
    </style:style>
    <style:style style:name="P125" style:family="paragraph">
      <style:paragraph-properties fo:line-height="100.00%" fo:text-align="left"/>
    </style:style>
    <text:list-style style:name="L126">
      <text:list-level-style-bullet text:level="1" text:bullet-char="•">
        <style:list-level-properties text:space-before="0.00pt" text:min-label-width="18.00pt"/>
        <style:text-properties fo:font-family="Symbol"/>
      </text:list-level-style-bullet>
    </text:list-style>
    <style:style style:name="P126" style:family="paragraph">
      <style:paragraph-properties fo:line-height="100.00%" fo:text-align="center" fo:margin-left="-18.00pt" fo:text-indent="18.00pt"/>
    </style:style>
    <style:style style:name="P127" style:family="paragraph">
      <style:paragraph-properties fo:line-height="100.00%" fo:text-align="center"/>
    </style:style>
    <text:list-style style:name="L128">
      <text:list-level-style-bullet text:level="1" text:bullet-char="•">
        <style:list-level-properties text:space-before="0.00pt" text:min-label-width="18.00pt"/>
        <style:text-properties fo:font-family="Symbol"/>
      </text:list-level-style-bullet>
    </text:list-style>
    <style:style style:name="P128" style:family="paragraph">
      <style:paragraph-properties fo:line-height="100.00%" fo:text-align="center" fo:margin-left="-18.00pt" fo:text-indent="18.00pt"/>
    </style:style>
    <style:style style:name="P129" style:family="paragraph">
      <style:paragraph-properties fo:line-height="100.00%" fo:text-align="left"/>
    </style:style>
    <text:list-style style:name="L130">
      <text:list-level-style-bullet text:level="1" text:bullet-char="•">
        <style:list-level-properties text:space-before="0.00pt" text:min-label-width="18.00pt"/>
        <style:text-properties fo:font-family="Symbol"/>
      </text:list-level-style-bullet>
    </text:list-style>
    <style:style style:name="P130" style:family="paragraph">
      <style:paragraph-properties fo:line-height="100.00%" fo:text-align="center" fo:margin-left="-18.00pt" fo:text-indent="18.00pt"/>
    </style:style>
    <style:style style:name="P131" style:family="paragraph">
      <style:paragraph-properties fo:line-height="100.00%" fo:text-align="center"/>
    </style:style>
    <text:list-style style:name="L132">
      <text:list-level-style-bullet text:level="1" text:bullet-char="•">
        <style:list-level-properties text:space-before="0.00pt" text:min-label-width="18.00pt"/>
        <style:text-properties fo:font-family="Symbol"/>
      </text:list-level-style-bullet>
    </text:list-style>
    <style:style style:name="P132" style:family="paragraph">
      <style:paragraph-properties fo:line-height="100.00%" fo:text-align="center" fo:margin-left="-18.00pt" fo:text-indent="18.00pt"/>
    </style:style>
    <style:style style:name="P133" style:family="paragraph">
      <style:paragraph-properties fo:line-height="100.00%" fo:text-align="center"/>
    </style:style>
    <text:list-style style:name="L134">
      <text:list-level-style-bullet text:level="1" text:bullet-char="•">
        <style:list-level-properties text:space-before="0.00pt" text:min-label-width="18.00pt"/>
        <style:text-properties fo:font-family="Symbol"/>
      </text:list-level-style-bullet>
    </text:list-style>
    <style:style style:name="P134" style:family="paragraph">
      <style:paragraph-properties fo:line-height="100.00%" fo:text-align="center" fo:margin-left="-18.00pt" fo:text-indent="18.00pt"/>
    </style:style>
    <style:style style:name="P135" style:family="paragraph">
      <style:paragraph-properties fo:line-height="100.00%" fo:text-align="left"/>
    </style:style>
    <style:style style:name="P136" style:family="paragraph">
      <style:paragraph-properties fo:line-height="100.00%" fo:text-align="center"/>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00.00%" fo:text-align="center" fo:margin-left="-18.00pt" fo:text-indent="18.00pt"/>
    </style:style>
    <style:style style:name="P138" style:family="paragraph">
      <style:paragraph-properties fo:line-height="100.00%" fo:text-align="center"/>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00.00%" fo:text-align="center" fo:margin-left="-18.00pt" fo:text-indent="18.00pt"/>
    </style:style>
    <style:style style:name="P140" style:family="paragraph">
      <style:paragraph-properties fo:line-height="100.00%" fo:text-align="lef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00.00%" fo:text-align="center" fo:margin-left="-18.00pt" fo:text-indent="18.00pt"/>
    </style:style>
    <style:style style:name="P142" style:family="paragraph">
      <style:paragraph-properties fo:line-height="100.00%" fo:text-align="center"/>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00.00%" fo:text-align="center" fo:margin-left="-18.00pt" fo:text-indent="18.00pt"/>
    </style:style>
    <style:style style:name="P144" style:family="paragraph">
      <style:paragraph-properties fo:line-height="100.00%" fo:text-align="center"/>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00.00%" fo:text-align="center" fo:margin-left="-18.00pt" fo:text-indent="18.00pt"/>
    </style:style>
    <style:style style:name="P146" style:family="paragraph">
      <style:paragraph-properties fo:line-height="100.00%" fo:text-align="center"/>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00.00%" fo:text-align="center" fo:margin-left="-18.00pt" fo:text-indent="18.00pt"/>
    </style:style>
    <style:style style:name="P148" style:family="paragraph">
      <style:paragraph-properties fo:line-height="100.00%" fo:text-align="lef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00.00%" fo:text-align="center" fo:margin-left="-18.00pt" fo:text-indent="18.00pt"/>
    </style:style>
    <style:style style:name="P150" style:family="paragraph">
      <style:paragraph-properties fo:line-height="100.00%" fo:text-align="center"/>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00.00%" fo:text-align="center" fo:margin-left="-18.00pt" fo:text-indent="18.00pt"/>
    </style:style>
    <style:style style:name="P152" style:family="paragraph">
      <style:paragraph-properties fo:line-height="100.00%" fo:text-align="center"/>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00.00%" fo:text-align="center" fo:margin-left="-18.00pt" fo:text-indent="18.00pt"/>
    </style:style>
    <style:style style:name="P154" style:family="paragraph">
      <style:paragraph-properties fo:line-height="100.00%" fo:text-align="lef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00.00%" fo:text-align="center" fo:margin-left="-18.00pt" fo:text-indent="18.00pt"/>
    </style:style>
    <style:style style:name="P156" style:family="paragraph">
      <style:paragraph-properties fo:line-height="100.00%" fo:text-align="center"/>
    </style:style>
    <style:style style:name="P157" style:family="paragraph">
      <style:paragraph-properties fo:line-height="100.00%" fo:text-align="left"/>
    </style:style>
    <style:style style:name="P158" style:family="paragraph">
      <style:paragraph-properties fo:line-height="100.00%" fo:text-align="center"/>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00.00%" fo:text-align="center" fo:margin-left="-18.00pt" fo:text-indent="18.00pt"/>
    </style:style>
    <style:style style:name="P160" style:family="paragraph">
      <style:paragraph-properties fo:line-height="100.00%" fo:text-align="lef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00.00%" fo:text-align="center" fo:margin-left="-18.00pt" fo:text-indent="18.00pt"/>
    </style:style>
    <style:style style:name="P162" style:family="paragraph">
      <style:paragraph-properties fo:line-height="100.00%" fo:text-align="center"/>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00.00%" fo:text-align="center" fo:margin-left="-18.00pt" fo:text-indent="18.00pt"/>
    </style:style>
    <style:style style:name="P164" style:family="paragraph">
      <style:paragraph-properties fo:line-height="100.00%" fo:text-align="center"/>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00.00%" fo:text-align="center" fo:margin-left="-18.00pt" fo:text-indent="18.00pt"/>
    </style:style>
    <style:style style:name="P166" style:family="paragraph">
      <style:paragraph-properties fo:line-height="100.00%" fo:text-align="center"/>
    </style:style>
    <style:style style:name="P167" style:family="paragraph">
      <style:paragraph-properties fo:line-height="100.00%" fo:text-align="left"/>
    </style:style>
    <text:list-style style:name="L168">
      <text:list-level-style-bullet text:level="1" text:bullet-char="•">
        <style:list-level-properties text:space-before="0.00pt" text:min-label-width="18.00pt"/>
        <style:text-properties fo:font-family="Symbol"/>
      </text:list-level-style-bullet>
    </text:list-style>
    <style:style style:name="P168" style:family="paragraph">
      <style:paragraph-properties fo:line-height="100.00%" fo:text-align="center" fo:margin-left="-18.00pt" fo:text-indent="18.00pt"/>
    </style:style>
    <style:style style:name="P169" style:family="paragraph">
      <style:paragraph-properties fo:line-height="100.00%" fo:text-align="center"/>
    </style:style>
    <text:list-style style:name="L170">
      <text:list-level-style-bullet text:level="1" text:bullet-char="•">
        <style:list-level-properties text:space-before="0.00pt" text:min-label-width="18.00pt"/>
        <style:text-properties fo:font-family="Symbol"/>
      </text:list-level-style-bullet>
    </text:list-style>
    <style:style style:name="P170" style:family="paragraph">
      <style:paragraph-properties fo:line-height="100.00%" fo:text-align="center" fo:margin-left="-18.00pt" fo:text-indent="18.00pt"/>
    </style:style>
    <style:style style:name="P171" style:family="paragraph">
      <style:paragraph-properties fo:line-height="100.00%" fo:text-align="left"/>
    </style:style>
    <style:style style:name="P172" style:family="paragraph">
      <style:paragraph-properties fo:line-height="100.00%" fo:text-align="center"/>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00.00%" fo:text-align="center" fo:margin-left="-18.00pt" fo:text-indent="18.00pt"/>
    </style:style>
    <style:style style:name="P174" style:family="paragraph">
      <style:paragraph-properties fo:line-height="100.00%" fo:text-align="center"/>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00.00%" fo:text-align="center" fo:margin-left="-18.00pt" fo:text-indent="18.00pt"/>
    </style:style>
    <style:style style:name="P176" style:family="paragraph">
      <style:paragraph-properties fo:line-height="100.00%" fo:text-align="center"/>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00.00%" fo:text-align="center" fo:margin-left="-18.00pt" fo:text-indent="18.00pt"/>
    </style:style>
    <style:style style:name="P178" style:family="paragraph">
      <style:paragraph-properties fo:line-height="100.00%" fo:text-align="lef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00.00%" fo:text-align="center" fo:margin-left="-18.00pt" fo:text-indent="18.00pt"/>
    </style:style>
    <style:style style:name="P180" style:family="paragraph">
      <style:paragraph-properties fo:line-height="100.00%" fo:text-align="center"/>
    </style:style>
    <style:style style:name="P181" style:family="paragraph">
      <style:paragraph-properties fo:line-height="100.00%" fo:text-align="left"/>
    </style:style>
    <text:list-style style:name="L182">
      <text:list-level-style-bullet text:level="1" text:bullet-char="•">
        <style:list-level-properties text:space-before="0.00pt" text:min-label-width="18.00pt"/>
        <style:text-properties fo:font-family="Symbol"/>
      </text:list-level-style-bullet>
    </text:list-style>
    <style:style style:name="P182" style:family="paragraph">
      <style:paragraph-properties fo:line-height="100.00%" fo:text-align="center" fo:margin-left="-18.00pt" fo:text-indent="18.00pt"/>
    </style:style>
    <style:style style:name="P183" style:family="paragraph">
      <style:paragraph-properties fo:line-height="100.00%" fo:text-align="center"/>
    </style:style>
    <text:list-style style:name="L184">
      <text:list-level-style-bullet text:level="1" text:bullet-char="•">
        <style:list-level-properties text:space-before="0.00pt" text:min-label-width="18.00pt"/>
        <style:text-properties fo:font-family="Symbol"/>
      </text:list-level-style-bullet>
    </text:list-style>
    <style:style style:name="P184" style:family="paragraph">
      <style:paragraph-properties fo:line-height="100.00%" fo:text-align="center" fo:margin-left="-18.00pt" fo:text-indent="18.00pt"/>
    </style:style>
    <style:style style:name="P185" style:family="paragraph">
      <style:paragraph-properties fo:line-height="100.00%" fo:text-align="center"/>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00.00%" fo:text-align="center" fo:margin-left="-18.00pt" fo:text-indent="18.00pt"/>
    </style:style>
    <style:style style:name="P187" style:family="paragraph">
      <style:paragraph-properties fo:line-height="100.00%" fo:text-align="left"/>
    </style:style>
    <text:list-style style:name="L188">
      <text:list-level-style-bullet text:level="1" text:bullet-char="•">
        <style:list-level-properties text:space-before="0.00pt" text:min-label-width="18.00pt"/>
        <style:text-properties fo:font-family="Symbol"/>
      </text:list-level-style-bullet>
    </text:list-style>
    <style:style style:name="P188" style:family="paragraph">
      <style:paragraph-properties fo:line-height="100.00%" fo:text-align="center" fo:margin-left="-18.00pt" fo:text-indent="18.00pt"/>
    </style:style>
    <style:style style:name="P189" style:family="paragraph">
      <style:paragraph-properties fo:line-height="100.00%" fo:text-align="center"/>
    </style:style>
    <style:style style:name="P190" style:family="paragraph">
      <style:paragraph-properties fo:line-height="100.00%" fo:text-align="left"/>
    </style:style>
    <style:style style:name="P191" style:family="paragraph">
      <style:paragraph-properties fo:line-height="100.00%" fo:text-align="center"/>
    </style:style>
    <text:list-style style:name="L192">
      <text:list-level-style-bullet text:level="1" text:bullet-char="•">
        <style:list-level-properties text:space-before="0.00pt" text:min-label-width="18.00pt"/>
        <style:text-properties fo:font-family="Symbol"/>
      </text:list-level-style-bullet>
    </text:list-style>
    <style:style style:name="P192" style:family="paragraph">
      <style:paragraph-properties fo:line-height="100.00%" fo:text-align="center" fo:margin-left="-18.00pt" fo:text-indent="18.00pt"/>
    </style:style>
    <style:style style:name="P193" style:family="paragraph">
      <style:paragraph-properties fo:line-height="100.00%" fo:text-align="lef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00.00%" fo:text-align="center" fo:margin-left="-18.00pt" fo:text-indent="18.00pt"/>
    </style:style>
    <style:style style:name="P195" style:family="paragraph">
      <style:paragraph-properties fo:line-height="100.00%" fo:text-align="center"/>
    </style:style>
    <text:list-style style:name="L196">
      <text:list-level-style-bullet text:level="1" text:bullet-char="•">
        <style:list-level-properties text:space-before="0.00pt" text:min-label-width="18.00pt"/>
        <style:text-properties fo:font-family="Symbol"/>
      </text:list-level-style-bullet>
    </text:list-style>
    <style:style style:name="P196" style:family="paragraph">
      <style:paragraph-properties fo:line-height="100.00%" fo:text-align="center" fo:margin-left="-18.00pt" fo:text-indent="18.00pt"/>
    </style:style>
    <style:style style:name="P197" style:family="paragraph">
      <style:paragraph-properties fo:line-height="100.00%" fo:text-align="center"/>
    </style:style>
    <style:style style:name="P198" style:family="paragraph">
      <style:paragraph-properties fo:line-height="100.00%" fo:text-align="lef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00.00%" fo:text-align="center" fo:margin-left="-18.00pt" fo:text-indent="18.00pt"/>
    </style:style>
    <style:style style:name="P200" style:family="paragraph">
      <style:paragraph-properties fo:line-height="100.00%" fo:text-align="center"/>
    </style:style>
    <style:style style:name="P201" style:family="paragraph">
      <style:paragraph-properties fo:line-height="100.00%" fo:text-align="left"/>
    </style:style>
    <style:style style:name="P202" style:family="paragraph">
      <style:paragraph-properties fo:line-height="100.00%" fo:text-align="center"/>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00.00%" fo:text-align="center" fo:margin-left="-18.00pt" fo:text-indent="18.00pt"/>
    </style:style>
    <style:style style:name="P204" style:family="paragraph">
      <style:paragraph-properties fo:line-height="100.00%" fo:text-align="center"/>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00.00%" fo:text-align="center" fo:margin-left="-18.00pt" fo:text-indent="18.00pt"/>
    </style:style>
    <style:style style:name="P206" style:family="paragraph">
      <style:paragraph-properties fo:line-height="100.00%" fo:text-align="lef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00.00%" fo:text-align="center" fo:margin-left="-18.00pt" fo:text-indent="18.00pt"/>
    </style:style>
    <style:style style:name="P208" style:family="paragraph">
      <style:paragraph-properties fo:line-height="100.00%" fo:text-align="center"/>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00.00%" fo:text-align="center" fo:margin-left="-18.00pt" fo:text-indent="18.00pt"/>
    </style:style>
    <style:style style:name="P210" style:family="paragraph">
      <style:paragraph-properties fo:line-height="100.00%" fo:text-align="center"/>
    </style:style>
    <style:style style:name="P211" style:family="paragraph">
      <style:paragraph-properties fo:line-height="100.00%" fo:text-align="left"/>
    </style:style>
    <style:style style:name="P212" style:family="paragraph">
      <style:paragraph-properties fo:line-height="100.00%" fo:text-align="center"/>
    </style:style>
    <style:style style:name="P213" style:family="paragraph">
      <style:paragraph-properties fo:line-height="100.00%" fo:text-align="left"/>
    </style:style>
    <style:style style:name="P214" style:family="paragraph">
      <style:paragraph-properties fo:line-height="100.00%" fo:text-align="center"/>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00.00%" fo:text-align="center" fo:margin-left="-18.00pt" fo:text-indent="18.00pt"/>
    </style:style>
    <style:style style:name="P216" style:family="paragraph">
      <style:paragraph-properties fo:line-height="100.00%" fo:text-align="center"/>
    </style:style>
    <style:style style:name="P217" style:family="paragraph">
      <style:paragraph-properties fo:line-height="100.00%" fo:text-align="left"/>
    </style:style>
    <style:style style:name="P218" style:family="paragraph">
      <style:paragraph-properties fo:line-height="100.00%" fo:text-align="center"/>
    </style:style>
    <style:style style:name="P219" style:family="paragraph">
      <style:paragraph-properties fo:line-height="100.00%" fo:text-align="left"/>
    </style:style>
    <style:style style:name="P220" style:family="paragraph">
      <style:paragraph-properties fo:line-height="100.00%" fo:text-align="center"/>
    </style:style>
    <text:list-style style:name="L221">
      <text:list-level-style-bullet text:level="1" text:bullet-char="•">
        <style:list-level-properties text:space-before="0.00pt" text:min-label-width="18.00pt"/>
        <style:text-properties fo:font-family="Symbol"/>
      </text:list-level-style-bullet>
    </text:list-style>
    <style:style style:name="P221" style:family="paragraph">
      <style:paragraph-properties fo:line-height="100.00%" fo:text-align="center" fo:margin-left="-18.00pt" fo:text-indent="18.00pt"/>
    </style:style>
    <style:style style:name="P222" style:family="paragraph">
      <style:paragraph-properties fo:line-height="100.00%" fo:text-align="center"/>
    </style:style>
    <style:style style:name="P223" style:family="paragraph">
      <style:paragraph-properties fo:line-height="100.00%" fo:text-align="lef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00.00%" fo:text-align="center" fo:margin-left="-18.00pt" fo:text-indent="18.00pt"/>
    </style:style>
    <style:style style:name="P225" style:family="paragraph">
      <style:paragraph-properties fo:line-height="100.00%" fo:text-align="center"/>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00.00%" fo:text-align="center" fo:margin-left="-18.00pt" fo:text-indent="18.00pt"/>
    </style:style>
    <style:style style:name="P227" style:family="paragraph">
      <style:paragraph-properties fo:line-height="100.00%" fo:text-align="center"/>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00.00%" fo:text-align="center" fo:margin-left="-18.00pt" fo:text-indent="18.00pt"/>
    </style:style>
    <style:style style:name="P229" style:family="paragraph">
      <style:paragraph-properties fo:line-height="100.00%" fo:text-align="lef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00.00%" fo:text-align="center" fo:margin-left="-18.00pt" fo:text-indent="18.00pt"/>
    </style:style>
    <style:style style:name="P231" style:family="paragraph">
      <style:paragraph-properties fo:line-height="100.00%" fo:text-align="center"/>
    </style:style>
    <style:style style:name="P232" style:family="paragraph">
      <style:paragraph-properties fo:line-height="100.00%" fo:text-align="left"/>
    </style:style>
    <style:style style:name="P233" style:family="paragraph">
      <style:paragraph-properties fo:line-height="100.00%" fo:text-align="center"/>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00.00%" fo:text-align="center" fo:margin-left="-18.00pt" fo:text-indent="18.00pt"/>
    </style:style>
    <style:style style:name="P235" style:family="paragraph">
      <style:paragraph-properties fo:line-height="100.00%" fo:text-align="center"/>
    </style:style>
    <style:style style:name="P236" style:family="paragraph">
      <style:paragraph-properties fo:line-height="100.00%" fo:text-align="left"/>
    </style:style>
    <style:style style:name="P237" style:family="paragraph">
      <style:paragraph-properties fo:line-height="100.00%" fo:text-align="center"/>
    </style:style>
    <text:list-style style:name="L238">
      <text:list-level-style-bullet text:level="1" text:bullet-char="•">
        <style:list-level-properties text:space-before="0.00pt" text:min-label-width="18.00pt"/>
        <style:text-properties fo:font-family="Symbol"/>
      </text:list-level-style-bullet>
    </text:list-style>
    <style:style style:name="P238" style:family="paragraph">
      <style:paragraph-properties fo:line-height="100.00%" fo:text-align="center" fo:margin-left="-18.00pt" fo:text-indent="18.00pt"/>
    </style:style>
    <style:style style:name="P239" style:family="paragraph">
      <style:paragraph-properties fo:line-height="100.00%" fo:text-align="center"/>
    </style:style>
    <style:style style:name="P240" style:family="paragraph">
      <style:paragraph-properties fo:line-height="100.00%" fo:text-align="left"/>
    </style:style>
    <style:style style:name="P241" style:family="paragraph">
      <style:paragraph-properties fo:line-height="100.00%" fo:text-align="center"/>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00.00%" fo:text-align="center" fo:margin-left="-18.00pt" fo:text-indent="18.00pt"/>
    </style:style>
    <style:style style:name="P243" style:family="paragraph">
      <style:paragraph-properties fo:line-height="100.00%" fo:text-align="center"/>
    </style:style>
    <style:style style:name="P244" style:family="paragraph">
      <style:paragraph-properties fo:line-height="100.00%" fo:text-align="left"/>
    </style:style>
    <style:style style:name="P245" style:family="paragraph">
      <style:paragraph-properties fo:line-height="100.00%" fo:text-align="center"/>
    </style:style>
    <style:style style:name="P246" style:family="paragraph">
      <style:paragraph-properties fo:line-height="100.00%" fo:text-align="left"/>
    </style:style>
    <style:style style:name="P247" style:family="paragraph">
      <style:paragraph-properties fo:line-height="100.00%" fo:text-align="center"/>
    </style:style>
    <style:style style:name="P248" style:family="paragraph">
      <style:paragraph-properties fo:line-height="100.00%" fo:text-align="left"/>
    </style:style>
    <style:style style:name="P249" style:family="paragraph">
      <style:paragraph-properties fo:line-height="100.00%" fo:text-align="center"/>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00.00%" fo:text-align="center" fo:margin-left="-18.00pt" fo:text-indent="18.00pt"/>
    </style:style>
    <style:style style:name="P251" style:family="paragraph">
      <style:paragraph-properties fo:line-height="100.00%" fo:text-align="center"/>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00.00%" fo:text-align="center" fo:margin-left="-18.00pt" fo:text-indent="18.00pt"/>
    </style:style>
    <style:style style:name="P253" style:family="paragraph">
      <style:paragraph-properties fo:line-height="100.00%" fo:text-align="center"/>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00.00%" fo:text-align="center" fo:margin-left="-18.00pt" fo:text-indent="18.00pt"/>
    </style:style>
    <style:style style:name="P255" style:family="paragraph">
      <style:paragraph-properties fo:line-height="100.00%" fo:text-align="center"/>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00.00%" fo:text-align="center" fo:margin-left="-18.00pt" fo:text-indent="18.00pt"/>
    </style:style>
    <style:style style:name="P257" style:family="paragraph">
      <style:paragraph-properties fo:line-height="100.00%" fo:text-align="lef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00.00%" fo:text-align="center" fo:margin-left="-18.00pt" fo:text-indent="18.00pt"/>
    </style:style>
    <style:style style:name="P259" style:family="paragraph">
      <style:paragraph-properties fo:line-height="100.00%" fo:text-align="center"/>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00.00%" fo:text-align="center" fo:margin-left="-18.00pt" fo:text-indent="18.00pt"/>
    </style:style>
    <style:style style:name="P261" style:family="paragraph">
      <style:paragraph-properties fo:line-height="100.00%" fo:text-align="center"/>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00.00%" fo:text-align="center" fo:margin-left="-18.00pt" fo:text-indent="18.00pt"/>
    </style:style>
    <style:style style:name="P263" style:family="paragraph">
      <style:paragraph-properties fo:line-height="100.00%" fo:text-align="center"/>
    </style:style>
    <style:style style:name="P264" style:family="paragraph">
      <style:paragraph-properties fo:line-height="100.00%" fo:text-align="left"/>
    </style:style>
    <style:style style:name="P265" style:family="paragraph">
      <style:paragraph-properties fo:line-height="100.00%" fo:text-align="center"/>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00.00%" fo:text-align="center" fo:margin-left="-18.00pt" fo:text-indent="18.00pt"/>
    </style:style>
    <style:style style:name="P267" style:family="paragraph">
      <style:paragraph-properties fo:line-height="100.00%" fo:text-align="lef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00.00%" fo:text-align="center" fo:margin-left="-18.00pt" fo:text-indent="18.00pt"/>
    </style:style>
    <style:style style:name="P269" style:family="paragraph">
      <style:paragraph-properties fo:line-height="100.00%" fo:text-align="center"/>
    </style:style>
    <style:style style:name="P270" style:family="paragraph">
      <style:paragraph-properties fo:line-height="100.00%" fo:text-align="left"/>
    </style:style>
    <style:style style:name="P271" style:family="paragraph">
      <style:paragraph-properties fo:line-height="100.00%" fo:text-align="center"/>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00.00%" fo:text-align="center" fo:margin-left="-18.00pt" fo:text-indent="18.00pt"/>
    </style:style>
    <style:style style:name="P273" style:family="paragraph">
      <style:paragraph-properties fo:line-height="100.00%" fo:text-align="lef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00.00%" fo:text-align="center" fo:margin-left="-18.00pt" fo:text-indent="18.00pt"/>
    </style:style>
    <style:style style:name="P275" style:family="paragraph">
      <style:paragraph-properties fo:line-height="100.00%" fo:text-align="center"/>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00.00%" fo:text-align="center" fo:margin-left="-18.00pt" fo:text-indent="18.00pt"/>
    </style:style>
    <style:style style:name="P277" style:family="paragraph">
      <style:paragraph-properties fo:line-height="100.00%" fo:text-align="center"/>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00.00%" fo:text-align="center" fo:margin-left="-18.00pt" fo:text-indent="18.00pt"/>
    </style:style>
    <style:style style:name="P279" style:family="paragraph">
      <style:paragraph-properties fo:line-height="100.00%" fo:text-align="center"/>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00.00%" fo:text-align="center" fo:margin-left="-18.00pt" fo:text-indent="18.00pt"/>
    </style:style>
    <style:style style:name="P281" style:family="paragraph">
      <style:paragraph-properties fo:line-height="100.00%" fo:text-align="lef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00.00%" fo:text-align="center" fo:margin-left="-18.00pt" fo:text-indent="18.00pt"/>
    </style:style>
    <style:style style:name="P283" style:family="paragraph">
      <style:paragraph-properties fo:line-height="100.00%" fo:text-align="center"/>
    </style:style>
    <style:style style:name="P284" style:family="paragraph">
      <style:paragraph-properties fo:line-height="100.00%" fo:text-align="left"/>
    </style:style>
    <style:style style:name="P285" style:family="paragraph">
      <style:paragraph-properties fo:line-height="100.00%" fo:text-align="center"/>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00.00%" fo:text-align="center" fo:margin-left="-18.00pt" fo:text-indent="18.00pt"/>
    </style:style>
    <style:style style:name="P287" style:family="paragraph">
      <style:paragraph-properties fo:line-height="100.00%" fo:text-align="lef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00.00%" fo:text-align="center" fo:margin-left="-18.00pt" fo:text-indent="18.00pt"/>
    </style:style>
    <style:style style:name="P289" style:family="paragraph">
      <style:paragraph-properties fo:line-height="100.00%" fo:text-align="center"/>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00.00%" fo:text-align="center" fo:margin-left="-18.00pt" fo:text-indent="18.00pt"/>
    </style:style>
    <style:style style:name="P291" style:family="paragraph">
      <style:paragraph-properties fo:line-height="100.00%" fo:text-align="left"/>
    </style:style>
    <style:style style:name="P292" style:family="paragraph">
      <style:paragraph-properties fo:line-height="100.00%" fo:text-align="center"/>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00.00%" fo:text-align="center" fo:margin-left="-18.00pt" fo:text-indent="18.00pt"/>
    </style:style>
    <style:style style:name="P294" style:family="paragraph">
      <style:paragraph-properties fo:line-height="100.00%" fo:text-align="center"/>
    </style:style>
    <style:style style:name="P295" style:family="paragraph">
      <style:paragraph-properties fo:line-height="100.00%" fo:text-align="left"/>
    </style:style>
    <style:style style:name="P296" style:family="paragraph">
      <style:paragraph-properties fo:line-height="100.00%" fo:text-align="center"/>
    </style:style>
    <style:style style:name="P297" style:family="paragraph">
      <style:paragraph-properties fo:line-height="100.00%" fo:text-align="left"/>
    </style:style>
    <style:style style:name="P298" style:family="paragraph">
      <style:paragraph-properties fo:line-height="100.00%" fo:text-align="center"/>
    </style:style>
    <style:style style:name="P299" style:family="paragraph">
      <style:paragraph-properties fo:line-height="100.00%" fo:text-align="left"/>
    </style:style>
    <style:style style:name="P300" style:family="paragraph">
      <style:paragraph-properties fo:line-height="100.00%" fo:text-align="center"/>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00.00%" fo:text-align="center" fo:margin-left="-18.00pt" fo:text-indent="18.00pt"/>
    </style:style>
    <style:style style:name="P302" style:family="paragraph">
      <style:paragraph-properties fo:line-height="100.00%" fo:text-align="center"/>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00.00%" fo:text-align="center" fo:margin-left="-18.00pt" fo:text-indent="18.00pt"/>
    </style:style>
    <style:style style:name="P304" style:family="paragraph">
      <style:paragraph-properties fo:line-height="100.00%" fo:text-align="center"/>
    </style:style>
    <style:style style:name="P305" style:family="paragraph">
      <style:paragraph-properties fo:line-height="100.00%" fo:text-align="lef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00.00%" fo:text-align="center" fo:margin-left="-18.00pt" fo:text-indent="18.00pt"/>
    </style:style>
    <style:style style:name="P307" style:family="paragraph">
      <style:paragraph-properties fo:line-height="100.00%" fo:text-align="center"/>
    </style:style>
    <text:list-style style:name="L308">
      <text:list-level-style-bullet text:level="1" text:bullet-char="•">
        <style:list-level-properties text:space-before="0.00pt" text:min-label-width="18.00pt"/>
        <style:text-properties fo:font-family="Symbol"/>
      </text:list-level-style-bullet>
    </text:list-style>
    <style:style style:name="P308" style:family="paragraph">
      <style:paragraph-properties fo:line-height="100.00%" fo:text-align="center" fo:margin-left="-18.00pt" fo:text-indent="18.00pt"/>
    </style:style>
    <style:style style:name="P309" style:family="paragraph">
      <style:paragraph-properties fo:line-height="100.00%" fo:text-align="center"/>
    </style:style>
    <text:list-style style:name="L310">
      <text:list-level-style-bullet text:level="1" text:bullet-char="•">
        <style:list-level-properties text:space-before="0.00pt" text:min-label-width="18.00pt"/>
        <style:text-properties fo:font-family="Symbol"/>
      </text:list-level-style-bullet>
    </text:list-style>
    <style:style style:name="P310" style:family="paragraph">
      <style:paragraph-properties fo:line-height="100.00%" fo:text-align="center" fo:margin-left="-18.00pt" fo:text-indent="18.00pt"/>
    </style:style>
    <style:style style:name="P311" style:family="paragraph">
      <style:paragraph-properties fo:line-height="100.00%" fo:text-align="center"/>
    </style:style>
    <style:style style:name="P312" style:family="paragraph">
      <style:paragraph-properties fo:line-height="100.00%" fo:text-align="left"/>
    </style:style>
    <style:style style:name="P313" style:family="paragraph">
      <style:paragraph-properties fo:line-height="100.00%" fo:text-align="center"/>
    </style:style>
    <text:list-style style:name="L314">
      <text:list-level-style-bullet text:level="1" text:bullet-char="•">
        <style:list-level-properties text:space-before="0.00pt" text:min-label-width="18.00pt"/>
        <style:text-properties fo:font-family="Symbol"/>
      </text:list-level-style-bullet>
    </text:list-style>
    <style:style style:name="P314" style:family="paragraph">
      <style:paragraph-properties fo:line-height="100.00%" fo:text-align="center" fo:margin-left="-18.00pt" fo:text-indent="18.00pt"/>
    </style:style>
    <style:style style:name="P315" style:family="paragraph">
      <style:paragraph-properties fo:line-height="100.00%" fo:text-align="left"/>
    </style:style>
    <text:list-style style:name="L316">
      <text:list-level-style-bullet text:level="1" text:bullet-char="•">
        <style:list-level-properties text:space-before="0.00pt" text:min-label-width="18.00pt"/>
        <style:text-properties fo:font-family="Symbol"/>
      </text:list-level-style-bullet>
    </text:list-style>
    <style:style style:name="P316" style:family="paragraph">
      <style:paragraph-properties fo:line-height="100.00%" fo:text-align="center" fo:margin-left="-18.00pt" fo:text-indent="18.00pt"/>
    </style:style>
    <style:style style:name="P317" style:family="paragraph">
      <style:paragraph-properties fo:line-height="100.00%" fo:text-align="left"/>
    </style:style>
    <text:list-style style:name="L318">
      <text:list-level-style-bullet text:level="1" text:bullet-char="•">
        <style:list-level-properties text:space-before="0.00pt" text:min-label-width="18.00pt"/>
        <style:text-properties fo:font-family="Symbol"/>
      </text:list-level-style-bullet>
    </text:list-style>
    <style:style style:name="P318" style:family="paragraph">
      <style:paragraph-properties fo:line-height="100.00%" fo:text-align="center" fo:margin-left="-18.00pt" fo:text-indent="18.00pt"/>
    </style:style>
    <style:style style:name="P319" style:family="paragraph">
      <style:paragraph-properties fo:line-height="100.00%" fo:text-align="lef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00.00%" fo:text-align="center" fo:margin-left="-18.00pt" fo:text-indent="18.00pt"/>
    </style:style>
    <style:style style:name="P321" style:family="paragraph">
      <style:paragraph-properties fo:line-height="100.00%" fo:text-align="center"/>
    </style:style>
    <style:style style:name="P322" style:family="paragraph">
      <style:paragraph-properties fo:line-height="100.00%" fo:text-align="left"/>
    </style:style>
    <style:style style:name="P323" style:family="paragraph">
      <style:paragraph-properties fo:line-height="100.00%" fo:text-align="center"/>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00.00%" fo:text-align="center" fo:margin-left="-18.00pt" fo:text-indent="18.00pt"/>
    </style:style>
    <style:style style:name="P325" style:family="paragraph">
      <style:paragraph-properties fo:line-height="100.00%" fo:text-align="left"/>
    </style:style>
    <text:list-style style:name="L326">
      <text:list-level-style-bullet text:level="1" text:bullet-char="•">
        <style:list-level-properties text:space-before="0.00pt" text:min-label-width="18.00pt"/>
        <style:text-properties fo:font-family="Symbol"/>
      </text:list-level-style-bullet>
    </text:list-style>
    <style:style style:name="P326" style:family="paragraph">
      <style:paragraph-properties fo:line-height="100.00%" fo:text-align="center" fo:margin-left="-18.00pt" fo:text-indent="18.00pt"/>
    </style:style>
    <style:style style:name="P327" style:family="paragraph">
      <style:paragraph-properties fo:line-height="100.00%" fo:text-align="center"/>
    </style:style>
    <style:style style:name="P328" style:family="paragraph">
      <style:paragraph-properties fo:line-height="100.00%" fo:text-align="left"/>
    </style:style>
    <style:style style:name="P329" style:family="paragraph">
      <style:paragraph-properties fo:line-height="100.00%" fo:text-align="center"/>
    </style:style>
    <text:list-style style:name="L330">
      <text:list-level-style-bullet text:level="1" text:bullet-char="•">
        <style:list-level-properties text:space-before="0.00pt" text:min-label-width="18.00pt"/>
        <style:text-properties fo:font-family="Symbol"/>
      </text:list-level-style-bullet>
    </text:list-style>
    <style:style style:name="P330" style:family="paragraph">
      <style:paragraph-properties fo:line-height="100.00%" fo:text-align="center" fo:margin-left="-18.00pt" fo:text-indent="18.00pt"/>
    </style:style>
    <style:style style:name="P331" style:family="paragraph">
      <style:paragraph-properties fo:line-height="100.00%" fo:text-align="lef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00.00%" fo:text-align="center" fo:margin-left="-18.00pt" fo:text-indent="18.00pt"/>
    </style:style>
    <style:style style:name="P333" style:family="paragraph">
      <style:paragraph-properties fo:line-height="100.00%" fo:text-align="center"/>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00.00%" fo:text-align="center" fo:margin-left="-18.00pt" fo:text-indent="18.00pt"/>
    </style:style>
    <style:style style:name="P335" style:family="paragraph">
      <style:paragraph-properties fo:line-height="100.00%" fo:text-align="lef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00.00%" fo:text-align="center" fo:margin-left="-18.00pt" fo:text-indent="18.00pt"/>
    </style:style>
    <style:style style:name="P337" style:family="paragraph">
      <style:paragraph-properties fo:line-height="100.00%" fo:text-align="center"/>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00.00%" fo:text-align="center" fo:margin-left="-18.00pt" fo:text-indent="18.00pt"/>
    </style:style>
    <style:style style:name="P339" style:family="paragraph">
      <style:paragraph-properties fo:line-height="100.00%" fo:text-align="lef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00.00%" fo:text-align="center" fo:margin-left="-18.00pt" fo:text-indent="18.00pt"/>
    </style:style>
    <style:style style:name="P341" style:family="paragraph">
      <style:paragraph-properties fo:line-height="100.00%" fo:text-align="center"/>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00.00%" fo:text-align="center" fo:margin-left="-18.00pt" fo:text-indent="18.00pt"/>
    </style:style>
    <style:style style:name="P343" style:family="paragraph">
      <style:paragraph-properties fo:line-height="100.00%" fo:text-align="center"/>
    </style:style>
    <text:list-style style:name="L344">
      <text:list-level-style-bullet text:level="1" text:bullet-char="•">
        <style:list-level-properties text:space-before="0.00pt" text:min-label-width="18.00pt"/>
        <style:text-properties fo:font-family="Symbol"/>
      </text:list-level-style-bullet>
    </text:list-style>
    <style:style style:name="P344" style:family="paragraph">
      <style:paragraph-properties fo:line-height="100.00%" fo:text-align="center" fo:margin-left="-18.00pt" fo:text-indent="18.00pt"/>
    </style:style>
    <style:style style:name="P345" style:family="paragraph">
      <style:paragraph-properties fo:line-height="100.00%" fo:text-align="lef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00.00%" fo:text-align="center" fo:margin-left="-18.00pt" fo:text-indent="18.00pt"/>
    </style:style>
    <style:style style:name="P347" style:family="paragraph">
      <style:paragraph-properties fo:line-height="100.00%" fo:text-align="center"/>
    </style:style>
    <text:list-style style:name="L348">
      <text:list-level-style-bullet text:level="1" text:bullet-char="•">
        <style:list-level-properties text:space-before="0.00pt" text:min-label-width="18.00pt"/>
        <style:text-properties fo:font-family="Symbol"/>
      </text:list-level-style-bullet>
    </text:list-style>
    <style:style style:name="P348" style:family="paragraph">
      <style:paragraph-properties fo:line-height="100.00%" fo:text-align="center" fo:margin-left="-18.00pt" fo:text-indent="18.00pt"/>
    </style:style>
    <style:style style:name="P349" style:family="paragraph">
      <style:paragraph-properties fo:line-height="100.00%" fo:text-align="center"/>
    </style:style>
    <text:list-style style:name="L350">
      <text:list-level-style-bullet text:level="1" text:bullet-char="•">
        <style:list-level-properties text:space-before="0.00pt" text:min-label-width="18.00pt"/>
        <style:text-properties fo:font-family="Symbol"/>
      </text:list-level-style-bullet>
    </text:list-style>
    <style:style style:name="P350" style:family="paragraph">
      <style:paragraph-properties fo:line-height="100.00%" fo:text-align="center" fo:margin-left="-18.00pt" fo:text-indent="18.00pt"/>
    </style:style>
    <style:style style:name="P351" style:family="paragraph">
      <style:paragraph-properties fo:line-height="100.00%" fo:text-align="left"/>
    </style:style>
    <text:list-style style:name="L352">
      <text:list-level-style-bullet text:level="1" text:bullet-char="•">
        <style:list-level-properties text:space-before="0.00pt" text:min-label-width="18.00pt"/>
        <style:text-properties fo:font-family="Symbol"/>
      </text:list-level-style-bullet>
    </text:list-style>
    <style:style style:name="P352" style:family="paragraph">
      <style:paragraph-properties fo:line-height="100.00%" fo:text-align="center" fo:margin-left="-18.00pt" fo:text-indent="18.00pt"/>
    </style:style>
    <style:style style:name="P353" style:family="paragraph">
      <style:paragraph-properties fo:line-height="100.00%" fo:text-align="center"/>
    </style:style>
    <text:list-style style:name="L354">
      <text:list-level-style-bullet text:level="1" text:bullet-char="•">
        <style:list-level-properties text:space-before="0.00pt" text:min-label-width="18.00pt"/>
        <style:text-properties fo:font-family="Symbol"/>
      </text:list-level-style-bullet>
    </text:list-style>
    <style:style style:name="P354" style:family="paragraph">
      <style:paragraph-properties fo:line-height="100.00%" fo:text-align="center" fo:margin-left="-18.00pt" fo:text-indent="18.00pt"/>
    </style:style>
    <style:style style:name="P355" style:family="paragraph">
      <style:paragraph-properties fo:line-height="100.00%" fo:text-align="center"/>
    </style:style>
    <style:style style:name="P356" style:family="paragraph">
      <style:paragraph-properties fo:line-height="100.00%" fo:text-align="left"/>
    </style:style>
    <style:style style:name="P357" style:family="paragraph">
      <style:paragraph-properties fo:line-height="100.00%" fo:text-align="center"/>
    </style:style>
    <text:list-style style:name="L358">
      <text:list-level-style-bullet text:level="1" text:bullet-char="•">
        <style:list-level-properties text:space-before="0.00pt" text:min-label-width="18.00pt"/>
        <style:text-properties fo:font-family="Symbol"/>
      </text:list-level-style-bullet>
    </text:list-style>
    <style:style style:name="P358" style:family="paragraph">
      <style:paragraph-properties fo:line-height="100.00%" fo:text-align="center" fo:margin-left="-18.00pt" fo:text-indent="18.00pt"/>
    </style:style>
    <style:style style:name="P359" style:family="paragraph">
      <style:paragraph-properties fo:line-height="100.00%" fo:text-align="left"/>
    </style:style>
    <text:list-style style:name="L360">
      <text:list-level-style-bullet text:level="1" text:bullet-char="•">
        <style:list-level-properties text:space-before="0.00pt" text:min-label-width="18.00pt"/>
        <style:text-properties fo:font-family="Symbol"/>
      </text:list-level-style-bullet>
    </text:list-style>
    <style:style style:name="P360" style:family="paragraph">
      <style:paragraph-properties fo:line-height="100.00%" fo:text-align="center" fo:margin-left="-18.00pt" fo:text-indent="18.00pt"/>
    </style:style>
    <style:style style:name="P361" style:family="paragraph">
      <style:paragraph-properties fo:line-height="100.00%" fo:text-align="center"/>
    </style:style>
    <text:list-style style:name="L362">
      <text:list-level-style-bullet text:level="1" text:bullet-char="•">
        <style:list-level-properties text:space-before="0.00pt" text:min-label-width="18.00pt"/>
        <style:text-properties fo:font-family="Symbol"/>
      </text:list-level-style-bullet>
    </text:list-style>
    <style:style style:name="P362" style:family="paragraph">
      <style:paragraph-properties fo:line-height="100.00%" fo:text-align="center" fo:margin-left="-18.00pt" fo:text-indent="18.00pt"/>
    </style:style>
    <style:style style:name="P363" style:family="paragraph">
      <style:paragraph-properties fo:line-height="100.00%" fo:text-align="left"/>
    </style:style>
    <style:style style:name="P364" style:family="paragraph">
      <style:paragraph-properties fo:line-height="100.00%" fo:text-align="center"/>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00.00%" fo:text-align="center" fo:margin-left="-18.00pt" fo:text-indent="18.00pt"/>
    </style:style>
    <style:style style:name="P366" style:family="paragraph">
      <style:paragraph-properties fo:line-height="100.00%" fo:text-align="center"/>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00.00%" fo:text-align="center" fo:margin-left="-18.00pt" fo:text-indent="18.00pt"/>
    </style:style>
    <style:style style:name="P368" style:family="paragraph">
      <style:paragraph-properties fo:line-height="100.00%" fo:text-align="lef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00.00%" fo:text-align="center" fo:margin-left="-18.00pt" fo:text-indent="18.00pt"/>
    </style:style>
    <style:style style:name="P370" style:family="paragraph">
      <style:paragraph-properties fo:line-height="100.00%" fo:text-align="center"/>
    </style:style>
    <style:style style:name="P371" style:family="paragraph">
      <style:paragraph-properties fo:line-height="100.00%" fo:text-align="left"/>
    </style:style>
    <style:style style:name="P372" style:family="paragraph">
      <style:paragraph-properties fo:line-height="100.00%" fo:text-align="center"/>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00.00%" fo:text-align="center" fo:margin-left="-18.00pt" fo:text-indent="18.00pt"/>
    </style:style>
    <style:style style:name="P374" style:family="paragraph">
      <style:paragraph-properties fo:line-height="100.00%" fo:text-align="center"/>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00.00%" fo:text-align="center" fo:margin-left="-18.00pt" fo:text-indent="18.00pt"/>
    </style:style>
    <style:style style:name="P376" style:family="paragraph">
      <style:paragraph-properties fo:line-height="100.00%" fo:text-align="lef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00.00%" fo:text-align="center" fo:margin-left="-18.00pt" fo:text-indent="18.00pt"/>
    </style:style>
    <style:style style:name="P378" style:family="paragraph">
      <style:paragraph-properties fo:line-height="100.00%" fo:text-align="center"/>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00.00%" fo:text-align="center" fo:margin-left="-18.00pt" fo:text-indent="18.00pt"/>
    </style:style>
    <style:style style:name="P380" style:family="paragraph">
      <style:paragraph-properties fo:line-height="100.00%" fo:text-align="lef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00.00%" fo:text-align="center" fo:margin-left="-18.00pt" fo:text-indent="18.00pt"/>
    </style:style>
    <style:style style:name="P382" style:family="paragraph">
      <style:paragraph-properties fo:line-height="100.00%" fo:text-align="center"/>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00.00%" fo:text-align="center" fo:margin-left="-18.00pt" fo:text-indent="18.00pt"/>
    </style:style>
    <style:style style:name="P384" style:family="paragraph">
      <style:paragraph-properties fo:line-height="100.00%" fo:text-align="lef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00.00%" fo:text-align="center" fo:margin-left="-18.00pt" fo:text-indent="18.00pt"/>
    </style:style>
    <style:style style:name="P386" style:family="paragraph">
      <style:paragraph-properties fo:line-height="100.00%" fo:text-align="center"/>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00.00%" fo:text-align="center" fo:margin-left="-18.00pt" fo:text-indent="18.00pt"/>
    </style:style>
    <style:style style:name="P388" style:family="paragraph">
      <style:paragraph-properties fo:line-height="100.00%" fo:text-align="center"/>
    </style:style>
    <style:style style:name="P389" style:family="paragraph">
      <style:paragraph-properties fo:line-height="100.00%" fo:text-align="left"/>
    </style:style>
    <style:style style:name="P390" style:family="paragraph">
      <style:paragraph-properties fo:line-height="100.00%" fo:text-align="center"/>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00.00%" fo:text-align="center" fo:margin-left="-18.00pt" fo:text-indent="18.00pt"/>
    </style:style>
    <style:style style:name="P392" style:family="paragraph">
      <style:paragraph-properties fo:line-height="100.00%" fo:text-align="lef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00.00%" fo:text-align="center" fo:margin-left="-18.00pt" fo:text-indent="18.00pt"/>
    </style:style>
    <style:style style:name="P394" style:family="paragraph">
      <style:paragraph-properties fo:line-height="100.00%" fo:text-align="lef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00.00%" fo:text-align="center" fo:margin-left="-18.00pt" fo:text-indent="18.00pt"/>
    </style:style>
    <style:style style:name="P396" style:family="paragraph">
      <style:paragraph-properties fo:line-height="100.00%" fo:text-align="center"/>
    </style:style>
    <style:style style:name="P397" style:family="paragraph">
      <style:paragraph-properties fo:line-height="100.00%" fo:text-align="left"/>
    </style:style>
    <style:style style:name="P398" style:family="paragraph">
      <style:paragraph-properties fo:line-height="100.00%" fo:text-align="center"/>
    </style:style>
    <style:style style:name="P399" style:family="paragraph">
      <style:paragraph-properties fo:line-height="100.00%" fo:text-align="left"/>
    </style:style>
    <style:style style:name="P400" style:family="paragraph">
      <style:paragraph-properties fo:line-height="100.00%" fo:text-align="center"/>
    </style:style>
  </office:automatic-styles>
  <office:body>
    <office:text>
      <text:p text:style-name="P1"><text:span text:style-name="T1"/></text:p>
      <text:p text:style-name="P2"><text:span text:style-name="T2">EMPLOYMENT at<text:s/></text:span><text:span text:style-name="T3">[YOUR COMPANY NAME]</text:span><text:span text:style-name="T4"><text:s/>is on an AT-WILL BASIS, meaning either the EMPLOYEE or the COMPANY may TERMINATE the EMPLOYMENT RELATIONSHIP at any time, with or without CAUSE or NOTICE.</text:span><text:span text:style-name="T5"/></text:p>
      <text:p text:style-name="P2"><text:span text:style-name="T6">EQUAL OPPORTUNITY STATEMENT</text:span><text:span text:style-name="T7"/></text:p>
      <text:p text:style-name="P2"><text:span text:style-name="T8">[YOUR COMPANY NAME]</text:span><text:span text:style-name="T9"><text:s/>is an EQUAL OPPORTUNITY EMPLOYER. We do not DISCRIMINATE on the basis of RACE, COLOR, RELIGION, SEX, NATIONAL ORIGIN, AGE, DISABILITY, VETERAN STATUS, or any other PROTECTED CHARACTERISTIC as established by LAW.</text:span><text:span text:style-name="T10"/></text:p>
      <text:p text:style-name="P2"><text:span text:style-name="T11">WORK AUTHORIZATION</text:span><text:span text:style-name="T12"/></text:p>
      <text:p text:style-name="P2"><text:span text:style-name="T13">All EMPLOYEES must be legally AUTHORIZED to WORK in the UNITED STATES. Verification of ELIGIBILITY to WORK is required by LAW and must be confirmed through the completion of FORM I-9.</text:span><text:span text:style-name="T14"/></text:p>
      <text:p text:style-name="P2"><text:span text:style-name="T15">ANTI-HARASSMENT POLICY</text:span><text:span text:style-name="T16"/></text:p>
      <text:p text:style-name="P2"><text:span text:style-name="T17">[YOUR COMPANY NAME]</text:span><text:span text:style-name="T18"><text:s/>is committed to<text:s/></text:span><text:span text:style-name="T19"/></text:p>
      <text:p text:style-name="P3"><text:span text:style-name="T19"/></text:p>
      <text:p text:style-name="P4"><text:span text:style-name="T20">maintaining a WORK ENVIRONMENT that is FREE FROM HARASSMENT. HARASSMENT in any form, including SEXUAL HARASSMENT, is strictly PROHIBITED. EMPLOYEES are encouraged to report any incidents of HARASSMENT to their SUPERVISOR or HR DEPARTMENT.</text:span><text:span text:style-name="T21"/></text:p>
      <text:p text:style-name="P4"><text:span text:style-name="T22">JOB DESCRIPTIONS AND RESPONSIBILITIES</text:span><text:span text:style-name="T23"/></text:p>
      <text:p text:style-name="P4"><text:span text:style-name="T24">JOB TITLES</text:span><text:span text:style-name="T25"/></text:p>
      <text:list text:style-name="L5">
        <text:list-item>
          <text:p text:style-name="P5"><text:span text:style-name="T26">ASPHALT TECHNICIAN</text:span><text:span text:style-name="T27">: Responsible for SEALING ASPHALT DRIVEWAYS and PARKING LOTS, REPAIRING CRACKS, and ensuring SURFACES are SMOOTH and DURABLE.</text:span><text:span text:style-name="T28"/></text:p>
        </text:list-item>
        <text:list-item>
          <text:p text:style-name="P5"><text:span text:style-name="T29">CRACK REPAIR SPECIALIST</text:span><text:span text:style-name="T30">: Focuses on IDENTIFYING and REPAIRING CRACKS in ASPHALT SURFACES using appropriate MATERIALS and TECHNIQUES.</text:span><text:span text:style-name="T31"/></text:p>
        </text:list-item>
        <text:list-item>
          <text:p text:style-name="P5"><text:span text:style-name="T32">PARKING LOT STRIPER</text:span><text:span text:style-name="T33">: Specializes in PAINTING and STRIPING PARKING LOTS according to SPECIFICATIONS, ensuring CLEAR and ACCURATE MARKINGS.</text:span><text:span text:style-name="T34"/></text:p>
        </text:list-item>
      </text:list>
      <text:p text:style-name="P6"><text:span text:style-name="T34"/></text:p>
      <text:p text:style-name="P7"><text:span text:style-name="T35">RESPONSIBILITIES</text:span><text:span text:style-name="T36"/></text:p>
      <text:list text:style-name="L8">
        <text:list-item>
          <text:p text:style-name="P8"><text:span text:style-name="T37">Adhering to all SAFETY PROTOCOLS and wearing appropriate PPE.</text:span><text:span text:style-name="T38"/></text:p>
        </text:list-item>
        <text:list-item>
          <text:p text:style-name="P8"><text:span text:style-name="T39">Using EQUIPMENT and MATERIALS properly to ensure HIGH-QUALITY RESULTS.</text:span><text:span text:style-name="T40"/></text:p>
        </text:list-item>
        <text:list-item>
          <text:p text:style-name="P8"><text:span text:style-name="T41">Maintaining a CLEAN and ORGANIZED WORK AREA.</text:span><text:span text:style-name="T42"/></text:p>
        </text:list-item>
        <text:list-item>
          <text:p text:style-name="P8"><text:span text:style-name="T43">Communicating effectively with TEAM MEMBERS and SUPERVISORS.</text:span><text:span text:style-name="T44"/></text:p>
        </text:list-item>
      </text:list>
      <text:p text:style-name="P9"><text:span text:style-name="T45">COMPENSATION AND BENEFITS</text:span><text:span text:style-name="T46"/></text:p>
      <text:p text:style-name="P9"><text:span text:style-name="T47">PAY STRUCTURE</text:span><text:span text:style-name="T48"/></text:p>
      <text:list text:style-name="L10">
        <text:list-item>
          <text:p text:style-name="P10"><text:span text:style-name="T49">EMPLOYEES are compensated on an HOURLY BASIS.</text:span><text:span text:style-name="T50"/></text:p>
        </text:list-item>
        <text:list-item>
          <text:p text:style-name="P10"><text:span text:style-name="T51">OVERTIME PAY is calculated at ONE AND A HALF TIMES the regular HOURLY RATE for hours worked over 40 in a WORKWEEK.</text:span><text:span text:style-name="T52"/></text:p>
        </text:list-item>
      </text:list>
      <text:p text:style-name="P11"><text:span text:style-name="T53">BENEFITS</text:span><text:span text:style-name="T54"/></text:p>
      <text:list text:style-name="L12">
        <text:list-item>
          <text:p text:style-name="P12"><text:span text:style-name="T55">HEALTH INSURANCE</text:span><text:span text:style-name="T56">: Eligible EMPLOYEES can enroll in HEALTH INSURANCE PLANS provided by the COMPANY.</text:span><text:span text:style-name="T57"/></text:p>
        </text:list-item>
        <text:list-item>
          <text:p text:style-name="P12"><text:span text:style-name="T58">RETIREMENT PLANS</text:span><text:span text:style-name="T59">: EMPLOYEES may<text:s/></text:span><text:span text:style-name="T60"/></text:p>
        </text:list-item>
      </text:list>
      <text:p text:style-name="P13"><text:span text:style-name="T60"/></text:p>
      <text:list text:style-name="L14">
        <text:list-item>
          <text:p text:style-name="P14"><text:span text:style-name="T61">participate in COMPANY-SPONSORED RETIREMENT PLANS.</text:span><text:span text:style-name="T62"/></text:p>
        </text:list-item>
        <text:list-item>
          <text:p text:style-name="P14"><text:span text:style-name="T63">PAID TIME OFF (PTO)</text:span><text:span text:style-name="T64">: Details on VACATION, SICK LEAVE, and other types of PTO.</text:span><text:span text:style-name="T65"/></text:p>
        </text:list-item>
        <text:list-item>
          <text:p text:style-name="P14"><text:span text:style-name="T66">EMPLOYEE ASSISTANCE PROGRAM (EAP)</text:span><text:span text:style-name="T67">: Access to confidential COUNSELING and SUPPORT SERVICES for PERSONAL and WORK-RELATED ISSUES.</text:span><text:span text:style-name="T68"/></text:p>
        </text:list-item>
      </text:list>
      <text:p text:style-name="P15"><text:span text:style-name="T69">WORK HOURS AND ATTENDANCE</text:span><text:span text:style-name="T70"/></text:p>
      <text:p text:style-name="P15"><text:span text:style-name="T71">WORK HOURS</text:span><text:span text:style-name="T72"/></text:p>
      <text:p text:style-name="P15"><text:span text:style-name="T73">STANDARD WORK HOURS are from [START TIME] to [END TIME], MONDAY through FRIDAY. Adjustments to WORK HOURS may be made based on PROJECT REQUIREMENTS.</text:span><text:span text:style-name="T74"/></text:p>
      <text:p text:style-name="P15"><text:span text:style-name="T75">ATTENDANCE POLICY</text:span><text:span text:style-name="T76"/></text:p>
      <text:p text:style-name="P15"><text:span text:style-name="T77">Regular ATTENDANCE is essential to the successful operation of<text:s/></text:span><text:span text:style-name="T78">[YOUR COMPANY NAME]</text:span><text:span text:style-name="T79">. EMPLOYEES are expected to report to WORK on TIME and notify their SUPERVISOR in ADVANCE if they are unable to WORK.</text:span><text:span text:style-name="T80"/></text:p>
      <text:p text:style-name="P16"><text:span text:style-name="T80"/></text:p>
      <text:p text:style-name="P17"><text:span text:style-name="T81">ABSENCE AND TARDINESS</text:span><text:span text:style-name="T82"/></text:p>
      <text:p text:style-name="P17"><text:span text:style-name="T83">Repeated UNEXCUSED ABSENCES or TARDINESS may result in DISCIPLINARY ACTION. EMPLOYEES must inform their SUPERVISOR as soon as possible if they are unable to report to WORK.</text:span><text:span text:style-name="T84"/></text:p>
      <text:p text:style-name="P17"><text:span text:style-name="T85">SAFETY AND HEALTH</text:span><text:span text:style-name="T86"/></text:p>
      <text:p text:style-name="P17"><text:span text:style-name="T87">PERSONAL PROTECTIVE EQUIPMENT (PPE)</text:span><text:span text:style-name="T88"/></text:p>
      <text:p text:style-name="P17"><text:span text:style-name="T89">EMPLOYEES are required to wear appropriate PPE, including LONG PANTS, SAFETY BOOTS, GLOVES, and SAFETY GLASSES, while performing their duties.</text:span><text:span text:style-name="T90"/></text:p>
      <text:p text:style-name="P17"><text:span text:style-name="T91">ACCIDENT PREVENTION AND SAFETY PROCEDURES</text:span><text:span text:style-name="T92"/></text:p>
      <text:list text:style-name="L18">
        <text:list-item>
          <text:p text:style-name="P18"><text:span text:style-name="T93">Adhere to all SAFETY PROTOCOLS and PROCEDURES.</text:span><text:span text:style-name="T94"/></text:p>
        </text:list-item>
        <text:list-item>
          <text:p text:style-name="P18"><text:span text:style-name="T95">Report any ACCIDENTS or UNSAFE CONDITIONS to your SUPERVISOR immediately.</text:span><text:span text:style-name="T96"/></text:p>
        </text:list-item>
        <text:list-item>
          <text:p text:style-name="P18"><text:span text:style-name="T97">Participate in SAFETY TRAINING SESSIONS and DRILLS.</text:span><text:span text:style-name="T98"/></text:p>
        </text:list-item>
      </text:list>
      <text:p text:style-name="P19"><text:span text:style-name="T98"/></text:p>
      <text:p text:style-name="P20"><text:span text:style-name="T99">HEALTH AND WELLNESS PROGRAMS</text:span><text:span text:style-name="T100"/></text:p>
      <text:p text:style-name="P20"><text:span text:style-name="T101">[YOUR COMPANY NAME]</text:span><text:span text:style-name="T102"><text:s/>is committed to promoting the HEALTH and WELLNESS of its EMPLOYEES. We offer PROGRAMS and RESOURCES to support PHYSICAL and MENTAL WELL-BEING.</text:span><text:span text:style-name="T103"/></text:p>
      <text:p text:style-name="P20"><text:span text:style-name="T104">CONDUCT AND DISCIPLINE</text:span><text:span text:style-name="T105"/></text:p>
      <text:p text:style-name="P20"><text:span text:style-name="T106">CODE OF CONDUCT</text:span><text:span text:style-name="T107"/></text:p>
      <text:p text:style-name="P20"><text:span text:style-name="T108">EMPLOYEES are expected to conduct themselves in a PROFESSIONAL and RESPECTFUL manner at all times. This includes:</text:span><text:span text:style-name="T109"/></text:p>
      <text:list text:style-name="L21">
        <text:list-item>
          <text:p text:style-name="P21"><text:span text:style-name="T110">Treating COLLEAGUES, CLIENTS, and the PUBLIC with RESPECT and COURTESY.</text:span><text:span text:style-name="T111"/></text:p>
        </text:list-item>
        <text:list-item>
          <text:p text:style-name="P21"><text:span text:style-name="T112">Complying with all COMPANY POLICIES and PROCEDURES.</text:span><text:span text:style-name="T113"/></text:p>
        </text:list-item>
        <text:list-item>
          <text:p text:style-name="P21"><text:span text:style-name="T114">Maintaining a POSITIVE and COLLABORATIVE WORK ENVIRONMENT.</text:span><text:span text:style-name="T115"/></text:p>
        </text:list-item>
      </text:list>
      <text:p text:style-name="P22"><text:span text:style-name="T116">DISCIPLINARY PROCEDURES</text:span><text:span text:style-name="T117"/></text:p>
      <text:p text:style-name="P22"><text:span text:style-name="T118">Violations of COMPANY POLICIES may result in DISCIPLINARY ACTION, up to and including<text:s/></text:span><text:span text:style-name="T119"/></text:p>
      <text:p text:style-name="P23"><text:span text:style-name="T119"/></text:p>
      <text:p text:style-name="P24"><text:span text:style-name="T120">TERMINATION. Steps in the DISCIPLINARY PROCESS may include VERBAL WARNINGS, WRITTEN WARNINGS, SUSPENSION, and TERMINATION.</text:span><text:span text:style-name="T121"/></text:p>
      <text:p text:style-name="P24"><text:span text:style-name="T122">TRAINING AND DEVELOPMENT</text:span><text:span text:style-name="T123"/></text:p>
      <text:p text:style-name="P24"><text:span text:style-name="T124">TRAINING OPPORTUNITIES</text:span><text:span text:style-name="T125"/></text:p>
      <text:p text:style-name="P24"><text:span text:style-name="T126">[YOUR COMPANY NAME]</text:span><text:span text:style-name="T127"><text:s/>provides ONGOING TRAINING to ensure EMPLOYEES are skilled and knowledgeable in their roles. TRAINING PROGRAMS may include:</text:span><text:span text:style-name="T128"/></text:p>
      <text:list text:style-name="L25">
        <text:list-item>
          <text:p text:style-name="P25"><text:span text:style-name="T129">ON-THE-JOB TRAINING</text:span><text:span text:style-name="T130"/></text:p>
        </text:list-item>
        <text:list-item>
          <text:p text:style-name="P25"><text:span text:style-name="T131">SAFETY TRAINING</text:span><text:span text:style-name="T132"/></text:p>
        </text:list-item>
        <text:list-item>
          <text:p text:style-name="P25"><text:span text:style-name="T133">PROFESSIONAL DEVELOPMENT WORKSHOPS</text:span><text:span text:style-name="T134"/></text:p>
        </text:list-item>
      </text:list>
      <text:p text:style-name="P26"><text:span text:style-name="T135">CAREER DEVELOPMENT</text:span><text:span text:style-name="T136"/></text:p>
      <text:p text:style-name="P26"><text:span text:style-name="T137">EMPLOYEES are encouraged to pursue CAREER DEVELOPMENT OPPORTUNITIES and may discuss their CAREER GOALS with their SUPERVISORS.</text:span><text:span text:style-name="T138"/></text:p>
      <text:p text:style-name="P26"><text:span text:style-name="T139">PERFORMANCE EVALUATIONS</text:span><text:span text:style-name="T140"/></text:p>
      <text:p text:style-name="P26"><text:span text:style-name="T141">Regular PERFORMANCE EVALUATIONS will be conducted to provide FEEDBACK and identify<text:s/></text:span><text:span text:style-name="T142"/></text:p>
      <text:p text:style-name="P27"><text:span text:style-name="T142"/></text:p>
      <text:p text:style-name="P28"><text:span text:style-name="T143">AREAS FOR IMPROVEMENT. EMPLOYEES are encouraged to discuss their PERFORMANCE and CAREER GOALS during these EVALUATIONS.</text:span><text:span text:style-name="T144"/></text:p>
      <text:p text:style-name="P28"><text:span text:style-name="T145">TECHNOLOGY AND EQUIPMENT USAGE</text:span><text:span text:style-name="T146"/></text:p>
      <text:p text:style-name="P28"><text:span text:style-name="T147">USE OF COMPANY EQUIPMENT</text:span><text:span text:style-name="T148"/></text:p>
      <text:p text:style-name="P28"><text:span text:style-name="T149">EMPLOYEES are expected to use COMPANY EQUIPMENT responsibly and for WORK-RELATED PURPOSES ONLY. Any DAMAGE or MALFUNCTION should be reported to a SUPERVISOR immediately.</text:span><text:span text:style-name="T150"/></text:p>
      <text:p text:style-name="P28"><text:span text:style-name="T151">INTERNET AND EMAIL POLICY</text:span><text:span text:style-name="T152"/></text:p>
      <text:p text:style-name="P28"><text:span text:style-name="T153">INTERNET and EMAIL ACCESS provided by<text:s/></text:span><text:span text:style-name="T154">[YOUR COMPANY NAME]</text:span><text:span text:style-name="T155"><text:s/>are to be used for BUSINESS PURPOSES ONLY. Unauthorized or inappropriate USE may result in DISCIPLINARY ACTION.</text:span><text:span text:style-name="T156"/></text:p>
      <text:p text:style-name="P28"><text:span text:style-name="T157">TERMINATION AND EXIT PROCEDURES</text:span><text:span text:style-name="T158"/></text:p>
      <text:p text:style-name="P28"><text:span text:style-name="T159">NOTICE OF RESIGNATION</text:span><text:span text:style-name="T160"/></text:p>
      <text:p text:style-name="P29"><text:span text:style-name="T160"/></text:p>
      <text:p text:style-name="P30"><text:span text:style-name="T161">EMPLOYEES who wish to RESIGN are encouraged to provide at least TWO WEEKS' NOTICE.</text:span><text:span text:style-name="T162"/></text:p>
      <text:p text:style-name="P30"><text:span text:style-name="T163">EXIT INTERVIEWS</text:span><text:span text:style-name="T164"/></text:p>
      <text:p text:style-name="P30"><text:span text:style-name="T165">An EXIT INTERVIEW will be conducted to gather FEEDBACK and ensure a SMOOTH TRANSITION. EMPLOYEES are expected to return all COMPANY PROPERTY upon TERMINATION of EMPLOYMENT.</text:span><text:span text:style-name="T166"/></text:p>
      <text:p text:style-name="P30"><text:span text:style-name="T167">FINAL PAYCHECK</text:span><text:span text:style-name="T168"/></text:p>
      <text:p text:style-name="P30"><text:span text:style-name="T169">EMPLOYEES will receive their FINAL PAYCHECK, including any ACCRUED but unused PTO, on the next scheduled PAYDAY following their TERMINATION DATE.</text:span><text:span text:style-name="T170"/></text:p>
      <text:p text:style-name="P30"><text:span text:style-name="T171">ACKNOWLEDGMENT OF RECEIPT</text:span><text:span text:style-name="T172"/></text:p>
      <text:p text:style-name="P30"><text:span text:style-name="T173">I acknowledge that I have received, read, and understand the<text:s/></text:span><text:span text:style-name="T174">[YOUR COMPANY NAME] EMPLOYEE HANDBOOK</text:span><text:span text:style-name="T175">.</text:span><text:span text:style-name="T176"/></text:p>
      <text:p text:style-name="P30"><text:span text:style-name="T177">EMPLOYEE SIGNATURE:</text:span><text:span text:style-name="T178"><text:s/>___________________________________<text:s/></text:span><text:span text:style-name="T179">DATE:</text:span><text:span text:style-name="T180"><text:s/>___________</text:span><text:span text:style-name="T181"/></text:p>
      <text:p text:style-name="P30"><text:span text:style-name="T182">PRINTED NAME:</text:span><text:span text:style-name="T183"><text:s/>___________________________________</text:span><text:span text:style-name="T184"/></text:p>
      <text:p text:style-name="P31"><text:span text:style-name="T184"/></text:p>
      <text:p text:style-name="P32"><text:span text:style-name="T185">____</text:span><text:span text:style-name="T186"/></text:p>
      <text:p text:style-name="P32"><text:span text:style-name="T187">Feel free to customize this template further to fit your specific business needs. If you have any additional sections or specific clauses, just let me know!</text:span><text:span text:style-name="T188"/></text:p>
      <text:p text:style-name="P32"><text:span text:style-name="T189">Expand rules and regulations</text:span><text:span text:style-name="T190"/></text:p>
      <text:p text:style-name="P32"><text:span text:style-name="T191">Of course! Here's an expanded and detailed section for rules and regulations in your employee handbook:</text:span><text:span text:style-name="T192"/></text:p>
      <text:p text:style-name="P32"><text:span text:style-name="T193">RULES AND REGULATIONS</text:span><text:span text:style-name="T194"/></text:p>
      <text:p text:style-name="P32"><text:span text:style-name="T195">GENERAL CONDUCT</text:span><text:span text:style-name="T196"/></text:p>
      <text:list text:style-name="L33">
        <text:list-item>
          <text:p text:style-name="P33"><text:span text:style-name="T197">Professional Behavior</text:span><text:span text:style-name="T198">: Employees are expected to maintain a professional demeanor at all times, including treating colleagues, clients, and the public with respect and courtesy.</text:span><text:span text:style-name="T199"/></text:p>
        </text:list-item>
        <text:list-item>
          <text:p text:style-name="P33"><text:span text:style-name="T200">Dress Code</text:span><text:span text:style-name="T201">: Employees must adhere to the company dress code, which includes wearing appropriate personal protective equipment (PPE) such as long pants, safety boots, gloves, and safety glasses.</text:span><text:span text:style-name="T202"/></text:p>
        </text:list-item>
        <text:list-item>
          <text:p text:style-name="P33"><text:span text:style-name="T203">Work Environment</text:span><text:span text:style-name="T204">: Maintain a clean and organized work area. Dispose of waste<text:s/></text:span><text:span text:style-name="T205"/></text:p>
        </text:list-item>
      </text:list>
      <text:p text:style-name="P34"><text:span text:style-name="T205"/></text:p>
      <text:list text:style-name="L35">
        <text:list-item>
          <text:p text:style-name="P35"><text:span text:style-name="T206">materials properly and keep tools and equipment in good working order.</text:span><text:span text:style-name="T207"/></text:p>
        </text:list-item>
      </text:list>
      <text:p text:style-name="P36"><text:span text:style-name="T208">ATTENDANCE AND PUNCTUALITY</text:span><text:span text:style-name="T209"/></text:p>
      <text:list text:style-name="L37">
        <text:list-item>
          <text:p text:style-name="P37"><text:span text:style-name="T210">Attendance</text:span><text:span text:style-name="T211">: Employees are expected to report to work on time and notify their supervisor in advance if they are unable to work.</text:span><text:span text:style-name="T212"/></text:p>
        </text:list-item>
        <text:list-item>
          <text:p text:style-name="P37"><text:span text:style-name="T213">Tardiness</text:span><text:span text:style-name="T214">: Repeated unexcused tardiness may result in disciplinary action. Employees must inform their supervisor as soon as possible if they are running late.</text:span><text:span text:style-name="T215"/></text:p>
        </text:list-item>
        <text:list-item>
          <text:p text:style-name="P37"><text:span text:style-name="T216">Absence</text:span><text:span text:style-name="T217">: If an employee is unable to report to work, they must notify their supervisor as soon as possible, preferably at least one hour before the start of their shift.</text:span><text:span text:style-name="T218"/></text:p>
        </text:list-item>
      </text:list>
      <text:p text:style-name="P38"><text:span text:style-name="T219">USE OF COMPANY PROPERTY</text:span><text:span text:style-name="T220"/></text:p>
      <text:list text:style-name="L39">
        <text:list-item>
          <text:p text:style-name="P39"><text:span text:style-name="T221">Equipment and Tools</text:span><text:span text:style-name="T222">: Employees are responsible for the proper use and care of company equipment and tools. Any damage or malfunction should be reported to a supervisor immediately.</text:span><text:span text:style-name="T223"/></text:p>
        </text:list-item>
      </text:list>
      <text:p text:style-name="P40"><text:span text:style-name="T223"/></text:p>
      <text:list text:style-name="L41">
        <text:list-item>
          <text:p text:style-name="P41"><text:span text:style-name="T224">Vehicles</text:span><text:span text:style-name="T225">: Company vehicles should be used for work-related purposes only. Employees must have a valid driver's license and follow all traffic laws when operating a company vehicle.</text:span><text:span text:style-name="T226"/></text:p>
        </text:list-item>
      </text:list>
      <text:p text:style-name="P42"><text:span text:style-name="T227">INTERNET AND EMAIL USAGE</text:span><text:span text:style-name="T228"/></text:p>
      <text:list text:style-name="L43">
        <text:list-item>
          <text:p text:style-name="P43"><text:span text:style-name="T229">Business Purposes</text:span><text:span text:style-name="T230">: Internet and email access provided by [Your Company Name] are to be used for business purposes only. Unauthorized or inappropriate use may result in disciplinary action.</text:span><text:span text:style-name="T231"/></text:p>
        </text:list-item>
        <text:list-item>
          <text:p text:style-name="P43"><text:span text:style-name="T232">Confidentiality</text:span><text:span text:style-name="T233">: Employees must not share confidential company information through email or other online platforms.</text:span><text:span text:style-name="T234"/></text:p>
        </text:list-item>
      </text:list>
      <text:p text:style-name="P44"><text:span text:style-name="T235">DRUG AND ALCOHOL POLICY</text:span><text:span text:style-name="T236"/></text:p>
      <text:list text:style-name="L45">
        <text:list-item>
          <text:p text:style-name="P45"><text:span text:style-name="T237">Prohibited Substances</text:span><text:span text:style-name="T238">: The use, possession, or distribution of illegal drugs or alcohol on company premises or while performing work duties is strictly prohibited.</text:span><text:span text:style-name="T239"/></text:p>
        </text:list-item>
        <text:list-item>
          <text:p text:style-name="P45"><text:span text:style-name="T240">Drug Testing</text:span><text:span text:style-name="T241">: Employees may be subject to random drug testing. Failure to comply<text:s/></text:span><text:span text:style-name="T242"/></text:p>
        </text:list-item>
      </text:list>
      <text:p text:style-name="P46"><text:span text:style-name="T242"/></text:p>
      <text:list text:style-name="L47">
        <text:list-item>
          <text:p text:style-name="P47"><text:span text:style-name="T243">with testing or testing positive for prohibited substances may result in disciplinary action, up to and including termination.</text:span><text:span text:style-name="T244"/></text:p>
        </text:list-item>
      </text:list>
      <text:p text:style-name="P48"><text:span text:style-name="T245">HARASSMENT AND DISCRIMINATION</text:span><text:span text:style-name="T246"/></text:p>
      <text:list text:style-name="L49">
        <text:list-item>
          <text:p text:style-name="P49"><text:span text:style-name="T247">Zero Tolerance</text:span><text:span text:style-name="T248">: Harassment and discrimination in any form, including sexual harassment, are strictly prohibited. Employees are encouraged to report any incidents of harassment to their supervisor or HR department.</text:span><text:span text:style-name="T249"/></text:p>
        </text:list-item>
        <text:list-item>
          <text:p text:style-name="P49"><text:span text:style-name="T250">Complaint Procedure</text:span><text:span text:style-name="T251">: All complaints will be investigated promptly and confidentially. Retaliation against employees who report harassment or discrimination is prohibited.</text:span><text:span text:style-name="T252"/></text:p>
        </text:list-item>
      </text:list>
      <text:p text:style-name="P50"><text:span text:style-name="T253">SAFETY AND HEALTH</text:span><text:span text:style-name="T254"/></text:p>
      <text:list text:style-name="L51">
        <text:list-item>
          <text:p text:style-name="P51"><text:span text:style-name="T255">Safety Protocols</text:span><text:span text:style-name="T256">: Employees must adhere to all safety protocols and procedures, including wearing appropriate PPE and attending safety training sessions and drills.</text:span><text:span text:style-name="T257"/></text:p>
        </text:list-item>
      </text:list>
      <text:p text:style-name="P52"><text:span text:style-name="T257"/></text:p>
      <text:list text:style-name="L53">
        <text:list-item>
          <text:p text:style-name="P53"><text:span text:style-name="T258">Accident Reporting</text:span><text:span text:style-name="T259">: Any accidents, injuries, or unsafe conditions must be reported to a supervisor immediately. Failure to report incidents in a timely manner may result in disciplinary action.</text:span><text:span text:style-name="T260"/></text:p>
        </text:list-item>
      </text:list>
      <text:p text:style-name="P54"><text:span text:style-name="T261">PERSONAL CONDUCT</text:span><text:span text:style-name="T262"/></text:p>
      <text:list text:style-name="L55">
        <text:list-item>
          <text:p text:style-name="P55"><text:span text:style-name="T263">Conflict of Interest</text:span><text:span text:style-name="T264">: Employees must avoid any activities or relationships that could create a conflict of interest with their duties at [Your Company Name].</text:span><text:span text:style-name="T265"/></text:p>
        </text:list-item>
        <text:list-item>
          <text:p text:style-name="P55"><text:span text:style-name="T266">Use of Personal Devices</text:span><text:span text:style-name="T267">: Personal devices should not be used during work hours, except for emergencies or work-related purposes with supervisor approval.</text:span><text:span text:style-name="T268"/></text:p>
        </text:list-item>
      </text:list>
      <text:p text:style-name="P56"><text:span text:style-name="T269">DISCIPLINARY ACTION</text:span><text:span text:style-name="T270"/></text:p>
      <text:list text:style-name="L57">
        <text:list-item>
          <text:p text:style-name="P57"><text:span text:style-name="T271">Verbal Warnings</text:span><text:span text:style-name="T272">: The first step in the disciplinary process for minor infractions.</text:span><text:span text:style-name="T273"/></text:p>
        </text:list-item>
        <text:list-item>
          <text:p text:style-name="P57"><text:span text:style-name="T274">Written Warnings</text:span><text:span text:style-name="T275">: Issued for repeated or more serious infractions.</text:span><text:span text:style-name="T276"/></text:p>
        </text:list-item>
        <text:list-item>
          <text:p text:style-name="P57"><text:span text:style-name="T277">Suspension</text:span><text:span text:style-name="T278">: Temporary removal from duties for serious infractions or continued non-compliance with company policies.</text:span><text:span text:style-name="T279"/></text:p>
        </text:list-item>
        <text:list-item>
          <text:p text:style-name="P57"><text:span text:style-name="T280">Termination</text:span><text:span text:style-name="T281">: The final step for severe or<text:s/></text:span><text:span text:style-name="T282"/></text:p>
        </text:list-item>
      </text:list>
      <text:p text:style-name="P58"><text:span text:style-name="T282"/></text:p>
      <text:list text:style-name="L59">
        <text:list-item>
          <text:p text:style-name="P59"><text:span text:style-name="T283">repeated violations of company policies.</text:span><text:span text:style-name="T284"/></text:p>
        </text:list-item>
      </text:list>
      <text:p text:style-name="P60"><text:span text:style-name="T285">ACKNOWLEDGMENT OF RECEIPT</text:span><text:span text:style-name="T286"/></text:p>
      <text:p text:style-name="P60"><text:span text:style-name="T287">I acknowledge that I have received, read, and understand the [Your Company Name] Employee Handbook, including the Rules and Regulations section.</text:span><text:span text:style-name="T288"/></text:p>
      <text:p text:style-name="P60"><text:span text:style-name="T289">Employee Signature:</text:span><text:span text:style-name="T290"><text:s/>___________________________________<text:s/></text:span><text:span text:style-name="T291">Date:</text:span><text:span text:style-name="T292"><text:s/>___________</text:span><text:span text:style-name="T293"/></text:p>
      <text:p text:style-name="P60"><text:span text:style-name="T294">Printed Name:</text:span><text:span text:style-name="T295"><text:s/>_______________________________________</text:span><text:span text:style-name="T296"/></text:p>
      <text:p text:style-name="P60"><text:span text:style-name="T297">Feel free to customize this section further to fit your specific business needs. If there are any other areas you want to expand or additional clauses you'd like to include, let me know!</text:span><text:span text:style-name="T298"/></text:p>
      <text:p text:style-name="P60"><text:span text:style-name="T299">Terms and conditions</text:span><text:span text:style-name="T300"/></text:p>
      <text:p text:style-name="P60"><text:span text:style-name="T301">Of course! Here’s a detailed Terms and Conditions section for your employee handbook:</text:span><text:span text:style-name="T302"/></text:p>
      <text:p text:style-name="P60"><text:span text:style-name="T303">TERMS AND CONDITIONS</text:span><text:span text:style-name="T304"/></text:p>
      <text:p text:style-name="P60"><text:span text:style-name="T305">EMPLOYMENT TERMS</text:span><text:span text:style-name="T306"/></text:p>
      <text:p text:style-name="P61"><text:span text:style-name="T306"/></text:p>
      <text:list text:style-name="L62">
        <text:list-item>
          <text:p text:style-name="P62"><text:span text:style-name="T307">At-Will Employment</text:span><text:span text:style-name="T308">: Employment with [Your Company Name] is on an at-will basis. This means that either the employee or the company can terminate the employment relationship at any time, with or without cause or notice.</text:span><text:span text:style-name="T309"/></text:p>
        </text:list-item>
        <text:list-item>
          <text:p text:style-name="P62"><text:span text:style-name="T310">Probationary Period</text:span><text:span text:style-name="T311">: All new employees are subject to a [90-day] probationary period during which their performance and suitability for the position will be evaluated. Successful completion of the probationary period does not alter the at-will nature of employment.</text:span><text:span text:style-name="T312"/></text:p>
        </text:list-item>
      </text:list>
      <text:p text:style-name="P63"><text:span text:style-name="T313">COMPENSATION AND BENEFITS</text:span><text:span text:style-name="T314"/></text:p>
      <text:list text:style-name="L64">
        <text:list-item>
          <text:p text:style-name="P64"><text:span text:style-name="T315">Pay Periods</text:span><text:span text:style-name="T316">: Employees will be paid on a [bi-weekly] basis. Pay periods begin on [Monday] and end on [Sunday].</text:span><text:span text:style-name="T317"/></text:p>
        </text:list-item>
        <text:list-item>
          <text:p text:style-name="P64"><text:span text:style-name="T318">Overtime</text:span><text:span text:style-name="T319">: Non-exempt employees are eligible for overtime pay at one and a half times their regular hourly rate for hours worked over 40 in a workweek.</text:span><text:span text:style-name="T320"/></text:p>
        </text:list-item>
        <text:list-item>
          <text:p text:style-name="P64"><text:span text:style-name="T321">Benefits Eligibility</text:span><text:span text:style-name="T322">: Eligibility for health insurance, retirement plans, and other<text:s/></text:span><text:span text:style-name="T323"/></text:p>
        </text:list-item>
      </text:list>
      <text:p text:style-name="P65"><text:span text:style-name="T323"/></text:p>
      <text:list text:style-name="L66">
        <text:list-item>
          <text:p text:style-name="P66"><text:span text:style-name="T324">benefits will be determined based on employment status and length of service.</text:span><text:span text:style-name="T325"/></text:p>
        </text:list-item>
      </text:list>
      <text:p text:style-name="P67"><text:span text:style-name="T326">WORK HOURS AND ATTENDANCE</text:span><text:span text:style-name="T327"/></text:p>
      <text:list text:style-name="L68">
        <text:list-item>
          <text:p text:style-name="P68"><text:span text:style-name="T328">Standard Work Hours</text:span><text:span text:style-name="T329">: The standard work hours are from [Start Time] to [End Time], Monday through Friday. Adjustments may be made based on project requirements.</text:span><text:span text:style-name="T330"/></text:p>
        </text:list-item>
        <text:list-item>
          <text:p text:style-name="P68"><text:span text:style-name="T331">Timekeeping</text:span><text:span text:style-name="T332">: Employees must accurately record their hours worked. Any discrepancies or issues should be reported to a supervisor immediately.</text:span><text:span text:style-name="T333"/></text:p>
        </text:list-item>
        <text:list-item>
          <text:p text:style-name="P68"><text:span text:style-name="T334">Attendance</text:span><text:span text:style-name="T335">: Regular attendance is essential. Unexcused absences and tardiness will be addressed through the disciplinary process.</text:span><text:span text:style-name="T336"/></text:p>
        </text:list-item>
      </text:list>
      <text:p text:style-name="P69"><text:span text:style-name="T337">SAFETY AND HEALTH</text:span><text:span text:style-name="T338"/></text:p>
      <text:list text:style-name="L70">
        <text:list-item>
          <text:p text:style-name="P70"><text:span text:style-name="T339">Compliance</text:span><text:span text:style-name="T340">: Employees must comply with all safety protocols and procedures, including wearing appropriate personal protective equipment (PPE).</text:span><text:span text:style-name="T341"/></text:p>
        </text:list-item>
        <text:list-item>
          <text:p text:style-name="P70"><text:span text:style-name="T342">Accident Reporting</text:span><text:span text:style-name="T343">: Any accidents or injuries must be reported to a supervisor immediately. Failure to report may result<text:s/></text:span><text:span text:style-name="T344"/></text:p>
        </text:list-item>
      </text:list>
      <text:p text:style-name="P71"><text:span text:style-name="T344"/></text:p>
      <text:list text:style-name="L72">
        <text:list-item>
          <text:p text:style-name="P72"><text:span text:style-name="T345">in disciplinary action.</text:span><text:span text:style-name="T346"/></text:p>
        </text:list-item>
        <text:list-item>
          <text:p text:style-name="P72"><text:span text:style-name="T347">Health and Wellness</text:span><text:span text:style-name="T348">: [Your Company Name] offers health and wellness programs and resources to support employees' physical and mental well-being.</text:span><text:span text:style-name="T349"/></text:p>
        </text:list-item>
      </text:list>
      <text:p text:style-name="P73"><text:span text:style-name="T350">USE OF COMPANY PROPERTY</text:span><text:span text:style-name="T351"/></text:p>
      <text:list text:style-name="L74">
        <text:list-item>
          <text:p text:style-name="P74"><text:span text:style-name="T352">Equipment and Tools</text:span><text:span text:style-name="T353">: Employees are responsible for the proper use and care of company equipment and tools. Any damage or malfunction should be reported immediately.</text:span><text:span text:style-name="T354"/></text:p>
        </text:list-item>
        <text:list-item>
          <text:p text:style-name="P74"><text:span text:style-name="T355">Vehicles</text:span><text:span text:style-name="T356">: Company vehicles should be used for work-related purposes only. Employees must have a valid driver’s license and follow all traffic laws.</text:span><text:span text:style-name="T357"/></text:p>
        </text:list-item>
      </text:list>
      <text:p text:style-name="P75"><text:span text:style-name="T358">CONDUCT AND DISCIPLINE</text:span><text:span text:style-name="T359"/></text:p>
      <text:list text:style-name="L76">
        <text:list-item>
          <text:p text:style-name="P76"><text:span text:style-name="T360">Code of Conduct</text:span><text:span text:style-name="T361">: Employees are expected to maintain a professional demeanor, treat colleagues with respect, and comply with company policies.</text:span><text:span text:style-name="T362"/></text:p>
        </text:list-item>
        <text:list-item>
          <text:p text:style-name="P76"><text:span text:style-name="T363">Disciplinary Process</text:span><text:span text:style-name="T364">: Violations of company policies may result in<text:s/></text:span><text:span text:style-name="T365"/></text:p>
        </text:list-item>
      </text:list>
      <text:p text:style-name="P77"><text:span text:style-name="T365"/></text:p>
      <text:list text:style-name="L78">
        <text:list-item>
          <text:p text:style-name="P78"><text:span text:style-name="T366">disciplinary action, including verbal warnings, written warnings, suspension, and termination.</text:span><text:span text:style-name="T367"/></text:p>
        </text:list-item>
      </text:list>
      <text:p text:style-name="P79"><text:span text:style-name="T368">CONFIDENTIALITY AND NON-DISCLOSURE</text:span><text:span text:style-name="T369"/></text:p>
      <text:list text:style-name="L80">
        <text:list-item>
          <text:p text:style-name="P80"><text:span text:style-name="T370">Confidential Information</text:span><text:span text:style-name="T371">: Employees may have access to confidential information. This information should not be disclosed to unauthorized individuals or used for personal gain.</text:span><text:span text:style-name="T372"/></text:p>
        </text:list-item>
        <text:list-item>
          <text:p text:style-name="P80"><text:span text:style-name="T373">Non-Disclosure Agreement (NDA)</text:span><text:span text:style-name="T374">: Employees may be required to sign a Non-Disclosure Agreement to protect the company’s confidential information.</text:span><text:span text:style-name="T375"/></text:p>
        </text:list-item>
      </text:list>
      <text:p text:style-name="P81"><text:span text:style-name="T376">INTERNET AND EMAIL USAGE</text:span><text:span text:style-name="T377"/></text:p>
      <text:list text:style-name="L82">
        <text:list-item>
          <text:p text:style-name="P82"><text:span text:style-name="T378">Business Use</text:span><text:span text:style-name="T379">: Internet and email access provided by [Your Company Name] are to be used for business purposes only.</text:span><text:span text:style-name="T380"/></text:p>
        </text:list-item>
        <text:list-item>
          <text:p text:style-name="P82"><text:span text:style-name="T381">Monitoring</text:span><text:span text:style-name="T382">: The company reserves the right to monitor internet and email usage to ensure compliance with policies.</text:span><text:span text:style-name="T383"/></text:p>
        </text:list-item>
      </text:list>
      <text:p text:style-name="P83"><text:span text:style-name="T384">TERMINATION AND EXIT<text:s/></text:span><text:span text:style-name="T385"/></text:p>
      <text:p text:style-name="P84"><text:span text:style-name="T385"/></text:p>
      <text:p text:style-name="P85"><text:span text:style-name="T386">PROCEDURES</text:span><text:span text:style-name="T387"/></text:p>
      <text:list text:style-name="L86">
        <text:list-item>
          <text:p text:style-name="P86"><text:span text:style-name="T388">Resignation</text:span><text:span text:style-name="T389">: Employees who wish to resign are encouraged to provide at least two weeks' notice.</text:span><text:span text:style-name="T390"/></text:p>
        </text:list-item>
        <text:list-item>
          <text:p text:style-name="P86"><text:span text:style-name="T391">Exit Interviews</text:span><text:span text:style-name="T392">: An exit interview will be conducted to gather feedback and ensure a smooth transition.</text:span><text:span text:style-name="T393"/></text:p>
        </text:list-item>
        <text:list-item>
          <text:p text:style-name="P86"><text:span text:style-name="T394">Return of Company Property</text:span><text:span text:style-name="T395">: Employees must return all company property, including equipment, tools, and identification badges, upon termination.</text:span><text:span text:style-name="T396"/></text:p>
        </text:list-item>
      </text:list>
      <text:p text:style-name="P87"><text:span text:style-name="T397">ACKNOWLEDGMENT OF TERMS AND CONDITIONS</text:span><text:span text:style-name="T398"/></text:p>
      <text:p text:style-name="P87"><text:span text:style-name="T399">I acknowledge that I have read and understand the Terms and Conditions outlined in the [Your Company Name] Employee Handbook.</text:span><text:span text:style-name="T400"/></text:p>
      <text:p text:style-name="P87"><text:span text:style-name="T401">Employee Signature:</text:span><text:span text:style-name="T402"><text:s/>___________________________________<text:s/></text:span><text:span text:style-name="T403">Date:</text:span><text:span text:style-name="T404"><text:s/>___________</text:span><text:span text:style-name="T405"/></text:p>
      <text:p text:style-name="P87"><text:span text:style-name="T406">Printed Name:</text:span><text:span text:style-name="T407"><text:s/>_______________________________________</text:span><text:span text:style-name="T408"/></text:p>
      <text:p text:style-name="P88"><text:span text:style-name="T408"/></text:p>
      <text:p text:style-name="P89"><text:span text:style-name="T409">Feel free to customize these terms and conditions to suit the specific needs of your business. If you have any additional clauses or sections you’d like to include, let me know!</text:span><text:span text:style-name="T410"/></text:p>
      <text:p text:style-name="P89"><text:span text:style-name="T411">Add the results of an infraction</text:span><text:span text:style-name="T412"/></text:p>
      <text:p text:style-name="P89"><text:span text:style-name="T413">Absolutely, I'll add a section detailing the results of infractions and the disciplinary actions that may follow:</text:span><text:span text:style-name="T414"/></text:p>
      <text:p text:style-name="P89"><text:span text:style-name="T415">RULES AND REGULATIONS</text:span><text:span text:style-name="T416"/></text:p>
      <text:p text:style-name="P89"><text:span text:style-name="T417">GENERAL CONDUCT</text:span><text:span text:style-name="T418"/></text:p>
      <text:list text:style-name="L90">
        <text:list-item>
          <text:p text:style-name="P90"><text:span text:style-name="T419">Professional Behavior</text:span><text:span text:style-name="T420">: Employees are expected to maintain a professional demeanor at all times, including treating colleagues, clients, and the public with respect and courtesy.</text:span><text:span text:style-name="T421"/></text:p>
        </text:list-item>
        <text:list-item>
          <text:p text:style-name="P90"><text:span text:style-name="T422">Dress Code</text:span><text:span text:style-name="T423">: Employees must adhere to the company dress code, which includes wearing appropriate personal protective equipment (PPE) such as long pants, safety boots, gloves, and safety glasses.</text:span><text:span text:style-name="T424"/></text:p>
        </text:list-item>
        <text:list-item>
          <text:p text:style-name="P90"><text:span text:style-name="T425">Work Environment</text:span><text:span text:style-name="T426">: Maintain a clean and organized work area. Dispose of waste materials properly and keep tools and<text:s/></text:span><text:span text:style-name="T427"/></text:p>
        </text:list-item>
      </text:list>
      <text:p text:style-name="P91"><text:span text:style-name="T427"/></text:p>
      <text:list text:style-name="L92">
        <text:list-item>
          <text:p text:style-name="P92"><text:span text:style-name="T428">equipment in good working order.</text:span><text:span text:style-name="T429"/></text:p>
        </text:list-item>
      </text:list>
      <text:p text:style-name="P93"><text:span text:style-name="T430">ATTENDANCE AND PUNCTUALITY</text:span><text:span text:style-name="T431"/></text:p>
      <text:list text:style-name="L94">
        <text:list-item>
          <text:p text:style-name="P94"><text:span text:style-name="T432">Attendance</text:span><text:span text:style-name="T433">: Employees are expected to report to work on time and notify their supervisor in advance if they are unable to work.</text:span><text:span text:style-name="T434"/></text:p>
        </text:list-item>
        <text:list-item>
          <text:p text:style-name="P94"><text:span text:style-name="T435">Tardiness</text:span><text:span text:style-name="T436">: Repeated unexcused tardiness may result in disciplinary action. Employees must inform their supervisor as soon as possible if they are running late.</text:span><text:span text:style-name="T437"/></text:p>
        </text:list-item>
        <text:list-item>
          <text:p text:style-name="P94"><text:span text:style-name="T438">Absence</text:span><text:span text:style-name="T439">: If an employee is unable to report to work, they must notify their supervisor as soon as possible, preferably at least one hour before the start of their shift.</text:span><text:span text:style-name="T440"/></text:p>
        </text:list-item>
      </text:list>
      <text:p text:style-name="P95"><text:span text:style-name="T441">USE OF COMPANY PROPERTY</text:span><text:span text:style-name="T442"/></text:p>
      <text:list text:style-name="L96">
        <text:list-item>
          <text:p text:style-name="P96"><text:span text:style-name="T443">Equipment and Tools</text:span><text:span text:style-name="T444">: Employees are responsible for the proper use and care of company equipment and tools. Any damage or malfunction should be reported to a supervisor immediately.</text:span><text:span text:style-name="T445"/></text:p>
        </text:list-item>
        <text:list-item>
          <text:p text:style-name="P96"><text:span text:style-name="T446">Vehicles</text:span><text:span text:style-name="T447">: Company vehicles should be<text:s/></text:span><text:span text:style-name="T448"/></text:p>
        </text:list-item>
      </text:list>
      <text:p text:style-name="P97"><text:span text:style-name="T448"/></text:p>
      <text:list text:style-name="L98">
        <text:list-item>
          <text:p text:style-name="P98"><text:span text:style-name="T449">used for work-related purposes only. Employees must have a valid driver's license and follow all traffic laws when operating a company vehicle.</text:span><text:span text:style-name="T450"/></text:p>
        </text:list-item>
      </text:list>
      <text:p text:style-name="P99"><text:span text:style-name="T451">INTERNET AND EMAIL USAGE</text:span><text:span text:style-name="T452"/></text:p>
      <text:list text:style-name="L100">
        <text:list-item>
          <text:p text:style-name="P100"><text:span text:style-name="T453">Business Purposes</text:span><text:span text:style-name="T454">: Internet and email access provided by [Your Company Name] are to be used for business purposes only. Unauthorized or inappropriate use may result in disciplinary action.</text:span><text:span text:style-name="T455"/></text:p>
        </text:list-item>
        <text:list-item>
          <text:p text:style-name="P100"><text:span text:style-name="T456">Confidentiality</text:span><text:span text:style-name="T457">: Employees must not share confidential company information through email or other online platforms.</text:span><text:span text:style-name="T458"/></text:p>
        </text:list-item>
      </text:list>
      <text:p text:style-name="P101"><text:span text:style-name="T459">DRUG AND ALCOHOL POLICY</text:span><text:span text:style-name="T460"/></text:p>
      <text:list text:style-name="L102">
        <text:list-item>
          <text:p text:style-name="P102"><text:span text:style-name="T461">Prohibited Substances</text:span><text:span text:style-name="T462">: The use, possession, or distribution of illegal drugs or alcohol on company premises or while performing work duties is strictly prohibited.</text:span><text:span text:style-name="T463"/></text:p>
        </text:list-item>
        <text:list-item>
          <text:p text:style-name="P102"><text:span text:style-name="T464">Drug Testing</text:span><text:span text:style-name="T465">: Employees may be subject to random drug testing. Failure to comply with testing or testing positive for prohibited substances may result in<text:s/></text:span><text:span text:style-name="T466"/></text:p>
        </text:list-item>
      </text:list>
      <text:p text:style-name="P103"><text:span text:style-name="T466"/></text:p>
      <text:list text:style-name="L104">
        <text:list-item>
          <text:p text:style-name="P104"><text:span text:style-name="T467">disciplinary action, up to and including termination.</text:span><text:span text:style-name="T468"/></text:p>
        </text:list-item>
      </text:list>
      <text:p text:style-name="P105"><text:span text:style-name="T469">HARASSMENT AND DISCRIMINATION</text:span><text:span text:style-name="T470"/></text:p>
      <text:list text:style-name="L106">
        <text:list-item>
          <text:p text:style-name="P106"><text:span text:style-name="T471">Zero Tolerance</text:span><text:span text:style-name="T472">: Harassment and discrimination in any form, including sexual harassment, are strictly prohibited. Employees are encouraged to report any incidents of harassment to their supervisor or HR department.</text:span><text:span text:style-name="T473"/></text:p>
        </text:list-item>
        <text:list-item>
          <text:p text:style-name="P106"><text:span text:style-name="T474">Complaint Procedure</text:span><text:span text:style-name="T475">: All complaints will be investigated promptly and confidentially. Retaliation against employees who report harassment or discrimination is prohibited.</text:span><text:span text:style-name="T476"/></text:p>
        </text:list-item>
      </text:list>
      <text:p text:style-name="P107"><text:span text:style-name="T477">SAFETY AND HEALTH</text:span><text:span text:style-name="T478"/></text:p>
      <text:list text:style-name="L108">
        <text:list-item>
          <text:p text:style-name="P108"><text:span text:style-name="T479">Safety Protocols</text:span><text:span text:style-name="T480">: Employees must adhere to all safety protocols and procedures, including wearing appropriate PPE and attending safety training sessions and drills.</text:span><text:span text:style-name="T481"/></text:p>
        </text:list-item>
        <text:list-item>
          <text:p text:style-name="P108"><text:span text:style-name="T482">Accident Reporting</text:span><text:span text:style-name="T483">: Any accidents,<text:s/></text:span><text:span text:style-name="T484"/></text:p>
        </text:list-item>
      </text:list>
      <text:p text:style-name="P109"><text:span text:style-name="T484"/></text:p>
      <text:list text:style-name="L110">
        <text:list-item>
          <text:p text:style-name="P110"><text:span text:style-name="T485">injuries, or unsafe conditions must be reported to a supervisor immediately. Failure to report incidents in a timely manner may result in disciplinary action.</text:span><text:span text:style-name="T486"/></text:p>
        </text:list-item>
      </text:list>
      <text:p text:style-name="P111"><text:span text:style-name="T487">PERSONAL CONDUCT</text:span><text:span text:style-name="T488"/></text:p>
      <text:list text:style-name="L112">
        <text:list-item>
          <text:p text:style-name="P112"><text:span text:style-name="T489">Conflict of Interest</text:span><text:span text:style-name="T490">: Employees must avoid any activities or relationships that could create a conflict of interest with their duties at [Your Company Name].</text:span><text:span text:style-name="T491"/></text:p>
        </text:list-item>
        <text:list-item>
          <text:p text:style-name="P112"><text:span text:style-name="T492">Use of Personal Devices</text:span><text:span text:style-name="T493">: Personal devices should not be used during work hours, except for emergencies or work-related purposes with supervisor approval.</text:span><text:span text:style-name="T494"/></text:p>
        </text:list-item>
      </text:list>
      <text:p text:style-name="P113"><text:span text:style-name="T495">DISCIPLINARY ACTION</text:span><text:span text:style-name="T496"/></text:p>
      <text:list text:style-name="L114">
        <text:list-item>
          <text:p text:style-name="P114"><text:span text:style-name="T497">Verbal Warnings</text:span><text:span text:style-name="T498">: Issued for minor infractions as the first step in the disciplinary process.</text:span><text:span text:style-name="T499"/></text:p>
        </text:list-item>
        <text:list-item>
          <text:p text:style-name="P114"><text:span text:style-name="T500">Written Warnings</text:span><text:span text:style-name="T501">: Given for repeated or more serious infractions. A copy of the written warning will be placed in the employee's personnel file.</text:span><text:span text:style-name="T502"/></text:p>
        </text:list-item>
        <text:list-item>
          <text:p text:style-name="P114"><text:span text:style-name="T503">Suspension</text:span><text:span text:style-name="T504">: Temporary removal from duties for serious infractions or continued<text:s/></text:span><text:span text:style-name="T505"/></text:p>
        </text:list-item>
      </text:list>
      <text:p text:style-name="P115"><text:span text:style-name="T505"/></text:p>
      <text:list text:style-name="L116">
        <text:list-item>
          <text:p text:style-name="P116"><text:span text:style-name="T506">non-compliance with company policies. The duration of the suspension will be determined based on the severity of the infraction.</text:span><text:span text:style-name="T507"/></text:p>
        </text:list-item>
        <text:list-item>
          <text:p text:style-name="P116"><text:span text:style-name="T508">Termination</text:span><text:span text:style-name="T509">: The final step for severe or repeated violations of company policies. Employment will be terminated with a detailed record of the infractions leading to this decision.</text:span><text:span text:style-name="T510"/></text:p>
        </text:list-item>
      </text:list>
      <text:p text:style-name="P117"><text:span text:style-name="T511">RESULTS OF AN INFRACTION</text:span><text:span text:style-name="T512"/></text:p>
      <text:list text:style-name="L118">
        <text:list-item>
          <text:p text:style-name="P118"><text:span text:style-name="T513">First Infraction</text:span><text:span text:style-name="T514">: Typically results in a verbal warning. The supervisor will discuss the issue with the employee to ensure understanding and document the discussion.</text:span><text:span text:style-name="T515"/></text:p>
        </text:list-item>
        <text:list-item>
          <text:p text:style-name="P118"><text:span text:style-name="T516">Second Infraction</text:span><text:span text:style-name="T517">: Results in a written warning, outlining the nature of the infraction and the required corrective action. The employee must acknowledge receipt of the warning.</text:span><text:span text:style-name="T518"/></text:p>
        </text:list-item>
        <text:list-item>
          <text:p text:style-name="P118"><text:span text:style-name="T519">Third Infraction</text:span><text:span text:style-name="T520">: May lead to suspension without pay. The length of suspension will depend on the severity of the infraction. A plan for improvement will be developed<text:s/></text:span><text:span text:style-name="T521"/></text:p>
        </text:list-item>
      </text:list>
      <text:p text:style-name="P119"><text:span text:style-name="T521"/></text:p>
      <text:list text:style-name="L120">
        <text:list-item>
          <text:p text:style-name="P120"><text:span text:style-name="T522">and agreed upon.</text:span><text:span text:style-name="T523"/></text:p>
        </text:list-item>
        <text:list-item>
          <text:p text:style-name="P120"><text:span text:style-name="T524">Fourth Infraction</text:span><text:span text:style-name="T525">: If infractions continue, termination of employment may be considered. This decision will be reviewed and approved by senior management and HR.</text:span><text:span text:style-name="T526"/></text:p>
        </text:list-item>
      </text:list>
      <text:p text:style-name="P121"><text:span text:style-name="T527">ACKNOWLEDGMENT OF RECEIPT</text:span><text:span text:style-name="T528"/></text:p>
      <text:p text:style-name="P121"><text:span text:style-name="T529">I acknowledge that I have received, read, and understand the [Your Company Name] Employee Handbook, including the Rules and Regulations section.</text:span><text:span text:style-name="T530"/></text:p>
      <text:p text:style-name="P121"><text:span text:style-name="T531">Employee Signature:</text:span><text:span text:style-name="T532"><text:s/>___________________________________<text:s/></text:span><text:span text:style-name="T533">Date:</text:span><text:span text:style-name="T534"><text:s/>___________</text:span><text:span text:style-name="T535"/></text:p>
      <text:p text:style-name="P121"><text:span text:style-name="T536">Printed Name:</text:span><text:span text:style-name="T537"><text:s/>_______________________________________</text:span><text:span text:style-name="T538"/></text:p>
      <text:p text:style-name="P121"><text:span text:style-name="T539">Feel free to customize this section further to fit your specific business needs. If there are any other areas you want to expand or additional clauses you'd like to include, let me know!</text:span><text:span text:style-name="T540"/></text:p>
      <text:p text:style-name="P121"><text:span text:style-name="T541">In the harassment and discrimination section,<text:s/></text:span><text:span text:style-name="T542"/></text:p>
      <text:p text:style-name="P122"><text:span text:style-name="T542"/></text:p>
      <text:p text:style-name="P123"><text:span text:style-name="T543">add a bullet point on bullying and making fun of employees</text:span><text:span text:style-name="T544"/></text:p>
      <text:p text:style-name="P123"><text:span text:style-name="T545">Absolutely, here's the updated section with a bullet point on bullying and making fun of employees:</text:span><text:span text:style-name="T546"/></text:p>
      <text:p text:style-name="P123"><text:span text:style-name="T547">HARASSMENT AND DISCRIMINATION</text:span><text:span text:style-name="T548"/></text:p>
      <text:list text:style-name="L124">
        <text:list-item>
          <text:p text:style-name="P124"><text:span text:style-name="T549">Zero Tolerance</text:span><text:span text:style-name="T550">: Harassment and discrimination in any form, including sexual harassment, are strictly prohibited. Employees are encouraged to report any incidents of harassment to their supervisor or HR department.</text:span><text:span text:style-name="T551"/></text:p>
        </text:list-item>
        <text:list-item>
          <text:p text:style-name="P124"><text:span text:style-name="T552">Bullying and Making Fun of Employees</text:span><text:span text:style-name="T553">: Bullying, making fun of, or belittling employees is strictly prohibited. This includes verbal, physical, and psychological abuse. Such behavior will not be tolerated and will be subject to disciplinary action.</text:span><text:span text:style-name="T554"/></text:p>
        </text:list-item>
        <text:list-item>
          <text:p text:style-name="P124"><text:span text:style-name="T555">Complaint Procedure</text:span><text:span text:style-name="T556">: All complaints will be investigated promptly and confidentially. Retaliation against<text:s/></text:span><text:span text:style-name="T557"/></text:p>
        </text:list-item>
      </text:list>
      <text:p text:style-name="P125"><text:span text:style-name="T557"/></text:p>
      <text:list text:style-name="L126">
        <text:list-item>
          <text:p text:style-name="P126"><text:span text:style-name="T558">employees who report harassment or discrimination is prohibited.</text:span><text:span text:style-name="T559"/></text:p>
        </text:list-item>
      </text:list>
      <text:p text:style-name="P127"><text:span text:style-name="T560">Feel free to let me know if there are any other sections you'd like to expand or additional clauses you'd like to include!</text:span><text:span text:style-name="T561"/></text:p>
      <text:p text:style-name="P127"><text:span text:style-name="T562">Add a section on code of conduct with detail and specific.Information</text:span><text:span text:style-name="T563"/></text:p>
      <text:p text:style-name="P127"><text:span text:style-name="T564">Sure, here is an expanded and detailed section for the Code of Conduct in your employee handbook:</text:span><text:span text:style-name="T565"/></text:p>
      <text:p text:style-name="P127"><text:span text:style-name="T566">CODE OF CONDUCT</text:span><text:span text:style-name="T567"/></text:p>
      <text:p text:style-name="P127"><text:span text:style-name="T568">GENERAL EXPECTATIONS</text:span><text:span text:style-name="T569"/></text:p>
      <text:list text:style-name="L128">
        <text:list-item>
          <text:p text:style-name="P128"><text:span text:style-name="T570">Professionalism</text:span><text:span text:style-name="T571">: Employees are expected to exhibit professionalism in all aspects of their work. This includes punctuality, courtesy, and maintaining a positive attitude.</text:span><text:span text:style-name="T572"/></text:p>
        </text:list-item>
        <text:list-item>
          <text:p text:style-name="P128"><text:span text:style-name="T573">Respect</text:span><text:span text:style-name="T574">: Treat all colleagues, clients, and members of the public with respect and courtesy. Disrespectful or discriminatory behavior will not be tolerated.</text:span><text:span text:style-name="T575"/></text:p>
        </text:list-item>
        <text:list-item>
          <text:p text:style-name="P128"><text:span text:style-name="T576">Integrity</text:span><text:span text:style-name="T577">: Act with integrity and honesty in all dealings. Employees are expected to<text:s/></text:span><text:span text:style-name="T578"/></text:p>
        </text:list-item>
      </text:list>
      <text:p text:style-name="P129"><text:span text:style-name="T578"/></text:p>
      <text:list text:style-name="L130">
        <text:list-item>
          <text:p text:style-name="P130"><text:span text:style-name="T579">be truthful, ethical, and transparent in their actions.</text:span><text:span text:style-name="T580"/></text:p>
        </text:list-item>
      </text:list>
      <text:p text:style-name="P131"><text:span text:style-name="T581">WORKPLACE BEHAVIOR</text:span><text:span text:style-name="T582"/></text:p>
      <text:list text:style-name="L132">
        <text:list-item>
          <text:p text:style-name="P132"><text:span text:style-name="T583">Collaboration</text:span><text:span text:style-name="T584">: Work collaboratively with team members. Share knowledge and assist colleagues to achieve common goals.</text:span><text:span text:style-name="T585"/></text:p>
        </text:list-item>
        <text:list-item>
          <text:p text:style-name="P132"><text:span text:style-name="T586">Conflict Resolution</text:span><text:span text:style-name="T587">: Address conflicts professionally and constructively. Seek assistance from supervisors if needed to resolve issues.</text:span><text:span text:style-name="T588"/></text:p>
        </text:list-item>
        <text:list-item>
          <text:p text:style-name="P132"><text:span text:style-name="T589">Communication</text:span><text:span text:style-name="T590">: Maintain open and effective communication. Listen actively and provide constructive feedback.</text:span><text:span text:style-name="T591"/></text:p>
        </text:list-item>
      </text:list>
      <text:p text:style-name="P133"><text:span text:style-name="T592">ATTIRE AND APPEARANCE</text:span><text:span text:style-name="T593"/></text:p>
      <text:list text:style-name="L134">
        <text:list-item>
          <text:p text:style-name="P134"><text:span text:style-name="T594">Dress Code</text:span><text:span text:style-name="T595">: Adhere to the company dress code, which includes wearing appropriate personal protective equipment (PPE) such as long pants, safety boots, gloves, and safety glasses.</text:span><text:span text:style-name="T596"/></text:p>
        </text:list-item>
        <text:list-item>
          <text:p text:style-name="P134"><text:span text:style-name="T597">Personal Hygiene</text:span><text:span text:style-name="T598">: Maintain personal hygiene and ensure a clean and professional appearance.</text:span><text:span text:style-name="T599"/></text:p>
        </text:list-item>
      </text:list>
      <text:p text:style-name="P135"><text:span text:style-name="T599"/></text:p>
      <text:p text:style-name="P136"><text:span text:style-name="T600">USE OF COMPANY PROPERTY</text:span><text:span text:style-name="T601"/></text:p>
      <text:list text:style-name="L137">
        <text:list-item>
          <text:p text:style-name="P137"><text:span text:style-name="T602">Equipment and Tools</text:span><text:span text:style-name="T603">: Use company equipment and tools responsibly. Report any damage or malfunction to a supervisor immediately.</text:span><text:span text:style-name="T604"/></text:p>
        </text:list-item>
        <text:list-item>
          <text:p text:style-name="P137"><text:span text:style-name="T605">Vehicles</text:span><text:span text:style-name="T606">: Use company vehicles for work-related purposes only. Follow all traffic laws and ensure the vehicle is maintained in good condition.</text:span><text:span text:style-name="T607"/></text:p>
        </text:list-item>
        <text:list-item>
          <text:p text:style-name="P137"><text:span text:style-name="T608">Facilities</text:span><text:span text:style-name="T609">: Keep work areas clean and organized. Properly dispose of waste materials and ensure that facilities are used appropriately.</text:span><text:span text:style-name="T610"/></text:p>
        </text:list-item>
      </text:list>
      <text:p text:style-name="P138"><text:span text:style-name="T611">CONFIDENTIALITY AND DATA PROTECTION</text:span><text:span text:style-name="T612"/></text:p>
      <text:list text:style-name="L139">
        <text:list-item>
          <text:p text:style-name="P139"><text:span text:style-name="T613">Confidential Information</text:span><text:span text:style-name="T614">: Protect confidential company information. Do not disclose proprietary or sensitive information to unauthorized individuals.</text:span><text:span text:style-name="T615"/></text:p>
        </text:list-item>
        <text:list-item>
          <text:p text:style-name="P139"><text:span text:style-name="T616">Data Security</text:span><text:span text:style-name="T617">: Follow company policies on data protection and security. Ensure that data is stored securely and accessed only<text:s/></text:span><text:span text:style-name="T618"/></text:p>
        </text:list-item>
      </text:list>
      <text:p text:style-name="P140"><text:span text:style-name="T618"/></text:p>
      <text:list text:style-name="L141">
        <text:list-item>
          <text:p text:style-name="P141"><text:span text:style-name="T619">by authorized personnel.</text:span><text:span text:style-name="T620"/></text:p>
        </text:list-item>
      </text:list>
      <text:p text:style-name="P142"><text:span text:style-name="T621">ETHICAL CONDUCT</text:span><text:span text:style-name="T622"/></text:p>
      <text:list text:style-name="L143">
        <text:list-item>
          <text:p text:style-name="P143"><text:span text:style-name="T623">Conflict of Interest</text:span><text:span text:style-name="T624">: Avoid activities or relationships that could create a conflict of interest with your duties at [Your Company Name].</text:span><text:span text:style-name="T625"/></text:p>
        </text:list-item>
        <text:list-item>
          <text:p text:style-name="P143"><text:span text:style-name="T626">Gifts and Gratuities</text:span><text:span text:style-name="T627">: Do not accept or offer gifts, gratuities, or other benefits that could influence business decisions.</text:span><text:span text:style-name="T628"/></text:p>
        </text:list-item>
      </text:list>
      <text:p text:style-name="P144"><text:span text:style-name="T629">BULLYING AND HARASSMENT</text:span><text:span text:style-name="T630"/></text:p>
      <text:list text:style-name="L145">
        <text:list-item>
          <text:p text:style-name="P145"><text:span text:style-name="T631">Zero Tolerance</text:span><text:span text:style-name="T632">: Bullying, harassment, and any form of discrimination are strictly prohibited. This includes verbal, physical, and psychological abuse.</text:span><text:span text:style-name="T633"/></text:p>
        </text:list-item>
        <text:list-item>
          <text:p text:style-name="P145"><text:span text:style-name="T634">Reporting</text:span><text:span text:style-name="T635">: Report any incidents of bullying or harassment to your supervisor or HR department. All complaints will be investigated promptly and confidentially.</text:span><text:span text:style-name="T636"/></text:p>
        </text:list-item>
      </text:list>
      <text:p text:style-name="P146"><text:span text:style-name="T637">COMPLIANCE WITH LAWS AND REGULATIONS</text:span><text:span text:style-name="T638"/></text:p>
      <text:list text:style-name="L147">
        <text:list-item>
          <text:p text:style-name="P147"><text:span text:style-name="T639">Legal Compliance</text:span><text:span text:style-name="T640">: Adhere to all applicable laws and regulations. Ensure that your actions comply with legal and<text:s/></text:span><text:span text:style-name="T641"/></text:p>
        </text:list-item>
      </text:list>
      <text:p text:style-name="P148"><text:span text:style-name="T641"/></text:p>
      <text:list text:style-name="L149">
        <text:list-item>
          <text:p text:style-name="P149"><text:span text:style-name="T642">regulatory requirements.</text:span><text:span text:style-name="T643"/></text:p>
        </text:list-item>
        <text:list-item>
          <text:p text:style-name="P149"><text:span text:style-name="T644">Health and Safety Regulations</text:span><text:span text:style-name="T645">: Follow all health and safety regulations. Participate in safety training sessions and drills.</text:span><text:span text:style-name="T646"/></text:p>
        </text:list-item>
      </text:list>
      <text:p text:style-name="P150"><text:span text:style-name="T647">PERSONAL CONDUCT</text:span><text:span text:style-name="T648"/></text:p>
      <text:list text:style-name="L151">
        <text:list-item>
          <text:p text:style-name="P151"><text:span text:style-name="T649">Substance Abuse</text:span><text:span text:style-name="T650">: The use, possession, or distribution of illegal drugs or alcohol on company premises or while performing work duties is strictly prohibited.</text:span><text:span text:style-name="T651"/></text:p>
        </text:list-item>
        <text:list-item>
          <text:p text:style-name="P151"><text:span text:style-name="T652">Personal Devices</text:span><text:span text:style-name="T653">: Personal devices should not be used during work hours, except for emergencies or work-related purposes with supervisor approval.</text:span><text:span text:style-name="T654"/></text:p>
        </text:list-item>
      </text:list>
      <text:p text:style-name="P152"><text:span text:style-name="T655">DISCIPLINARY ACTION</text:span><text:span text:style-name="T656"/></text:p>
      <text:list text:style-name="L153">
        <text:list-item>
          <text:p text:style-name="P153"><text:span text:style-name="T657">Verbal Warnings</text:span><text:span text:style-name="T658">: Issued for minor infractions as the first step in the disciplinary process.</text:span><text:span text:style-name="T659"/></text:p>
        </text:list-item>
        <text:list-item>
          <text:p text:style-name="P153"><text:span text:style-name="T660">Written Warnings</text:span><text:span text:style-name="T661">: Given for repeated or more serious infractions. A copy of the written warning will be placed in the employee's personnel file.</text:span><text:span text:style-name="T662"/></text:p>
        </text:list-item>
        <text:list-item>
          <text:p text:style-name="P153"><text:span text:style-name="T663">Suspension</text:span><text:span text:style-name="T664">: Temporary removal from duties for serious infractions or continued<text:s/></text:span><text:span text:style-name="T665"/></text:p>
        </text:list-item>
      </text:list>
      <text:p text:style-name="P154"><text:span text:style-name="T665"/></text:p>
      <text:list text:style-name="L155">
        <text:list-item>
          <text:p text:style-name="P155"><text:span text:style-name="T666">non-compliance with company policies. The duration of the suspension will be determined based on the severity of the infraction.</text:span><text:span text:style-name="T667"/></text:p>
        </text:list-item>
        <text:list-item>
          <text:p text:style-name="P155"><text:span text:style-name="T668">Termination</text:span><text:span text:style-name="T669">: The final step for severe or repeated violations of company policies. Employment will be terminated with a detailed record of the infractions leading to this decision.</text:span><text:span text:style-name="T670"/></text:p>
        </text:list-item>
      </text:list>
      <text:p text:style-name="P156"><text:span text:style-name="T671">ACKNOWLEDGMENT OF RECEIPT</text:span><text:span text:style-name="T672"/></text:p>
      <text:p text:style-name="P156"><text:span text:style-name="T673">I acknowledge that I have received, read, and understand the [Your Company Name] Employee Handbook, including the Code of Conduct section.</text:span><text:span text:style-name="T674"/></text:p>
      <text:p text:style-name="P156"><text:span text:style-name="T675">Employee Signature:</text:span><text:span text:style-name="T676"><text:s/>___________________________________<text:s/></text:span><text:span text:style-name="T677">Date:</text:span><text:span text:style-name="T678"><text:s/>___________</text:span><text:span text:style-name="T679"/></text:p>
      <text:p text:style-name="P156"><text:span text:style-name="T680">Printed Name:</text:span><text:span text:style-name="T681"><text:s/>_______________________________________</text:span><text:span text:style-name="T682"/></text:p>
      <text:p text:style-name="P156"><text:span text:style-name="T683">Feel free to customize this section further to fit your specific business needs. If there are any other areas you want to expand or<text:s/></text:span><text:span text:style-name="T684"/></text:p>
      <text:p text:style-name="P157"><text:span text:style-name="T684"/></text:p>
      <text:p text:style-name="P158"><text:span text:style-name="T685">additional clauses you’d like to include, let me know!</text:span><text:span text:style-name="T686"/></text:p>
      <text:p text:style-name="P158"><text:span text:style-name="T687">Add a section about prohibiting someone from being a too faced. Individual and explain in detail what being too faced means</text:span><text:span text:style-name="T688"/></text:p>
      <text:p text:style-name="P158"><text:span text:style-name="T689">Certainly! Here's a section about prohibiting "two-faced" behavior in the workplace, including a detailed explanation of what it means:</text:span><text:span text:style-name="T690"/></text:p>
      <text:p text:style-name="P158"><text:span text:style-name="T691">CODE OF CONDUCT</text:span><text:span text:style-name="T692"/></text:p>
      <text:p text:style-name="P158"><text:span text:style-name="T693">GENERAL EXPECTATIONS</text:span><text:span text:style-name="T694"/></text:p>
      <text:list text:style-name="L159">
        <text:list-item>
          <text:p text:style-name="P159"><text:span text:style-name="T695">Professionalism</text:span><text:span text:style-name="T696">: Employees are expected to exhibit professionalism in all aspects of their work. This includes punctuality, courtesy, and maintaining a positive attitude.</text:span><text:span text:style-name="T697"/></text:p>
        </text:list-item>
        <text:list-item>
          <text:p text:style-name="P159"><text:span text:style-name="T698">Respect</text:span><text:span text:style-name="T699">: Treat all colleagues, clients, and members of the public with respect and courtesy. Disrespectful or discriminatory behavior will not be tolerated.</text:span><text:span text:style-name="T700"/></text:p>
        </text:list-item>
        <text:list-item>
          <text:p text:style-name="P159"><text:span text:style-name="T701">Integrity</text:span><text:span text:style-name="T702">: Act with integrity and honesty in all dealings. Employees are expected to be truthful, ethical, and transparent in<text:s/></text:span><text:span text:style-name="T703"/></text:p>
        </text:list-item>
      </text:list>
      <text:p text:style-name="P160"><text:span text:style-name="T703"/></text:p>
      <text:list text:style-name="L161">
        <text:list-item>
          <text:p text:style-name="P161"><text:span text:style-name="T704">their actions.</text:span><text:span text:style-name="T705"/></text:p>
        </text:list-item>
      </text:list>
      <text:p text:style-name="P162"><text:span text:style-name="T706">WORKPLACE BEHAVIOR</text:span><text:span text:style-name="T707"/></text:p>
      <text:list text:style-name="L163">
        <text:list-item>
          <text:p text:style-name="P163"><text:span text:style-name="T708">Collaboration</text:span><text:span text:style-name="T709">: Work collaboratively with team members. Share knowledge and assist colleagues to achieve common goals.</text:span><text:span text:style-name="T710"/></text:p>
        </text:list-item>
        <text:list-item>
          <text:p text:style-name="P163"><text:span text:style-name="T711">Conflict Resolution</text:span><text:span text:style-name="T712">: Address conflicts professionally and constructively. Seek assistance from supervisors if needed to resolve issues.</text:span><text:span text:style-name="T713"/></text:p>
        </text:list-item>
        <text:list-item>
          <text:p text:style-name="P163"><text:span text:style-name="T714">Communication</text:span><text:span text:style-name="T715">: Maintain open and effective communication. Listen actively and provide constructive feedback.</text:span><text:span text:style-name="T716"/></text:p>
        </text:list-item>
      </text:list>
      <text:p text:style-name="P164"><text:span text:style-name="T717">ATTIRE AND APPEARANCE</text:span><text:span text:style-name="T718"/></text:p>
      <text:list text:style-name="L165">
        <text:list-item>
          <text:p text:style-name="P165"><text:span text:style-name="T719">Dress Code</text:span><text:span text:style-name="T720">: Adhere to the company dress code, which includes wearing appropriate personal protective equipment (PPE) such as long pants, safety boots, gloves, and safety glasses.</text:span><text:span text:style-name="T721"/></text:p>
        </text:list-item>
        <text:list-item>
          <text:p text:style-name="P165"><text:span text:style-name="T722">Personal Hygiene</text:span><text:span text:style-name="T723">: Maintain personal hygiene and ensure a clean and professional appearance.</text:span><text:span text:style-name="T724"/></text:p>
        </text:list-item>
      </text:list>
      <text:p text:style-name="P166"><text:span text:style-name="T725">USE OF COMPANY PROPERTY</text:span><text:span text:style-name="T726"/></text:p>
      <text:p text:style-name="P167"><text:span text:style-name="T726"/></text:p>
      <text:list text:style-name="L168">
        <text:list-item>
          <text:p text:style-name="P168"><text:span text:style-name="T727">Equipment and Tools</text:span><text:span text:style-name="T728">: Use company equipment and tools responsibly. Report any damage or malfunction to a supervisor immediately.</text:span><text:span text:style-name="T729"/></text:p>
        </text:list-item>
        <text:list-item>
          <text:p text:style-name="P168"><text:span text:style-name="T730">Vehicles</text:span><text:span text:style-name="T731">: Use company vehicles for work-related purposes only. Follow all traffic laws and ensure the vehicle is maintained in good condition.</text:span><text:span text:style-name="T732"/></text:p>
        </text:list-item>
        <text:list-item>
          <text:p text:style-name="P168"><text:span text:style-name="T733">Facilities</text:span><text:span text:style-name="T734">: Keep work areas clean and organized. Properly dispose of waste materials and ensure that facilities are used appropriately.</text:span><text:span text:style-name="T735"/></text:p>
        </text:list-item>
      </text:list>
      <text:p text:style-name="P169"><text:span text:style-name="T736">CONFIDENTIALITY AND DATA PROTECTION</text:span><text:span text:style-name="T737"/></text:p>
      <text:list text:style-name="L170">
        <text:list-item>
          <text:p text:style-name="P170"><text:span text:style-name="T738">Confidential Information</text:span><text:span text:style-name="T739">: Protect confidential company information. Do not disclose proprietary or sensitive information to unauthorized individuals.</text:span><text:span text:style-name="T740"/></text:p>
        </text:list-item>
        <text:list-item>
          <text:p text:style-name="P170"><text:span text:style-name="T741">Data Security</text:span><text:span text:style-name="T742">: Follow company policies on data protection and security. Ensure that data is stored securely and accessed only by authorized personnel.</text:span><text:span text:style-name="T743"/></text:p>
        </text:list-item>
      </text:list>
      <text:p text:style-name="P171"><text:span text:style-name="T743"/></text:p>
      <text:p text:style-name="P172"><text:span text:style-name="T744">ETHICAL CONDUCT</text:span><text:span text:style-name="T745"/></text:p>
      <text:list text:style-name="L173">
        <text:list-item>
          <text:p text:style-name="P173"><text:span text:style-name="T746">Conflict of Interest</text:span><text:span text:style-name="T747">: Avoid activities or relationships that could create a conflict of interest with your duties at [Your Company Name].</text:span><text:span text:style-name="T748"/></text:p>
        </text:list-item>
        <text:list-item>
          <text:p text:style-name="P173"><text:span text:style-name="T749">Gifts and Gratuities</text:span><text:span text:style-name="T750">: Do not accept or offer gifts, gratuities, or other benefits that could influence business decisions.</text:span><text:span text:style-name="T751"/></text:p>
        </text:list-item>
      </text:list>
      <text:p text:style-name="P174"><text:span text:style-name="T752">BULLYING AND HARASSMENT</text:span><text:span text:style-name="T753"/></text:p>
      <text:list text:style-name="L175">
        <text:list-item>
          <text:p text:style-name="P175"><text:span text:style-name="T754">Zero Tolerance</text:span><text:span text:style-name="T755">: Bullying, harassment, and any form of discrimination are strictly prohibited. This includes verbal, physical, and psychological abuse.</text:span><text:span text:style-name="T756"/></text:p>
        </text:list-item>
        <text:list-item>
          <text:p text:style-name="P175"><text:span text:style-name="T757">Reporting</text:span><text:span text:style-name="T758">: Report any incidents of bullying or harassment to your supervisor or HR department. All complaints will be investigated promptly and confidentially.</text:span><text:span text:style-name="T759"/></text:p>
        </text:list-item>
      </text:list>
      <text:p text:style-name="P176"><text:span text:style-name="T760">TWO-FACED BEHAVIOR</text:span><text:span text:style-name="T761"/></text:p>
      <text:list text:style-name="L177">
        <text:list-item>
          <text:p text:style-name="P177"><text:span text:style-name="T762">Definition</text:span><text:span text:style-name="T763">: "Two-faced" behavior refers to the act of being deceitful or dishonest by presenting different personas to different people. This can involve saying one thing to someone's face and another behind<text:s/></text:span><text:span text:style-name="T764"/></text:p>
        </text:list-item>
      </text:list>
      <text:p text:style-name="P178"><text:span text:style-name="T764"/></text:p>
      <text:list text:style-name="L179">
        <text:list-item>
          <text:p text:style-name="P179"><text:span text:style-name="T765">their back, or pretending to support a colleague while undermining them in other settings.</text:span><text:span text:style-name="T766"/></text:p>
        </text:list-item>
        <text:list-item>
          <text:p text:style-name="P179"><text:span text:style-name="T767">Prohibition</text:span><text:span text:style-name="T768">: Two-faced behavior is strictly prohibited at [Your Company Name]. Such actions are harmful to trust, morale, and the overall work environment.</text:span><text:span text:style-name="T769"/></text:p>
        </text:list-item>
        <text:list-item>
          <text:p text:style-name="P179"><text:span text:style-name="T770">Examples of Two-Faced Behavior</text:span><text:span text:style-name="T771">:</text:span><text:span text:style-name="T772"/></text:p>
        </text:list-item>
        <text:list-item>
          <text:p text:style-name="P179"><text:span text:style-name="T773">Speaking positively about a colleague in their presence but criticizing them behind their back.</text:span><text:span text:style-name="T774"/></text:p>
        </text:list-item>
        <text:list-item>
          <text:p text:style-name="P179"><text:span text:style-name="T775">Pretending to support a team decision while privately working against it.</text:span><text:span text:style-name="T776"/></text:p>
        </text:list-item>
        <text:list-item>
          <text:p text:style-name="P179"><text:span text:style-name="T777">Sharing confidential information with others after promising to keep it private.</text:span><text:span text:style-name="T778"/></text:p>
        </text:list-item>
        <text:list-item>
          <text:p text:style-name="P179"><text:span text:style-name="T779">Consequences</text:span><text:span text:style-name="T780">: Engaging in two-faced behavior may result in disciplinary action, up to and including termination. This behavior undermines teamwork and trust, which are essential for a productive work environment.</text:span><text:span text:style-name="T781"/></text:p>
        </text:list-item>
      </text:list>
      <text:p text:style-name="P180"><text:span text:style-name="T782">COMPLIANCE WITH LAWS AND REGULATIONS</text:span><text:span text:style-name="T783"/></text:p>
      <text:p text:style-name="P181"><text:span text:style-name="T783"/></text:p>
      <text:list text:style-name="L182">
        <text:list-item>
          <text:p text:style-name="P182"><text:span text:style-name="T784">Legal Compliance</text:span><text:span text:style-name="T785">: Adhere to all applicable laws and regulations. Ensure that your actions comply with legal and regulatory requirements.</text:span><text:span text:style-name="T786"/></text:p>
        </text:list-item>
        <text:list-item>
          <text:p text:style-name="P182"><text:span text:style-name="T787">Health and Safety Regulations</text:span><text:span text:style-name="T788">: Follow all health and safety regulations. Participate in safety training sessions and drills.</text:span><text:span text:style-name="T789"/></text:p>
        </text:list-item>
      </text:list>
      <text:p text:style-name="P183"><text:span text:style-name="T790">PERSONAL CONDUCT</text:span><text:span text:style-name="T791"/></text:p>
      <text:list text:style-name="L184">
        <text:list-item>
          <text:p text:style-name="P184"><text:span text:style-name="T792">Substance Abuse</text:span><text:span text:style-name="T793">: The use, possession, or distribution of illegal drugs or alcohol on company premises or while performing work duties is strictly prohibited.</text:span><text:span text:style-name="T794"/></text:p>
        </text:list-item>
        <text:list-item>
          <text:p text:style-name="P184"><text:span text:style-name="T795">Personal Devices</text:span><text:span text:style-name="T796">: Personal devices should not be used during work hours, except for emergencies or work-related purposes with supervisor approval.</text:span><text:span text:style-name="T797"/></text:p>
        </text:list-item>
      </text:list>
      <text:p text:style-name="P185"><text:span text:style-name="T798">DISCIPLINARY ACTION</text:span><text:span text:style-name="T799"/></text:p>
      <text:list text:style-name="L186">
        <text:list-item>
          <text:p text:style-name="P186"><text:span text:style-name="T800">Verbal Warnings</text:span><text:span text:style-name="T801">: Issued for minor infractions as the first step in the disciplinary process.</text:span><text:span text:style-name="T802"/></text:p>
        </text:list-item>
        <text:list-item>
          <text:p text:style-name="P186"><text:span text:style-name="T803">Written Warnings</text:span><text:span text:style-name="T804">: Given for repeated or more serious infractions. A copy of the written warning will be placed in the<text:s/></text:span><text:span text:style-name="T805"/></text:p>
        </text:list-item>
      </text:list>
      <text:p text:style-name="P187"><text:span text:style-name="T805"/></text:p>
      <text:list text:style-name="L188">
        <text:list-item>
          <text:p text:style-name="P188"><text:span text:style-name="T806">employee's personnel file.</text:span><text:span text:style-name="T807"/></text:p>
        </text:list-item>
        <text:list-item>
          <text:p text:style-name="P188"><text:span text:style-name="T808">Suspension</text:span><text:span text:style-name="T809">: Temporary removal from duties for serious infractions or continued non-compliance with company policies. The duration of the suspension will be determined based on the severity of the infraction.</text:span><text:span text:style-name="T810"/></text:p>
        </text:list-item>
        <text:list-item>
          <text:p text:style-name="P188"><text:span text:style-name="T811">Termination</text:span><text:span text:style-name="T812">: The final step for severe or repeated violations of company policies. Employment will be terminated with a detailed record of the infractions leading to this decision.</text:span><text:span text:style-name="T813"/></text:p>
        </text:list-item>
      </text:list>
      <text:p text:style-name="P189"><text:span text:style-name="T814">ACKNOWLEDGMENT OF RECEIPT</text:span><text:span text:style-name="T815"/></text:p>
      <text:p text:style-name="P189"><text:span text:style-name="T816">I acknowledge that I have received, read, and understand the [Your Company Name] Employee Handbook, including the Code of Conduct section.</text:span><text:span text:style-name="T817"/></text:p>
      <text:p text:style-name="P189"><text:span text:style-name="T818">Employee Signature:</text:span><text:span text:style-name="T819"><text:s/>___________________________________<text:s/></text:span><text:span text:style-name="T820">Date:</text:span><text:span text:style-name="T821"><text:s/>___________</text:span><text:span text:style-name="T822"/></text:p>
      <text:p text:style-name="P189"><text:span text:style-name="T823">Printed Name:</text:span><text:span text:style-name="T824"><text:s/>_______________________________________</text:span><text:span text:style-name="T825"/></text:p>
      <text:p text:style-name="P190"><text:span text:style-name="T825"/></text:p>
      <text:p text:style-name="P191"><text:span text:style-name="T826">Feel free to let me know if there are any other sections you'd like to expand or additional clauses you'd like to include!</text:span><text:span text:style-name="T827"/></text:p>
      <text:p text:style-name="P191"><text:span text:style-name="T828">Explain the difference between demanding respect commanding, respect and earning respect</text:span><text:span text:style-name="T829"/></text:p>
      <text:p text:style-name="P191"><text:span text:style-name="T830">Sure, let's break down the differences between demanding respect, commanding respect, and earning respect:</text:span><text:span text:style-name="T831"/></text:p>
      <text:p text:style-name="P191"><text:span text:style-name="T832">Demanding Respect</text:span><text:span text:style-name="T833"/></text:p>
      <text:list text:style-name="L192">
        <text:list-item>
          <text:p text:style-name="P192"><text:span text:style-name="T834">Definition</text:span><text:span text:style-name="T835">: Demanding respect involves insisting on being treated with respect, often through authoritative or forceful means.</text:span><text:span text:style-name="T836"/></text:p>
        </text:list-item>
        <text:list-item>
          <text:p text:style-name="P192"><text:span text:style-name="T837">Characteristics</text:span><text:span text:style-name="T838">: This approach usually comes across as aggressive or entitled. The person may use their position of power, threats, or ultimatums to ensure they are respected.</text:span><text:span text:style-name="T839"/></text:p>
        </text:list-item>
        <text:list-item>
          <text:p text:style-name="P192"><text:span text:style-name="T840">Example</text:span><text:span text:style-name="T841">: A manager might say, "You will respect me because I am your boss," without demonstrating why they deserve that respect.</text:span><text:span text:style-name="T842"/></text:p>
        </text:list-item>
        <text:list-item>
          <text:p text:style-name="P192"><text:span text:style-name="T843">Outcome</text:span><text:span text:style-name="T844">: This often leads to superficial<text:s/></text:span><text:span text:style-name="T845"/></text:p>
        </text:list-item>
      </text:list>
      <text:p text:style-name="P193"><text:span text:style-name="T845"/></text:p>
      <text:list text:style-name="L194">
        <text:list-item>
          <text:p text:style-name="P194"><text:span text:style-name="T846">compliance rather than genuine respect. People may follow orders out of fear or obligation, but the underlying respect is not truly present.</text:span><text:span text:style-name="T847"/></text:p>
        </text:list-item>
      </text:list>
      <text:p text:style-name="P195"><text:span text:style-name="T848">Commanding Respect</text:span><text:span text:style-name="T849"/></text:p>
      <text:list text:style-name="L196">
        <text:list-item>
          <text:p text:style-name="P196"><text:span text:style-name="T850">Definition</text:span><text:span text:style-name="T851">: Commanding respect means establishing a presence or authority that naturally encourages others to respect you.</text:span><text:span text:style-name="T852"/></text:p>
        </text:list-item>
        <text:list-item>
          <text:p text:style-name="P196"><text:span text:style-name="T853">Characteristics</text:span><text:span text:style-name="T854">: This involves confidence, competence, and a strong sense of integrity. The individual does not need to ask for respect; their actions and demeanor inspire it.</text:span><text:span text:style-name="T855"/></text:p>
        </text:list-item>
        <text:list-item>
          <text:p text:style-name="P196"><text:span text:style-name="T856">Example</text:span><text:span text:style-name="T857">: A leader who is decisive, knowledgeable, and fair might naturally command respect from their team without explicitly requesting it.</text:span><text:span text:style-name="T858"/></text:p>
        </text:list-item>
        <text:list-item>
          <text:p text:style-name="P196"><text:span text:style-name="T859">Outcome</text:span><text:span text:style-name="T860">: This approach tends to result in genuine respect. People respect the individual because of their capabilities and the way they carry themselves.</text:span><text:span text:style-name="T861"/></text:p>
        </text:list-item>
      </text:list>
      <text:p text:style-name="P197"><text:span text:style-name="T862">Earning Respect</text:span><text:span text:style-name="T863"/></text:p>
      <text:p text:style-name="P198"><text:span text:style-name="T863"/></text:p>
      <text:list text:style-name="L199">
        <text:list-item>
          <text:p text:style-name="P199"><text:span text:style-name="T864">Definition</text:span><text:span text:style-name="T865">: Earning respect involves gaining respect through actions, behavior, and how one treats others over time.</text:span><text:span text:style-name="T866"/></text:p>
        </text:list-item>
        <text:list-item>
          <text:p text:style-name="P199"><text:span text:style-name="T867">Characteristics</text:span><text:span text:style-name="T868">: This is built on mutual understanding, trust, and consistent behavior. The person demonstrates respect for others and, in turn, earns respect.</text:span><text:span text:style-name="T869"/></text:p>
        </text:list-item>
        <text:list-item>
          <text:p text:style-name="P199"><text:span text:style-name="T870">Example</text:span><text:span text:style-name="T871">: A colleague who consistently helps others, listens actively, and performs their job well earns the respect of their peers.</text:span><text:span text:style-name="T872"/></text:p>
        </text:list-item>
        <text:list-item>
          <text:p text:style-name="P199"><text:span text:style-name="T873">Outcome</text:span><text:span text:style-name="T874">: This leads to deep, lasting respect. It fosters a positive and collaborative environment where respect is mutual and well-founded.</text:span><text:span text:style-name="T875"/></text:p>
        </text:list-item>
      </text:list>
      <text:p text:style-name="P200"><text:span text:style-name="T876">In essence,<text:s/></text:span><text:span text:style-name="T877">demanding respect</text:span><text:span text:style-name="T878"><text:s/>often results in fear or resentment,<text:s/></text:span><text:span text:style-name="T879">commanding respect</text:span><text:span text:style-name="T880"><text:s/>arises from inherent qualities and behavior, and<text:s/></text:span><text:span text:style-name="T881">earning respect</text:span><text:span text:style-name="T882"><text:s/>is built over time through consistent, respectful actions.</text:span><text:span text:style-name="T883"/></text:p>
      <text:p text:style-name="P200"><text:span text:style-name="T884">I'm not demanding respect, but I will command respect. Break that sentence down<text:s/></text:span><text:span text:style-name="T885"/></text:p>
      <text:p text:style-name="P201"><text:span text:style-name="T885"/></text:p>
      <text:p text:style-name="P202"><text:span text:style-name="T886">and explain it in detail.Put for me please</text:span><text:span text:style-name="T887"/></text:p>
      <text:p text:style-name="P202"><text:span text:style-name="T888">Certainly! Let's break down and explain the sentence "I'm not demanding respect, but I will command respect" in detail:</text:span><text:span text:style-name="T889"/></text:p>
      <text:p text:style-name="P202"><text:span text:style-name="T890">I'm Not Demanding Respect</text:span><text:span text:style-name="T891"/></text:p>
      <text:list text:style-name="L203">
        <text:list-item>
          <text:p text:style-name="P203"><text:span text:style-name="T892">Not Forcing Respect</text:span><text:span text:style-name="T893">: This part of the sentence emphasizes that you are not insisting on being respected through forceful means. You're not using your authority, threats, or ultimatums to make others respect you.</text:span><text:span text:style-name="T894"/></text:p>
        </text:list-item>
        <text:list-item>
          <text:p text:style-name="P203"><text:span text:style-name="T895">Avoiding Aggression</text:span><text:span text:style-name="T896">: It suggests that you're not adopting an aggressive or entitled approach. You understand that demanding respect usually leads to superficial compliance rather than genuine admiration.</text:span><text:span text:style-name="T897"/></text:p>
        </text:list-item>
      </text:list>
      <text:p text:style-name="P204"><text:span text:style-name="T898">But I Will Command Respect</text:span><text:span text:style-name="T899"/></text:p>
      <text:list text:style-name="L205">
        <text:list-item>
          <text:p text:style-name="P205"><text:span text:style-name="T900">Inspiring Respect Naturally</text:span><text:span text:style-name="T901">: This part of the sentence indicates that you will establish a presence or authority that naturally encourages others to respect you.</text:span><text:span text:style-name="T902"/></text:p>
        </text:list-item>
      </text:list>
      <text:p text:style-name="P206"><text:span text:style-name="T902"/></text:p>
      <text:list text:style-name="L207">
        <text:list-item>
          <text:p text:style-name="P207"><text:span text:style-name="T903">Confidence and Competence</text:span><text:span text:style-name="T904">: It implies that through your confidence, competence, and integrity, you will inspire respect. People will recognize and appreciate your abilities and character without needing to be told to respect you.</text:span><text:span text:style-name="T905"/></text:p>
        </text:list-item>
        <text:list-item>
          <text:p text:style-name="P207"><text:span text:style-name="T906">Actions and Behavior</text:span><text:span text:style-name="T907">: Your actions and behavior will speak for themselves. By demonstrating qualities such as fairness, knowledge, and decisiveness, you will command respect.</text:span><text:span text:style-name="T908"/></text:p>
        </text:list-item>
      </text:list>
      <text:p text:style-name="P208"><text:span text:style-name="T909">Putting It All Together</text:span><text:span text:style-name="T910"/></text:p>
      <text:list text:style-name="L209">
        <text:list-item>
          <text:p text:style-name="P209"><text:span text:style-name="T911">Balanced Approach</text:span><text:span text:style-name="T912">: The sentence highlights a balanced approach to respect. You're not resorting to force or aggression to gain respect. Instead, you rely on your natural ability to lead and inspire others through your actions and demeanor.</text:span><text:span text:style-name="T913"/></text:p>
        </text:list-item>
      </text:list>
      <text:p text:style-name="P210"><text:span text:style-name="T914">In essence, you are saying that respect is something you will naturally garner through your conduct and professionalism, rather than something you need to demand or force<text:s/></text:span><text:span text:style-name="T915"/></text:p>
      <text:p text:style-name="P211"><text:span text:style-name="T915"/></text:p>
      <text:p text:style-name="P212"><text:span text:style-name="T916">from others. This approach is more likely to result in genuine and lasting respect from those around you.</text:span><text:span text:style-name="T917"/></text:p>
      <text:p text:style-name="P212"><text:span text:style-name="T918">Incorporate the fourteen marine corps leadership traits into running an asphalt maintenance and repair business and included in the previous terms and conditions code of conduct employee contract et.C</text:span><text:span text:style-name="T919"/></text:p>
      <text:p text:style-name="P212"><text:span text:style-name="T920">Incorporating the fourteen Marine Corps leadership traits into running an asphalt maintenance and repair business can create a strong foundation for leadership, teamwork, and overall company success. Here’s how these traits can be included in the previous terms and conditions, code of conduct, and employee contract:</text:span><text:span text:style-name="T921"/></text:p>
      <text:p text:style-name="P212"><text:span text:style-name="T922">[YOUR COMPANY NAME] EMPLOYEE HANDBOOK</text:span><text:span text:style-name="T923"/></text:p>
      <text:p text:style-name="P212"><text:span text:style-name="T924">Welcome and Introduction</text:span><text:span text:style-name="T925"/></text:p>
      <text:p text:style-name="P212"><text:span text:style-name="T926">Welcome Letter</text:span><text:span text:style-name="T927"/></text:p>
      <text:p text:style-name="P212"><text:span text:style-name="T928">Welcome to<text:s/></text:span><text:span text:style-name="T929">[YOUR COMPANY NAME]</text:span><text:span text:style-name="T930">! We are THRILLED to have you on our TEAM. Our<text:s/></text:span><text:span text:style-name="T931"/></text:p>
      <text:p text:style-name="P213"><text:span text:style-name="T931"/></text:p>
      <text:p text:style-name="P214"><text:span text:style-name="T932">MISSION is to provide TOP-QUALITY ASPHALT MAINTENANCE SERVICES while ensuring a SAFE and POSITIVE WORK ENVIRONMENT for all our EMPLOYEES. This HANDBOOK is designed to familiarize you with our POLICIES, PROCEDURES, and BENEFITS. We hope you find it HELPFUL.</text:span><text:span text:style-name="T933"/></text:p>
      <text:p text:style-name="P214"><text:span text:style-name="T934">Sincerely, [CEO/Owner's Name]</text:span><text:span text:style-name="T935"/></text:p>
      <text:p text:style-name="P214"><text:span text:style-name="T936">Company Overview</text:span><text:span text:style-name="T937"/></text:p>
      <text:list text:style-name="L215">
        <text:list-item>
          <text:p text:style-name="P215"><text:span text:style-name="T938">MISSION STATEMENT</text:span><text:span text:style-name="T939">: Our MISSION is to deliver EXCEPTIONAL ASPHALT MAINTENANCE SERVICES with INTEGRITY, QUALITY, and INNOVATION.</text:span><text:span text:style-name="T940"/></text:p>
        </text:list-item>
        <text:list-item>
          <text:p text:style-name="P215"><text:span text:style-name="T941">VISION STATEMENT</text:span><text:span text:style-name="T942">: Our VISION is to be the LEADING PROVIDER of ASPHALT MAINTENANCE SOLUTIONS, recognized for our DEDICATION to EXCELLENCE and CUSTOMER SATISFACTION.</text:span><text:span text:style-name="T943"/></text:p>
        </text:list-item>
        <text:list-item>
          <text:p text:style-name="P215"><text:span text:style-name="T944">CORE VALUES</text:span><text:span text:style-name="T945">: QUALITY, SAFETY, INTEGRITY, TEAMWORK, and CUSTOMER SERVICE.</text:span><text:span text:style-name="T946"/></text:p>
        </text:list-item>
      </text:list>
      <text:p text:style-name="P216"><text:span text:style-name="T947">Employment Policies</text:span><text:span text:style-name="T948"/></text:p>
      <text:p text:style-name="P216"><text:span text:style-name="T949">AT-WILL EMPLOYMENT</text:span><text:span text:style-name="T950"/></text:p>
      <text:p text:style-name="P217"><text:span text:style-name="T950"/></text:p>
      <text:p text:style-name="P218"><text:span text:style-name="T951">EMPLOYMENT at<text:s/></text:span><text:span text:style-name="T952">[YOUR COMPANY NAME]</text:span><text:span text:style-name="T953"><text:s/>is on an AT-WILL BASIS, meaning either the EMPLOYEE or the COMPANY may TERMINATE the EMPLOYMENT RELATIONSHIP at any time, with or without CAUSE or NOTICE.</text:span><text:span text:style-name="T954"/></text:p>
      <text:p text:style-name="P218"><text:span text:style-name="T955">EQUAL OPPORTUNITY STATEMENT</text:span><text:span text:style-name="T956"/></text:p>
      <text:p text:style-name="P218"><text:span text:style-name="T957">[YOUR COMPANY NAME]</text:span><text:span text:style-name="T958"><text:s/>is an EQUAL OPPORTUNITY EMPLOYER. We do not DISCRIMINATE on the basis of RACE, COLOR, RELIGION, SEX, NATIONAL ORIGIN, AGE, DISABILITY, VETERAN STATUS, or any other PROTECTED CHARACTERISTIC as established by LAW.</text:span><text:span text:style-name="T959"/></text:p>
      <text:p text:style-name="P218"><text:span text:style-name="T960">WORK AUTHORIZATION</text:span><text:span text:style-name="T961"/></text:p>
      <text:p text:style-name="P218"><text:span text:style-name="T962">All EMPLOYEES must be legally AUTHORIZED to WORK in the UNITED STATES. Verification of ELIGIBILITY to WORK is required by LAW and must be confirmed through the completion of FORM I-9.</text:span><text:span text:style-name="T963"/></text:p>
      <text:p text:style-name="P218"><text:span text:style-name="T964">ANTI-HARASSMENT POLICY</text:span><text:span text:style-name="T965"/></text:p>
      <text:p text:style-name="P218"><text:span text:style-name="T966">[YOUR COMPANY NAME]</text:span><text:span text:style-name="T967"><text:s/>is committed to maintaining a WORK ENVIRONMENT that is FREE FROM HARASSMENT. HARASSMENT in<text:s/></text:span><text:span text:style-name="T968"/></text:p>
      <text:p text:style-name="P219"><text:span text:style-name="T968"/></text:p>
      <text:p text:style-name="P220"><text:span text:style-name="T969">any form, including SEXUAL HARASSMENT, is strictly PROHIBITED. EMPLOYEES are encouraged to report any incidents of HARASSMENT to their SUPERVISOR or HR DEPARTMENT.</text:span><text:span text:style-name="T970"/></text:p>
      <text:p text:style-name="P220"><text:span text:style-name="T971">Job Descriptions and Responsibilities</text:span><text:span text:style-name="T972"/></text:p>
      <text:p text:style-name="P220"><text:span text:style-name="T973">JOB TITLES</text:span><text:span text:style-name="T974"/></text:p>
      <text:list text:style-name="L221">
        <text:list-item>
          <text:p text:style-name="P221"><text:span text:style-name="T975">ASPHALT TECHNICIAN</text:span><text:span text:style-name="T976">: Responsible for SEALING ASPHALT DRIVEWAYS and PARKING LOTS, REPAIRING CRACKS, and ensuring SURFACES are SMOOTH and DURABLE.</text:span><text:span text:style-name="T977"/></text:p>
        </text:list-item>
        <text:list-item>
          <text:p text:style-name="P221"><text:span text:style-name="T978">CRACK REPAIR SPECIALIST</text:span><text:span text:style-name="T979">: Focuses on IDENTIFYING and REPAIRING CRACKS in ASPHALT SURFACES using appropriate MATERIALS and TECHNIQUES.</text:span><text:span text:style-name="T980"/></text:p>
        </text:list-item>
        <text:list-item>
          <text:p text:style-name="P221"><text:span text:style-name="T981">PARKING LOT STRIPER</text:span><text:span text:style-name="T982">: Specializes in PAINTING and STRIPING PARKING LOTS according to SPECIFICATIONS, ensuring CLEAR and ACCURATE MARKINGS.</text:span><text:span text:style-name="T983"/></text:p>
        </text:list-item>
      </text:list>
      <text:p text:style-name="P222"><text:span text:style-name="T984">RESPONSIBILITIES</text:span><text:span text:style-name="T985"/></text:p>
      <text:p text:style-name="P223"><text:span text:style-name="T985"/></text:p>
      <text:list text:style-name="L224">
        <text:list-item>
          <text:p text:style-name="P224"><text:span text:style-name="T986">Adhering to all SAFETY PROTOCOLS and wearing appropriate PPE.</text:span><text:span text:style-name="T987"/></text:p>
        </text:list-item>
        <text:list-item>
          <text:p text:style-name="P224"><text:span text:style-name="T988">Using EQUIPMENT and MATERIALS properly to ensure HIGH-QUALITY RESULTS.</text:span><text:span text:style-name="T989"/></text:p>
        </text:list-item>
        <text:list-item>
          <text:p text:style-name="P224"><text:span text:style-name="T990">Maintaining a CLEAN and ORGANIZED WORK AREA.</text:span><text:span text:style-name="T991"/></text:p>
        </text:list-item>
        <text:list-item>
          <text:p text:style-name="P224"><text:span text:style-name="T992">Communicating effectively with TEAM MEMBERS and SUPERVISORS.</text:span><text:span text:style-name="T993"/></text:p>
        </text:list-item>
      </text:list>
      <text:p text:style-name="P225"><text:span text:style-name="T994">COMPENSATION AND BENEFITS</text:span><text:span text:style-name="T995"/></text:p>
      <text:p text:style-name="P225"><text:span text:style-name="T996">PAY STRUCTURE</text:span><text:span text:style-name="T997"/></text:p>
      <text:list text:style-name="L226">
        <text:list-item>
          <text:p text:style-name="P226"><text:span text:style-name="T998">EMPLOYEES are compensated on an HOURLY BASIS.</text:span><text:span text:style-name="T999"/></text:p>
        </text:list-item>
        <text:list-item>
          <text:p text:style-name="P226"><text:span text:style-name="T1000">OVERTIME PAY is calculated at ONE AND A HALF TIMES the regular HOURLY RATE for hours worked over 40 in a WORKWEEK.</text:span><text:span text:style-name="T1001"/></text:p>
        </text:list-item>
      </text:list>
      <text:p text:style-name="P227"><text:span text:style-name="T1002">BENEFITS</text:span><text:span text:style-name="T1003"/></text:p>
      <text:list text:style-name="L228">
        <text:list-item>
          <text:p text:style-name="P228"><text:span text:style-name="T1004">HEALTH INSURANCE</text:span><text:span text:style-name="T1005">: Eligible EMPLOYEES can enroll in HEALTH INSURANCE PLANS provided by the COMPANY.</text:span><text:span text:style-name="T1006"/></text:p>
        </text:list-item>
        <text:list-item>
          <text:p text:style-name="P228"><text:span text:style-name="T1007">RETIREMENT PLANS</text:span><text:span text:style-name="T1008">: EMPLOYEES may participate in COMPANY-SPONSORED<text:s/></text:span><text:span text:style-name="T1009"/></text:p>
        </text:list-item>
      </text:list>
      <text:p text:style-name="P229"><text:span text:style-name="T1009"/></text:p>
      <text:list text:style-name="L230">
        <text:list-item>
          <text:p text:style-name="P230"><text:span text:style-name="T1010">RETIREMENT PLANS.</text:span><text:span text:style-name="T1011"/></text:p>
        </text:list-item>
        <text:list-item>
          <text:p text:style-name="P230"><text:span text:style-name="T1012">PAID TIME OFF (PTO)</text:span><text:span text:style-name="T1013">: Details on VACATION, SICK LEAVE, and other types of PTO.</text:span><text:span text:style-name="T1014"/></text:p>
        </text:list-item>
        <text:list-item>
          <text:p text:style-name="P230"><text:span text:style-name="T1015">EMPLOYEE ASSISTANCE PROGRAM (EAP)</text:span><text:span text:style-name="T1016">: Access to confidential COUNSELING and SUPPORT SERVICES for PERSONAL and WORK-RELATED ISSUES.</text:span><text:span text:style-name="T1017"/></text:p>
        </text:list-item>
      </text:list>
      <text:p text:style-name="P231"><text:span text:style-name="T1018">WORK HOURS AND ATTENDANCE</text:span><text:span text:style-name="T1019"/></text:p>
      <text:p text:style-name="P231"><text:span text:style-name="T1020">WORK HOURS</text:span><text:span text:style-name="T1021"/></text:p>
      <text:p text:style-name="P231"><text:span text:style-name="T1022">STANDARD WORK HOURS are from [START TIME] to [END TIME], MONDAY through FRIDAY. Adjustments to WORK HOURS may be made based on PROJECT REQUIREMENTS.</text:span><text:span text:style-name="T1023"/></text:p>
      <text:p text:style-name="P231"><text:span text:style-name="T1024">ATTENDANCE POLICY</text:span><text:span text:style-name="T1025"/></text:p>
      <text:p text:style-name="P231"><text:span text:style-name="T1026">Regular ATTENDANCE is essential to the successful operation of<text:s/></text:span><text:span text:style-name="T1027">[YOUR COMPANY NAME]</text:span><text:span text:style-name="T1028">. EMPLOYEES are expected to report to WORK on TIME and notify their SUPERVISOR in ADVANCE if they are unable to WORK.</text:span><text:span text:style-name="T1029"/></text:p>
      <text:p text:style-name="P231"><text:span text:style-name="T1030">ABSENCE AND TARDINESS</text:span><text:span text:style-name="T1031"/></text:p>
      <text:p text:style-name="P232"><text:span text:style-name="T1031"/></text:p>
      <text:p text:style-name="P233"><text:span text:style-name="T1032">Repeated UNEXCUSED ABSENCES or TARDINESS may result in DISCIPLINARY ACTION. EMPLOYEES must inform their SUPERVISOR as soon as possible if they are unable to report to WORK.</text:span><text:span text:style-name="T1033"/></text:p>
      <text:p text:style-name="P233"><text:span text:style-name="T1034">SAFETY AND HEALTH</text:span><text:span text:style-name="T1035"/></text:p>
      <text:p text:style-name="P233"><text:span text:style-name="T1036">PERSONAL PROTECTIVE EQUIPMENT (PPE)</text:span><text:span text:style-name="T1037"/></text:p>
      <text:p text:style-name="P233"><text:span text:style-name="T1038">EMPLOYEES are required to wear appropriate PPE, including LONG PANTS, SAFETY BOOTS, GLOVES, and SAFETY GLASSES, while performing their duties.</text:span><text:span text:style-name="T1039"/></text:p>
      <text:p text:style-name="P233"><text:span text:style-name="T1040">ACCIDENT PREVENTION AND SAFETY PROCEDURES</text:span><text:span text:style-name="T1041"/></text:p>
      <text:list text:style-name="L234">
        <text:list-item>
          <text:p text:style-name="P234"><text:span text:style-name="T1042">Adhere to all SAFETY PROTOCOLS and PROCEDURES.</text:span><text:span text:style-name="T1043"/></text:p>
        </text:list-item>
        <text:list-item>
          <text:p text:style-name="P234"><text:span text:style-name="T1044">Report any ACCIDENTS or UNSAFE CONDITIONS to your SUPERVISOR immediately.</text:span><text:span text:style-name="T1045"/></text:p>
        </text:list-item>
        <text:list-item>
          <text:p text:style-name="P234"><text:span text:style-name="T1046">Participate in SAFETY TRAINING SESSIONS and DRILLS.</text:span><text:span text:style-name="T1047"/></text:p>
        </text:list-item>
      </text:list>
      <text:p text:style-name="P235"><text:span text:style-name="T1048">HEALTH AND WELLNESS<text:s/></text:span><text:span text:style-name="T1049"/></text:p>
      <text:p text:style-name="P236"><text:span text:style-name="T1049"/></text:p>
      <text:p text:style-name="P237"><text:span text:style-name="T1050">PROGRAMS</text:span><text:span text:style-name="T1051"/></text:p>
      <text:p text:style-name="P237"><text:span text:style-name="T1052">[YOUR COMPANY NAME]</text:span><text:span text:style-name="T1053"><text:s/>is committed to promoting the HEALTH and WELLNESS of its EMPLOYEES. We offer PROGRAMS and RESOURCES to support PHYSICAL and MENTAL WELL-BEING.</text:span><text:span text:style-name="T1054"/></text:p>
      <text:p text:style-name="P237"><text:span text:style-name="T1055">CONDUCT AND DISCIPLINE</text:span><text:span text:style-name="T1056"/></text:p>
      <text:p text:style-name="P237"><text:span text:style-name="T1057">CODE OF CONDUCT</text:span><text:span text:style-name="T1058"/></text:p>
      <text:p text:style-name="P237"><text:span text:style-name="T1059">EMPLOYEES are expected to conduct themselves in a PROFESSIONAL and RESPECTFUL manner at all times. This includes:</text:span><text:span text:style-name="T1060"/></text:p>
      <text:list text:style-name="L238">
        <text:list-item>
          <text:p text:style-name="P238"><text:span text:style-name="T1061">Treating COLLEAGUES, CLIENTS, and the PUBLIC with RESPECT and COURTESY.</text:span><text:span text:style-name="T1062"/></text:p>
        </text:list-item>
        <text:list-item>
          <text:p text:style-name="P238"><text:span text:style-name="T1063">Complying with all COMPANY POLICIES and PROCEDURES.</text:span><text:span text:style-name="T1064"/></text:p>
        </text:list-item>
        <text:list-item>
          <text:p text:style-name="P238"><text:span text:style-name="T1065">Maintaining a POSITIVE and COLLABORATIVE WORK ENVIRONMENT.</text:span><text:span text:style-name="T1066"/></text:p>
        </text:list-item>
      </text:list>
      <text:p text:style-name="P239"><text:span text:style-name="T1067">DISCIPLINARY PROCEDURES</text:span><text:span text:style-name="T1068"/></text:p>
      <text:p text:style-name="P239"><text:span text:style-name="T1069">Violations of COMPANY POLICIES may result in DISCIPLINARY ACTION, up to and including TERMINATION. Steps in the DISCIPLINARY<text:s/></text:span><text:span text:style-name="T1070"/></text:p>
      <text:p text:style-name="P240"><text:span text:style-name="T1070"/></text:p>
      <text:p text:style-name="P241"><text:span text:style-name="T1071">PROCESS may include VERBAL WARNINGS, WRITTEN WARNINGS, SUSPENSION, and TERMINATION.</text:span><text:span text:style-name="T1072"/></text:p>
      <text:p text:style-name="P241"><text:span text:style-name="T1073">TRAINING AND DEVELOPMENT</text:span><text:span text:style-name="T1074"/></text:p>
      <text:p text:style-name="P241"><text:span text:style-name="T1075">TRAINING OPPORTUNITIES</text:span><text:span text:style-name="T1076"/></text:p>
      <text:p text:style-name="P241"><text:span text:style-name="T1077">[YOUR COMPANY NAME]</text:span><text:span text:style-name="T1078"><text:s/>provides ONGOING TRAINING to ensure EMPLOYEES are skilled and knowledgeable in their roles. TRAINING PROGRAMS may include:</text:span><text:span text:style-name="T1079"/></text:p>
      <text:list text:style-name="L242">
        <text:list-item>
          <text:p text:style-name="P242"><text:span text:style-name="T1080">ON-THE-JOB TRAINING</text:span><text:span text:style-name="T1081"/></text:p>
        </text:list-item>
        <text:list-item>
          <text:p text:style-name="P242"><text:span text:style-name="T1082">SAFETY TRAINING</text:span><text:span text:style-name="T1083"/></text:p>
        </text:list-item>
        <text:list-item>
          <text:p text:style-name="P242"><text:span text:style-name="T1084">PROFESSIONAL DEVELOPMENT WORKSHOPS</text:span><text:span text:style-name="T1085"/></text:p>
        </text:list-item>
      </text:list>
      <text:p text:style-name="P243"><text:span text:style-name="T1086">CAREER DEVELOPMENT</text:span><text:span text:style-name="T1087"/></text:p>
      <text:p text:style-name="P243"><text:span text:style-name="T1088">EMPLOYEES are encouraged to pursue CAREER DEVELOPMENT OPPORTUNITIES and may discuss their CAREER GOALS with their SUPERVISORS.</text:span><text:span text:style-name="T1089"/></text:p>
      <text:p text:style-name="P243"><text:span text:style-name="T1090">PERFORMANCE EVALUATIONS</text:span><text:span text:style-name="T1091"/></text:p>
      <text:p text:style-name="P243"><text:span text:style-name="T1092">Regular PERFORMANCE EVALUATIONS will be conducted to provide FEEDBACK and identify AREAS FOR IMPROVEMENT. EMPLOYEES are encouraged to discuss their PERFORMANCE<text:s/></text:span><text:span text:style-name="T1093"/></text:p>
      <text:p text:style-name="P244"><text:span text:style-name="T1093"/></text:p>
      <text:p text:style-name="P245"><text:span text:style-name="T1094">and CAREER GOALS during these EVALUATIONS.</text:span><text:span text:style-name="T1095"/></text:p>
      <text:p text:style-name="P245"><text:span text:style-name="T1096">TECHNOLOGY AND EQUIPMENT USAGE</text:span><text:span text:style-name="T1097"/></text:p>
      <text:p text:style-name="P245"><text:span text:style-name="T1098">USE OF COMPANY EQUIPMENT</text:span><text:span text:style-name="T1099"/></text:p>
      <text:p text:style-name="P245"><text:span text:style-name="T1100">EMPLOYEES are expected to use COMPANY EQUIPMENT responsibly and for WORK-RELATED PURPOSES ONLY. Any DAMAGE or MALFUNCTION should be reported to a SUPERVISOR immediately.</text:span><text:span text:style-name="T1101"/></text:p>
      <text:p text:style-name="P245"><text:span text:style-name="T1102">INTERNET AND EMAIL POLICY</text:span><text:span text:style-name="T1103"/></text:p>
      <text:p text:style-name="P245"><text:span text:style-name="T1104">INTERNET and EMAIL ACCESS provided by<text:s/></text:span><text:span text:style-name="T1105">[YOUR COMPANY NAME]</text:span><text:span text:style-name="T1106"><text:s/>are to be used for BUSINESS PURPOSES ONLY. Unauthorized or inappropriate USE may result in DISCIPLINARY ACTION.</text:span><text:span text:style-name="T1107"/></text:p>
      <text:p text:style-name="P245"><text:span text:style-name="T1108">TERMINATION AND EXIT PROCEDURES</text:span><text:span text:style-name="T1109"/></text:p>
      <text:p text:style-name="P245"><text:span text:style-name="T1110">NOTICE OF RESIGNATION</text:span><text:span text:style-name="T1111"/></text:p>
      <text:p text:style-name="P245"><text:span text:style-name="T1112">EMPLOYEES who wish to RESIGN are encouraged to provide at least TWO WEEKS'<text:s/></text:span><text:span text:style-name="T1113"/></text:p>
      <text:p text:style-name="P246"><text:span text:style-name="T1113"/></text:p>
      <text:p text:style-name="P247"><text:span text:style-name="T1114">NOTICE.</text:span><text:span text:style-name="T1115"/></text:p>
      <text:p text:style-name="P247"><text:span text:style-name="T1116">EXIT INTERVIEWS</text:span><text:span text:style-name="T1117"/></text:p>
      <text:p text:style-name="P247"><text:span text:style-name="T1118">An EXIT INTERVIEW will be conducted to gather FEEDBACK and ensure a SMOOTH TRANSITION. EMPLOYEES are expected to return all COMPANY PROPERTY upon TERMINATION of EMPLOYMENT.</text:span><text:span text:style-name="T1119"/></text:p>
      <text:p text:style-name="P247"><text:span text:style-name="T1120">FINAL PAYCHECK</text:span><text:span text:style-name="T1121"/></text:p>
      <text:p text:style-name="P247"><text:span text:style-name="T1122">EMPLOYEES will receive their FINAL PAYCHECK, including any ACCRUED but unused PTO, on the next scheduled PAYDAY following their TERMINATION DATE.</text:span><text:span text:style-name="T1123"/></text:p>
      <text:p text:style-name="P247"><text:span text:style-name="T1124">ACKNOWLEDGMENT OF RECEIPT</text:span><text:span text:style-name="T1125"/></text:p>
      <text:p text:style-name="P247"><text:span text:style-name="T1126">I acknowledge that I have received, read, and understand the<text:s/></text:span><text:span text:style-name="T1127">[YOUR COMPANY NAME] EMPLOYEE HANDBOOK</text:span><text:span text:style-name="T1128">.</text:span><text:span text:style-name="T1129"/></text:p>
      <text:p text:style-name="P247"><text:span text:style-name="T1130">EMPLOYEE SIGNATURE:</text:span><text:span text:style-name="T1131"><text:s/>___________________________________<text:s/></text:span><text:span text:style-name="T1132">DATE:</text:span><text:span text:style-name="T1133"><text:s/>___________</text:span><text:span text:style-name="T1134"/></text:p>
      <text:p text:style-name="P247"><text:span text:style-name="T1135">PRINTED NAME:</text:span><text:span text:style-name="T1136"><text:s/>_______________________________________</text:span><text:span text:style-name="T1137"/></text:p>
      <text:p text:style-name="P248"><text:span text:style-name="T1137"/></text:p>
      <text:p text:style-name="P249"><text:span text:style-name="T1138">INCORPORATING THE MARINE CORPS LEADERSHIP TRAITS</text:span><text:span text:style-name="T1139"/></text:p>
      <text:p text:style-name="P249"><text:span text:style-name="T1140">1. JUSTICE</text:span><text:span text:style-name="T1141"/></text:p>
      <text:list text:style-name="L250">
        <text:list-item>
          <text:p text:style-name="P250"><text:span text:style-name="T1142">Fairness in Decisions</text:span><text:span text:style-name="T1143">: Ensure all decisions are made fairly and impartially.</text:span><text:span text:style-name="T1144"/></text:p>
        </text:list-item>
        <text:list-item>
          <text:p text:style-name="P250"><text:span text:style-name="T1145">Equal Treatment</text:span><text:span text:style-name="T1146">: Treat all employees equally and without favoritism.</text:span><text:span text:style-name="T1147"/></text:p>
        </text:list-item>
      </text:list>
      <text:p text:style-name="P251"><text:span text:style-name="T1148">2. JUDGMENT</text:span><text:span text:style-name="T1149"/></text:p>
      <text:list text:style-name="L252">
        <text:list-item>
          <text:p text:style-name="P252"><text:span text:style-name="T1150">Sound Decisions</text:span><text:span text:style-name="T1151">: Make well-informed and thoughtful decisions.</text:span><text:span text:style-name="T1152"/></text:p>
        </text:list-item>
        <text:list-item>
          <text:p text:style-name="P252"><text:span text:style-name="T1153">Critical Thinking</text:span><text:span text:style-name="T1154">: Evaluate all available information before making decisions.</text:span><text:span text:style-name="T1155"/></text:p>
        </text:list-item>
      </text:list>
      <text:p text:style-name="P253"><text:span text:style-name="T1156">3. DEPENDABILITY</text:span><text:span text:style-name="T1157"/></text:p>
      <text:list text:style-name="L254">
        <text:list-item>
          <text:p text:style-name="P254"><text:span text:style-name="T1158">Reliability</text:span><text:span text:style-name="T1159">: Be reliable and trustworthy in all aspects of your job.</text:span><text:span text:style-name="T1160"/></text:p>
        </text:list-item>
        <text:list-item>
          <text:p text:style-name="P254"><text:span text:style-name="T1161">Consistency</text:span><text:span text:style-name="T1162">: Perform your duties consistently and reliably.</text:span><text:span text:style-name="T1163"/></text:p>
        </text:list-item>
      </text:list>
      <text:p text:style-name="P255"><text:span text:style-name="T1164">4. INITIATIVE</text:span><text:span text:style-name="T1165"/></text:p>
      <text:list text:style-name="L256">
        <text:list-item>
          <text:p text:style-name="P256"><text:span text:style-name="T1166">Proactivity</text:span><text:span text:style-name="T1167">: Take proactive steps to improve work processes and address issues.</text:span><text:span text:style-name="T1168"/></text:p>
        </text:list-item>
        <text:list-item>
          <text:p text:style-name="P256"><text:span text:style-name="T1169">Problem Solving</text:span><text:span text:style-name="T1170">: Actively seek solutions<text:s/></text:span><text:span text:style-name="T1171"/></text:p>
        </text:list-item>
      </text:list>
      <text:p text:style-name="P257"><text:span text:style-name="T1171"/></text:p>
      <text:list text:style-name="L258">
        <text:list-item>
          <text:p text:style-name="P258"><text:span text:style-name="T1172">to problems without waiting for instructions.</text:span><text:span text:style-name="T1173"/></text:p>
        </text:list-item>
      </text:list>
      <text:p text:style-name="P259"><text:span text:style-name="T1174">5. DECISIVENESS</text:span><text:span text:style-name="T1175"/></text:p>
      <text:list text:style-name="L260">
        <text:list-item>
          <text:p text:style-name="P260"><text:span text:style-name="T1176">Timely Decisions</text:span><text:span text:style-name="T1177">: Make decisions in a timely manner, especially in high-pressure situations.</text:span><text:span text:style-name="T1178"/></text:p>
        </text:list-item>
        <text:list-item>
          <text:p text:style-name="P260"><text:span text:style-name="T1179">Confidence</text:span><text:span text:style-name="T1180">: Display confidence in your decisions and actions.</text:span><text:span text:style-name="T1181"/></text:p>
        </text:list-item>
      </text:list>
      <text:p text:style-name="P261"><text:span text:style-name="T1182">6. TACT</text:span><text:span text:style-name="T1183"/></text:p>
      <text:list text:style-name="L262">
        <text:list-item>
          <text:p text:style-name="P262"><text:span text:style-name="T1184">**Dipl</text:span><text:span text:style-name="T1185"/></text:p>
        </text:list-item>
      </text:list>
      <text:p text:style-name="P263"><text:span text:style-name="T1186">Incorporate the fourteen marine corps leaderships and explain in detail.They meaning and examples</text:span><text:span text:style-name="T1187"/></text:p>
      <text:p text:style-name="P263"><text:span text:style-name="T1188">Certainly! Incorporating the fourteen Marine Corps leadership traits into your asphalt maintenance and repair business can enhance leadership, teamwork, and overall success. Here's how these traits can be integrated into your employee handbook, with detailed explanations and examples:</text:span><text:span text:style-name="T1189"/></text:p>
      <text:p text:style-name="P263"><text:span text:style-name="T1190">[YOUR COMPANY NAME] EMPLOYEE HANDBOOK</text:span><text:span text:style-name="T1191"/></text:p>
      <text:p text:style-name="P263"><text:span text:style-name="T1192">Welcome and Introduction</text:span><text:span text:style-name="T1193"/></text:p>
      <text:p text:style-name="P264"><text:span text:style-name="T1193"/></text:p>
      <text:p text:style-name="P265"><text:span text:style-name="T1194">Welcome Letter</text:span><text:span text:style-name="T1195"/></text:p>
      <text:p text:style-name="P265"><text:span text:style-name="T1196">Welcome to<text:s/></text:span><text:span text:style-name="T1197">[YOUR COMPANY NAME]</text:span><text:span text:style-name="T1198">! We are THRILLED to have you on our TEAM. Our MISSION is to provide TOP-QUALITY ASPHALT MAINTENANCE SERVICES while ensuring a SAFE and POSITIVE WORK ENVIRONMENT for all our EMPLOYEES. This HANDBOOK is designed to familiarize you with our POLICIES, PROCEDURES, and BENEFITS. We hope you find it HELPFUL.</text:span><text:span text:style-name="T1199"/></text:p>
      <text:p text:style-name="P265"><text:span text:style-name="T1200">Sincerely, [CEO/Owner's Name]</text:span><text:span text:style-name="T1201"/></text:p>
      <text:p text:style-name="P265"><text:span text:style-name="T1202">Company Overview</text:span><text:span text:style-name="T1203"/></text:p>
      <text:list text:style-name="L266">
        <text:list-item>
          <text:p text:style-name="P266"><text:span text:style-name="T1204">MISSION STATEMENT</text:span><text:span text:style-name="T1205">: Our MISSION is to deliver EXCEPTIONAL ASPHALT MAINTENANCE SERVICES with INTEGRITY, QUALITY, and INNOVATION.</text:span><text:span text:style-name="T1206"/></text:p>
        </text:list-item>
        <text:list-item>
          <text:p text:style-name="P266"><text:span text:style-name="T1207">VISION STATEMENT</text:span><text:span text:style-name="T1208">: Our VISION is to be the LEADING PROVIDER of ASPHALT MAINTENANCE SOLUTIONS, recognized for our DEDICATION to EXCELLENCE and CUSTOMER SATISFACTION.</text:span><text:span text:style-name="T1209"/></text:p>
        </text:list-item>
        <text:list-item>
          <text:p text:style-name="P266"><text:span text:style-name="T1210">CORE VALUES</text:span><text:span text:style-name="T1211">: QUALITY, SAFETY,<text:s/></text:span><text:span text:style-name="T1212"/></text:p>
        </text:list-item>
      </text:list>
      <text:p text:style-name="P267"><text:span text:style-name="T1212"/></text:p>
      <text:list text:style-name="L268">
        <text:list-item>
          <text:p text:style-name="P268"><text:span text:style-name="T1213">INTEGRITY, TEAMWORK, and CUSTOMER SERVICE.</text:span><text:span text:style-name="T1214"/></text:p>
        </text:list-item>
      </text:list>
      <text:p text:style-name="P269"><text:span text:style-name="T1215">Employment Policies</text:span><text:span text:style-name="T1216"/></text:p>
      <text:p text:style-name="P269"><text:span text:style-name="T1217">AT-WILL EMPLOYMENT</text:span><text:span text:style-name="T1218"/></text:p>
      <text:p text:style-name="P269"><text:span text:style-name="T1219">EMPLOYMENT at<text:s/></text:span><text:span text:style-name="T1220">[YOUR COMPANY NAME]</text:span><text:span text:style-name="T1221"><text:s/>is on an AT-WILL BASIS, meaning either the EMPLOYEE or the COMPANY may TERMINATE the EMPLOYMENT RELATIONSHIP at any time, with or without CAUSE or NOTICE.</text:span><text:span text:style-name="T1222"/></text:p>
      <text:p text:style-name="P269"><text:span text:style-name="T1223">EQUAL OPPORTUNITY STATEMENT</text:span><text:span text:style-name="T1224"/></text:p>
      <text:p text:style-name="P269"><text:span text:style-name="T1225">[YOUR COMPANY NAME]</text:span><text:span text:style-name="T1226"><text:s/>is an EQUAL OPPORTUNITY EMPLOYER. We do not DISCRIMINATE on the basis of RACE, COLOR, RELIGION, SEX, NATIONAL ORIGIN, AGE, DISABILITY, VETERAN STATUS, or any other PROTECTED CHARACTERISTIC as established by LAW.</text:span><text:span text:style-name="T1227"/></text:p>
      <text:p text:style-name="P269"><text:span text:style-name="T1228">WORK AUTHORIZATION</text:span><text:span text:style-name="T1229"/></text:p>
      <text:p text:style-name="P269"><text:span text:style-name="T1230">All EMPLOYEES must be legally AUTHORIZED to WORK in the UNITED STATES. Verification of ELIGIBILITY to WORK is required by LAW and must be confirmed through the completion of FORM I-9.</text:span><text:span text:style-name="T1231"/></text:p>
      <text:p text:style-name="P270"><text:span text:style-name="T1231"/></text:p>
      <text:p text:style-name="P271"><text:span text:style-name="T1232">ANTI-HARASSMENT POLICY</text:span><text:span text:style-name="T1233"/></text:p>
      <text:p text:style-name="P271"><text:span text:style-name="T1234">[YOUR COMPANY NAME]</text:span><text:span text:style-name="T1235"><text:s/>is committed to maintaining a WORK ENVIRONMENT that is FREE FROM HARASSMENT. HARASSMENT in any form, including SEXUAL HARASSMENT, is strictly PROHIBITED. EMPLOYEES are encouraged to report any incidents of HARASSMENT to their SUPERVISOR or HR DEPARTMENT.</text:span><text:span text:style-name="T1236"/></text:p>
      <text:p text:style-name="P271"><text:span text:style-name="T1237">Job Descriptions and Responsibilities</text:span><text:span text:style-name="T1238"/></text:p>
      <text:p text:style-name="P271"><text:span text:style-name="T1239">JOB TITLES</text:span><text:span text:style-name="T1240"/></text:p>
      <text:list text:style-name="L272">
        <text:list-item>
          <text:p text:style-name="P272"><text:span text:style-name="T1241">ASPHALT TECHNICIAN</text:span><text:span text:style-name="T1242">: Responsible for SEALING ASPHALT DRIVEWAYS and PARKING LOTS, REPAIRING CRACKS, and ensuring SURFACES are SMOOTH and DURABLE.</text:span><text:span text:style-name="T1243"/></text:p>
        </text:list-item>
        <text:list-item>
          <text:p text:style-name="P272"><text:span text:style-name="T1244">CRACK REPAIR SPECIALIST</text:span><text:span text:style-name="T1245">: Focuses on IDENTIFYING and REPAIRING CRACKS in ASPHALT SURFACES using appropriate MATERIALS and TECHNIQUES.</text:span><text:span text:style-name="T1246"/></text:p>
        </text:list-item>
        <text:list-item>
          <text:p text:style-name="P272"><text:span text:style-name="T1247">PARKING LOT STRIPER</text:span><text:span text:style-name="T1248">: Specializes in<text:s/></text:span><text:span text:style-name="T1249"/></text:p>
        </text:list-item>
      </text:list>
      <text:p text:style-name="P273"><text:span text:style-name="T1249"/></text:p>
      <text:list text:style-name="L274">
        <text:list-item>
          <text:p text:style-name="P274"><text:span text:style-name="T1250">PAINTING and STRIPING PARKING LOTS according to SPECIFICATIONS, ensuring CLEAR and ACCURATE MARKINGS.</text:span><text:span text:style-name="T1251"/></text:p>
        </text:list-item>
      </text:list>
      <text:p text:style-name="P275"><text:span text:style-name="T1252">RESPONSIBILITIES</text:span><text:span text:style-name="T1253"/></text:p>
      <text:list text:style-name="L276">
        <text:list-item>
          <text:p text:style-name="P276"><text:span text:style-name="T1254">Adhering to all SAFETY PROTOCOLS and wearing appropriate PPE.</text:span><text:span text:style-name="T1255"/></text:p>
        </text:list-item>
        <text:list-item>
          <text:p text:style-name="P276"><text:span text:style-name="T1256">Using EQUIPMENT and MATERIALS properly to ensure HIGH-QUALITY RESULTS.</text:span><text:span text:style-name="T1257"/></text:p>
        </text:list-item>
        <text:list-item>
          <text:p text:style-name="P276"><text:span text:style-name="T1258">Maintaining a CLEAN and ORGANIZED WORK AREA.</text:span><text:span text:style-name="T1259"/></text:p>
        </text:list-item>
        <text:list-item>
          <text:p text:style-name="P276"><text:span text:style-name="T1260">Communicating effectively with TEAM MEMBERS and SUPERVISORS.</text:span><text:span text:style-name="T1261"/></text:p>
        </text:list-item>
      </text:list>
      <text:p text:style-name="P277"><text:span text:style-name="T1262">COMPENSATION AND BENEFITS</text:span><text:span text:style-name="T1263"/></text:p>
      <text:p text:style-name="P277"><text:span text:style-name="T1264">PAY STRUCTURE</text:span><text:span text:style-name="T1265"/></text:p>
      <text:list text:style-name="L278">
        <text:list-item>
          <text:p text:style-name="P278"><text:span text:style-name="T1266">EMPLOYEES are compensated on an HOURLY BASIS.</text:span><text:span text:style-name="T1267"/></text:p>
        </text:list-item>
        <text:list-item>
          <text:p text:style-name="P278"><text:span text:style-name="T1268">OVERTIME PAY is calculated at ONE AND A HALF TIMES the regular HOURLY RATE for hours worked over 40 in a WORKWEEK.</text:span><text:span text:style-name="T1269"/></text:p>
        </text:list-item>
      </text:list>
      <text:p text:style-name="P279"><text:span text:style-name="T1270">BENEFITS</text:span><text:span text:style-name="T1271"/></text:p>
      <text:list text:style-name="L280">
        <text:list-item>
          <text:p text:style-name="P280"><text:span text:style-name="T1272">HEALTH INSURANCE</text:span><text:span text:style-name="T1273">: Eligible EMPLOYEES<text:s/></text:span><text:span text:style-name="T1274"/></text:p>
        </text:list-item>
      </text:list>
      <text:p text:style-name="P281"><text:span text:style-name="T1274"/></text:p>
      <text:list text:style-name="L282">
        <text:list-item>
          <text:p text:style-name="P282"><text:span text:style-name="T1275">can enroll in HEALTH INSURANCE PLANS provided by the COMPANY.</text:span><text:span text:style-name="T1276"/></text:p>
        </text:list-item>
        <text:list-item>
          <text:p text:style-name="P282"><text:span text:style-name="T1277">RETIREMENT PLANS</text:span><text:span text:style-name="T1278">: EMPLOYEES may participate in COMPANY-SPONSORED RETIREMENT PLANS.</text:span><text:span text:style-name="T1279"/></text:p>
        </text:list-item>
        <text:list-item>
          <text:p text:style-name="P282"><text:span text:style-name="T1280">PAID TIME OFF (PTO)</text:span><text:span text:style-name="T1281">: Details on VACATION, SICK LEAVE, and other types of PTO.</text:span><text:span text:style-name="T1282"/></text:p>
        </text:list-item>
        <text:list-item>
          <text:p text:style-name="P282"><text:span text:style-name="T1283">EMPLOYEE ASSISTANCE PROGRAM (EAP)</text:span><text:span text:style-name="T1284">: Access to confidential COUNSELING and SUPPORT SERVICES for PERSONAL and WORK-RELATED ISSUES.</text:span><text:span text:style-name="T1285"/></text:p>
        </text:list-item>
      </text:list>
      <text:p text:style-name="P283"><text:span text:style-name="T1286">WORK HOURS AND ATTENDANCE</text:span><text:span text:style-name="T1287"/></text:p>
      <text:p text:style-name="P283"><text:span text:style-name="T1288">WORK HOURS</text:span><text:span text:style-name="T1289"/></text:p>
      <text:p text:style-name="P283"><text:span text:style-name="T1290">STANDARD WORK HOURS are from [START TIME] to [END TIME], MONDAY through FRIDAY. Adjustments to WORK HOURS may be made based on PROJECT REQUIREMENTS.</text:span><text:span text:style-name="T1291"/></text:p>
      <text:p text:style-name="P283"><text:span text:style-name="T1292">ATTENDANCE POLICY</text:span><text:span text:style-name="T1293"/></text:p>
      <text:p text:style-name="P283"><text:span text:style-name="T1294">Regular ATTENDANCE is essential to the successful operation of<text:s/></text:span><text:span text:style-name="T1295">[YOUR COMPANY<text:s/></text:span><text:span text:style-name="T1296"/></text:p>
      <text:p text:style-name="P284"><text:span text:style-name="T1296"/></text:p>
      <text:p text:style-name="P285"><text:span text:style-name="T1297">NAME]</text:span><text:span text:style-name="T1298">. EMPLOYEES are expected to report to WORK on TIME and notify their SUPERVISOR in ADVANCE if they are unable to WORK.</text:span><text:span text:style-name="T1299"/></text:p>
      <text:p text:style-name="P285"><text:span text:style-name="T1300">ABSENCE AND TARDINESS</text:span><text:span text:style-name="T1301"/></text:p>
      <text:p text:style-name="P285"><text:span text:style-name="T1302">Repeated UNEXCUSED ABSENCES or TARDINESS may result in DISCIPLINARY ACTION. EMPLOYEES must inform their SUPERVISOR as soon as possible if they are unable to report to WORK.</text:span><text:span text:style-name="T1303"/></text:p>
      <text:p text:style-name="P285"><text:span text:style-name="T1304">SAFETY AND HEALTH</text:span><text:span text:style-name="T1305"/></text:p>
      <text:p text:style-name="P285"><text:span text:style-name="T1306">PERSONAL PROTECTIVE EQUIPMENT (PPE)</text:span><text:span text:style-name="T1307"/></text:p>
      <text:p text:style-name="P285"><text:span text:style-name="T1308">EMPLOYEES are required to wear appropriate PPE, including LONG PANTS, SAFETY BOOTS, GLOVES, and SAFETY GLASSES, while performing their duties.</text:span><text:span text:style-name="T1309"/></text:p>
      <text:p text:style-name="P285"><text:span text:style-name="T1310">ACCIDENT PREVENTION AND SAFETY PROCEDURES</text:span><text:span text:style-name="T1311"/></text:p>
      <text:list text:style-name="L286">
        <text:list-item>
          <text:p text:style-name="P286"><text:span text:style-name="T1312">Adhere to all SAFETY PROTOCOLS and PROCEDURES.</text:span><text:span text:style-name="T1313"/></text:p>
        </text:list-item>
        <text:list-item>
          <text:p text:style-name="P286"><text:span text:style-name="T1314">Report any ACCIDENTS or UNSAFE CONDITIONS to your SUPERVISOR<text:s/></text:span><text:span text:style-name="T1315"/></text:p>
        </text:list-item>
      </text:list>
      <text:p text:style-name="P287"><text:span text:style-name="T1315"/></text:p>
      <text:list text:style-name="L288">
        <text:list-item>
          <text:p text:style-name="P288"><text:span text:style-name="T1316">immediately.</text:span><text:span text:style-name="T1317"/></text:p>
        </text:list-item>
        <text:list-item>
          <text:p text:style-name="P288"><text:span text:style-name="T1318">Participate in SAFETY TRAINING SESSIONS and DRILLS.</text:span><text:span text:style-name="T1319"/></text:p>
        </text:list-item>
      </text:list>
      <text:p text:style-name="P289"><text:span text:style-name="T1320">HEALTH AND WELLNESS PROGRAMS</text:span><text:span text:style-name="T1321"/></text:p>
      <text:p text:style-name="P289"><text:span text:style-name="T1322">[YOUR COMPANY NAME]</text:span><text:span text:style-name="T1323"><text:s/>is committed to promoting the HEALTH and WELLNESS of its EMPLOYEES. We offer PROGRAMS and RESOURCES to support PHYSICAL and MENTAL WELL-BEING.</text:span><text:span text:style-name="T1324"/></text:p>
      <text:p text:style-name="P289"><text:span text:style-name="T1325">CONDUCT AND DISCIPLINE</text:span><text:span text:style-name="T1326"/></text:p>
      <text:p text:style-name="P289"><text:span text:style-name="T1327">CODE OF CONDUCT</text:span><text:span text:style-name="T1328"/></text:p>
      <text:p text:style-name="P289"><text:span text:style-name="T1329">EMPLOYEES are expected to conduct themselves in a PROFESSIONAL and RESPECTFUL manner at all times. This includes:</text:span><text:span text:style-name="T1330"/></text:p>
      <text:list text:style-name="L290">
        <text:list-item>
          <text:p text:style-name="P290"><text:span text:style-name="T1331">Treating COLLEAGUES, CLIENTS, and the PUBLIC with RESPECT and COURTESY.</text:span><text:span text:style-name="T1332"/></text:p>
        </text:list-item>
        <text:list-item>
          <text:p text:style-name="P290"><text:span text:style-name="T1333">Complying with all COMPANY POLICIES and PROCEDURES.</text:span><text:span text:style-name="T1334"/></text:p>
        </text:list-item>
        <text:list-item>
          <text:p text:style-name="P290"><text:span text:style-name="T1335">Maintaining a POSITIVE and COLLABORATIVE WORK ENVIRONMENT.</text:span><text:span text:style-name="T1336"/></text:p>
        </text:list-item>
      </text:list>
      <text:p text:style-name="P291"><text:span text:style-name="T1336"/></text:p>
      <text:p text:style-name="P292"><text:span text:style-name="T1337">DISCIPLINARY PROCEDURES</text:span><text:span text:style-name="T1338"/></text:p>
      <text:p text:style-name="P292"><text:span text:style-name="T1339">Violations of COMPANY POLICIES may result in DISCIPLINARY ACTION, up to and including TERMINATION. Steps in the DISCIPLINARY PROCESS may include VERBAL WARNINGS, WRITTEN WARNINGS, SUSPENSION, and TERMINATION.</text:span><text:span text:style-name="T1340"/></text:p>
      <text:p text:style-name="P292"><text:span text:style-name="T1341">TRAINING AND DEVELOPMENT</text:span><text:span text:style-name="T1342"/></text:p>
      <text:p text:style-name="P292"><text:span text:style-name="T1343">TRAINING OPPORTUNITIES</text:span><text:span text:style-name="T1344"/></text:p>
      <text:p text:style-name="P292"><text:span text:style-name="T1345">[YOUR COMPANY NAME]</text:span><text:span text:style-name="T1346"><text:s/>provides ONGOING TRAINING to ensure EMPLOYEES are skilled and knowledgeable in their roles. TRAINING PROGRAMS may include:</text:span><text:span text:style-name="T1347"/></text:p>
      <text:list text:style-name="L293">
        <text:list-item>
          <text:p text:style-name="P293"><text:span text:style-name="T1348">ON-THE-JOB TRAINING</text:span><text:span text:style-name="T1349"/></text:p>
        </text:list-item>
        <text:list-item>
          <text:p text:style-name="P293"><text:span text:style-name="T1350">SAFETY TRAINING</text:span><text:span text:style-name="T1351"/></text:p>
        </text:list-item>
        <text:list-item>
          <text:p text:style-name="P293"><text:span text:style-name="T1352">PROFESSIONAL DEVELOPMENT WORKSHOPS</text:span><text:span text:style-name="T1353"/></text:p>
        </text:list-item>
      </text:list>
      <text:p text:style-name="P294"><text:span text:style-name="T1354">CAREER DEVELOPMENT</text:span><text:span text:style-name="T1355"/></text:p>
      <text:p text:style-name="P294"><text:span text:style-name="T1356">EMPLOYEES are encouraged to pursue CAREER DEVELOPMENT OPPORTUNITIES and may discuss their CAREER GOALS with their SUPERVISORS.</text:span><text:span text:style-name="T1357"/></text:p>
      <text:p text:style-name="P295"><text:span text:style-name="T1357"/></text:p>
      <text:p text:style-name="P296"><text:span text:style-name="T1358">PERFORMANCE EVALUATIONS</text:span><text:span text:style-name="T1359"/></text:p>
      <text:p text:style-name="P296"><text:span text:style-name="T1360">Regular PERFORMANCE EVALUATIONS will be conducted to provide FEEDBACK and identify AREAS FOR IMPROVEMENT. EMPLOYEES are encouraged to discuss their PERFORMANCE and CAREER GOALS during these EVALUATIONS.</text:span><text:span text:style-name="T1361"/></text:p>
      <text:p text:style-name="P296"><text:span text:style-name="T1362">TECHNOLOGY AND EQUIPMENT USAGE</text:span><text:span text:style-name="T1363"/></text:p>
      <text:p text:style-name="P296"><text:span text:style-name="T1364">USE OF COMPANY EQUIPMENT</text:span><text:span text:style-name="T1365"/></text:p>
      <text:p text:style-name="P296"><text:span text:style-name="T1366">EMPLOYEES are expected to use COMPANY EQUIPMENT responsibly and for WORK-RELATED PURPOSES ONLY. Any DAMAGE or MALFUNCTION should be reported to a SUPERVISOR immediately.</text:span><text:span text:style-name="T1367"/></text:p>
      <text:p text:style-name="P296"><text:span text:style-name="T1368">INTERNET AND EMAIL POLICY</text:span><text:span text:style-name="T1369"/></text:p>
      <text:p text:style-name="P296"><text:span text:style-name="T1370">INTERNET and EMAIL ACCESS provided by<text:s/></text:span><text:span text:style-name="T1371">[YOUR COMPANY NAME]</text:span><text:span text:style-name="T1372"><text:s/>are to be used for BUSINESS PURPOSES ONLY. Unauthorized or inappropriate USE may result in DISCIPLINARY ACTION.</text:span><text:span text:style-name="T1373"/></text:p>
      <text:p text:style-name="P296"><text:span text:style-name="T1374">TERMINATION AND EXIT<text:s/></text:span><text:span text:style-name="T1375"/></text:p>
      <text:p text:style-name="P297"><text:span text:style-name="T1375"/></text:p>
      <text:p text:style-name="P298"><text:span text:style-name="T1376">PROCEDURES</text:span><text:span text:style-name="T1377"/></text:p>
      <text:p text:style-name="P298"><text:span text:style-name="T1378">NOTICE OF RESIGNATION</text:span><text:span text:style-name="T1379"/></text:p>
      <text:p text:style-name="P298"><text:span text:style-name="T1380">EMPLOYEES who wish to RESIGN are encouraged to provide at least TWO WEEKS' NOTICE.</text:span><text:span text:style-name="T1381"/></text:p>
      <text:p text:style-name="P298"><text:span text:style-name="T1382">EXIT INTERVIEWS</text:span><text:span text:style-name="T1383"/></text:p>
      <text:p text:style-name="P298"><text:span text:style-name="T1384">An EXIT INTERVIEW will be conducted to gather FEEDBACK and ensure a SMOOTH TRANSITION. EMPLOYEES are expected to return all COMPANY PROPERTY upon TERMINATION of EMPLOYMENT.</text:span><text:span text:style-name="T1385"/></text:p>
      <text:p text:style-name="P298"><text:span text:style-name="T1386">FINAL PAYCHECK</text:span><text:span text:style-name="T1387"/></text:p>
      <text:p text:style-name="P298"><text:span text:style-name="T1388">EMPLOYEES will receive their FINAL PAYCHECK, including any ACCRUED but unused PTO, on the next scheduled PAYDAY following their TERMINATION DATE.</text:span><text:span text:style-name="T1389"/></text:p>
      <text:p text:style-name="P298"><text:span text:style-name="T1390">ACKNOWLEDGMENT OF RECEIPT</text:span><text:span text:style-name="T1391"/></text:p>
      <text:p text:style-name="P298"><text:span text:style-name="T1392">I acknowledge that I have received, read, and understand the<text:s/></text:span><text:span text:style-name="T1393">[YOUR COMPANY NAME] EMPLOYEE HANDBOOK</text:span><text:span text:style-name="T1394">.</text:span><text:span text:style-name="T1395"/></text:p>
      <text:p text:style-name="P298"><text:span text:style-name="T1396">EMPLOYEE SIGNATURE:</text:span><text:span text:style-name="T1397"><text:s/>___________________________________</text:span><text:span text:style-name="T1398"/></text:p>
      <text:p text:style-name="P299"><text:span text:style-name="T1398"/></text:p>
      <text:p text:style-name="P300"><text:span text:style-name="T1399"><text:s/></text:span><text:span text:style-name="T1400">DATE:</text:span><text:span text:style-name="T1401"><text:s/>___________</text:span><text:span text:style-name="T1402"/></text:p>
      <text:p text:style-name="P300"><text:span text:style-name="T1403">PRINTED NAME:</text:span><text:span text:style-name="T1404"><text:s/>_______________________________________</text:span><text:span text:style-name="T1405"/></text:p>
      <text:p text:style-name="P300"><text:span text:style-name="T1406">INCORPORATING THE MARINE CORPS LEADERSHIP TRAITS</text:span><text:span text:style-name="T1407"/></text:p>
      <text:p text:style-name="P300"><text:span text:style-name="T1408">1. JUSTICE</text:span><text:span text:style-name="T1409"/></text:p>
      <text:list text:style-name="L301">
        <text:list-item>
          <text:p text:style-name="P301"><text:span text:style-name="T1410">Definition</text:span><text:span text:style-name="T1411">: Being fair and consistent in your decisions.</text:span><text:span text:style-name="T1412"/></text:p>
        </text:list-item>
        <text:list-item>
          <text:p text:style-name="P301"><text:span text:style-name="T1413">Example</text:span><text:span text:style-name="T1414">: Apply company policies equally to all employees, ensuring fairness in promotions, disciplinary actions, and rewards.</text:span><text:span text:style-name="T1415"/></text:p>
        </text:list-item>
      </text:list>
      <text:p text:style-name="P302"><text:span text:style-name="T1416">2. JUDGMENT</text:span><text:span text:style-name="T1417"/></text:p>
      <text:list text:style-name="L303">
        <text:list-item>
          <text:p text:style-name="P303"><text:span text:style-name="T1418">Definition</text:span><text:span text:style-name="T1419">: Making sound decisions based on facts and careful consideration.</text:span><text:span text:style-name="T1420"/></text:p>
        </text:list-item>
        <text:list-item>
          <text:p text:style-name="P303"><text:span text:style-name="T1421">Example</text:span><text:span text:style-name="T1422">: Evaluate all aspects of a situation before deciding on the best course of action, such as determining the most effective repair method for a cracked driveway.</text:span><text:span text:style-name="T1423"/></text:p>
        </text:list-item>
      </text:list>
      <text:p text:style-name="P304"><text:span text:style-name="T1424">3. DEPENDABILITY</text:span><text:span text:style-name="T1425"/></text:p>
      <text:p text:style-name="P305"><text:span text:style-name="T1425"/></text:p>
      <text:list text:style-name="L306">
        <text:list-item>
          <text:p text:style-name="P306"><text:span text:style-name="T1426">Definition</text:span><text:span text:style-name="T1427">: Being reliable and trustworthy.</text:span><text:span text:style-name="T1428"/></text:p>
        </text:list-item>
        <text:list-item>
          <text:p text:style-name="P306"><text:span text:style-name="T1429">Example</text:span><text:span text:style-name="T1430">: Consistently complete tasks on time and meet commitments, such as arriving promptly for scheduled work shifts and deadlines.</text:span><text:span text:style-name="T1431"/></text:p>
        </text:list-item>
      </text:list>
      <text:p text:style-name="P307"><text:span text:style-name="T1432">4. INITIATIVE</text:span><text:span text:style-name="T1433"/></text:p>
      <text:list text:style-name="L308">
        <text:list-item>
          <text:p text:style-name="P308"><text:span text:style-name="T1434">Definition</text:span><text:span text:style-name="T1435">: Taking action without waiting for orders.</text:span><text:span text:style-name="T1436"/></text:p>
        </text:list-item>
        <text:list-item>
          <text:p text:style-name="P308"><text:span text:style-name="T1437">Example</text:span><text:span text:style-name="T1438">: Identify and address potential issues on a job site, such as repairing minor cracks before they become major problems.</text:span><text:span text:style-name="T1439"/></text:p>
        </text:list-item>
      </text:list>
      <text:p text:style-name="P309"><text:span text:style-name="T1440">5. DECISIVENESS</text:span><text:span text:style-name="T1441"/></text:p>
      <text:list text:style-name="L310">
        <text:list-item>
          <text:p text:style-name="P310"><text:span text:style-name="T1442">Definition</text:span><text:span text:style-name="T1443">: Making decisions promptly and effectively.</text:span><text:span text:style-name="T1444"/></text:p>
        </text:list-item>
        <text:list-item>
          <text:p text:style-name="P310"><text:span text:style-name="T1445">Example</text:span><text:span text:style-name="T1446">: Quickly</text:span><text:span text:style-name="T1447"/></text:p>
        </text:list-item>
      </text:list>
      <text:p text:style-name="P311"><text:span text:style-name="T1448">What are the fourteen leadership traits of a marine</text:span><text:span text:style-name="T1449"/></text:p>
      <text:p text:style-name="P311"><text:span text:style-name="T1450">The fourteen Marine Corps leadership traits, often remembered by the acronym "JJ DID TIE BUCKLE," are essential qualities that help leaders inspire and guide their teams effectively. Here are the traits along with<text:s/></text:span><text:span text:style-name="T1451"/></text:p>
      <text:p text:style-name="P312"><text:span text:style-name="T1451"/></text:p>
      <text:p text:style-name="P313"><text:span text:style-name="T1452">their definitions and examples:</text:span><text:span text:style-name="T1453"/></text:p>
      <text:list text:style-name="L314">
        <text:list-item>
          <text:p text:style-name="P314"><text:span text:style-name="T1454">Justice</text:span><text:span text:style-name="T1455"/></text:p>
        </text:list-item>
        <text:list-item>
          <text:p text:style-name="P314"><text:span text:style-name="T1456">Definition</text:span><text:span text:style-name="T1457">: Being fair and impartial in all decisions and actions.</text:span><text:span text:style-name="T1458"/></text:p>
        </text:list-item>
        <text:list-item>
          <text:p text:style-name="P314"><text:span text:style-name="T1459">Example</text:span><text:span text:style-name="T1460">: Treating all employees equally and ensuring promotions and rewards are based on merit, not favoritism.</text:span><text:span text:style-name="T1461"/></text:p>
        </text:list-item>
        <text:list-item>
          <text:p text:style-name="P314"><text:span text:style-name="T1462">Judgment</text:span><text:span text:style-name="T1463"/></text:p>
        </text:list-item>
        <text:list-item>
          <text:p text:style-name="P314"><text:span text:style-name="T1464">Definition</text:span><text:span text:style-name="T1465">: Making sound decisions based on facts and careful consideration.</text:span><text:span text:style-name="T1466"/></text:p>
        </text:list-item>
        <text:list-item>
          <text:p text:style-name="P314"><text:span text:style-name="T1467">Example</text:span><text:span text:style-name="T1468">: Evaluating the most effective repair method for a cracked driveway by considering all available options and potential outcomes.</text:span><text:span text:style-name="T1469"/></text:p>
        </text:list-item>
        <text:list-item>
          <text:p text:style-name="P314"><text:span text:style-name="T1470">Dependability</text:span><text:span text:style-name="T1471"/></text:p>
        </text:list-item>
        <text:list-item>
          <text:p text:style-name="P314"><text:span text:style-name="T1472">Definition</text:span><text:span text:style-name="T1473">: Being reliable and trustworthy.</text:span><text:span text:style-name="T1474"/></text:p>
        </text:list-item>
        <text:list-item>
          <text:p text:style-name="P314"><text:span text:style-name="T1475">Example</text:span><text:span text:style-name="T1476">: Consistently arriving on time for work and completing tasks as promised.</text:span><text:span text:style-name="T1477"/></text:p>
        </text:list-item>
        <text:list-item>
          <text:p text:style-name="P314"><text:span text:style-name="T1478">Initiative</text:span><text:span text:style-name="T1479"/></text:p>
        </text:list-item>
        <text:list-item>
          <text:p text:style-name="P314"><text:span text:style-name="T1480">Definition</text:span><text:span text:style-name="T1481">: Taking action without waiting for orders.</text:span><text:span text:style-name="T1482"/></text:p>
        </text:list-item>
        <text:list-item>
          <text:p text:style-name="P314"><text:span text:style-name="T1483">Example</text:span><text:span text:style-name="T1484">: Addressing potential issues on a job site, such as repairing minor cracks before they become major problems.</text:span><text:span text:style-name="T1485"/></text:p>
        </text:list-item>
      </text:list>
      <text:p text:style-name="P315"><text:span text:style-name="T1485"/></text:p>
      <text:list text:style-name="L316">
        <text:list-item>
          <text:p text:style-name="P316"><text:span text:style-name="T1486">Decisiveness</text:span><text:span text:style-name="T1487"/></text:p>
        </text:list-item>
        <text:list-item>
          <text:p text:style-name="P316"><text:span text:style-name="T1488">Definition</text:span><text:span text:style-name="T1489">: Making decisions promptly and effectively.</text:span><text:span text:style-name="T1490"/></text:p>
        </text:list-item>
        <text:list-item>
          <text:p text:style-name="P316"><text:span text:style-name="T1491">Example</text:span><text:span text:style-name="T1492">: Quickly determining the best course of action when unexpected challenges arise during a project.</text:span><text:span text:style-name="T1493"/></text:p>
        </text:list-item>
        <text:list-item>
          <text:p text:style-name="P316"><text:span text:style-name="T1494">Tact</text:span><text:span text:style-name="T1495"/></text:p>
        </text:list-item>
        <text:list-item>
          <text:p text:style-name="P316"><text:span text:style-name="T1496">Definition</text:span><text:span text:style-name="T1497">: Dealing with people in a respectful and sensitive manner.</text:span><text:span text:style-name="T1498"/></text:p>
        </text:list-item>
        <text:list-item>
          <text:p text:style-name="P316"><text:span text:style-name="T1499">Example</text:span><text:span text:style-name="T1500">: Resolving conflicts between team members by addressing concerns calmly and diplomatically.</text:span><text:span text:style-name="T1501"/></text:p>
        </text:list-item>
        <text:list-item>
          <text:p text:style-name="P316"><text:span text:style-name="T1502">Integrity</text:span><text:span text:style-name="T1503"/></text:p>
        </text:list-item>
        <text:list-item>
          <text:p text:style-name="P316"><text:span text:style-name="T1504">Definition</text:span><text:span text:style-name="T1505">: Being honest and having strong moral principles.</text:span><text:span text:style-name="T1506"/></text:p>
        </text:list-item>
        <text:list-item>
          <text:p text:style-name="P316"><text:span text:style-name="T1507">Example</text:span><text:span text:style-name="T1508">: Admitting to a mistake and taking responsibility for it, rather than trying to cover it up.</text:span><text:span text:style-name="T1509"/></text:p>
        </text:list-item>
        <text:list-item>
          <text:p text:style-name="P316"><text:span text:style-name="T1510">Endurance</text:span><text:span text:style-name="T1511"/></text:p>
        </text:list-item>
        <text:list-item>
          <text:p text:style-name="P316"><text:span text:style-name="T1512">Definition</text:span><text:span text:style-name="T1513">: Having the mental and physical stamina to persevere through difficult situations.</text:span><text:span text:style-name="T1514"/></text:p>
        </text:list-item>
        <text:list-item>
          <text:p text:style-name="P316"><text:span text:style-name="T1515">Example</text:span><text:span text:style-name="T1516">: Staying focused and motivated<text:s/></text:span><text:span text:style-name="T1517"/></text:p>
        </text:list-item>
      </text:list>
      <text:p text:style-name="P317"><text:span text:style-name="T1517"/></text:p>
      <text:list text:style-name="L318">
        <text:list-item>
          <text:p text:style-name="P318"><text:span text:style-name="T1518">during long, challenging projects, and encouraging the team to do the same.</text:span><text:span text:style-name="T1519"/></text:p>
        </text:list-item>
        <text:list-item>
          <text:p text:style-name="P318"><text:span text:style-name="T1520">Bearing</text:span><text:span text:style-name="T1521"/></text:p>
        </text:list-item>
        <text:list-item>
          <text:p text:style-name="P318"><text:span text:style-name="T1522">Definition</text:span><text:span text:style-name="T1523">: Maintaining composure and professional appearance.</text:span><text:span text:style-name="T1524"/></text:p>
        </text:list-item>
        <text:list-item>
          <text:p text:style-name="P318"><text:span text:style-name="T1525">Example</text:span><text:span text:style-name="T1526">: Staying calm under pressure and presenting oneself professionally to clients and team members.</text:span><text:span text:style-name="T1527"/></text:p>
        </text:list-item>
        <text:list-item>
          <text:p text:style-name="P318"><text:span text:style-name="T1528">Unselfishness</text:span><text:span text:style-name="T1529"/></text:p>
        </text:list-item>
        <text:list-item>
          <text:p text:style-name="P318"><text:span text:style-name="T1530">Definition</text:span><text:span text:style-name="T1531">: Putting the needs of others before your own.</text:span><text:span text:style-name="T1532"/></text:p>
        </text:list-item>
        <text:list-item>
          <text:p text:style-name="P318"><text:span text:style-name="T1533">Example</text:span><text:span text:style-name="T1534">: Ensuring team members have the tools and support they need to succeed, even if it means putting in extra effort.</text:span><text:span text:style-name="T1535"/></text:p>
        </text:list-item>
        <text:list-item>
          <text:p text:style-name="P318"><text:span text:style-name="T1536">Courage</text:span><text:span text:style-name="T1537"/></text:p>
        </text:list-item>
        <text:list-item>
          <text:p text:style-name="P318"><text:span text:style-name="T1538">Definition</text:span><text:span text:style-name="T1539">: Facing fear and adversity with determination.</text:span><text:span text:style-name="T1540"/></text:p>
        </text:list-item>
        <text:list-item>
          <text:p text:style-name="P318"><text:span text:style-name="T1541">Example</text:span><text:span text:style-name="T1542">: Taking on challenging projects or difficult conversations that require bravery and resolve.</text:span><text:span text:style-name="T1543"/></text:p>
        </text:list-item>
        <text:list-item>
          <text:p text:style-name="P318"><text:span text:style-name="T1544">Knowledge</text:span><text:span text:style-name="T1545"/></text:p>
        </text:list-item>
        <text:list-item>
          <text:p text:style-name="P318"><text:span text:style-name="T1546">Definition</text:span><text:span text:style-name="T1547">: Understanding your job, responsibilities, and the broader field.</text:span><text:span text:style-name="T1548"/></text:p>
        </text:list-item>
      </text:list>
      <text:p text:style-name="P319"><text:span text:style-name="T1548"/></text:p>
      <text:list text:style-name="L320">
        <text:list-item>
          <text:p text:style-name="P320"><text:span text:style-name="T1549">Example</text:span><text:span text:style-name="T1550">: Continuously learning about new asphalt maintenance techniques and industry best practices to improve job performance.</text:span><text:span text:style-name="T1551"/></text:p>
        </text:list-item>
        <text:list-item>
          <text:p text:style-name="P320"><text:span text:style-name="T1552">Loyalty</text:span><text:span text:style-name="T1553"/></text:p>
        </text:list-item>
        <text:list-item>
          <text:p text:style-name="P320"><text:span text:style-name="T1554">Definition</text:span><text:span text:style-name="T1555">: Being faithful to your team, company, and principles.</text:span><text:span text:style-name="T1556"/></text:p>
        </text:list-item>
        <text:list-item>
          <text:p text:style-name="P320"><text:span text:style-name="T1557">Example</text:span><text:span text:style-name="T1558">: Supporting company decisions and standing by your colleagues, even during tough times.</text:span><text:span text:style-name="T1559"/></text:p>
        </text:list-item>
        <text:list-item>
          <text:p text:style-name="P320"><text:span text:style-name="T1560">Enthusiasm</text:span><text:span text:style-name="T1561"/></text:p>
        </text:list-item>
        <text:list-item>
          <text:p text:style-name="P320"><text:span text:style-name="T1562">Definition</text:span><text:span text:style-name="T1563">: Displaying sincere interest and passion for your work.</text:span><text:span text:style-name="T1564"/></text:p>
        </text:list-item>
        <text:list-item>
          <text:p text:style-name="P320"><text:span text:style-name="T1565">Example</text:span><text:span text:style-name="T1566">: Approaching each project with energy and eagerness, inspiring others to do the same.</text:span><text:span text:style-name="T1567"/></text:p>
        </text:list-item>
      </text:list>
      <text:p text:style-name="P321"><text:span text:style-name="T1568">Incorporating these traits into your asphalt maintenance and repair business can create a strong foundation for leadership and team success.</text:span><text:span text:style-name="T1569"/></text:p>
      <text:p text:style-name="P321"><text:span text:style-name="T1570">Discuss, not airing your dirty laundry in the public</text:span><text:span text:style-name="T1571"/></text:p>
      <text:p text:style-name="P321"><text:span text:style-name="T1572">"Airing your dirty laundry in public" refers to the act of revealing personal or private issues<text:s/></text:span><text:span text:style-name="T1573"/></text:p>
      <text:p text:style-name="P322"><text:span text:style-name="T1573"/></text:p>
      <text:p text:style-name="P323"><text:span text:style-name="T1574">in a public setting. This can be problematic for several reasons, especially in a professional context. Here’s a discussion on why it’s important to avoid this practice and the benefits of handling sensitive matters privately:</text:span><text:span text:style-name="T1575"/></text:p>
      <text:p text:style-name="P323"><text:span text:style-name="T1576">Why Avoid Airing Dirty Laundry in Public:</text:span><text:span text:style-name="T1577"/></text:p>
      <text:list text:style-name="L324">
        <text:list-item>
          <text:p text:style-name="P324"><text:span text:style-name="T1578">Professionalism</text:span><text:span text:style-name="T1579">:</text:span><text:span text:style-name="T1580"/></text:p>
        </text:list-item>
        <text:list-item>
          <text:p text:style-name="P324"><text:span text:style-name="T1581">Maintaining a Professional Image</text:span><text:span text:style-name="T1582">: Discussing personal or internal company issues publicly can tarnish your professional image and the reputation of your business.</text:span><text:span text:style-name="T1583"/></text:p>
        </text:list-item>
        <text:list-item>
          <text:p text:style-name="P324"><text:span text:style-name="T1584">Focus on Solutions, Not Problems</text:span><text:span text:style-name="T1585">: Publicly airing grievances often focuses more on the problem than on finding a solution.</text:span><text:span text:style-name="T1586"/></text:p>
        </text:list-item>
        <text:list-item>
          <text:p text:style-name="P324"><text:span text:style-name="T1587">Respect and Trust</text:span><text:span text:style-name="T1588">:</text:span><text:span text:style-name="T1589"/></text:p>
        </text:list-item>
        <text:list-item>
          <text:p text:style-name="P324"><text:span text:style-name="T1590">Respect for Privacy</text:span><text:span text:style-name="T1591">: Respecting the privacy of individuals and the company builds trust among team members,<text:s/></text:span><text:span text:style-name="T1592"/></text:p>
        </text:list-item>
      </text:list>
      <text:p text:style-name="P325"><text:span text:style-name="T1592"/></text:p>
      <text:list text:style-name="L326">
        <text:list-item>
          <text:p text:style-name="P326"><text:span text:style-name="T1593">clients, and partners.</text:span><text:span text:style-name="T1594"/></text:p>
        </text:list-item>
        <text:list-item>
          <text:p text:style-name="P326"><text:span text:style-name="T1595">Building Trust</text:span><text:span text:style-name="T1596">: Handling sensitive issues discreetly can strengthen trust within the team, as employees feel secure knowing their concerns are addressed privately.</text:span><text:span text:style-name="T1597"/></text:p>
        </text:list-item>
        <text:list-item>
          <text:p text:style-name="P326"><text:span text:style-name="T1598">Conflict Resolution</text:span><text:span text:style-name="T1599">:</text:span><text:span text:style-name="T1600"/></text:p>
        </text:list-item>
        <text:list-item>
          <text:p text:style-name="P326"><text:span text:style-name="T1601">Effective Resolution</text:span><text:span text:style-name="T1602">: Private discussions allow for a more effective and focused resolution of issues without the distraction of external opinions.</text:span><text:span text:style-name="T1603"/></text:p>
        </text:list-item>
        <text:list-item>
          <text:p text:style-name="P326"><text:span text:style-name="T1604">Minimizing Drama</text:span><text:span text:style-name="T1605">: Keeping disputes private helps to minimize workplace drama and maintain a positive work environment.</text:span><text:span text:style-name="T1606"/></text:p>
        </text:list-item>
        <text:list-item>
          <text:p text:style-name="P326"><text:span text:style-name="T1607">Legal and Ethical Considerations</text:span><text:span text:style-name="T1608">:</text:span><text:span text:style-name="T1609"/></text:p>
        </text:list-item>
        <text:list-item>
          <text:p text:style-name="P326"><text:span text:style-name="T1610">Avoiding Legal Issues</text:span><text:span text:style-name="T1611">: Publicly discussing sensitive information can lead to legal issues, especially if it involves confidential or proprietary information.</text:span><text:span text:style-name="T1612"/></text:p>
        </text:list-item>
        <text:list-item>
          <text:p text:style-name="P326"><text:span text:style-name="T1613">Ethical Responsibility</text:span><text:span text:style-name="T1614">: As leaders and employees, there’s an ethical responsibility to handle issues professionally and with integrity.</text:span><text:span text:style-name="T1615"/></text:p>
        </text:list-item>
      </text:list>
      <text:p text:style-name="P327"><text:span text:style-name="T1616">Benefits of Handling Issues<text:s/></text:span><text:span text:style-name="T1617"/></text:p>
      <text:p text:style-name="P328"><text:span text:style-name="T1617"/></text:p>
      <text:p text:style-name="P329"><text:span text:style-name="T1618">Privately:</text:span><text:span text:style-name="T1619"/></text:p>
      <text:list text:style-name="L330">
        <text:list-item>
          <text:p text:style-name="P330"><text:span text:style-name="T1620">Enhanced Communication</text:span><text:span text:style-name="T1621">:</text:span><text:span text:style-name="T1622"/></text:p>
        </text:list-item>
        <text:list-item>
          <text:p text:style-name="P330"><text:span text:style-name="T1623">Clear and Open Dialogue</text:span><text:span text:style-name="T1624">: Private discussions allow for more open and honest communication, facilitating better understanding and resolution.</text:span><text:span text:style-name="T1625"/></text:p>
        </text:list-item>
        <text:list-item>
          <text:p text:style-name="P330"><text:span text:style-name="T1626">Focused Attention</text:span><text:span text:style-name="T1627">: Addressing issues privately ensures that all parties involved can focus on the conversation without external distractions.</text:span><text:span text:style-name="T1628"/></text:p>
        </text:list-item>
        <text:list-item>
          <text:p text:style-name="P330"><text:span text:style-name="T1629">Preservation of Relationships</text:span><text:span text:style-name="T1630">:</text:span><text:span text:style-name="T1631"/></text:p>
        </text:list-item>
        <text:list-item>
          <text:p text:style-name="P330"><text:span text:style-name="T1632">Strengthening Bonds</text:span><text:span text:style-name="T1633">: Private resolutions help preserve and strengthen relationships by demonstrating a commitment to resolving issues respectfully.</text:span><text:span text:style-name="T1634"/></text:p>
        </text:list-item>
        <text:list-item>
          <text:p text:style-name="P330"><text:span text:style-name="T1635">Mutual Respect</text:span><text:span text:style-name="T1636">: Handling matters privately fosters mutual respect among colleagues, contributing to a more cohesive team dynamic.</text:span><text:span text:style-name="T1637"/></text:p>
        </text:list-item>
        <text:list-item>
          <text:p text:style-name="P330"><text:span text:style-name="T1638">Positive Work Environment</text:span><text:span text:style-name="T1639">:</text:span><text:span text:style-name="T1640"/></text:p>
        </text:list-item>
        <text:list-item>
          <text:p text:style-name="P330"><text:span text:style-name="T1641">Reduced Tension</text:span><text:span text:style-name="T1642">: Keeping conflicts private reduces workplace tension and<text:s/></text:span><text:span text:style-name="T1643"/></text:p>
        </text:list-item>
      </text:list>
      <text:p text:style-name="P331"><text:span text:style-name="T1643"/></text:p>
      <text:list text:style-name="L332">
        <text:list-item>
          <text:p text:style-name="P332"><text:span text:style-name="T1644">promotes a more positive and productive work environment.</text:span><text:span text:style-name="T1645"/></text:p>
        </text:list-item>
        <text:list-item>
          <text:p text:style-name="P332"><text:span text:style-name="T1646">Encouraging Professionalism</text:span><text:span text:style-name="T1647">: It sets a standard for professionalism and respect within the company culture.</text:span><text:span text:style-name="T1648"/></text:p>
        </text:list-item>
        <text:list-item>
          <text:p text:style-name="P332"><text:span text:style-name="T1649">Protection of Reputation</text:span><text:span text:style-name="T1650">:</text:span><text:span text:style-name="T1651"/></text:p>
        </text:list-item>
        <text:list-item>
          <text:p text:style-name="P332"><text:span text:style-name="T1652">Maintaining Company Image</text:span><text:span text:style-name="T1653">: Resolving issues privately protects the company’s reputation and ensures that public perception remains positive.</text:span><text:span text:style-name="T1654"/></text:p>
        </text:list-item>
        <text:list-item>
          <text:p text:style-name="P332"><text:span text:style-name="T1655">Upholding Personal Integrity</text:span><text:span text:style-name="T1656">: It also upholds the personal integrity of those involved, ensuring that they are viewed as capable and responsible professionals.</text:span><text:span text:style-name="T1657"/></text:p>
        </text:list-item>
      </text:list>
      <text:p text:style-name="P333"><text:span text:style-name="T1658">How to Handle Sensitive Matters Privately:</text:span><text:span text:style-name="T1659"/></text:p>
      <text:list text:style-name="L334">
        <text:list-item>
          <text:p text:style-name="P334"><text:span text:style-name="T1660">Establish Clear Channels</text:span><text:span text:style-name="T1661">: Create clear and accessible channels for employees to report and discuss concerns privately.</text:span><text:span text:style-name="T1662"/></text:p>
        </text:list-item>
        <text:list-item>
          <text:p text:style-name="P334"><text:span text:style-name="T1663">Confidential Meetings</text:span><text:span text:style-name="T1664">: Hold confidential meetings to address issues, ensuring that all parties involved can speak freely and without fear of public exposure.</text:span><text:span text:style-name="T1665"/></text:p>
        </text:list-item>
      </text:list>
      <text:p text:style-name="P335"><text:span text:style-name="T1665"/></text:p>
      <text:list text:style-name="L336">
        <text:list-item>
          <text:p text:style-name="P336"><text:span text:style-name="T1666">Document and Follow-Up</text:span><text:span text:style-name="T1667">: Document the discussion and follow up to ensure that the agreed-upon solutions are implemented and effective.</text:span><text:span text:style-name="T1668"/></text:p>
        </text:list-item>
        <text:list-item>
          <text:p text:style-name="P336"><text:span text:style-name="T1669">Training</text:span><text:span text:style-name="T1670">: Provide training for all employees on the importance of confidentiality and the proper procedures for handling sensitive matters.</text:span><text:span text:style-name="T1671"/></text:p>
        </text:list-item>
      </text:list>
      <text:p text:style-name="P337"><text:span text:style-name="T1672">By keeping personal and sensitive issues private, you create a respectful, trusting, and professional work environment that supports effective conflict resolution and promotes overall team cohesion.</text:span><text:span text:style-name="T1673"/></text:p>
      <text:p text:style-name="P337"><text:span text:style-name="T1674">Explain how airing your company's dirty laundry to public opinion. Can destroy the company?And its employees</text:span><text:span text:style-name="T1675"/></text:p>
      <text:p text:style-name="P337"><text:span text:style-name="T1676">Airing your company's dirty laundry to public opinion can have severe consequences for both the company and its employees. Here's how it can be destructive:</text:span><text:span text:style-name="T1677"/></text:p>
      <text:p text:style-name="P337"><text:span text:style-name="T1678">1. Damaging the Company's Reputation</text:span><text:span text:style-name="T1679"/></text:p>
      <text:list text:style-name="L338">
        <text:list-item>
          <text:p text:style-name="P338"><text:span text:style-name="T1680">Loss of Trust</text:span><text:span text:style-name="T1681">: Publicly revealing internal<text:s/></text:span><text:span text:style-name="T1682"/></text:p>
        </text:list-item>
      </text:list>
      <text:p text:style-name="P339"><text:span text:style-name="T1682"/></text:p>
      <text:list text:style-name="L340">
        <text:list-item>
          <text:p text:style-name="P340"><text:span text:style-name="T1683">issues can erode trust among clients, partners, and stakeholders. They may perceive the company as unprofessional or unstable.</text:span><text:span text:style-name="T1684"/></text:p>
        </text:list-item>
        <text:list-item>
          <text:p text:style-name="P340"><text:span text:style-name="T1685">Negative Publicity</text:span><text:span text:style-name="T1686">: Negative stories can spread quickly, especially with the reach of social media. This can lead to a tarnished brand image that is difficult to repair.</text:span><text:span text:style-name="T1687"/></text:p>
        </text:list-item>
      </text:list>
      <text:p text:style-name="P341"><text:span text:style-name="T1688">2. Impact on Employee Morale</text:span><text:span text:style-name="T1689"/></text:p>
      <text:list text:style-name="L342">
        <text:list-item>
          <text:p text:style-name="P342"><text:span text:style-name="T1690">Decreased Morale</text:span><text:span text:style-name="T1691">: Employees may feel demoralized and insecure if internal conflicts and issues are made public. This can lead to decreased productivity and engagement.</text:span><text:span text:style-name="T1692"/></text:p>
        </text:list-item>
        <text:list-item>
          <text:p text:style-name="P342"><text:span text:style-name="T1693">Loss of Loyalty</text:span><text:span text:style-name="T1694">: Employees may lose faith in the company's leadership and direction, leading to higher turnover rates and difficulty retaining talent.</text:span><text:span text:style-name="T1695"/></text:p>
        </text:list-item>
      </text:list>
      <text:p text:style-name="P343"><text:span text:style-name="T1696">3. Competitive Disadvantage</text:span><text:span text:style-name="T1697"/></text:p>
      <text:list text:style-name="L344">
        <text:list-item>
          <text:p text:style-name="P344"><text:span text:style-name="T1698">Exposing Weaknesses</text:span><text:span text:style-name="T1699">: Competitors can exploit the company's internal issues to their advantage, potentially poaching<text:s/></text:span><text:span text:style-name="T1700"/></text:p>
        </text:list-item>
      </text:list>
      <text:p text:style-name="P345"><text:span text:style-name="T1700"/></text:p>
      <text:list text:style-name="L346">
        <text:list-item>
          <text:p text:style-name="P346"><text:span text:style-name="T1701">clients or employees.</text:span><text:span text:style-name="T1702"/></text:p>
        </text:list-item>
        <text:list-item>
          <text:p text:style-name="P346"><text:span text:style-name="T1703">Loss of Competitive Edge</text:span><text:span text:style-name="T1704">: Publicly airing problems can distract from the company's strategic goals and initiatives, allowing competitors to gain an edge.</text:span><text:span text:style-name="T1705"/></text:p>
        </text:list-item>
      </text:list>
      <text:p text:style-name="P347"><text:span text:style-name="T1706">4. Legal and Financial Consequences</text:span><text:span text:style-name="T1707"/></text:p>
      <text:list text:style-name="L348">
        <text:list-item>
          <text:p text:style-name="P348"><text:span text:style-name="T1708">Legal Risks</text:span><text:span text:style-name="T1709">: Disclosing confidential or sensitive information can lead to legal repercussions, including lawsuits and regulatory penalties.</text:span><text:span text:style-name="T1710"/></text:p>
        </text:list-item>
        <text:list-item>
          <text:p text:style-name="P348"><text:span text:style-name="T1711">Financial Losses</text:span><text:span text:style-name="T1712">: Negative publicity and loss of clients can result in significant financial losses, impacting the company's bottom line.</text:span><text:span text:style-name="T1713"/></text:p>
        </text:list-item>
      </text:list>
      <text:p text:style-name="P349"><text:span text:style-name="T1714">5. Erosion of Internal Culture</text:span><text:span text:style-name="T1715"/></text:p>
      <text:list text:style-name="L350">
        <text:list-item>
          <text:p text:style-name="P350"><text:span text:style-name="T1716">Toxic Environment</text:span><text:span text:style-name="T1717">: Publicly airing grievances can create a toxic work environment, where employees feel unsafe and unsupported.</text:span><text:span text:style-name="T1718"/></text:p>
        </text:list-item>
        <text:list-item>
          <text:p text:style-name="P350"><text:span text:style-name="T1719">Breakdown of Team Cohesion</text:span><text:span text:style-name="T1720">: Trust and collaboration among team members can be severely damaged, leading to a<text:s/></text:span><text:span text:style-name="T1721"/></text:p>
        </text:list-item>
      </text:list>
      <text:p text:style-name="P351"><text:span text:style-name="T1721"/></text:p>
      <text:list text:style-name="L352">
        <text:list-item>
          <text:p text:style-name="P352"><text:span text:style-name="T1722">breakdown in teamwork and communication.</text:span><text:span text:style-name="T1723"/></text:p>
        </text:list-item>
      </text:list>
      <text:p text:style-name="P353"><text:span text:style-name="T1724">6. Long-Term Consequences</text:span><text:span text:style-name="T1725"/></text:p>
      <text:list text:style-name="L354">
        <text:list-item>
          <text:p text:style-name="P354"><text:span text:style-name="T1726">Difficulty in Recovery</text:span><text:span text:style-name="T1727">: Rebuilding a damaged reputation and restoring trust can take years, if not decades. The long-term impact on the company's growth and success can be profound.</text:span><text:span text:style-name="T1728"/></text:p>
        </text:list-item>
        <text:list-item>
          <text:p text:style-name="P354"><text:span text:style-name="T1729">Permanent Damage</text:span><text:span text:style-name="T1730">: In some cases, the damage may be irreversible, leading to the company's decline or even closure.</text:span><text:span text:style-name="T1731"/></text:p>
        </text:list-item>
      </text:list>
      <text:p text:style-name="P355"><text:span text:style-name="T1732">Conclusion</text:span><text:span text:style-name="T1733"/></text:p>
      <text:p text:style-name="P355"><text:span text:style-name="T1734">Handling internal issues privately and professionally is crucial for maintaining a positive and productive work environment. It ensures that conflicts are resolved effectively without causing unnecessary harm to the company's reputation, employee morale, or overall success. By keeping sensitive matters confidential, companies can protect their interests and foster a culture of trust and respect.</text:span><text:span text:style-name="T1735"/></text:p>
      <text:p text:style-name="P355"><text:span text:style-name="T1736">Explain discuss with employees that when<text:s/></text:span><text:span text:style-name="T1737"/></text:p>
      <text:p text:style-name="P356"><text:span text:style-name="T1737"/></text:p>
      <text:p text:style-name="P357"><text:span text:style-name="T1738">their day is over, they get to go home and not worry about the job. Till the next workday, but as a business owner, when they go home, I'm still working well into the night and into the morning for next workday. To continue the success of the business and the success of my employees</text:span><text:span text:style-name="T1739"/></text:p>
      <text:p text:style-name="P357"><text:span text:style-name="T1740">Certainly, it's important to communicate the different responsibilities and workloads between employees and business owners. Here's how you might explain it:</text:span><text:span text:style-name="T1741"/></text:p>
      <text:p text:style-name="P357"><text:span text:style-name="T1742">Understanding Our Roles and Responsibilities</text:span><text:span text:style-name="T1743"/></text:p>
      <text:p text:style-name="P357"><text:span text:style-name="T1744">For Employees:</text:span><text:span text:style-name="T1745"/></text:p>
      <text:list text:style-name="L358">
        <text:list-item>
          <text:p text:style-name="P358"><text:span text:style-name="T1746">Work-Life Balance</text:span><text:span text:style-name="T1747">: When your workday ends, you have the opportunity to go home, relax, and recharge. Your focus shifts to personal time, family, and hobbies. This balance is crucial for your well-being and helps you return to work refreshed and ready to be productive.</text:span><text:span text:style-name="T1748"/></text:p>
        </text:list-item>
        <text:list-item>
          <text:p text:style-name="P358"><text:span text:style-name="T1749">Clear Boundaries</text:span><text:span text:style-name="T1750">: Your job responsibilities<text:s/></text:span><text:span text:style-name="T1751"/></text:p>
        </text:list-item>
      </text:list>
      <text:p text:style-name="P359"><text:span text:style-name="T1751"/></text:p>
      <text:list text:style-name="L360">
        <text:list-item>
          <text:p text:style-name="P360"><text:span text:style-name="T1752">are typically confined to your work hours. This means you can leave work-related concerns at the office, knowing you'll pick them up again the next workday.</text:span><text:span text:style-name="T1753"/></text:p>
        </text:list-item>
      </text:list>
      <text:p text:style-name="P361"><text:span text:style-name="T1754">For the Business Owner:</text:span><text:span text:style-name="T1755"/></text:p>
      <text:list text:style-name="L362">
        <text:list-item>
          <text:p text:style-name="P362"><text:span text:style-name="T1756">Continuous Commitment</text:span><text:span text:style-name="T1757">: As the business owner, my responsibilities extend beyond the typical workday. Even when you go home, my work often continues. I'm planning, strategizing, and ensuring that the business remains on track for success.</text:span><text:span text:style-name="T1758"/></text:p>
        </text:list-item>
        <text:list-item>
          <text:p text:style-name="P362"><text:span text:style-name="T1759">Ensuring Success</text:span><text:span text:style-name="T1760">: My role involves making sure that everything is in place for your work the next day. This includes addressing any issues that arise, making decisions that affect the future of the business, and preparing for upcoming challenges.</text:span><text:span text:style-name="T1761"/></text:p>
        </text:list-item>
        <text:list-item>
          <text:p text:style-name="P362"><text:span text:style-name="T1762">Supporting the Team</text:span><text:span text:style-name="T1763">: My efforts are aimed at supporting the entire team. By working late into the night and early in the morning, I'm ensuring that we have the resources, direction, and opportunities needed to thrive.</text:span><text:span text:style-name="T1764"/></text:p>
        </text:list-item>
      </text:list>
      <text:p text:style-name="P363"><text:span text:style-name="T1764"/></text:p>
      <text:p text:style-name="P364"><text:span text:style-name="T1765">Why This Matters:</text:span><text:span text:style-name="T1766"/></text:p>
      <text:list text:style-name="L365">
        <text:list-item>
          <text:p text:style-name="P365"><text:span text:style-name="T1767">Mutual Success</text:span><text:span text:style-name="T1768">: The success of the business is intertwined with the success of its employees. By continuing to work after hours, I’m investing in our collective future.</text:span><text:span text:style-name="T1769"/></text:p>
        </text:list-item>
        <text:list-item>
          <text:p text:style-name="P365"><text:span text:style-name="T1770">Empowerment</text:span><text:span text:style-name="T1771">: When employees understand that their efforts during work hours are complemented by the owner’s ongoing dedication, it can foster a sense of security and motivation. Knowing that leadership is actively working to create a stable and successful environment can be reassuring.</text:span><text:span text:style-name="T1772"/></text:p>
        </text:list-item>
      </text:list>
      <text:p text:style-name="P366"><text:span text:style-name="T1773">Open Communication:</text:span><text:span text:style-name="T1774"/></text:p>
      <text:list text:style-name="L367">
        <text:list-item>
          <text:p text:style-name="P367"><text:span text:style-name="T1775">Sharing Insights</text:span><text:span text:style-name="T1776">: I’m always open to discussing how the business operates and sharing the challenges and triumphs we face. This transparency can help you understand the broader picture and see how your role fits into the company’s success.</text:span><text:span text:style-name="T1777"/></text:p>
        </text:list-item>
        <text:list-item>
          <text:p text:style-name="P367"><text:span text:style-name="T1778">Feedback and Support</text:span><text:span text:style-name="T1779">: Your feedback is<text:s/></text:span><text:span text:style-name="T1780"/></text:p>
        </text:list-item>
      </text:list>
      <text:p text:style-name="P368"><text:span text:style-name="T1780"/></text:p>
      <text:list text:style-name="L369">
        <text:list-item>
          <text:p text:style-name="P369"><text:span text:style-name="T1781">invaluable. If there are ways we can improve how we work together, I’m eager to hear them. Collaboration and support go both ways, and your insights can help shape our strategies.</text:span><text:span text:style-name="T1782"/></text:p>
        </text:list-item>
      </text:list>
      <text:p text:style-name="P370"><text:span text:style-name="T1783">By explaining this clearly, you can foster a better understanding among employees about the different roles and commitments within the business. This can lead to increased respect and appreciation for the efforts made to ensure the company's ongoing success.</text:span><text:span text:style-name="T1784"/></text:p>
      <text:p text:style-name="P370"><text:span text:style-name="T1785">As a business owner, I'm working during the work hours with my employees, but also employees go home. I'm still working my job.Never stops my work days never end. Can you discuss explain and expand upon this idea</text:span><text:span text:style-name="T1786"/></text:p>
      <text:p text:style-name="P370"><text:span text:style-name="T1787">Absolutely, this is a crucial aspect of understanding the different roles and responsibilities within a business. Here’s a detailed explanation to help communicate this idea effectively:</text:span><text:span text:style-name="T1788"/></text:p>
      <text:p text:style-name="P370"><text:span text:style-name="T1789">Dual Roles and Endless<text:s/></text:span><text:span text:style-name="T1790"/></text:p>
      <text:p text:style-name="P371"><text:span text:style-name="T1790"/></text:p>
      <text:p text:style-name="P372"><text:span text:style-name="T1791">Responsibilities</text:span><text:span text:style-name="T1792"/></text:p>
      <text:p text:style-name="P372"><text:span text:style-name="T1793">During Work Hours</text:span><text:span text:style-name="T1794"/></text:p>
      <text:list text:style-name="L373">
        <text:list-item>
          <text:p text:style-name="P373"><text:span text:style-name="T1795">Collaborative Effort</text:span><text:span text:style-name="T1796">: As a business owner, you work alongside your employees during regular work hours. This time is spent collaborating on projects, providing guidance, and ensuring that daily operations run smoothly.</text:span><text:span text:style-name="T1797"/></text:p>
        </text:list-item>
        <text:list-item>
          <text:p text:style-name="P373"><text:span text:style-name="T1798">Leadership and Support</text:span><text:span text:style-name="T1799">: Your presence on the worksite is essential for leadership and support. Employees look to you for direction, problem-solving, and decision-making throughout the day.</text:span><text:span text:style-name="T1800"/></text:p>
        </text:list-item>
      </text:list>
      <text:p text:style-name="P374"><text:span text:style-name="T1801">After Work Hours</text:span><text:span text:style-name="T1802"/></text:p>
      <text:list text:style-name="L375">
        <text:list-item>
          <text:p text:style-name="P375"><text:span text:style-name="T1803">Continuous Commitment</text:span><text:span text:style-name="T1804">: When the typical workday ends for your employees, your responsibilities often continue. As the business owner, your role extends beyond standard hours, ensuring that the company is prepared for the next day and addressing any issues that arise.</text:span><text:span text:style-name="T1805"/></text:p>
        </text:list-item>
        <text:list-item>
          <text:p text:style-name="P375"><text:span text:style-name="T1806">Strategic Planning</text:span><text:span text:style-name="T1807">: This time is often spent on strategic planning, reviewing<text:s/></text:span><text:span text:style-name="T1808"/></text:p>
        </text:list-item>
      </text:list>
      <text:p text:style-name="P376"><text:span text:style-name="T1808"/></text:p>
      <text:list text:style-name="L377">
        <text:list-item>
          <text:p text:style-name="P377"><text:span text:style-name="T1809">financials, managing administrative tasks, and preparing for upcoming projects. These activities are crucial for the long-term success and stability of the business.</text:span><text:span text:style-name="T1810"/></text:p>
        </text:list-item>
        <text:list-item>
          <text:p text:style-name="P377"><text:span text:style-name="T1811">Problem-Solving</text:span><text:span text:style-name="T1812">: After-hours work involves addressing unexpected problems, making key decisions, and ensuring that any issues from the day are resolved. This proactive approach helps prevent disruptions and ensures smooth operations.</text:span><text:span text:style-name="T1813"/></text:p>
        </text:list-item>
      </text:list>
      <text:p text:style-name="P378"><text:span text:style-name="T1814">Why This Matters</text:span><text:span text:style-name="T1815"/></text:p>
      <text:list text:style-name="L379">
        <text:list-item>
          <text:p text:style-name="P379"><text:span text:style-name="T1816">Ensuring Success</text:span><text:span text:style-name="T1817">: Your continuous efforts are vital for the overall success of the business. By working beyond regular hours, you ensure that all aspects of the business are managed effectively, setting the stage for future growth and success.</text:span><text:span text:style-name="T1818"/></text:p>
        </text:list-item>
        <text:list-item>
          <text:p text:style-name="P379"><text:span text:style-name="T1819">Supporting Employees</text:span><text:span text:style-name="T1820">: Your dedication supports your employees’ success. By taking care of planning and problem-solving, you create a stable and productive work environment where<text:s/></text:span><text:span text:style-name="T1821"/></text:p>
        </text:list-item>
      </text:list>
      <text:p text:style-name="P380"><text:span text:style-name="T1821"/></text:p>
      <text:list text:style-name="L381">
        <text:list-item>
          <text:p text:style-name="P381"><text:span text:style-name="T1822">employees can focus on their tasks without unnecessary distractions.</text:span><text:span text:style-name="T1823"/></text:p>
        </text:list-item>
        <text:list-item>
          <text:p text:style-name="P381"><text:span text:style-name="T1824">Maintaining Quality</text:span><text:span text:style-name="T1825">: Continuous oversight helps maintain the quality of work and services provided. This is essential for building a strong reputation and ensuring customer satisfaction.</text:span><text:span text:style-name="T1826"/></text:p>
        </text:list-item>
      </text:list>
      <text:p text:style-name="P382"><text:span text:style-name="T1827">Communicating This to Employees</text:span><text:span text:style-name="T1828"/></text:p>
      <text:list text:style-name="L383">
        <text:list-item>
          <text:p text:style-name="P383"><text:span text:style-name="T1829">Transparency</text:span><text:span text:style-name="T1830">: Be open and transparent about your responsibilities. Explain that while their workday may end, your role as a business owner requires ongoing commitment to ensure the success of the business.</text:span><text:span text:style-name="T1831"/></text:p>
        </text:list-item>
        <text:list-item>
          <text:p text:style-name="P383"><text:span text:style-name="T1832">Acknowledging Efforts</text:span><text:span text:style-name="T1833">: Recognize and appreciate the hard work of your employees during their work hours. Emphasize that their contributions are valued and that your after-hours efforts are aimed at supporting them and the business.</text:span><text:span text:style-name="T1834"/></text:p>
        </text:list-item>
        <text:list-item>
          <text:p text:style-name="P383"><text:span text:style-name="T1835">Teamwork</text:span><text:span text:style-name="T1836">: Highlight that running a successful business is a team effort. While<text:s/></text:span><text:span text:style-name="T1837"/></text:p>
        </text:list-item>
      </text:list>
      <text:p text:style-name="P384"><text:span text:style-name="T1837"/></text:p>
      <text:list text:style-name="L385">
        <text:list-item>
          <text:p text:style-name="P385"><text:span text:style-name="T1838">your roles are different, everyone’s contributions are essential. Your continued work after hours is a part of the bigger picture that includes their daily efforts.</text:span><text:span text:style-name="T1839"/></text:p>
        </text:list-item>
      </text:list>
      <text:p text:style-name="P386"><text:span text:style-name="T1840">Balancing Responsibilities</text:span><text:span text:style-name="T1841"/></text:p>
      <text:list text:style-name="L387">
        <text:list-item>
          <text:p text:style-name="P387"><text:span text:style-name="T1842">Setting Boundaries</text:span><text:span text:style-name="T1843">: While it’s important to acknowledge the continuous nature of your responsibilities, also set boundaries to ensure you don’t burn out. Prioritize tasks and delegate when possible to maintain a healthy work-life balance.</text:span><text:span text:style-name="T1844"/></text:p>
        </text:list-item>
        <text:list-item>
          <text:p text:style-name="P387"><text:span text:style-name="T1845">Seeking Support</text:span><text:span text:style-name="T1846">: Don’t hesitate to seek support from trusted team members or external advisors. Collaboration can help manage the workload and provide different perspectives on handling challenges.</text:span><text:span text:style-name="T1847"/></text:p>
        </text:list-item>
      </text:list>
      <text:p text:style-name="P388"><text:span text:style-name="T1848">By effectively communicating these points, you can foster a deeper understanding and appreciation among your employees for the different roles within the business. This mutual respect and recognition can enhance teamwork and contribute to the overall<text:s/></text:span><text:span text:style-name="T1849"/></text:p>
      <text:p text:style-name="P389"><text:span text:style-name="T1849"/></text:p>
      <text:p text:style-name="P390"><text:span text:style-name="T1850">success of the company.</text:span><text:span text:style-name="T1851"/></text:p>
      <text:p text:style-name="P390"><text:span text:style-name="T1852">How to eat emphasize this idea to an employee? It doesn't quite understand it, and get that out. Work every day all day and work after work hours yet employee. Thanks.I do nothing, but i'm the business owner</text:span><text:span text:style-name="T1853"/></text:p>
      <text:p text:style-name="P390"><text:span text:style-name="T1854">It can be challenging to convey the full scope of responsibilities you carry as a business owner to an employee who may not fully grasp the extent of your work. Here's a way to emphasize this idea effectively:</text:span><text:span text:style-name="T1855"/></text:p>
      <text:p text:style-name="P390"><text:span text:style-name="T1856">Explaining the Owner's Role</text:span><text:span text:style-name="T1857"/></text:p>
      <text:list text:style-name="L391">
        <text:list-item>
          <text:p text:style-name="P391"><text:span text:style-name="T1858">Personal Conversation</text:span><text:span text:style-name="T1859">:</text:span><text:span text:style-name="T1860"/></text:p>
        </text:list-item>
        <text:list-item>
          <text:p text:style-name="P391"><text:span text:style-name="T1861">Choose the Right Time</text:span><text:span text:style-name="T1862">: Find a quiet moment to have a one-on-one conversation with the employee. This ensures they feel valued and heard.</text:span><text:span text:style-name="T1863"/></text:p>
        </text:list-item>
        <text:list-item>
          <text:p text:style-name="P391"><text:span text:style-name="T1864">Be Honest and Open</text:span><text:span text:style-name="T1865">: Share your daily routine and the tasks you handle after hours. Explain that while the workday may end for employees, your responsibilities continue into the evening and sometimes early morning.</text:span><text:span text:style-name="T1866"/></text:p>
        </text:list-item>
      </text:list>
      <text:p text:style-name="P392"><text:span text:style-name="T1866"/></text:p>
      <text:list text:style-name="L393">
        <text:list-item>
          <text:p text:style-name="P393"><text:span text:style-name="T1867">Examples and Analogies</text:span><text:span text:style-name="T1868">:</text:span><text:span text:style-name="T1869"/></text:p>
        </text:list-item>
        <text:list-item>
          <text:p text:style-name="P393"><text:span text:style-name="T1870">Use Relatable Analogies</text:span><text:span text:style-name="T1871">: Compare your role to something they can relate to. For instance, you might say, "Think of it like a coach of a sports team. While the players rest after practice, the coach is still planning strategies, reviewing performance, and preparing for the next game."</text:span><text:span text:style-name="T1872"/></text:p>
        </text:list-item>
        <text:list-item>
          <text:p text:style-name="P393"><text:span text:style-name="T1873">Detail Specific Tasks</text:span><text:span text:style-name="T1874">: Explain the after-hours tasks you handle, such as financial planning, client communications, strategic planning, and problem-solving. This helps them understand that your work is crucial for the company's and their success.</text:span><text:span text:style-name="T1875"/></text:p>
        </text:list-item>
        <text:list-item>
          <text:p text:style-name="P393"><text:span text:style-name="T1876">Emphasize Shared Goals</text:span><text:span text:style-name="T1877">:</text:span><text:span text:style-name="T1878"/></text:p>
        </text:list-item>
        <text:list-item>
          <text:p text:style-name="P393"><text:span text:style-name="T1879">Mutual Success</text:span><text:span text:style-name="T1880">: Highlight that your after-hours work directly supports their daily tasks and overall job security. Explain that by ensuring the business runs smoothly, you are creating a stable environment where they can thrive.</text:span><text:span text:style-name="T1881"/></text:p>
        </text:list-item>
      </text:list>
      <text:p text:style-name="P394"><text:span text:style-name="T1881"/></text:p>
      <text:list text:style-name="L395">
        <text:list-item>
          <text:p text:style-name="P395"><text:span text:style-name="T1882">Building for the Future</text:span><text:span text:style-name="T1883">: Explain that your efforts are aimed at growing the business, which can lead to new opportunities, better resources, and potential promotions for employees.</text:span><text:span text:style-name="T1884"/></text:p>
        </text:list-item>
        <text:list-item>
          <text:p text:style-name="P395"><text:span text:style-name="T1885">Involvement and Transparency</text:span><text:span text:style-name="T1886">:</text:span><text:span text:style-name="T1887"/></text:p>
        </text:list-item>
        <text:list-item>
          <text:p text:style-name="P395"><text:span text:style-name="T1888">Invite Input</text:span><text:span text:style-name="T1889">: Encourage the employee to share their thoughts or ask questions about your role. This can foster a better understanding and appreciation for your responsibilities.</text:span><text:span text:style-name="T1890"/></text:p>
        </text:list-item>
        <text:list-item>
          <text:p text:style-name="P395"><text:span text:style-name="T1891">Transparency</text:span><text:span text:style-name="T1892">: Occasionally share updates on what you’re working on after hours. For example, a brief mention during team meetings about the strategic plans or challenges you’re addressing can help employees see the bigger picture.</text:span><text:span text:style-name="T1893"/></text:p>
        </text:list-item>
      </text:list>
      <text:p text:style-name="P396"><text:span text:style-name="T1894">Sample Conversation:</text:span><text:span text:style-name="T1895"/></text:p>
      <text:p text:style-name="P396"><text:span text:style-name="T1896">Business Owner</text:span><text:span text:style-name="T1897">: "Hey [Employee's Name], I wanted to take a moment to explain something important. I know that when the workday ends, you get to go home, relax, and recharge, which is really important for your well-being. However, as the business owner,<text:s/></text:span><text:span text:style-name="T1898"/></text:p>
      <text:p text:style-name="P397"><text:span text:style-name="T1898"/></text:p>
      <text:p text:style-name="P398"><text:span text:style-name="T1899">my responsibilities don't stop when the workday ends.</text:span><text:span text:style-name="T1900"/></text:p>
      <text:p text:style-name="P398"><text:span text:style-name="T1901">While you're resting, I'm often still working. I'm handling financial planning, communicating with clients, solving unexpected problems, and making sure everything is ready for the next day. Think of it like being a coach of a sports team. While the players rest after practice, the coach is still planning strategies and preparing for the next game.</text:span><text:span text:style-name="T1902"/></text:p>
      <text:p text:style-name="P398"><text:span text:style-name="T1903">My goal is to support you and the team by ensuring everything runs smoothly and efficiently. By putting in these extra hours, I'm working to create a stable and successful environment where you can thrive and succeed. I want you to know that your hard work during the day is deeply appreciated, and my after-hours efforts are all about building a better future for all of us.</text:span><text:span text:style-name="T1904"/></text:p>
      <text:p text:style-name="P398"><text:span text:style-name="T1905">If you ever have questions or want to know more about what I do after hours, I'm always here to chat. Your understanding and support<text:s/></text:span><text:span text:style-name="T1906"/></text:p>
      <text:p text:style-name="P399"><text:span text:style-name="T1906"/></text:p>
      <text:p text:style-name="P400"><text:span text:style-name="T1907">mean a lot to me."</text:span><text:span text:style-name="T1908"/></text:p>
      <text:p text:style-name="P400"><text:span text:style-name="T1909">By having this honest and transparent conversation, you can help the employee understand the unique demands of your role as a business owner and the continuous efforts you make to support the business and its employees.</text:span><text:span text:style-name="T1910"/></text:p>
      <text:p text:style-name="P400"><text:span text:style-name="T19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